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u0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4</text:p>
          </table:table-cell>
          <table:table-cell office:value-type="string">
            <text:p>d0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f0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b0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n0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.73239818053099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02820087454" office:value-type="float"/>
          <table:table-cell office:value="-17.4598812116166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9125336134783" office:value-type="float"/>
          <table:table-cell office:value="17.191720157252135" office:value-type="float"/>
          <table:table-cell office:value="17.989643853460272" office:value-type="float"/>
          <table:table-cell office:value="6.994225285724132" office:value-type="float"/>
          <table:table-cell office:value="7.693820060384173" office:value-type="float"/>
          <table:table-cell office:value="7.8953798661833465" office:value-type="float"/>
          <table:table-cell office:value="8.125932769428186" office:value-type="float"/>
          <table:table-cell office:value="9.104311741143476" office:value-type="float"/>
          <table:table-cell office:value="6.868799520973759" office:value-type="float"/>
          <table:table-cell office:value="7.8058481303955425" office:value-type="float"/>
          <table:table-cell office:value="8.155317516209744" office:value-type="float"/>
          <table:table-cell office:value="8.36161415566214" office:value-type="float"/>
          <table:table-cell office:value="8.801812131952424" office:value-type="float"/>
          <table:table-cell office:value="8.425132020462623" office:value-type="float"/>
          <table:table-cell office:value="8.850585964551298" office:value-type="float"/>
          <table:table-cell office:value="8.979264851778938" office:value-type="float"/>
          <table:table-cell office:value="9.116928798550365" office:value-type="float"/>
          <table:table-cell office:value="9.917609840263758" office:value-type="float"/>
          <table:table-cell office:value="5.949713501839627" office:value-type="float"/>
          <table:table-cell office:value="6.773976682104531" office:value-type="float"/>
          <table:table-cell office:value="7.018131470803054" office:value-type="float"/>
          <table:table-cell office:value="7.214129666772922" office:value-type="float"/>
          <table:table-cell office:value="7.848531199631631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24937839915010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55611074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91025909028826" office:value-type="float"/>
          <table:table-cell office:value="16.298099762751125" office:value-type="float"/>
          <table:table-cell office:value="16.683565310537666" office:value-type="float"/>
          <table:table-cell office:value="17.75032775448621" office:value-type="float"/>
          <table:table-cell office:value="7.254394213044213" office:value-type="float"/>
          <table:table-cell office:value="7.719225874115422" office:value-type="float"/>
          <table:table-cell office:value="7.914486400351784" office:value-type="float"/>
          <table:table-cell office:value="8.05239677249008" office:value-type="float"/>
          <table:table-cell office:value="8.742997779891688" office:value-type="float"/>
          <table:table-cell office:value="7.108069768041142" office:value-type="float"/>
          <table:table-cell office:value="7.638479367521063" office:value-type="float"/>
          <table:table-cell office:value="7.952098892163827" office:value-type="float"/>
          <table:table-cell office:value="8.240864277168448" office:value-type="float"/>
          <table:table-cell office:value="8.654664429823287" office:value-type="float"/>
          <table:table-cell office:value="8.507824623076237" office:value-type="float"/>
          <table:table-cell office:value="8.899036269231035" office:value-type="float"/>
          <table:table-cell office:value="8.960044092617338" office:value-type="float"/>
          <table:table-cell office:value="9.119763963416894" office:value-type="float"/>
          <table:table-cell office:value="9.898945588107475" office:value-type="float"/>
          <table:table-cell office:value="6.216514261135433" office:value-type="float"/>
          <table:table-cell office:value="6.584199720439304" office:value-type="float"/>
          <table:table-cell office:value="6.756415674950125" office:value-type="float"/>
          <table:table-cell office:value="6.974349794422446" office:value-type="float"/>
          <table:table-cell office:value="7.4987166216075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.66527640289487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64113828918" office:value-type="float"/>
          <table:table-cell office:value="-17.4725041987934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182564062977" office:value-type="float"/>
          <table:table-cell office:value="16.69930907452412" office:value-type="float"/>
          <table:table-cell office:value="17.95892224544048" office:value-type="float"/>
          <table:table-cell office:value="7.061147280798787" office:value-type="float"/>
          <table:table-cell office:value="7.533013699702413" office:value-type="float"/>
          <table:table-cell office:value="7.808242218329793" office:value-type="float"/>
          <table:table-cell office:value="7.963787062190211" office:value-type="float"/>
          <table:table-cell office:value="8.253706900251105" office:value-type="float"/>
          <table:table-cell office:value="8.008850439654484" office:value-type="float"/>
          <table:table-cell office:value="8.257982353632359" office:value-type="float"/>
          <table:table-cell office:value="8.409966247591969" office:value-type="float"/>
          <table:table-cell office:value="8.514965999993258" office:value-type="float"/>
          <table:table-cell office:value="8.77112934290069" office:value-type="float"/>
          <table:table-cell office:value="8.617841943743919" office:value-type="float"/>
          <table:table-cell office:value="9.095610826565157" office:value-type="float"/>
          <table:table-cell office:value="9.188577418347531" office:value-type="float"/>
          <table:table-cell office:value="9.300335439042382" office:value-type="float"/>
          <table:table-cell office:value="9.650363568179404" office:value-type="float"/>
          <table:table-cell office:value="6.472692641223912" office:value-type="float"/>
          <table:table-cell office:value="6.721313314060392" office:value-type="float"/>
          <table:table-cell office:value="6.93114868505215" office:value-type="float"/>
          <table:table-cell office:value="7.155253908192892" office:value-type="float"/>
          <table:table-cell office:value="7.402534605584995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.6664728063603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95751287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40296201145357" office:value-type="float"/>
          <table:table-cell office:value="16.63296979454912" office:value-type="float"/>
          <table:table-cell office:value="17.11123245526478" office:value-type="float"/>
          <table:table-cell office:value="17.919527233406715" office:value-type="float"/>
          <table:table-cell office:value="6.920440510795666" office:value-type="float"/>
          <table:table-cell office:value="7.624518444320103" office:value-type="float"/>
          <table:table-cell office:value="7.7807453482933395" office:value-type="float"/>
          <table:table-cell office:value="7.99698637292062" office:value-type="float"/>
          <table:table-cell office:value="8.56375885494529" office:value-type="float"/>
          <table:table-cell office:value="7.37961571889794" office:value-type="float"/>
          <table:table-cell office:value="8.258604128871603" office:value-type="float"/>
          <table:table-cell office:value="8.476223644214926" office:value-type="float"/>
          <table:table-cell office:value="8.637479044511245" office:value-type="float"/>
          <table:table-cell office:value="9.098737792228174" office:value-type="float"/>
          <table:table-cell office:value="8.500280936665172" office:value-type="float"/>
          <table:table-cell office:value="8.85728799870308" office:value-type="float"/>
          <table:table-cell office:value="9.006664102020945" office:value-type="float"/>
          <table:table-cell office:value="9.138655939746478" office:value-type="float"/>
          <table:table-cell office:value="9.609287403028528" office:value-type="float"/>
          <table:table-cell office:value="6.343966763208938" office:value-type="float"/>
          <table:table-cell office:value="7.001130910538267" office:value-type="float"/>
          <table:table-cell office:value="7.268174109034117" office:value-type="float"/>
          <table:table-cell office:value="7.5029118221108995" office:value-type="float"/>
          <table:table-cell office:value="8.082352169335795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.70838401789347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424536929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84769065708245" office:value-type="float"/>
          <table:table-cell office:value="16.51575094988324" office:value-type="float"/>
          <table:table-cell office:value="17.14123042812765" office:value-type="float"/>
          <table:table-cell office:value="17.843991203445345" office:value-type="float"/>
          <table:table-cell office:value="7.288158610935706" office:value-type="float"/>
          <table:table-cell office:value="7.704663412398244" office:value-type="float"/>
          <table:table-cell office:value="7.819589480058517" office:value-type="float"/>
          <table:table-cell office:value="7.976564337408842" office:value-type="float"/>
          <table:table-cell office:value="8.309206022725505" office:value-type="float"/>
          <table:table-cell office:value="7.827053769352716" office:value-type="float"/>
          <table:table-cell office:value="8.11096224002278" office:value-type="float"/>
          <table:table-cell office:value="8.214913129338981" office:value-type="float"/>
          <table:table-cell office:value="8.26913179744994" office:value-type="float"/>
          <table:table-cell office:value="8.384396250588082" office:value-type="float"/>
          <table:table-cell office:value="8.851598028150988" office:value-type="float"/>
          <table:table-cell office:value="9.120564900704803" office:value-type="float"/>
          <table:table-cell office:value="9.327000259093008" office:value-type="float"/>
          <table:table-cell office:value="9.443918232819957" office:value-type="float"/>
          <table:table-cell office:value="9.623304020166245" office:value-type="float"/>
          <table:table-cell office:value="6.376411999227362" office:value-type="float"/>
          <table:table-cell office:value="6.53454383870928" office:value-type="float"/>
          <table:table-cell office:value="6.761700521604202" office:value-type="float"/>
          <table:table-cell office:value="6.856130609165733" office:value-type="float"/>
          <table:table-cell office:value="7.071059394664142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.66602677044844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09404492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70128821796514" office:value-type="float"/>
          <table:table-cell office:value="15.951075991951924" office:value-type="float"/>
          <table:table-cell office:value="16.377090371144746" office:value-type="float"/>
          <table:table-cell office:value="17.3904511837478" office:value-type="float"/>
          <table:table-cell office:value="7.179058090767242" office:value-type="float"/>
          <table:table-cell office:value="7.5704195487366945" office:value-type="float"/>
          <table:table-cell office:value="7.763427300372095" office:value-type="float"/>
          <table:table-cell office:value="7.839717833149" office:value-type="float"/>
          <table:table-cell office:value="8.46629257395382" office:value-type="float"/>
          <table:table-cell office:value="7.089970224518851" office:value-type="float"/>
          <table:table-cell office:value="8.334237213503926" office:value-type="float"/>
          <table:table-cell office:value="8.408737404772872" office:value-type="float"/>
          <table:table-cell office:value="8.589412991384858" office:value-type="float"/>
          <table:table-cell office:value="9.065769558537948" office:value-type="float"/>
          <table:table-cell office:value="8.791002842359731" office:value-type="float"/>
          <table:table-cell office:value="8.95027957065442" office:value-type="float"/>
          <table:table-cell office:value="9.123736670676333" office:value-type="float"/>
          <table:table-cell office:value="9.184631646107945" office:value-type="float"/>
          <table:table-cell office:value="9.73560761045177" office:value-type="float"/>
          <table:table-cell office:value="5.9804658373528445" office:value-type="float"/>
          <table:table-cell office:value="6.811617006841276" office:value-type="float"/>
          <table:table-cell office:value="7.013827616217513" office:value-type="float"/>
          <table:table-cell office:value="7.268558458229154" office:value-type="float"/>
          <table:table-cell office:value="7.5146220584447985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.72480352584430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85980183228" office:value-type="float"/>
          <table:table-cell office:value="-17.4702698225337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97069511392385" office:value-type="float"/>
          <table:table-cell office:value="16.95479319954396" office:value-type="float"/>
          <table:table-cell office:value="17.514370277914473" office:value-type="float"/>
          <table:table-cell office:value="7.380842000781119" office:value-type="float"/>
          <table:table-cell office:value="7.678268575457439" office:value-type="float"/>
          <table:table-cell office:value="8.067764219200065" office:value-type="float"/>
          <table:table-cell office:value="8.124591085594211" office:value-type="float"/>
          <table:table-cell office:value="8.628750121637918" office:value-type="float"/>
          <table:table-cell office:value="7.118306306449034" office:value-type="float"/>
          <table:table-cell office:value="7.750164415188015" office:value-type="float"/>
          <table:table-cell office:value="8.286110825854758" office:value-type="float"/>
          <table:table-cell office:value="8.421537895218673" office:value-type="float"/>
          <table:table-cell office:value="8.81741510060232" office:value-type="float"/>
          <table:table-cell office:value="8.73114260530458" office:value-type="float"/>
          <table:table-cell office:value="9.048868882439432" office:value-type="float"/>
          <table:table-cell office:value="9.179570346808893" office:value-type="float"/>
          <table:table-cell office:value="9.413991472521651" office:value-type="float"/>
          <table:table-cell office:value="9.740403756136255" office:value-type="float"/>
          <table:table-cell office:value="6.082137533529702" office:value-type="float"/>
          <table:table-cell office:value="6.590206901576001" office:value-type="float"/>
          <table:table-cell office:value="6.923898547741759" office:value-type="float"/>
          <table:table-cell office:value="7.158956731842833" office:value-type="float"/>
          <table:table-cell office:value="7.496001172252719" office:value-type="float"/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.69124455650906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22457585096" office:value-type="float"/>
          <table:table-cell office:value="-17.4770737657809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37959083014734" office:value-type="float"/>
          <table:table-cell office:value="16.133198065645754" office:value-type="float"/>
          <table:table-cell office:value="17.78574833851397" office:value-type="float"/>
          <table:table-cell office:value="7.087680531866335" office:value-type="float"/>
          <table:table-cell office:value="7.607207148667401" office:value-type="float"/>
          <table:table-cell office:value="7.98528017705879" office:value-type="float"/>
          <table:table-cell office:value="8.278153476284125" office:value-type="float"/>
          <table:table-cell office:value="8.878839251807491" office:value-type="float"/>
          <table:table-cell office:value="7.531263991486242" office:value-type="float"/>
          <table:table-cell office:value="8.165879202844497" office:value-type="float"/>
          <table:table-cell office:value="8.464273855469255" office:value-type="float"/>
          <table:table-cell office:value="8.632167191277542" office:value-type="float"/>
          <table:table-cell office:value="8.959493512351175" office:value-type="float"/>
          <table:table-cell office:value="8.847978797361856" office:value-type="float"/>
          <table:table-cell office:value="9.110931355591838" office:value-type="float"/>
          <table:table-cell office:value="9.207393618643826" office:value-type="float"/>
          <table:table-cell office:value="9.291652484969276" office:value-type="float"/>
          <table:table-cell office:value="10.20900285072571" office:value-type="float"/>
          <table:table-cell office:value="5.996649272237668" office:value-type="float"/>
          <table:table-cell office:value="6.880084398356972" office:value-type="float"/>
          <table:table-cell office:value="7.267624249288602" office:value-type="float"/>
          <table:table-cell office:value="7.462300362188114" office:value-type="float"/>
          <table:table-cell office:value="7.934505903646874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.70451700702973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0824362286" office:value-type="float"/>
          <table:table-cell office:value="-17.4614734883373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9687268278393" office:value-type="float"/>
          <table:table-cell office:value="17.320631203494933" office:value-type="float"/>
          <table:table-cell office:value="17.99273339825077" office:value-type="float"/>
          <table:table-cell office:value="7.151650968281427" office:value-type="float"/>
          <table:table-cell office:value="7.638143620074633" office:value-type="float"/>
          <table:table-cell office:value="7.849240693619451" office:value-type="float"/>
          <table:table-cell office:value="8.088749258304013" office:value-type="float"/>
          <table:table-cell office:value="9.429257711157593" office:value-type="float"/>
          <table:table-cell office:value="6.877680031172168" office:value-type="float"/>
          <table:table-cell office:value="8.004484857597648" office:value-type="float"/>
          <table:table-cell office:value="8.300760606917176" office:value-type="float"/>
          <table:table-cell office:value="8.4982555337114" office:value-type="float"/>
          <table:table-cell office:value="9.160584678319422" office:value-type="float"/>
          <table:table-cell office:value="8.338935672626809" office:value-type="float"/>
          <table:table-cell office:value="8.814047259518535" office:value-type="float"/>
          <table:table-cell office:value="9.018175911796742" office:value-type="float"/>
          <table:table-cell office:value="9.255538722214421" office:value-type="float"/>
          <table:table-cell office:value="10.085663606719908" office:value-type="float"/>
          <table:table-cell office:value="5.564236295106831" office:value-type="float"/>
          <table:table-cell office:value="6.800375508471984" office:value-type="float"/>
          <table:table-cell office:value="7.059702885306262" office:value-type="float"/>
          <table:table-cell office:value="7.312260830733411" office:value-type="float"/>
          <table:table-cell office:value="8.531166510808015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.73430023136716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96981075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0654510113302" office:value-type="float"/>
          <table:table-cell office:value="16.55595752166651" office:value-type="float"/>
          <table:table-cell office:value="17.238152580082065" office:value-type="float"/>
          <table:table-cell office:value="17.93436617224675" office:value-type="float"/>
          <table:table-cell office:value="7.100695729703313" office:value-type="float"/>
          <table:table-cell office:value="7.698707271627034" office:value-type="float"/>
          <table:table-cell office:value="7.910466719297603" office:value-type="float"/>
          <table:table-cell office:value="8.107300994285268" office:value-type="float"/>
          <table:table-cell office:value="8.777391681219385" office:value-type="float"/>
          <table:table-cell office:value="7.370297216160159" office:value-type="float"/>
          <table:table-cell office:value="7.742047761019473" office:value-type="float"/>
          <table:table-cell office:value="8.03664408455348" office:value-type="float"/>
          <table:table-cell office:value="8.293303088358886" office:value-type="float"/>
          <table:table-cell office:value="8.900468911503575" office:value-type="float"/>
          <table:table-cell office:value="8.531492842365662" office:value-type="float"/>
          <table:table-cell office:value="8.925655016071293" office:value-type="float"/>
          <table:table-cell office:value="9.070156743045738" office:value-type="float"/>
          <table:table-cell office:value="9.214511275618971" office:value-type="float"/>
          <table:table-cell office:value="9.832949588621563" office:value-type="float"/>
          <table:table-cell office:value="5.785190358670709" office:value-type="float"/>
          <table:table-cell office:value="6.608250605647784" office:value-type="float"/>
          <table:table-cell office:value="6.872093778167253" office:value-type="float"/>
          <table:table-cell office:value="7.134529919773409" office:value-type="float"/>
          <table:table-cell office:value="7.90187598182802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.68517779491032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30864249093" office:value-type="float"/>
          <table:table-cell office:value="-17.477363028123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5983396378504" office:value-type="float"/>
          <table:table-cell office:value="17.27193024032222" office:value-type="float"/>
          <table:table-cell office:value="17.967035406508476" office:value-type="float"/>
          <table:table-cell office:value="7.273325644239495" office:value-type="float"/>
          <table:table-cell office:value="7.766386697126489" office:value-type="float"/>
          <table:table-cell office:value="7.887072134581294" office:value-type="float"/>
          <table:table-cell office:value="8.084461050492102" office:value-type="float"/>
          <table:table-cell office:value="8.400311273353896" office:value-type="float"/>
          <table:table-cell office:value="7.96645896627134" office:value-type="float"/>
          <table:table-cell office:value="8.296847138296362" office:value-type="float"/>
          <table:table-cell office:value="8.453424829673054" office:value-type="float"/>
          <table:table-cell office:value="8.565974819232611" office:value-type="float"/>
          <table:table-cell office:value="8.678652001646515" office:value-type="float"/>
          <table:table-cell office:value="8.833746043993393" office:value-type="float"/>
          <table:table-cell office:value="9.193190963749306" office:value-type="float"/>
          <table:table-cell office:value="9.320675453670688" office:value-type="float"/>
          <table:table-cell office:value="9.40998205684776" office:value-type="float"/>
          <table:table-cell office:value="9.791316130873902" office:value-type="float"/>
          <table:table-cell office:value="6.4060385665174415" office:value-type="float"/>
          <table:table-cell office:value="6.833872157251166" office:value-type="float"/>
          <table:table-cell office:value="7.040986316086523" office:value-type="float"/>
          <table:table-cell office:value="7.18764449240115" office:value-type="float"/>
          <table:table-cell office:value="7.516282570308204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.69381205290568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6376847472" office:value-type="float"/>
          <table:table-cell office:value="-17.4692706903259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713253495185" office:value-type="float"/>
          <table:table-cell office:value="17.199497573871703" office:value-type="float"/>
          <table:table-cell office:value="17.96955774272888" office:value-type="float"/>
          <table:table-cell office:value="7.012765004143089" office:value-type="float"/>
          <table:table-cell office:value="7.755784516406889" office:value-type="float"/>
          <table:table-cell office:value="7.956325428498684" office:value-type="float"/>
          <table:table-cell office:value="8.1675416931971" office:value-type="float"/>
          <table:table-cell office:value="8.66151864073364" office:value-type="float"/>
          <table:table-cell office:value="7.252937475013076" office:value-type="float"/>
          <table:table-cell office:value="8.141530979726028" office:value-type="float"/>
          <table:table-cell office:value="8.444589722179437" office:value-type="float"/>
          <table:table-cell office:value="8.6135339011798" office:value-type="float"/>
          <table:table-cell office:value="9.082395919139742" office:value-type="float"/>
          <table:table-cell office:value="8.54966850274269" office:value-type="float"/>
          <table:table-cell office:value="9.08629991592111" office:value-type="float"/>
          <table:table-cell office:value="9.225863998543602" office:value-type="float"/>
          <table:table-cell office:value="9.40021388802001" office:value-type="float"/>
          <table:table-cell office:value="9.849293699062606" office:value-type="float"/>
          <table:table-cell office:value="5.839343435607903" office:value-type="float"/>
          <table:table-cell office:value="6.874027445596031" office:value-type="float"/>
          <table:table-cell office:value="7.117115143497507" office:value-type="float"/>
          <table:table-cell office:value="7.340995983984021" office:value-type="float"/>
          <table:table-cell office:value="7.891406744151234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.70702095801612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6794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39764040311514" office:value-type="float"/>
          <table:table-cell office:value="16.190292064749677" office:value-type="float"/>
          <table:table-cell office:value="16.921805768014472" office:value-type="float"/>
          <table:table-cell office:value="17.880085220266942" office:value-type="float"/>
          <table:table-cell office:value="7.240136339524602" office:value-type="float"/>
          <table:table-cell office:value="7.766005039390014" office:value-type="float"/>
          <table:table-cell office:value="7.998892137015622" office:value-type="float"/>
          <table:table-cell office:value="8.165784801778205" office:value-type="float"/>
          <table:table-cell office:value="8.628005914965817" office:value-type="float"/>
          <table:table-cell office:value="6.979352841456924" office:value-type="float"/>
          <table:table-cell office:value="8.109843510735638" office:value-type="float"/>
          <table:table-cell office:value="8.419693037673069" office:value-type="float"/>
          <table:table-cell office:value="8.542994857247958" office:value-type="float"/>
          <table:table-cell office:value="8.981800992467068" office:value-type="float"/>
          <table:table-cell office:value="8.560099738330162" office:value-type="float"/>
          <table:table-cell office:value="9.048838525098375" office:value-type="float"/>
          <table:table-cell office:value="9.210187689650526" office:value-type="float"/>
          <table:table-cell office:value="9.399459307099292" office:value-type="float"/>
          <table:table-cell office:value="9.783042689627898" office:value-type="float"/>
          <table:table-cell office:value="5.929752054338651" office:value-type="float"/>
          <table:table-cell office:value="6.838674101182066" office:value-type="float"/>
          <table:table-cell office:value="7.139205027142724" office:value-type="float"/>
          <table:table-cell office:value="7.361125556261449" office:value-type="float"/>
          <table:table-cell office:value="7.7417751708623985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.6945488172520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8397415985" office:value-type="float"/>
          <table:table-cell office:value="-17.4781121327801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7931313027962" office:value-type="float"/>
          <table:table-cell office:value="17.512858049954175" office:value-type="float"/>
          <table:table-cell office:value="17.996853710456097" office:value-type="float"/>
          <table:table-cell office:value="7.227531016383452" office:value-type="float"/>
          <table:table-cell office:value="7.6948788025814" office:value-type="float"/>
          <table:table-cell office:value="7.84545816204686" office:value-type="float"/>
          <table:table-cell office:value="8.06182347419443" office:value-type="float"/>
          <table:table-cell office:value="8.616686524681379" office:value-type="float"/>
          <table:table-cell office:value="7.5467565318593515" office:value-type="float"/>
          <table:table-cell office:value="8.178097960203509" office:value-type="float"/>
          <table:table-cell office:value="8.321070480806103" office:value-type="float"/>
          <table:table-cell office:value="8.45320800323034" office:value-type="float"/>
          <table:table-cell office:value="9.325314277710817" office:value-type="float"/>
          <table:table-cell office:value="8.640026419264407" office:value-type="float"/>
          <table:table-cell office:value="9.16172219541362" office:value-type="float"/>
          <table:table-cell office:value="9.291546388972783" office:value-type="float"/>
          <table:table-cell office:value="9.433200114864029" office:value-type="float"/>
          <table:table-cell office:value="9.821595489718943" office:value-type="float"/>
          <table:table-cell office:value="6.136869804026713" office:value-type="float"/>
          <table:table-cell office:value="6.715612500104888" office:value-type="float"/>
          <table:table-cell office:value="6.893679060286546" office:value-type="float"/>
          <table:table-cell office:value="7.088902748831548" office:value-type="float"/>
          <table:table-cell office:value="8.232179936574337" office:value-type="float"/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.65933984866203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978068301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0808490261963" office:value-type="float"/>
          <table:table-cell office:value="16.313799332903848" office:value-type="float"/>
          <table:table-cell office:value="16.84442822934184" office:value-type="float"/>
          <table:table-cell office:value="17.639507353980964" office:value-type="float"/>
          <table:table-cell office:value="7.1617940782440614" office:value-type="float"/>
          <table:table-cell office:value="7.469276409362276" office:value-type="float"/>
          <table:table-cell office:value="7.5800369820581555" office:value-type="float"/>
          <table:table-cell office:value="7.813755086948225" office:value-type="float"/>
          <table:table-cell office:value="8.263453611735343" office:value-type="float"/>
          <table:table-cell office:value="7.497805781067365" office:value-type="float"/>
          <table:table-cell office:value="8.23293315419507" office:value-type="float"/>
          <table:table-cell office:value="8.329238084914152" office:value-type="float"/>
          <table:table-cell office:value="8.47366605717253" office:value-type="float"/>
          <table:table-cell office:value="8.649488670050768" office:value-type="float"/>
          <table:table-cell office:value="8.491750413657027" office:value-type="float"/>
          <table:table-cell office:value="8.760476741084954" office:value-type="float"/>
          <table:table-cell office:value="8.942840903249753" office:value-type="float"/>
          <table:table-cell office:value="9.077781731706967" office:value-type="float"/>
          <table:table-cell office:value="9.626721187813285" office:value-type="float"/>
          <table:table-cell office:value="6.328399198581784" office:value-type="float"/>
          <table:table-cell office:value="6.786874257292062" office:value-type="float"/>
          <table:table-cell office:value="7.082700809621634" office:value-type="float"/>
          <table:table-cell office:value="7.2153828701207825" office:value-type="float"/>
          <table:table-cell office:value="7.254394917363683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.0" office:value-type="float"/>
          <table:table-cell office:value="0.0" office:value-type="float"/>
          <table:table-cell office:value="0.67611016379538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5422812598664" office:value-type="float"/>
          <table:table-cell office:value="15.565422812598664" office:value-type="float"/>
          <table:table-cell office:value="15.565422812598664" office:value-type="float"/>
          <table:table-cell office:value="15.565422812598664" office:value-type="float"/>
          <table:table-cell office:value="17.88713743165824" office:value-type="float"/>
          <table:table-cell office:value="7.586616274910124" office:value-type="float"/>
          <table:table-cell office:value="7.586616274910124" office:value-type="float"/>
          <table:table-cell office:value="7.586616274910124" office:value-type="float"/>
          <table:table-cell office:value="7.586616274910124" office:value-type="float"/>
          <table:table-cell office:value="8.00654875056103" office:value-type="float"/>
          <table:table-cell office:value="8.257690976890306" office:value-type="float"/>
          <table:table-cell office:value="8.257690976890306" office:value-type="float"/>
          <table:table-cell office:value="8.257690976890306" office:value-type="float"/>
          <table:table-cell office:value="8.257690976890306" office:value-type="float"/>
          <table:table-cell office:value="8.513414683218151" office:value-type="float"/>
          <table:table-cell office:value="9.156135407386977" office:value-type="float"/>
          <table:table-cell office:value="9.156135407386977" office:value-type="float"/>
          <table:table-cell office:value="9.156135407386977" office:value-type="float"/>
          <table:table-cell office:value="9.156135407386977" office:value-type="float"/>
          <table:table-cell office:value="9.514457414762983" office:value-type="float"/>
          <table:table-cell office:value="6.688171844413455" office:value-type="float"/>
          <table:table-cell office:value="6.688171844413455" office:value-type="float"/>
          <table:table-cell office:value="6.688171844413455" office:value-type="float"/>
          <table:table-cell office:value="6.688171844413455" office:value-type="float"/>
          <table:table-cell office:value="7.005506019016197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20637645730524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8865371952" office:value-type="float"/>
          <table:table-cell office:value="-17.4366971762411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51154337689257" office:value-type="float"/>
          <table:table-cell office:value="17.45278582188686" office:value-type="float"/>
          <table:table-cell office:value="17.99729593699761" office:value-type="float"/>
          <table:table-cell office:value="7.355620203977109" office:value-type="float"/>
          <table:table-cell office:value="7.84364207901471" office:value-type="float"/>
          <table:table-cell office:value="8.043913143377278" office:value-type="float"/>
          <table:table-cell office:value="8.21152772271023" office:value-type="float"/>
          <table:table-cell office:value="9.362197466329693" office:value-type="float"/>
          <table:table-cell office:value="6.814803449689109" office:value-type="float"/>
          <table:table-cell office:value="7.420798312923862" office:value-type="float"/>
          <table:table-cell office:value="7.618284694225403" office:value-type="float"/>
          <table:table-cell office:value="7.991408460533176" office:value-type="float"/>
          <table:table-cell office:value="9.00359812232051" office:value-type="float"/>
          <table:table-cell office:value="8.619663927866867" office:value-type="float"/>
          <table:table-cell office:value="8.838812937900393" office:value-type="float"/>
          <table:table-cell office:value="9.02481225020929" office:value-type="float"/>
          <table:table-cell office:value="9.180004387595806" office:value-type="float"/>
          <table:table-cell office:value="10.126109299920113" office:value-type="float"/>
          <table:table-cell office:value="5.829935500559294" office:value-type="float"/>
          <table:table-cell office:value="6.424999191210713" office:value-type="float"/>
          <table:table-cell office:value="6.635387540622261" office:value-type="float"/>
          <table:table-cell office:value="6.890876666345552" office:value-type="float"/>
          <table:table-cell office:value="8.239686288730088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.0" office:value-type="float"/>
          <table:table-cell office:value="0.63234006314711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152536403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5641775822882" office:value-type="float"/>
          <table:table-cell office:value="16.636721837418715" office:value-type="float"/>
          <table:table-cell office:value="17.69640609553929" office:value-type="float"/>
          <table:table-cell office:value="17.69640609553929" office:value-type="float"/>
          <table:table-cell office:value="7.150336321873953" office:value-type="float"/>
          <table:table-cell office:value="7.256794748056013" office:value-type="float"/>
          <table:table-cell office:value="7.587796768304935" office:value-type="float"/>
          <table:table-cell office:value="7.643375494169453" office:value-type="float"/>
          <table:table-cell office:value="7.643375494169453" office:value-type="float"/>
          <table:table-cell office:value="7.852804960300707" office:value-type="float"/>
          <table:table-cell office:value="8.23662490710936" office:value-type="float"/>
          <table:table-cell office:value="8.425615831321311" office:value-type="float"/>
          <table:table-cell office:value="8.433513026338563" office:value-type="float"/>
          <table:table-cell office:value="8.433513026338563" office:value-type="float"/>
          <table:table-cell office:value="8.688260726655589" office:value-type="float"/>
          <table:table-cell office:value="8.74260365687255" office:value-type="float"/>
          <table:table-cell office:value="8.903622449769216" office:value-type="float"/>
          <table:table-cell office:value="9.064862046654493" office:value-type="float"/>
          <table:table-cell office:value="9.064862046654493" office:value-type="float"/>
          <table:table-cell office:value="6.314880555519071" office:value-type="float"/>
          <table:table-cell office:value="6.759559628759802" office:value-type="float"/>
          <table:table-cell office:value="6.778788129608108" office:value-type="float"/>
          <table:table-cell office:value="7.334284863635466" office:value-type="float"/>
          <table:table-cell office:value="7.334284863635466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.68612602692737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23731571154" office:value-type="float"/>
          <table:table-cell office:value="-17.4727325569602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2065472583636" office:value-type="float"/>
          <table:table-cell office:value="17.29137066211205" office:value-type="float"/>
          <table:table-cell office:value="17.937565788866234" office:value-type="float"/>
          <table:table-cell office:value="7.39949519207674" office:value-type="float"/>
          <table:table-cell office:value="7.906662250673628" office:value-type="float"/>
          <table:table-cell office:value="8.060806713901346" office:value-type="float"/>
          <table:table-cell office:value="8.157409399997869" office:value-type="float"/>
          <table:table-cell office:value="8.944801088017055" office:value-type="float"/>
          <table:table-cell office:value="7.537108136958826" office:value-type="float"/>
          <table:table-cell office:value="8.38305836728875" office:value-type="float"/>
          <table:table-cell office:value="8.504040663934822" office:value-type="float"/>
          <table:table-cell office:value="8.61899269386599" office:value-type="float"/>
          <table:table-cell office:value="9.522084068256099" office:value-type="float"/>
          <table:table-cell office:value="8.749799152736115" office:value-type="float"/>
          <table:table-cell office:value="9.12809084913512" office:value-type="float"/>
          <table:table-cell office:value="9.326589080271617" office:value-type="float"/>
          <table:table-cell office:value="9.415212323885765" office:value-type="float"/>
          <table:table-cell office:value="9.87749978356064" office:value-type="float"/>
          <table:table-cell office:value="6.34722301363544" office:value-type="float"/>
          <table:table-cell office:value="7.126802432645464" office:value-type="float"/>
          <table:table-cell office:value="7.264146782284959" office:value-type="float"/>
          <table:table-cell office:value="7.463199717161579" office:value-type="float"/>
          <table:table-cell office:value="8.144421484489063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.0" office:value-type="float"/>
          <table:table-cell office:value="0.67514444633269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37707378892" office:value-type="float"/>
          <table:table-cell office:value="-17.49537707378892" office:value-type="float"/>
          <table:table-cell office:value="-17.49537707378892" office:value-type="float"/>
          <table:table-cell office:value="-17.49537707378892" office:value-type="float"/>
          <table:table-cell office:value="-17.4590701011576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730529331426935" office:value-type="float"/>
          <table:table-cell office:value="7.730529331426935" office:value-type="float"/>
          <table:table-cell office:value="7.730529331426935" office:value-type="float"/>
          <table:table-cell office:value="7.730529331426935" office:value-type="float"/>
          <table:table-cell office:value="8.550436457613168" office:value-type="float"/>
          <table:table-cell office:value="8.567308061779045" office:value-type="float"/>
          <table:table-cell office:value="8.567308061779045" office:value-type="float"/>
          <table:table-cell office:value="8.567308061779045" office:value-type="float"/>
          <table:table-cell office:value="8.567308061779045" office:value-type="float"/>
          <table:table-cell office:value="8.727209189676092" office:value-type="float"/>
          <table:table-cell office:value="9.426303677631754" office:value-type="float"/>
          <table:table-cell office:value="9.426303677631754" office:value-type="float"/>
          <table:table-cell office:value="9.426303677631754" office:value-type="float"/>
          <table:table-cell office:value="9.426303677631754" office:value-type="float"/>
          <table:table-cell office:value="9.742822748041965" office:value-type="float"/>
          <table:table-cell office:value="6.829043001615567" office:value-type="float"/>
          <table:table-cell office:value="6.829043001615567" office:value-type="float"/>
          <table:table-cell office:value="6.829043001615567" office:value-type="float"/>
          <table:table-cell office:value="6.829043001615567" office:value-type="float"/>
          <table:table-cell office:value="7.5348228992472945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.71646151077507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6937396214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6932782858314" office:value-type="float"/>
          <table:table-cell office:value="16.516455373961694" office:value-type="float"/>
          <table:table-cell office:value="17.211248947738763" office:value-type="float"/>
          <table:table-cell office:value="17.494240086340568" office:value-type="float"/>
          <table:table-cell office:value="7.561774829047578" office:value-type="float"/>
          <table:table-cell office:value="7.7066662580130325" office:value-type="float"/>
          <table:table-cell office:value="7.786301762216027" office:value-type="float"/>
          <table:table-cell office:value="8.021999564937882" office:value-type="float"/>
          <table:table-cell office:value="8.440769538553468" office:value-type="float"/>
          <table:table-cell office:value="7.373015581634275" office:value-type="float"/>
          <table:table-cell office:value="8.048837898298022" office:value-type="float"/>
          <table:table-cell office:value="8.197750331393333" office:value-type="float"/>
          <table:table-cell office:value="8.379848983771648" office:value-type="float"/>
          <table:table-cell office:value="8.653605154121102" office:value-type="float"/>
          <table:table-cell office:value="8.585425333687065" office:value-type="float"/>
          <table:table-cell office:value="8.927999497668429" office:value-type="float"/>
          <table:table-cell office:value="9.141791528039917" office:value-type="float"/>
          <table:table-cell office:value="9.246727554613978" office:value-type="float"/>
          <table:table-cell office:value="9.517375613512208" office:value-type="float"/>
          <table:table-cell office:value="6.32166023580908" office:value-type="float"/>
          <table:table-cell office:value="6.8109627280001135" office:value-type="float"/>
          <table:table-cell office:value="6.957102967127762" office:value-type="float"/>
          <table:table-cell office:value="7.113476452612181" office:value-type="float"/>
          <table:table-cell office:value="7.386750543111184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.70927623857533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0873093975" office:value-type="float"/>
          <table:table-cell office:value="-17.472194927661167" office:value-type="float"/>
          <table:table-cell office:value="-17.4528094479754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6303986090043" office:value-type="float"/>
          <table:table-cell office:value="17.975018982890145" office:value-type="float"/>
          <table:table-cell office:value="7.399683143461404" office:value-type="float"/>
          <table:table-cell office:value="7.742391961455056" office:value-type="float"/>
          <table:table-cell office:value="8.018845945422004" office:value-type="float"/>
          <table:table-cell office:value="8.26765886482088" office:value-type="float"/>
          <table:table-cell office:value="8.777402555705551" office:value-type="float"/>
          <table:table-cell office:value="7.403346314099418" office:value-type="float"/>
          <table:table-cell office:value="8.23204672264685" office:value-type="float"/>
          <table:table-cell office:value="8.408933157609265" office:value-type="float"/>
          <table:table-cell office:value="8.529016589740289" office:value-type="float"/>
          <table:table-cell office:value="9.27947010563285" office:value-type="float"/>
          <table:table-cell office:value="8.71412272303489" office:value-type="float"/>
          <table:table-cell office:value="9.167477985919447" office:value-type="float"/>
          <table:table-cell office:value="9.31691344013165" office:value-type="float"/>
          <table:table-cell office:value="9.507319151711227" office:value-type="float"/>
          <table:table-cell office:value="9.85279615602553" office:value-type="float"/>
          <table:table-cell office:value="6.207438872839388" office:value-type="float"/>
          <table:table-cell office:value="6.8077925174605864" office:value-type="float"/>
          <table:table-cell office:value="7.110117799658872" office:value-type="float"/>
          <table:table-cell office:value="7.297470531074308" office:value-type="float"/>
          <table:table-cell office:value="7.810732917569533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.69590257488676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8387851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3381433279457" office:value-type="float"/>
          <table:table-cell office:value="16.33820713266081" office:value-type="float"/>
          <table:table-cell office:value="17.033906818896597" office:value-type="float"/>
          <table:table-cell office:value="17.959919062495786" office:value-type="float"/>
          <table:table-cell office:value="6.988165719857398" office:value-type="float"/>
          <table:table-cell office:value="7.6180403226324325" office:value-type="float"/>
          <table:table-cell office:value="7.819700192360623" office:value-type="float"/>
          <table:table-cell office:value="8.010487683992212" office:value-type="float"/>
          <table:table-cell office:value="9.148703762475398" office:value-type="float"/>
          <table:table-cell office:value="6.39260276811044" office:value-type="float"/>
          <table:table-cell office:value="8.008559328031078" office:value-type="float"/>
          <table:table-cell office:value="8.282766660697536" office:value-type="float"/>
          <table:table-cell office:value="8.453006398864266" office:value-type="float"/>
          <table:table-cell office:value="9.010513164803472" office:value-type="float"/>
          <table:table-cell office:value="8.345273092171938" office:value-type="float"/>
          <table:table-cell office:value="8.875830288038749" office:value-type="float"/>
          <table:table-cell office:value="9.10279356367011" office:value-type="float"/>
          <table:table-cell office:value="9.283343952063085" office:value-type="float"/>
          <table:table-cell office:value="9.997774026701501" office:value-type="float"/>
          <table:table-cell office:value="5.339866806403456" office:value-type="float"/>
          <table:table-cell office:value="6.758710802420081" office:value-type="float"/>
          <table:table-cell office:value="6.953319844672063" office:value-type="float"/>
          <table:table-cell office:value="7.148992992195437" office:value-type="float"/>
          <table:table-cell office:value="8.043866976337839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.70456086457892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32878874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0455694113355" office:value-type="float"/>
          <table:table-cell office:value="16.33073108030569" office:value-type="float"/>
          <table:table-cell office:value="16.97956300611501" office:value-type="float"/>
          <table:table-cell office:value="17.974992940630415" office:value-type="float"/>
          <table:table-cell office:value="6.911047405119197" office:value-type="float"/>
          <table:table-cell office:value="7.541443517180184" office:value-type="float"/>
          <table:table-cell office:value="7.715671369024681" office:value-type="float"/>
          <table:table-cell office:value="7.956616714629057" office:value-type="float"/>
          <table:table-cell office:value="8.63831477417866" office:value-type="float"/>
          <table:table-cell office:value="6.802710885542266" office:value-type="float"/>
          <table:table-cell office:value="7.889445896933638" office:value-type="float"/>
          <table:table-cell office:value="8.17801925986693" office:value-type="float"/>
          <table:table-cell office:value="8.341822928540108" office:value-type="float"/>
          <table:table-cell office:value="8.99177212428129" office:value-type="float"/>
          <table:table-cell office:value="8.335813532709592" office:value-type="float"/>
          <table:table-cell office:value="8.884609610849608" office:value-type="float"/>
          <table:table-cell office:value="9.06854519674146" office:value-type="float"/>
          <table:table-cell office:value="9.270610186048547" office:value-type="float"/>
          <table:table-cell office:value="9.844785896508434" office:value-type="float"/>
          <table:table-cell office:value="5.6521719597988636" office:value-type="float"/>
          <table:table-cell office:value="6.570646640811311" office:value-type="float"/>
          <table:table-cell office:value="6.770664296201035" office:value-type="float"/>
          <table:table-cell office:value="6.986428640726276" office:value-type="float"/>
          <table:table-cell office:value="8.005778388166753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.66723629740024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3980022885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9331793842265" office:value-type="float"/>
          <table:table-cell office:value="16.624825870105525" office:value-type="float"/>
          <table:table-cell office:value="17.724436695436598" office:value-type="float"/>
          <table:table-cell office:value="17.957212225640582" office:value-type="float"/>
          <table:table-cell office:value="7.41255186622214" office:value-type="float"/>
          <table:table-cell office:value="7.88558974690605" office:value-type="float"/>
          <table:table-cell office:value="8.083267589473254" office:value-type="float"/>
          <table:table-cell office:value="8.327495623960115" office:value-type="float"/>
          <table:table-cell office:value="8.797869139061358" office:value-type="float"/>
          <table:table-cell office:value="8.083900256114955" office:value-type="float"/>
          <table:table-cell office:value="8.466845198739012" office:value-type="float"/>
          <table:table-cell office:value="8.543695035193727" office:value-type="float"/>
          <table:table-cell office:value="8.719805834300168" office:value-type="float"/>
          <table:table-cell office:value="8.977935205680726" office:value-type="float"/>
          <table:table-cell office:value="8.770939316498215" office:value-type="float"/>
          <table:table-cell office:value="9.135835656714228" office:value-type="float"/>
          <table:table-cell office:value="9.268349794235489" office:value-type="float"/>
          <table:table-cell office:value="9.509707433892636" office:value-type="float"/>
          <table:table-cell office:value="9.790122426582418" office:value-type="float"/>
          <table:table-cell office:value="6.775582777404951" office:value-type="float"/>
          <table:table-cell office:value="7.181717277555052" office:value-type="float"/>
          <table:table-cell office:value="7.414466158519055" office:value-type="float"/>
          <table:table-cell office:value="7.612790594488784" office:value-type="float"/>
          <table:table-cell office:value="7.785398145376125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.70427229508466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41997109676" office:value-type="float"/>
          <table:table-cell office:value="-17.476498724218107" office:value-type="float"/>
          <table:table-cell office:value="-17.449374039580587" office:value-type="float"/>
          <table:table-cell office:value="-17.4317940927484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73643214071908" office:value-type="float"/>
          <table:table-cell office:value="7.390785656809369" office:value-type="float"/>
          <table:table-cell office:value="7.836116557219896" office:value-type="float"/>
          <table:table-cell office:value="8.100625291377156" office:value-type="float"/>
          <table:table-cell office:value="8.53143589683169" office:value-type="float"/>
          <table:table-cell office:value="9.06323761420052" office:value-type="float"/>
          <table:table-cell office:value="7.949153212608026" office:value-type="float"/>
          <table:table-cell office:value="8.321548586327996" office:value-type="float"/>
          <table:table-cell office:value="8.51535922768416" office:value-type="float"/>
          <table:table-cell office:value="8.67222624484671" office:value-type="float"/>
          <table:table-cell office:value="9.120598756523098" office:value-type="float"/>
          <table:table-cell office:value="8.875703620953969" office:value-type="float"/>
          <table:table-cell office:value="9.20296443238198" office:value-type="float"/>
          <table:table-cell office:value="9.424579009734867" office:value-type="float"/>
          <table:table-cell office:value="9.552594034379638" office:value-type="float"/>
          <table:table-cell office:value="9.933289617018355" office:value-type="float"/>
          <table:table-cell office:value="6.321403407061547" office:value-type="float"/>
          <table:table-cell office:value="7.0691451046071325" office:value-type="float"/>
          <table:table-cell office:value="7.2922788320677" office:value-type="float"/>
          <table:table-cell office:value="7.404592481142965" office:value-type="float"/>
          <table:table-cell office:value="7.84466654274285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.67723030779410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79691211796" office:value-type="float"/>
          <table:table-cell office:value="-17.4729403141387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9619681984768" office:value-type="float"/>
          <table:table-cell office:value="17.174214281826654" office:value-type="float"/>
          <table:table-cell office:value="17.9227203534756" office:value-type="float"/>
          <table:table-cell office:value="7.12665555435194" office:value-type="float"/>
          <table:table-cell office:value="7.592004041339628" office:value-type="float"/>
          <table:table-cell office:value="7.852396802508812" office:value-type="float"/>
          <table:table-cell office:value="8.036874761343217" office:value-type="float"/>
          <table:table-cell office:value="8.482102402324792" office:value-type="float"/>
          <table:table-cell office:value="7.607031591484631" office:value-type="float"/>
          <table:table-cell office:value="8.089680930039068" office:value-type="float"/>
          <table:table-cell office:value="8.3040712365426" office:value-type="float"/>
          <table:table-cell office:value="8.492661554041531" office:value-type="float"/>
          <table:table-cell office:value="8.806364640614277" office:value-type="float"/>
          <table:table-cell office:value="8.593146319014613" office:value-type="float"/>
          <table:table-cell office:value="8.909227896179809" office:value-type="float"/>
          <table:table-cell office:value="9.031357728672747" office:value-type="float"/>
          <table:table-cell office:value="9.148305445473877" office:value-type="float"/>
          <table:table-cell office:value="9.572271474437748" office:value-type="float"/>
          <table:table-cell office:value="6.32979173697725" office:value-type="float"/>
          <table:table-cell office:value="6.937945384264504" office:value-type="float"/>
          <table:table-cell office:value="7.056467542166586" office:value-type="float"/>
          <table:table-cell office:value="7.2313008576603695" office:value-type="float"/>
          <table:table-cell office:value="7.682742590907017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.241967186762924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08068501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1030904649854" office:value-type="float"/>
          <table:table-cell office:value="16.614347612903284" office:value-type="float"/>
          <table:table-cell office:value="17.10745373765711" office:value-type="float"/>
          <table:table-cell office:value="17.84947242104529" office:value-type="float"/>
          <table:table-cell office:value="7.398265659145494" office:value-type="float"/>
          <table:table-cell office:value="7.768038689286577" office:value-type="float"/>
          <table:table-cell office:value="7.931108493318319" office:value-type="float"/>
          <table:table-cell office:value="8.166787855743497" office:value-type="float"/>
          <table:table-cell office:value="8.58085454364117" office:value-type="float"/>
          <table:table-cell office:value="6.697663328951181" office:value-type="float"/>
          <table:table-cell office:value="7.481251652571139" office:value-type="float"/>
          <table:table-cell office:value="8.05383220122178" office:value-type="float"/>
          <table:table-cell office:value="8.411676842651463" office:value-type="float"/>
          <table:table-cell office:value="8.675697523020315" office:value-type="float"/>
          <table:table-cell office:value="8.546720547534857" office:value-type="float"/>
          <table:table-cell office:value="8.962340972483384" office:value-type="float"/>
          <table:table-cell office:value="9.0396537300501" office:value-type="float"/>
          <table:table-cell office:value="9.186695580514979" office:value-type="float"/>
          <table:table-cell office:value="9.651511532974467" office:value-type="float"/>
          <table:table-cell office:value="5.892930763313151" office:value-type="float"/>
          <table:table-cell office:value="6.488809200018354" office:value-type="float"/>
          <table:table-cell office:value="6.876882220621621" office:value-type="float"/>
          <table:table-cell office:value="7.182073037921754" office:value-type="float"/>
          <table:table-cell office:value="7.5701785291095085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.73988652590559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143525158314" office:value-type="float"/>
          <table:table-cell office:value="-17.466138732751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0043284768927" office:value-type="float"/>
          <table:table-cell office:value="17.327539000584256" office:value-type="float"/>
          <table:table-cell office:value="17.963889491588464" office:value-type="float"/>
          <table:table-cell office:value="7.187531698917556" office:value-type="float"/>
          <table:table-cell office:value="7.571363222633175" office:value-type="float"/>
          <table:table-cell office:value="7.698120113857661" office:value-type="float"/>
          <table:table-cell office:value="7.980112626076744" office:value-type="float"/>
          <table:table-cell office:value="8.39789018194859" office:value-type="float"/>
          <table:table-cell office:value="7.025322086411748" office:value-type="float"/>
          <table:table-cell office:value="7.513578177729581" office:value-type="float"/>
          <table:table-cell office:value="7.990226054238789" office:value-type="float"/>
          <table:table-cell office:value="8.29418350839006" office:value-type="float"/>
          <table:table-cell office:value="8.782644329895614" office:value-type="float"/>
          <table:table-cell office:value="8.704066662908858" office:value-type="float"/>
          <table:table-cell office:value="8.950855735947558" office:value-type="float"/>
          <table:table-cell office:value="9.098974919489518" office:value-type="float"/>
          <table:table-cell office:value="9.235615643746733" office:value-type="float"/>
          <table:table-cell office:value="9.603983498269177" office:value-type="float"/>
          <table:table-cell office:value="5.718306269043222" office:value-type="float"/>
          <table:table-cell office:value="6.184404605202005" office:value-type="float"/>
          <table:table-cell office:value="6.456707989018479" office:value-type="float"/>
          <table:table-cell office:value="6.822983422176342" office:value-type="float"/>
          <table:table-cell office:value="7.5391977487921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.68920963514852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2628423175" office:value-type="float"/>
          <table:table-cell office:value="-17.4768503001268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77190300227988" office:value-type="float"/>
          <table:table-cell office:value="17.337551837130597" office:value-type="float"/>
          <table:table-cell office:value="17.98514156360077" office:value-type="float"/>
          <table:table-cell office:value="7.04759752594919" office:value-type="float"/>
          <table:table-cell office:value="7.577884914413952" office:value-type="float"/>
          <table:table-cell office:value="7.77528712251809" office:value-type="float"/>
          <table:table-cell office:value="7.926746472620376" office:value-type="float"/>
          <table:table-cell office:value="8.702571697537067" office:value-type="float"/>
          <table:table-cell office:value="6.834802702743186" office:value-type="float"/>
          <table:table-cell office:value="7.984919338521376" office:value-type="float"/>
          <table:table-cell office:value="8.176927102059647" office:value-type="float"/>
          <table:table-cell office:value="8.435838513218199" office:value-type="float"/>
          <table:table-cell office:value="9.084187285050554" office:value-type="float"/>
          <table:table-cell office:value="8.563453210131222" office:value-type="float"/>
          <table:table-cell office:value="8.891089298180226" office:value-type="float"/>
          <table:table-cell office:value="9.001380063205378" office:value-type="float"/>
          <table:table-cell office:value="9.211280547755955" office:value-type="float"/>
          <table:table-cell office:value="10.144377117945734" office:value-type="float"/>
          <table:table-cell office:value="6.089141629531239" office:value-type="float"/>
          <table:table-cell office:value="6.660710367598516" office:value-type="float"/>
          <table:table-cell office:value="6.927639632906487" office:value-type="float"/>
          <table:table-cell office:value="7.198969742079942" office:value-type="float"/>
          <table:table-cell office:value="7.925654072821045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.71579245402630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5554698483" office:value-type="float"/>
          <table:table-cell office:value="-17.488730045710778" office:value-type="float"/>
          <table:table-cell office:value="-17.430135212228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9314371686947" office:value-type="float"/>
          <table:table-cell office:value="17.69618555530894" office:value-type="float"/>
          <table:table-cell office:value="7.4156876556079085" office:value-type="float"/>
          <table:table-cell office:value="7.7802393601434225" office:value-type="float"/>
          <table:table-cell office:value="8.095640584565066" office:value-type="float"/>
          <table:table-cell office:value="8.31043117005051" office:value-type="float"/>
          <table:table-cell office:value="8.574616439668285" office:value-type="float"/>
          <table:table-cell office:value="8.058460143455807" office:value-type="float"/>
          <table:table-cell office:value="8.157690782430095" office:value-type="float"/>
          <table:table-cell office:value="8.337654144362379" office:value-type="float"/>
          <table:table-cell office:value="8.46291169325284" office:value-type="float"/>
          <table:table-cell office:value="8.703723091665458" office:value-type="float"/>
          <table:table-cell office:value="9.1080318373722" office:value-type="float"/>
          <table:table-cell office:value="9.37572764438318" office:value-type="float"/>
          <table:table-cell office:value="9.595846394654153" office:value-type="float"/>
          <table:table-cell office:value="9.699463159206125" office:value-type="float"/>
          <table:table-cell office:value="10.023193427344241" office:value-type="float"/>
          <table:table-cell office:value="6.147920241599061" office:value-type="float"/>
          <table:table-cell office:value="6.710637893030204" office:value-type="float"/>
          <table:table-cell office:value="6.829303261793771" office:value-type="float"/>
          <table:table-cell office:value="6.981202375608678" office:value-type="float"/>
          <table:table-cell office:value="7.40834565361148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.66940010615850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4841094948" office:value-type="float"/>
          <table:table-cell office:value="-17.47279155492151" office:value-type="float"/>
          <table:table-cell office:value="-17.433489438339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91331808577307" office:value-type="float"/>
          <table:table-cell office:value="17.97784436553995" office:value-type="float"/>
          <table:table-cell office:value="6.990956637421261" office:value-type="float"/>
          <table:table-cell office:value="7.598203189066104" office:value-type="float"/>
          <table:table-cell office:value="7.832447258620162" office:value-type="float"/>
          <table:table-cell office:value="8.105625206782095" office:value-type="float"/>
          <table:table-cell office:value="8.667713629574708" office:value-type="float"/>
          <table:table-cell office:value="7.2975814258660385" office:value-type="float"/>
          <table:table-cell office:value="8.299248592061515" office:value-type="float"/>
          <table:table-cell office:value="8.500177750376528" office:value-type="float"/>
          <table:table-cell office:value="8.67579717870916" office:value-type="float"/>
          <table:table-cell office:value="9.187618463709605" office:value-type="float"/>
          <table:table-cell office:value="8.650572319690191" office:value-type="float"/>
          <table:table-cell office:value="9.126736425154903" office:value-type="float"/>
          <table:table-cell office:value="9.281793069000376" office:value-type="float"/>
          <table:table-cell office:value="9.440973480893566" office:value-type="float"/>
          <table:table-cell office:value="10.369898091624389" office:value-type="float"/>
          <table:table-cell office:value="5.855191704617521" office:value-type="float"/>
          <table:table-cell office:value="6.831691851122526" office:value-type="float"/>
          <table:table-cell office:value="7.045661562002046" office:value-type="float"/>
          <table:table-cell office:value="7.23508748912434" office:value-type="float"/>
          <table:table-cell office:value="7.847355061902196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.71317033142764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111856917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6878021273018" office:value-type="float"/>
          <table:table-cell office:value="16.800148635795704" office:value-type="float"/>
          <table:table-cell office:value="17.293585483763827" office:value-type="float"/>
          <table:table-cell office:value="17.876596026720257" office:value-type="float"/>
          <table:table-cell office:value="7.137318962871898" office:value-type="float"/>
          <table:table-cell office:value="7.56524017678013" office:value-type="float"/>
          <table:table-cell office:value="7.614359292310871" office:value-type="float"/>
          <table:table-cell office:value="7.842309387101831" office:value-type="float"/>
          <table:table-cell office:value="8.285779501920937" office:value-type="float"/>
          <table:table-cell office:value="7.350123146255368" office:value-type="float"/>
          <table:table-cell office:value="7.834455132442702" office:value-type="float"/>
          <table:table-cell office:value="8.039804026545553" office:value-type="float"/>
          <table:table-cell office:value="8.342082552651668" office:value-type="float"/>
          <table:table-cell office:value="8.469307488203889" office:value-type="float"/>
          <table:table-cell office:value="8.74852833519942" office:value-type="float"/>
          <table:table-cell office:value="8.813487507269398" office:value-type="float"/>
          <table:table-cell office:value="8.871781963618096" office:value-type="float"/>
          <table:table-cell office:value="9.042821623345251" office:value-type="float"/>
          <table:table-cell office:value="9.272263847341748" office:value-type="float"/>
          <table:table-cell office:value="6.379052840260365" office:value-type="float"/>
          <table:table-cell office:value="6.6432378389600935" office:value-type="float"/>
          <table:table-cell office:value="6.844297318501322" office:value-type="float"/>
          <table:table-cell office:value="6.981701288367332" office:value-type="float"/>
          <table:table-cell office:value="7.366402774732434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.71177410030785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342853462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5546865470154" office:value-type="float"/>
          <table:table-cell office:value="16.724056793274233" office:value-type="float"/>
          <table:table-cell office:value="16.956262925586124" office:value-type="float"/>
          <table:table-cell office:value="17.83098984283099" office:value-type="float"/>
          <table:table-cell office:value="7.705622851454112" office:value-type="float"/>
          <table:table-cell office:value="7.959069859086176" office:value-type="float"/>
          <table:table-cell office:value="8.084152843239877" office:value-type="float"/>
          <table:table-cell office:value="8.161757497708102" office:value-type="float"/>
          <table:table-cell office:value="8.99710315431584" office:value-type="float"/>
          <table:table-cell office:value="7.939848232240239" office:value-type="float"/>
          <table:table-cell office:value="8.1350484434851" office:value-type="float"/>
          <table:table-cell office:value="8.359324475409277" office:value-type="float"/>
          <table:table-cell office:value="8.600324465714952" office:value-type="float"/>
          <table:table-cell office:value="8.891893494428956" office:value-type="float"/>
          <table:table-cell office:value="8.875668840290297" office:value-type="float"/>
          <table:table-cell office:value="9.120619851493986" office:value-type="float"/>
          <table:table-cell office:value="9.2697023313726" office:value-type="float"/>
          <table:table-cell office:value="9.386418813227081" office:value-type="float"/>
          <table:table-cell office:value="9.679143516371331" office:value-type="float"/>
          <table:table-cell office:value="6.528073904235123" office:value-type="float"/>
          <table:table-cell office:value="6.927044922816598" office:value-type="float"/>
          <table:table-cell office:value="7.240912885230643" office:value-type="float"/>
          <table:table-cell office:value="7.505943881624033" office:value-type="float"/>
          <table:table-cell office:value="7.751719657887179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.67711197695261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1560697684" office:value-type="float"/>
          <table:table-cell office:value="-17.48030891961734" office:value-type="float"/>
          <table:table-cell office:value="-17.4258876976374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9219506512912" office:value-type="float"/>
          <table:table-cell office:value="17.814825977496515" office:value-type="float"/>
          <table:table-cell office:value="7.372555956065652" office:value-type="float"/>
          <table:table-cell office:value="7.678332365290045" office:value-type="float"/>
          <table:table-cell office:value="7.765989095412006" office:value-type="float"/>
          <table:table-cell office:value="8.075515696117696" office:value-type="float"/>
          <table:table-cell office:value="8.486017972995228" office:value-type="float"/>
          <table:table-cell office:value="7.8972364877657775" office:value-type="float"/>
          <table:table-cell office:value="8.129395470708335" office:value-type="float"/>
          <table:table-cell office:value="8.381319203518155" office:value-type="float"/>
          <table:table-cell office:value="8.516315631105925" office:value-type="float"/>
          <table:table-cell office:value="8.868955937329087" office:value-type="float"/>
          <table:table-cell office:value="8.737986297539134" office:value-type="float"/>
          <table:table-cell office:value="8.971169346545032" office:value-type="float"/>
          <table:table-cell office:value="9.141265274331905" office:value-type="float"/>
          <table:table-cell office:value="9.243602480499309" office:value-type="float"/>
          <table:table-cell office:value="9.588016295439942" office:value-type="float"/>
          <table:table-cell office:value="6.5641549071944105" office:value-type="float"/>
          <table:table-cell office:value="6.8090369469490835" office:value-type="float"/>
          <table:table-cell office:value="7.0692075525134435" office:value-type="float"/>
          <table:table-cell office:value="7.274604545875266" office:value-type="float"/>
          <table:table-cell office:value="7.7836983511054605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.70089888847675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736352523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46304284674714" office:value-type="float"/>
          <table:table-cell office:value="16.187262327719147" office:value-type="float"/>
          <table:table-cell office:value="17.090773917831232" office:value-type="float"/>
          <table:table-cell office:value="17.99112576160926" office:value-type="float"/>
          <table:table-cell office:value="7.005299803358167" office:value-type="float"/>
          <table:table-cell office:value="7.537937887206052" office:value-type="float"/>
          <table:table-cell office:value="7.792718275558828" office:value-type="float"/>
          <table:table-cell office:value="8.007956650383989" office:value-type="float"/>
          <table:table-cell office:value="9.058693305263844" office:value-type="float"/>
          <table:table-cell office:value="7.082730844349169" office:value-type="float"/>
          <table:table-cell office:value="8.007327004754353" office:value-type="float"/>
          <table:table-cell office:value="8.219135340564621" office:value-type="float"/>
          <table:table-cell office:value="8.390340432178183" office:value-type="float"/>
          <table:table-cell office:value="8.95510790318945" office:value-type="float"/>
          <table:table-cell office:value="8.472680113708263" office:value-type="float"/>
          <table:table-cell office:value="8.947248848778843" office:value-type="float"/>
          <table:table-cell office:value="9.058030000387067" office:value-type="float"/>
          <table:table-cell office:value="9.289658735355205" office:value-type="float"/>
          <table:table-cell office:value="9.99349992669491" office:value-type="float"/>
          <table:table-cell office:value="5.478518008233069" office:value-type="float"/>
          <table:table-cell office:value="6.564025289954483" office:value-type="float"/>
          <table:table-cell office:value="6.852674935876994" office:value-type="float"/>
          <table:table-cell office:value="7.077505900722462" office:value-type="float"/>
          <table:table-cell office:value="8.020301281758385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.71413257360684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31660373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0393515957648" office:value-type="float"/>
          <table:table-cell office:value="16.84840149063963" office:value-type="float"/>
          <table:table-cell office:value="17.25019008310748" office:value-type="float"/>
          <table:table-cell office:value="17.987804877041324" office:value-type="float"/>
          <table:table-cell office:value="7.158473216405554" office:value-type="float"/>
          <table:table-cell office:value="7.788313953401943" office:value-type="float"/>
          <table:table-cell office:value="8.024729241419973" office:value-type="float"/>
          <table:table-cell office:value="8.258987394436796" office:value-type="float"/>
          <table:table-cell office:value="8.811276229791389" office:value-type="float"/>
          <table:table-cell office:value="7.1161333747493885" office:value-type="float"/>
          <table:table-cell office:value="8.118870926401113" office:value-type="float"/>
          <table:table-cell office:value="8.287915911565177" office:value-type="float"/>
          <table:table-cell office:value="8.47165611688622" office:value-type="float"/>
          <table:table-cell office:value="8.938971182910887" office:value-type="float"/>
          <table:table-cell office:value="8.536056253647924" office:value-type="float"/>
          <table:table-cell office:value="9.07421077839085" office:value-type="float"/>
          <table:table-cell office:value="9.248076175101067" office:value-type="float"/>
          <table:table-cell office:value="9.358695211072387" office:value-type="float"/>
          <table:table-cell office:value="10.027489618055398" office:value-type="float"/>
          <table:table-cell office:value="6.147381940115988" office:value-type="float"/>
          <table:table-cell office:value="6.836258149138718" office:value-type="float"/>
          <table:table-cell office:value="7.080227145935709" office:value-type="float"/>
          <table:table-cell office:value="7.279835801669923" office:value-type="float"/>
          <table:table-cell office:value="7.740829490628942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.7039598631717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98618657944" office:value-type="float"/>
          <table:table-cell office:value="-17.47022253962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5790588396992" office:value-type="float"/>
          <table:table-cell office:value="16.983302767242847" office:value-type="float"/>
          <table:table-cell office:value="17.97162572072552" office:value-type="float"/>
          <table:table-cell office:value="6.928365560758834" office:value-type="float"/>
          <table:table-cell office:value="7.693961134636472" office:value-type="float"/>
          <table:table-cell office:value="7.873257331097587" office:value-type="float"/>
          <table:table-cell office:value="8.05578164563266" office:value-type="float"/>
          <table:table-cell office:value="8.531742312339254" office:value-type="float"/>
          <table:table-cell office:value="6.9177499584081215" office:value-type="float"/>
          <table:table-cell office:value="8.085356592484139" office:value-type="float"/>
          <table:table-cell office:value="8.321279446062173" office:value-type="float"/>
          <table:table-cell office:value="8.454764504777588" office:value-type="float"/>
          <table:table-cell office:value="8.765566237879652" office:value-type="float"/>
          <table:table-cell office:value="8.208270111579342" office:value-type="float"/>
          <table:table-cell office:value="8.997415944288512" office:value-type="float"/>
          <table:table-cell office:value="9.142197936245964" office:value-type="float"/>
          <table:table-cell office:value="9.387291663431029" office:value-type="float"/>
          <table:table-cell office:value="9.667488808096309" office:value-type="float"/>
          <table:table-cell office:value="5.80454515366219" office:value-type="float"/>
          <table:table-cell office:value="6.760879053346235" office:value-type="float"/>
          <table:table-cell office:value="6.948799744325607" office:value-type="float"/>
          <table:table-cell office:value="7.083092530581338" office:value-type="float"/>
          <table:table-cell office:value="7.638615343308857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.70698721274403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88908443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9511216512288" office:value-type="float"/>
          <table:table-cell office:value="16.905281481082312" office:value-type="float"/>
          <table:table-cell office:value="17.416075604195008" office:value-type="float"/>
          <table:table-cell office:value="17.9811292100169" office:value-type="float"/>
          <table:table-cell office:value="7.21512671063036" office:value-type="float"/>
          <table:table-cell office:value="7.664809439252192" office:value-type="float"/>
          <table:table-cell office:value="7.80416167956982" office:value-type="float"/>
          <table:table-cell office:value="7.971631254584177" office:value-type="float"/>
          <table:table-cell office:value="8.51974498175899" office:value-type="float"/>
          <table:table-cell office:value="7.388724540622851" office:value-type="float"/>
          <table:table-cell office:value="7.743298312982169" office:value-type="float"/>
          <table:table-cell office:value="8.237883266793217" office:value-type="float"/>
          <table:table-cell office:value="8.46291911729265" office:value-type="float"/>
          <table:table-cell office:value="8.704763651385758" office:value-type="float"/>
          <table:table-cell office:value="8.369473225110246" office:value-type="float"/>
          <table:table-cell office:value="8.765554673360006" office:value-type="float"/>
          <table:table-cell office:value="8.903788867637529" office:value-type="float"/>
          <table:table-cell office:value="9.08428431785457" office:value-type="float"/>
          <table:table-cell office:value="9.462936474759907" office:value-type="float"/>
          <table:table-cell office:value="6.253647712427268" office:value-type="float"/>
          <table:table-cell office:value="6.794225457018001" office:value-type="float"/>
          <table:table-cell office:value="7.038924116665234" office:value-type="float"/>
          <table:table-cell office:value="7.340027816630499" office:value-type="float"/>
          <table:table-cell office:value="7.826014393665286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.69007688149040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786851732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38067434293667" office:value-type="float"/>
          <table:table-cell office:value="16.785099673294976" office:value-type="float"/>
          <table:table-cell office:value="17.244964605132452" office:value-type="float"/>
          <table:table-cell office:value="17.85460100317873" office:value-type="float"/>
          <table:table-cell office:value="7.1928699562287655" office:value-type="float"/>
          <table:table-cell office:value="7.665229028956868" office:value-type="float"/>
          <table:table-cell office:value="7.818112889619631" office:value-type="float"/>
          <table:table-cell office:value="8.052323161962125" office:value-type="float"/>
          <table:table-cell office:value="8.489287207843446" office:value-type="float"/>
          <table:table-cell office:value="7.458391496020365" office:value-type="float"/>
          <table:table-cell office:value="8.148157186397993" office:value-type="float"/>
          <table:table-cell office:value="8.312547987127417" office:value-type="float"/>
          <table:table-cell office:value="8.509039530575876" office:value-type="float"/>
          <table:table-cell office:value="8.75817987763835" office:value-type="float"/>
          <table:table-cell office:value="8.577448479357576" office:value-type="float"/>
          <table:table-cell office:value="9.028885665013917" office:value-type="float"/>
          <table:table-cell office:value="9.172032322340444" office:value-type="float"/>
          <table:table-cell office:value="9.317783739021966" office:value-type="float"/>
          <table:table-cell office:value="9.7965590482691" office:value-type="float"/>
          <table:table-cell office:value="6.183192527008989" office:value-type="float"/>
          <table:table-cell office:value="6.741681390421265" office:value-type="float"/>
          <table:table-cell office:value="6.9439447257658635" office:value-type="float"/>
          <table:table-cell office:value="7.180564957786099" office:value-type="float"/>
          <table:table-cell office:value="7.758801369376358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.69550781724488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64960408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93508666888" office:value-type="float"/>
          <table:table-cell office:value="16.643883296334327" office:value-type="float"/>
          <table:table-cell office:value="17.024274985266235" office:value-type="float"/>
          <table:table-cell office:value="17.86269048472509" office:value-type="float"/>
          <table:table-cell office:value="7.372746709073388" office:value-type="float"/>
          <table:table-cell office:value="7.8126515547573625" office:value-type="float"/>
          <table:table-cell office:value="7.959924189143745" office:value-type="float"/>
          <table:table-cell office:value="8.133699678613514" office:value-type="float"/>
          <table:table-cell office:value="8.55539849894047" office:value-type="float"/>
          <table:table-cell office:value="7.264418782685961" office:value-type="float"/>
          <table:table-cell office:value="8.236731529532744" office:value-type="float"/>
          <table:table-cell office:value="8.432791165406151" office:value-type="float"/>
          <table:table-cell office:value="8.543883985631052" office:value-type="float"/>
          <table:table-cell office:value="9.04705430508162" office:value-type="float"/>
          <table:table-cell office:value="8.612991175950658" office:value-type="float"/>
          <table:table-cell office:value="9.03031048652865" office:value-type="float"/>
          <table:table-cell office:value="9.206323452797566" office:value-type="float"/>
          <table:table-cell office:value="9.358886907704946" office:value-type="float"/>
          <table:table-cell office:value="9.688267530874828" office:value-type="float"/>
          <table:table-cell office:value="6.3954674227895" office:value-type="float"/>
          <table:table-cell office:value="7.031095044456391" office:value-type="float"/>
          <table:table-cell office:value="7.159709967325953" office:value-type="float"/>
          <table:table-cell office:value="7.364401317749369" office:value-type="float"/>
          <table:table-cell office:value="8.092881663992248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.68659193492942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4471645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90961846253022" office:value-type="float"/>
          <table:table-cell office:value="16.665073559383156" office:value-type="float"/>
          <table:table-cell office:value="17.322793169100063" office:value-type="float"/>
          <table:table-cell office:value="17.989367944583755" office:value-type="float"/>
          <table:table-cell office:value="6.885264430222441" office:value-type="float"/>
          <table:table-cell office:value="7.692246154179331" office:value-type="float"/>
          <table:table-cell office:value="7.918582481937843" office:value-type="float"/>
          <table:table-cell office:value="8.1926734188752" office:value-type="float"/>
          <table:table-cell office:value="9.821882445179682" office:value-type="float"/>
          <table:table-cell office:value="7.477813097904466" office:value-type="float"/>
          <table:table-cell office:value="8.254151403258891" office:value-type="float"/>
          <table:table-cell office:value="8.429760781798896" office:value-type="float"/>
          <table:table-cell office:value="8.615914171212996" office:value-type="float"/>
          <table:table-cell office:value="9.086382890322652" office:value-type="float"/>
          <table:table-cell office:value="8.529892522408105" office:value-type="float"/>
          <table:table-cell office:value="9.158913570515269" office:value-type="float"/>
          <table:table-cell office:value="9.320911096574466" office:value-type="float"/>
          <table:table-cell office:value="9.448675166551025" office:value-type="float"/>
          <table:table-cell office:value="10.413231919687206" office:value-type="float"/>
          <table:table-cell office:value="5.825377766310549" office:value-type="float"/>
          <table:table-cell office:value="6.803524646730554" office:value-type="float"/>
          <table:table-cell office:value="7.0404028203238065" office:value-type="float"/>
          <table:table-cell office:value="7.30601022834871" office:value-type="float"/>
          <table:table-cell office:value="8.237553463744982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.0" office:value-type="float"/>
          <table:table-cell office:value="0.68031365487147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587393949404" office:value-type="float"/>
          <table:table-cell office:value="-17.47896623101605" office:value-type="float"/>
          <table:table-cell office:value="-17.447229100822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624851625880268" office:value-type="float"/>
          <table:table-cell office:value="17.624851625880268" office:value-type="float"/>
          <table:table-cell office:value="7.771450703803374" office:value-type="float"/>
          <table:table-cell office:value="8.23767051622928" office:value-type="float"/>
          <table:table-cell office:value="8.360414672916965" office:value-type="float"/>
          <table:table-cell office:value="8.499166018735036" office:value-type="float"/>
          <table:table-cell office:value="8.499166018735036" office:value-type="float"/>
          <table:table-cell office:value="8.597089765809258" office:value-type="float"/>
          <table:table-cell office:value="8.646534138168041" office:value-type="float"/>
          <table:table-cell office:value="8.758359619458385" office:value-type="float"/>
          <table:table-cell office:value="8.84061825021171" office:value-type="float"/>
          <table:table-cell office:value="8.84061825021171" office:value-type="float"/>
          <table:table-cell office:value="9.329213308706228" office:value-type="float"/>
          <table:table-cell office:value="9.538342138132368" office:value-type="float"/>
          <table:table-cell office:value="9.569348207363912" office:value-type="float"/>
          <table:table-cell office:value="9.712816195423992" office:value-type="float"/>
          <table:table-cell office:value="9.712816195423992" office:value-type="float"/>
          <table:table-cell office:value="7.282855645308856" office:value-type="float"/>
          <table:table-cell office:value="7.345862516264953" office:value-type="float"/>
          <table:table-cell office:value="7.383439589120302" office:value-type="float"/>
          <table:table-cell office:value="7.549426085011438" office:value-type="float"/>
          <table:table-cell office:value="7.549426085011438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.72786827729890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404370614195" office:value-type="float"/>
          <table:table-cell office:value="-17.476900268167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968791089542" office:value-type="float"/>
          <table:table-cell office:value="17.305049721462513" office:value-type="float"/>
          <table:table-cell office:value="17.882189867277162" office:value-type="float"/>
          <table:table-cell office:value="7.411221922713718" office:value-type="float"/>
          <table:table-cell office:value="7.796592652651804" office:value-type="float"/>
          <table:table-cell office:value="8.042144887358518" office:value-type="float"/>
          <table:table-cell office:value="8.32974775021555" office:value-type="float"/>
          <table:table-cell office:value="8.932511236783892" office:value-type="float"/>
          <table:table-cell office:value="7.358802063848072" office:value-type="float"/>
          <table:table-cell office:value="7.941761912954155" office:value-type="float"/>
          <table:table-cell office:value="8.309241995572155" office:value-type="float"/>
          <table:table-cell office:value="8.620501206036023" office:value-type="float"/>
          <table:table-cell office:value="8.872329128545353" office:value-type="float"/>
          <table:table-cell office:value="8.60076805233643" office:value-type="float"/>
          <table:table-cell office:value="9.127493100202916" office:value-type="float"/>
          <table:table-cell office:value="9.26546105720481" office:value-type="float"/>
          <table:table-cell office:value="9.4008556696258" office:value-type="float"/>
          <table:table-cell office:value="10.136656795771556" office:value-type="float"/>
          <table:table-cell office:value="6.012226640574649" office:value-type="float"/>
          <table:table-cell office:value="6.72529276464074" office:value-type="float"/>
          <table:table-cell office:value="7.098068742219704" office:value-type="float"/>
          <table:table-cell office:value="7.31967790655893" office:value-type="float"/>
          <table:table-cell office:value="7.6968350207920135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.66693788898871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64061821516" office:value-type="float"/>
          <table:table-cell office:value="-17.4510053015860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222901631031" office:value-type="float"/>
          <table:table-cell office:value="17.060878147202466" office:value-type="float"/>
          <table:table-cell office:value="17.982967195520537" office:value-type="float"/>
          <table:table-cell office:value="7.106869403567843" office:value-type="float"/>
          <table:table-cell office:value="7.460741412476882" office:value-type="float"/>
          <table:table-cell office:value="7.653314179910398" office:value-type="float"/>
          <table:table-cell office:value="7.9235992079790885" office:value-type="float"/>
          <table:table-cell office:value="8.436489761473078" office:value-type="float"/>
          <table:table-cell office:value="7.55954435408024" office:value-type="float"/>
          <table:table-cell office:value="8.192126289729107" office:value-type="float"/>
          <table:table-cell office:value="8.369129305419335" office:value-type="float"/>
          <table:table-cell office:value="8.55800611174525" office:value-type="float"/>
          <table:table-cell office:value="8.977350835152382" office:value-type="float"/>
          <table:table-cell office:value="8.817041371828376" office:value-type="float"/>
          <table:table-cell office:value="9.048686286037041" office:value-type="float"/>
          <table:table-cell office:value="9.20781155270542" office:value-type="float"/>
          <table:table-cell office:value="9.3593781642117" office:value-type="float"/>
          <table:table-cell office:value="9.69214818067797" office:value-type="float"/>
          <table:table-cell office:value="6.216797594733334" office:value-type="float"/>
          <table:table-cell office:value="6.701111710389789" office:value-type="float"/>
          <table:table-cell office:value="6.867817719381482" office:value-type="float"/>
          <table:table-cell office:value="7.094241585303305" office:value-type="float"/>
          <table:table-cell office:value="7.383479104509867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.71096871603270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527708702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0409311864119" office:value-type="float"/>
          <table:table-cell office:value="16.49526726905768" office:value-type="float"/>
          <table:table-cell office:value="17.119945263654106" office:value-type="float"/>
          <table:table-cell office:value="17.998680054313986" office:value-type="float"/>
          <table:table-cell office:value="6.906351525799959" office:value-type="float"/>
          <table:table-cell office:value="7.5671612408044915" office:value-type="float"/>
          <table:table-cell office:value="7.745313463799751" office:value-type="float"/>
          <table:table-cell office:value="7.988740312932695" office:value-type="float"/>
          <table:table-cell office:value="9.287044088004691" office:value-type="float"/>
          <table:table-cell office:value="6.942763335837531" office:value-type="float"/>
          <table:table-cell office:value="7.85650128623749" office:value-type="float"/>
          <table:table-cell office:value="8.151666154754864" office:value-type="float"/>
          <table:table-cell office:value="8.364468249987546" office:value-type="float"/>
          <table:table-cell office:value="8.811612993480509" office:value-type="float"/>
          <table:table-cell office:value="8.251385975655678" office:value-type="float"/>
          <table:table-cell office:value="8.84648318816861" office:value-type="float"/>
          <table:table-cell office:value="9.056602602233768" office:value-type="float"/>
          <table:table-cell office:value="9.257329361711081" office:value-type="float"/>
          <table:table-cell office:value="10.208969999669888" office:value-type="float"/>
          <table:table-cell office:value="5.667003687486724" office:value-type="float"/>
          <table:table-cell office:value="6.629406081058331" office:value-type="float"/>
          <table:table-cell office:value="6.80586339763922" office:value-type="float"/>
          <table:table-cell office:value="7.028205761773001" office:value-type="float"/>
          <table:table-cell office:value="7.735221001125214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.6581455476193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3154485515" office:value-type="float"/>
          <table:table-cell office:value="-17.482739227350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6442011420323" office:value-type="float"/>
          <table:table-cell office:value="17.458049738829065" office:value-type="float"/>
          <table:table-cell office:value="17.934198274594745" office:value-type="float"/>
          <table:table-cell office:value="7.3678869367753945" office:value-type="float"/>
          <table:table-cell office:value="7.7604473486505565" office:value-type="float"/>
          <table:table-cell office:value="7.886719044951242" office:value-type="float"/>
          <table:table-cell office:value="8.058744788056076" office:value-type="float"/>
          <table:table-cell office:value="8.438347277501812" office:value-type="float"/>
          <table:table-cell office:value="7.371082751235935" office:value-type="float"/>
          <table:table-cell office:value="8.233217641299179" office:value-type="float"/>
          <table:table-cell office:value="8.54579699927908" office:value-type="float"/>
          <table:table-cell office:value="8.741886135169699" office:value-type="float"/>
          <table:table-cell office:value="9.12039794580897" office:value-type="float"/>
          <table:table-cell office:value="8.62686593039445" office:value-type="float"/>
          <table:table-cell office:value="9.031656596530759" office:value-type="float"/>
          <table:table-cell office:value="9.144607885265085" office:value-type="float"/>
          <table:table-cell office:value="9.31277378617457" office:value-type="float"/>
          <table:table-cell office:value="9.649186908404323" office:value-type="float"/>
          <table:table-cell office:value="6.22773943005672" office:value-type="float"/>
          <table:table-cell office:value="6.988360696555681" office:value-type="float"/>
          <table:table-cell office:value="7.33195979362726" office:value-type="float"/>
          <table:table-cell office:value="7.544686705696031" office:value-type="float"/>
          <table:table-cell office:value="7.912974803005175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.70517352330384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271124948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67987465654065" office:value-type="float"/>
          <table:table-cell office:value="16.76490468761915" office:value-type="float"/>
          <table:table-cell office:value="17.553519531257873" office:value-type="float"/>
          <table:table-cell office:value="17.963506519523005" office:value-type="float"/>
          <table:table-cell office:value="7.349131821071568" office:value-type="float"/>
          <table:table-cell office:value="7.801974052588327" office:value-type="float"/>
          <table:table-cell office:value="7.953945904267911" office:value-type="float"/>
          <table:table-cell office:value="8.134831716541301" office:value-type="float"/>
          <table:table-cell office:value="8.647938690109548" office:value-type="float"/>
          <table:table-cell office:value="7.561825316592856" office:value-type="float"/>
          <table:table-cell office:value="8.16907217746877" office:value-type="float"/>
          <table:table-cell office:value="8.340774180045916" office:value-type="float"/>
          <table:table-cell office:value="8.488971920929428" office:value-type="float"/>
          <table:table-cell office:value="8.804225252798735" office:value-type="float"/>
          <table:table-cell office:value="8.708571806401714" office:value-type="float"/>
          <table:table-cell office:value="9.037834091508953" office:value-type="float"/>
          <table:table-cell office:value="9.174774701028653" office:value-type="float"/>
          <table:table-cell office:value="9.354305616669961" office:value-type="float"/>
          <table:table-cell office:value="9.599503520889963" office:value-type="float"/>
          <table:table-cell office:value="6.493655712000136" office:value-type="float"/>
          <table:table-cell office:value="6.909451610778555" office:value-type="float"/>
          <table:table-cell office:value="7.20562803505735" office:value-type="float"/>
          <table:table-cell office:value="7.282152674250648" office:value-type="float"/>
          <table:table-cell office:value="7.746567085033984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.7041163352161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6148289342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2192692146684" office:value-type="float"/>
          <table:table-cell office:value="16.166676733088863" office:value-type="float"/>
          <table:table-cell office:value="16.877962735983317" office:value-type="float"/>
          <table:table-cell office:value="17.169254228697874" office:value-type="float"/>
          <table:table-cell office:value="7.125024350529351" office:value-type="float"/>
          <table:table-cell office:value="7.601650070711578" office:value-type="float"/>
          <table:table-cell office:value="7.94651965250364" office:value-type="float"/>
          <table:table-cell office:value="8.11802633416184" office:value-type="float"/>
          <table:table-cell office:value="9.117361041361395" office:value-type="float"/>
          <table:table-cell office:value="8.100932157355192" office:value-type="float"/>
          <table:table-cell office:value="8.268430747739238" office:value-type="float"/>
          <table:table-cell office:value="8.297590582834545" office:value-type="float"/>
          <table:table-cell office:value="8.403116288912695" office:value-type="float"/>
          <table:table-cell office:value="8.491651440585546" office:value-type="float"/>
          <table:table-cell office:value="9.005648984543267" office:value-type="float"/>
          <table:table-cell office:value="9.145232070006484" office:value-type="float"/>
          <table:table-cell office:value="9.147211978130894" office:value-type="float"/>
          <table:table-cell office:value="9.361012159081309" office:value-type="float"/>
          <table:table-cell office:value="9.962168071740376" office:value-type="float"/>
          <table:table-cell office:value="6.246243120137695" office:value-type="float"/>
          <table:table-cell office:value="6.557350158060286" office:value-type="float"/>
          <table:table-cell office:value="7.054604757915077" office:value-type="float"/>
          <table:table-cell office:value="7.432522108545918" office:value-type="float"/>
          <table:table-cell office:value="7.558309258533714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.740956454107448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537749361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42982948944114" office:value-type="float"/>
          <table:table-cell office:value="16.50088031916478" office:value-type="float"/>
          <table:table-cell office:value="17.265735821539693" office:value-type="float"/>
          <table:table-cell office:value="17.939306497888776" office:value-type="float"/>
          <table:table-cell office:value="7.212345866131196" office:value-type="float"/>
          <table:table-cell office:value="7.857393303158163" office:value-type="float"/>
          <table:table-cell office:value="8.096403118863195" office:value-type="float"/>
          <table:table-cell office:value="8.204983134133526" office:value-type="float"/>
          <table:table-cell office:value="8.804530923174077" office:value-type="float"/>
          <table:table-cell office:value="6.829180184173897" office:value-type="float"/>
          <table:table-cell office:value="7.8863069367443" office:value-type="float"/>
          <table:table-cell office:value="8.178307666957139" office:value-type="float"/>
          <table:table-cell office:value="8.389257247211049" office:value-type="float"/>
          <table:table-cell office:value="8.856527468894638" office:value-type="float"/>
          <table:table-cell office:value="8.552439119940892" office:value-type="float"/>
          <table:table-cell office:value="8.938733682637947" office:value-type="float"/>
          <table:table-cell office:value="9.122856603168028" office:value-type="float"/>
          <table:table-cell office:value="9.26495113357939" office:value-type="float"/>
          <table:table-cell office:value="9.798436795802075" office:value-type="float"/>
          <table:table-cell office:value="6.375556153473599" office:value-type="float"/>
          <table:table-cell office:value="6.922736301213685" office:value-type="float"/>
          <table:table-cell office:value="7.077170551258754" office:value-type="float"/>
          <table:table-cell office:value="7.22116345856122" office:value-type="float"/>
          <table:table-cell office:value="7.8898059077228755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.71482093678432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583098431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4138692046409" office:value-type="float"/>
          <table:table-cell office:value="16.193969785346585" office:value-type="float"/>
          <table:table-cell office:value="16.724985995377708" office:value-type="float"/>
          <table:table-cell office:value="17.690518991625446" office:value-type="float"/>
          <table:table-cell office:value="7.406861262382441" office:value-type="float"/>
          <table:table-cell office:value="7.689053924916564" office:value-type="float"/>
          <table:table-cell office:value="7.89877839811412" office:value-type="float"/>
          <table:table-cell office:value="7.983573370336454" office:value-type="float"/>
          <table:table-cell office:value="8.118525874437005" office:value-type="float"/>
          <table:table-cell office:value="7.000170035905317" office:value-type="float"/>
          <table:table-cell office:value="7.977850253289668" office:value-type="float"/>
          <table:table-cell office:value="8.351762479726542" office:value-type="float"/>
          <table:table-cell office:value="8.432971104496302" office:value-type="float"/>
          <table:table-cell office:value="8.702408714548788" office:value-type="float"/>
          <table:table-cell office:value="8.813511109851241" office:value-type="float"/>
          <table:table-cell office:value="9.09093628286487" office:value-type="float"/>
          <table:table-cell office:value="9.151881260816662" office:value-type="float"/>
          <table:table-cell office:value="9.320852803232071" office:value-type="float"/>
          <table:table-cell office:value="9.430588214267917" office:value-type="float"/>
          <table:table-cell office:value="5.89430124945665" office:value-type="float"/>
          <table:table-cell office:value="6.624194164745" office:value-type="float"/>
          <table:table-cell office:value="6.781146458516091" office:value-type="float"/>
          <table:table-cell office:value="7.07566159268564" office:value-type="float"/>
          <table:table-cell office:value="7.347016303993479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.71287310295202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00396439405" office:value-type="float"/>
          <table:table-cell office:value="-17.4685382256200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813896530548" office:value-type="float"/>
          <table:table-cell office:value="17.33994022119311" office:value-type="float"/>
          <table:table-cell office:value="17.95717985627367" office:value-type="float"/>
          <table:table-cell office:value="7.204712922059427" office:value-type="float"/>
          <table:table-cell office:value="7.77089852874793" office:value-type="float"/>
          <table:table-cell office:value="8.020377540430426" office:value-type="float"/>
          <table:table-cell office:value="8.154831208039637" office:value-type="float"/>
          <table:table-cell office:value="9.010802627418684" office:value-type="float"/>
          <table:table-cell office:value="7.318361550575995" office:value-type="float"/>
          <table:table-cell office:value="8.097382561656916" office:value-type="float"/>
          <table:table-cell office:value="8.391977272936579" office:value-type="float"/>
          <table:table-cell office:value="8.513023971506394" office:value-type="float"/>
          <table:table-cell office:value="8.988925585623443" office:value-type="float"/>
          <table:table-cell office:value="8.712430142512805" office:value-type="float"/>
          <table:table-cell office:value="9.162157309583831" office:value-type="float"/>
          <table:table-cell office:value="9.339790279466754" office:value-type="float"/>
          <table:table-cell office:value="9.472775086696416" office:value-type="float"/>
          <table:table-cell office:value="9.875319017964504" office:value-type="float"/>
          <table:table-cell office:value="6.015187232667429" office:value-type="float"/>
          <table:table-cell office:value="6.846695770134326" office:value-type="float"/>
          <table:table-cell office:value="7.007928325645377" office:value-type="float"/>
          <table:table-cell office:value="7.255145882155653" office:value-type="float"/>
          <table:table-cell office:value="8.016870329250889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.74749411565890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4726785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72860504831471" office:value-type="float"/>
          <table:table-cell office:value="16.50371678016139" office:value-type="float"/>
          <table:table-cell office:value="17.131525832985222" office:value-type="float"/>
          <table:table-cell office:value="17.980905179061143" office:value-type="float"/>
          <table:table-cell office:value="6.872804807754685" office:value-type="float"/>
          <table:table-cell office:value="7.744607107393573" office:value-type="float"/>
          <table:table-cell office:value="7.965840729779028" office:value-type="float"/>
          <table:table-cell office:value="8.235310227876944" office:value-type="float"/>
          <table:table-cell office:value="9.387920397021407" office:value-type="float"/>
          <table:table-cell office:value="6.673102226710464" office:value-type="float"/>
          <table:table-cell office:value="7.659435075237964" office:value-type="float"/>
          <table:table-cell office:value="8.056604731317005" office:value-type="float"/>
          <table:table-cell office:value="8.337399333666227" office:value-type="float"/>
          <table:table-cell office:value="8.977674055289413" office:value-type="float"/>
          <table:table-cell office:value="8.221267108527131" office:value-type="float"/>
          <table:table-cell office:value="8.775851205724987" office:value-type="float"/>
          <table:table-cell office:value="8.962109027584699" office:value-type="float"/>
          <table:table-cell office:value="9.146786589616735" office:value-type="float"/>
          <table:table-cell office:value="10.158795854482017" office:value-type="float"/>
          <table:table-cell office:value="5.456058495580006" office:value-type="float"/>
          <table:table-cell office:value="6.790371149748386" office:value-type="float"/>
          <table:table-cell office:value="7.009294190463354" office:value-type="float"/>
          <table:table-cell office:value="7.2276360772752275" office:value-type="float"/>
          <table:table-cell office:value="8.228246104697229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.70674178860029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838970893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7435499617956" office:value-type="float"/>
          <table:table-cell office:value="16.400412434849173" office:value-type="float"/>
          <table:table-cell office:value="17.058287250614658" office:value-type="float"/>
          <table:table-cell office:value="17.997997194111402" office:value-type="float"/>
          <table:table-cell office:value="6.998906243246228" office:value-type="float"/>
          <table:table-cell office:value="7.597302148421742" office:value-type="float"/>
          <table:table-cell office:value="7.780884488572761" office:value-type="float"/>
          <table:table-cell office:value="8.05589398667537" office:value-type="float"/>
          <table:table-cell office:value="8.665323526438788" office:value-type="float"/>
          <table:table-cell office:value="6.656214724832251" office:value-type="float"/>
          <table:table-cell office:value="8.009466698163106" office:value-type="float"/>
          <table:table-cell office:value="8.260599909402313" office:value-type="float"/>
          <table:table-cell office:value="8.427544837978619" office:value-type="float"/>
          <table:table-cell office:value="8.750301768271294" office:value-type="float"/>
          <table:table-cell office:value="8.419812406032277" office:value-type="float"/>
          <table:table-cell office:value="8.917734909343972" office:value-type="float"/>
          <table:table-cell office:value="9.07955628270062" office:value-type="float"/>
          <table:table-cell office:value="9.246334797750912" office:value-type="float"/>
          <table:table-cell office:value="9.727800521031055" office:value-type="float"/>
          <table:table-cell office:value="5.715433446957222" office:value-type="float"/>
          <table:table-cell office:value="6.717727771727574" office:value-type="float"/>
          <table:table-cell office:value="6.905135105405224" office:value-type="float"/>
          <table:table-cell office:value="7.096524170936981" office:value-type="float"/>
          <table:table-cell office:value="7.949764041935369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.68594433483260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7859385804" office:value-type="float"/>
          <table:table-cell office:value="-17.460351574773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2633164265286" office:value-type="float"/>
          <table:table-cell office:value="16.689619006663403" office:value-type="float"/>
          <table:table-cell office:value="17.92943347124774" office:value-type="float"/>
          <table:table-cell office:value="6.7764300232817964" office:value-type="float"/>
          <table:table-cell office:value="7.521991830574516" office:value-type="float"/>
          <table:table-cell office:value="7.835301843309482" office:value-type="float"/>
          <table:table-cell office:value="8.099678310143759" office:value-type="float"/>
          <table:table-cell office:value="8.571859225279171" office:value-type="float"/>
          <table:table-cell office:value="7.218753771688089" office:value-type="float"/>
          <table:table-cell office:value="8.050120608656085" office:value-type="float"/>
          <table:table-cell office:value="8.28262988832551" office:value-type="float"/>
          <table:table-cell office:value="8.467114045746122" office:value-type="float"/>
          <table:table-cell office:value="9.334266321057948" office:value-type="float"/>
          <table:table-cell office:value="8.234549812498722" office:value-type="float"/>
          <table:table-cell office:value="8.866893531282184" office:value-type="float"/>
          <table:table-cell office:value="9.068948623496656" office:value-type="float"/>
          <table:table-cell office:value="9.223493291305445" office:value-type="float"/>
          <table:table-cell office:value="9.720432964194597" office:value-type="float"/>
          <table:table-cell office:value="6.0843020287425675" office:value-type="float"/>
          <table:table-cell office:value="6.820820441489596" office:value-type="float"/>
          <table:table-cell office:value="7.082693746911687" office:value-type="float"/>
          <table:table-cell office:value="7.280364892778871" office:value-type="float"/>
          <table:table-cell office:value="7.877140864114926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.74898657649397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410782154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11783766563755" office:value-type="float"/>
          <table:table-cell office:value="15.942968391524564" office:value-type="float"/>
          <table:table-cell office:value="17.10753100165209" office:value-type="float"/>
          <table:table-cell office:value="17.97430635862534" office:value-type="float"/>
          <table:table-cell office:value="7.045899569169043" office:value-type="float"/>
          <table:table-cell office:value="7.693961469257032" office:value-type="float"/>
          <table:table-cell office:value="7.947552648228628" office:value-type="float"/>
          <table:table-cell office:value="8.250138527993801" office:value-type="float"/>
          <table:table-cell office:value="8.907816752527822" office:value-type="float"/>
          <table:table-cell office:value="6.462085580770536" office:value-type="float"/>
          <table:table-cell office:value="7.648988540513037" office:value-type="float"/>
          <table:table-cell office:value="8.07258189985102" office:value-type="float"/>
          <table:table-cell office:value="8.289884942581683" office:value-type="float"/>
          <table:table-cell office:value="8.950358864982585" office:value-type="float"/>
          <table:table-cell office:value="8.22121794591914" office:value-type="float"/>
          <table:table-cell office:value="8.821022671395184" office:value-type="float"/>
          <table:table-cell office:value="9.000641708735136" office:value-type="float"/>
          <table:table-cell office:value="9.280950935377213" office:value-type="float"/>
          <table:table-cell office:value="9.70209804658824" office:value-type="float"/>
          <table:table-cell office:value="6.0162688453450075" office:value-type="float"/>
          <table:table-cell office:value="6.682697433572911" office:value-type="float"/>
          <table:table-cell office:value="6.866824315807371" office:value-type="float"/>
          <table:table-cell office:value="7.066901034843548" office:value-type="float"/>
          <table:table-cell office:value="7.55905985277306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.69733668633292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6863526772" office:value-type="float"/>
          <table:table-cell office:value="-17.475062916727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2929788914383" office:value-type="float"/>
          <table:table-cell office:value="17.051496934004504" office:value-type="float"/>
          <table:table-cell office:value="17.93560671204633" office:value-type="float"/>
          <table:table-cell office:value="7.172155877229063" office:value-type="float"/>
          <table:table-cell office:value="7.570691258535469" office:value-type="float"/>
          <table:table-cell office:value="7.810409122209963" office:value-type="float"/>
          <table:table-cell office:value="7.964700439439676" office:value-type="float"/>
          <table:table-cell office:value="8.760228585649799" office:value-type="float"/>
          <table:table-cell office:value="6.945945848479363" office:value-type="float"/>
          <table:table-cell office:value="7.938553969434595" office:value-type="float"/>
          <table:table-cell office:value="8.282617753753582" office:value-type="float"/>
          <table:table-cell office:value="8.434598225940587" office:value-type="float"/>
          <table:table-cell office:value="8.843454330234596" office:value-type="float"/>
          <table:table-cell office:value="8.31317260038597" office:value-type="float"/>
          <table:table-cell office:value="8.83601839705126" office:value-type="float"/>
          <table:table-cell office:value="9.017312022271353" office:value-type="float"/>
          <table:table-cell office:value="9.156152082106122" office:value-type="float"/>
          <table:table-cell office:value="9.64153306325888" office:value-type="float"/>
          <table:table-cell office:value="5.88373619807394" office:value-type="float"/>
          <table:table-cell office:value="6.687724340836929" office:value-type="float"/>
          <table:table-cell office:value="7.026460794973133" office:value-type="float"/>
          <table:table-cell office:value="7.269282442684734" office:value-type="float"/>
          <table:table-cell office:value="7.7758544113613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.68207315071238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298240870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58957119435512" office:value-type="float"/>
          <table:table-cell office:value="17.018250107295806" office:value-type="float"/>
          <table:table-cell office:value="17.48257987276261" office:value-type="float"/>
          <table:table-cell office:value="17.999411778832545" office:value-type="float"/>
          <table:table-cell office:value="7.2619835220166875" office:value-type="float"/>
          <table:table-cell office:value="7.79267690280674" office:value-type="float"/>
          <table:table-cell office:value="7.960063501212211" office:value-type="float"/>
          <table:table-cell office:value="8.13850402301026" office:value-type="float"/>
          <table:table-cell office:value="8.586142920773952" office:value-type="float"/>
          <table:table-cell office:value="7.3023850879044785" office:value-type="float"/>
          <table:table-cell office:value="8.38274425032192" office:value-type="float"/>
          <table:table-cell office:value="8.499803920319584" office:value-type="float"/>
          <table:table-cell office:value="8.60820755911508" office:value-type="float"/>
          <table:table-cell office:value="8.900876435280683" office:value-type="float"/>
          <table:table-cell office:value="8.619354967456918" office:value-type="float"/>
          <table:table-cell office:value="9.035972582709068" office:value-type="float"/>
          <table:table-cell office:value="9.188898791726778" office:value-type="float"/>
          <table:table-cell office:value="9.408984208557262" office:value-type="float"/>
          <table:table-cell office:value="9.816772036816257" office:value-type="float"/>
          <table:table-cell office:value="6.053946354783598" office:value-type="float"/>
          <table:table-cell office:value="7.03675565381309" office:value-type="float"/>
          <table:table-cell office:value="7.236504612851874" office:value-type="float"/>
          <table:table-cell office:value="7.3651632170314345" office:value-type="float"/>
          <table:table-cell office:value="7.915466562542232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.70396571759134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47558784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9716509305812" office:value-type="float"/>
          <table:table-cell office:value="16.57744712442873" office:value-type="float"/>
          <table:table-cell office:value="17.292070805827816" office:value-type="float"/>
          <table:table-cell office:value="17.978691173175484" office:value-type="float"/>
          <table:table-cell office:value="7.289889518123471" office:value-type="float"/>
          <table:table-cell office:value="7.754067483992262" office:value-type="float"/>
          <table:table-cell office:value="7.982913911098638" office:value-type="float"/>
          <table:table-cell office:value="8.160070069143046" office:value-type="float"/>
          <table:table-cell office:value="8.844163474204443" office:value-type="float"/>
          <table:table-cell office:value="6.6719137463680145" office:value-type="float"/>
          <table:table-cell office:value="8.030829107456501" office:value-type="float"/>
          <table:table-cell office:value="8.40621204630403" office:value-type="float"/>
          <table:table-cell office:value="8.599569944256967" office:value-type="float"/>
          <table:table-cell office:value="9.079414190720637" office:value-type="float"/>
          <table:table-cell office:value="8.535139612814254" office:value-type="float"/>
          <table:table-cell office:value="9.017396834440689" office:value-type="float"/>
          <table:table-cell office:value="9.186107451357293" office:value-type="float"/>
          <table:table-cell office:value="9.342872190820955" office:value-type="float"/>
          <table:table-cell office:value="9.918541041099804" office:value-type="float"/>
          <table:table-cell office:value="5.627806894819463" office:value-type="float"/>
          <table:table-cell office:value="6.867862232323196" office:value-type="float"/>
          <table:table-cell office:value="7.118028495875496" office:value-type="float"/>
          <table:table-cell office:value="7.328700897766902" office:value-type="float"/>
          <table:table-cell office:value="7.874685783597951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.70179810894411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10987123654" office:value-type="float"/>
          <table:table-cell office:value="-17.4719827533645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55976462028" office:value-type="float"/>
          <table:table-cell office:value="17.12019827836821" office:value-type="float"/>
          <table:table-cell office:value="17.630412372749838" office:value-type="float"/>
          <table:table-cell office:value="7.604643725322653" office:value-type="float"/>
          <table:table-cell office:value="7.649030517712728" office:value-type="float"/>
          <table:table-cell office:value="8.017963964882998" office:value-type="float"/>
          <table:table-cell office:value="8.088508163307498" office:value-type="float"/>
          <table:table-cell office:value="9.371485166143138" office:value-type="float"/>
          <table:table-cell office:value="8.15811248018532" office:value-type="float"/>
          <table:table-cell office:value="8.34144583708115" office:value-type="float"/>
          <table:table-cell office:value="8.423357238146579" office:value-type="float"/>
          <table:table-cell office:value="8.561973723186133" office:value-type="float"/>
          <table:table-cell office:value="8.706633196717721" office:value-type="float"/>
          <table:table-cell office:value="9.20467353702336" office:value-type="float"/>
          <table:table-cell office:value="9.392286033169716" office:value-type="float"/>
          <table:table-cell office:value="9.467090646826552" office:value-type="float"/>
          <table:table-cell office:value="9.518538063176477" office:value-type="float"/>
          <table:table-cell office:value="10.174192442155142" office:value-type="float"/>
          <table:table-cell office:value="6.637311715876709" office:value-type="float"/>
          <table:table-cell office:value="6.718243536577962" office:value-type="float"/>
          <table:table-cell office:value="6.823327426445871" office:value-type="float"/>
          <table:table-cell office:value="7.060045994386088" office:value-type="float"/>
          <table:table-cell office:value="7.903925920705719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.0" office:value-type="float"/>
          <table:table-cell office:value="0.67450559849024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322753734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9536220828925" office:value-type="float"/>
          <table:table-cell office:value="16.692085579929156" office:value-type="float"/>
          <table:table-cell office:value="17.145678127740627" office:value-type="float"/>
          <table:table-cell office:value="17.968221748663705" office:value-type="float"/>
          <table:table-cell office:value="7.624672984263889" office:value-type="float"/>
          <table:table-cell office:value="7.71782580538228" office:value-type="float"/>
          <table:table-cell office:value="7.940678651832343" office:value-type="float"/>
          <table:table-cell office:value="8.008745136713557" office:value-type="float"/>
          <table:table-cell office:value="8.423995729059545" office:value-type="float"/>
          <table:table-cell office:value="7.948976459073241" office:value-type="float"/>
          <table:table-cell office:value="8.220811644660944" office:value-type="float"/>
          <table:table-cell office:value="8.36988771415978" office:value-type="float"/>
          <table:table-cell office:value="8.668964878110764" office:value-type="float"/>
          <table:table-cell office:value="9.18616618474934" office:value-type="float"/>
          <table:table-cell office:value="9.001107219770464" office:value-type="float"/>
          <table:table-cell office:value="9.061934290140531" office:value-type="float"/>
          <table:table-cell office:value="9.141220417624895" office:value-type="float"/>
          <table:table-cell office:value="9.328133633605237" office:value-type="float"/>
          <table:table-cell office:value="9.634621671186899" office:value-type="float"/>
          <table:table-cell office:value="6.554249436316332" office:value-type="float"/>
          <table:table-cell office:value="6.670951866169332" office:value-type="float"/>
          <table:table-cell office:value="7.128385502589475" office:value-type="float"/>
          <table:table-cell office:value="7.385448553773697" office:value-type="float"/>
          <table:table-cell office:value="7.837435322344633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.66697437688675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1258132565" office:value-type="float"/>
          <table:table-cell office:value="-17.475359958040777" office:value-type="float"/>
          <table:table-cell office:value="-17.450903949554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8621446869262" office:value-type="float"/>
          <table:table-cell office:value="17.955576175252506" office:value-type="float"/>
          <table:table-cell office:value="7.024624939515583" office:value-type="float"/>
          <table:table-cell office:value="7.691255451323059" office:value-type="float"/>
          <table:table-cell office:value="7.890023693069809" office:value-type="float"/>
          <table:table-cell office:value="8.02808480441205" office:value-type="float"/>
          <table:table-cell office:value="8.60959007213517" office:value-type="float"/>
          <table:table-cell office:value="7.541524428587472" office:value-type="float"/>
          <table:table-cell office:value="8.326340469032015" office:value-type="float"/>
          <table:table-cell office:value="8.557296203747123" office:value-type="float"/>
          <table:table-cell office:value="8.747935190419625" office:value-type="float"/>
          <table:table-cell office:value="9.175781387808144" office:value-type="float"/>
          <table:table-cell office:value="8.653381871146328" office:value-type="float"/>
          <table:table-cell office:value="9.198890452301548" office:value-type="float"/>
          <table:table-cell office:value="9.378066328105799" office:value-type="float"/>
          <table:table-cell office:value="9.514148457640399" office:value-type="float"/>
          <table:table-cell office:value="9.880666002200396" office:value-type="float"/>
          <table:table-cell office:value="5.774432281431446" office:value-type="float"/>
          <table:table-cell office:value="6.723117650337372" office:value-type="float"/>
          <table:table-cell office:value="7.011017938613344" office:value-type="float"/>
          <table:table-cell office:value="7.301865340919399" office:value-type="float"/>
          <table:table-cell office:value="7.878530461103438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.73168987733576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437565231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3665211635512" office:value-type="float"/>
          <table:table-cell office:value="16.55240325547943" office:value-type="float"/>
          <table:table-cell office:value="17.179711519759366" office:value-type="float"/>
          <table:table-cell office:value="17.974968575601736" office:value-type="float"/>
          <table:table-cell office:value="7.0995552637440476" office:value-type="float"/>
          <table:table-cell office:value="7.619347278030615" office:value-type="float"/>
          <table:table-cell office:value="7.8127745973171265" office:value-type="float"/>
          <table:table-cell office:value="8.064688241263081" office:value-type="float"/>
          <table:table-cell office:value="8.640707975762533" office:value-type="float"/>
          <table:table-cell office:value="7.124480394750051" office:value-type="float"/>
          <table:table-cell office:value="7.704970844514397" office:value-type="float"/>
          <table:table-cell office:value="8.103683888008574" office:value-type="float"/>
          <table:table-cell office:value="8.345727512986596" office:value-type="float"/>
          <table:table-cell office:value="9.003001932518725" office:value-type="float"/>
          <table:table-cell office:value="8.498386087419473" office:value-type="float"/>
          <table:table-cell office:value="8.841061474519062" office:value-type="float"/>
          <table:table-cell office:value="8.93646215520154" office:value-type="float"/>
          <table:table-cell office:value="9.163240275705247" office:value-type="float"/>
          <table:table-cell office:value="9.851509038726036" office:value-type="float"/>
          <table:table-cell office:value="5.747450479314508" office:value-type="float"/>
          <table:table-cell office:value="6.600642898362846" office:value-type="float"/>
          <table:table-cell office:value="6.800104371404235" office:value-type="float"/>
          <table:table-cell office:value="7.0434463508975576" office:value-type="float"/>
          <table:table-cell office:value="7.769700273577809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.219730974618416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66174795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08168042539166" office:value-type="float"/>
          <table:table-cell office:value="16.484510286968938" office:value-type="float"/>
          <table:table-cell office:value="16.88907150779275" office:value-type="float"/>
          <table:table-cell office:value="17.989069498056466" office:value-type="float"/>
          <table:table-cell office:value="7.047886055272502" office:value-type="float"/>
          <table:table-cell office:value="7.612382571115497" office:value-type="float"/>
          <table:table-cell office:value="7.828988304737569" office:value-type="float"/>
          <table:table-cell office:value="7.9102327770072876" office:value-type="float"/>
          <table:table-cell office:value="8.337370735585697" office:value-type="float"/>
          <table:table-cell office:value="6.901034270133634" office:value-type="float"/>
          <table:table-cell office:value="7.253219686657273" office:value-type="float"/>
          <table:table-cell office:value="7.541540698733602" office:value-type="float"/>
          <table:table-cell office:value="7.776721469661465" office:value-type="float"/>
          <table:table-cell office:value="8.33898112284799" office:value-type="float"/>
          <table:table-cell office:value="8.372155261907235" office:value-type="float"/>
          <table:table-cell office:value="8.535787891681984" office:value-type="float"/>
          <table:table-cell office:value="8.683822438816136" office:value-type="float"/>
          <table:table-cell office:value="8.824080806883202" office:value-type="float"/>
          <table:table-cell office:value="9.682696127701861" office:value-type="float"/>
          <table:table-cell office:value="5.883823726313551" office:value-type="float"/>
          <table:table-cell office:value="6.5735380984994585" office:value-type="float"/>
          <table:table-cell office:value="6.681978468473609" office:value-type="float"/>
          <table:table-cell office:value="6.740510533907503" office:value-type="float"/>
          <table:table-cell office:value="7.255361904014774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.73706833331846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8763753047" office:value-type="float"/>
          <table:table-cell office:value="-17.478519494672824" office:value-type="float"/>
          <table:table-cell office:value="-17.4194433099549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594557681275" office:value-type="float"/>
          <table:table-cell office:value="17.95324163169166" office:value-type="float"/>
          <table:table-cell office:value="7.218178507556511" office:value-type="float"/>
          <table:table-cell office:value="7.857509763481933" office:value-type="float"/>
          <table:table-cell office:value="8.088853972580434" office:value-type="float"/>
          <table:table-cell office:value="8.31833158378036" office:value-type="float"/>
          <table:table-cell office:value="9.062298785045927" office:value-type="float"/>
          <table:table-cell office:value="7.184091794979036" office:value-type="float"/>
          <table:table-cell office:value="7.9950635580714" office:value-type="float"/>
          <table:table-cell office:value="8.217620521648675" office:value-type="float"/>
          <table:table-cell office:value="8.462520456924462" office:value-type="float"/>
          <table:table-cell office:value="8.878665131839632" office:value-type="float"/>
          <table:table-cell office:value="8.334451920025565" office:value-type="float"/>
          <table:table-cell office:value="8.893124785289281" office:value-type="float"/>
          <table:table-cell office:value="9.07724596629854" office:value-type="float"/>
          <table:table-cell office:value="9.217768145927344" office:value-type="float"/>
          <table:table-cell office:value="9.70519486927768" office:value-type="float"/>
          <table:table-cell office:value="6.020271494645686" office:value-type="float"/>
          <table:table-cell office:value="7.006747928770668" office:value-type="float"/>
          <table:table-cell office:value="7.230524418787554" office:value-type="float"/>
          <table:table-cell office:value="7.453984746071023" office:value-type="float"/>
          <table:table-cell office:value="7.9771556486457875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.74802392382585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24495653147" office:value-type="float"/>
          <table:table-cell office:value="-17.4507897094080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456098214015" office:value-type="float"/>
          <table:table-cell office:value="17.253918841675194" office:value-type="float"/>
          <table:table-cell office:value="17.994431393256658" office:value-type="float"/>
          <table:table-cell office:value="7.15628343714401" office:value-type="float"/>
          <table:table-cell office:value="7.659474085580337" office:value-type="float"/>
          <table:table-cell office:value="7.8608275692463785" office:value-type="float"/>
          <table:table-cell office:value="8.006851277484184" office:value-type="float"/>
          <table:table-cell office:value="8.46704436377983" office:value-type="float"/>
          <table:table-cell office:value="6.899378696628364" office:value-type="float"/>
          <table:table-cell office:value="7.599313326185363" office:value-type="float"/>
          <table:table-cell office:value="7.95990129120543" office:value-type="float"/>
          <table:table-cell office:value="8.217281509354763" office:value-type="float"/>
          <table:table-cell office:value="9.002211599739155" office:value-type="float"/>
          <table:table-cell office:value="8.622881829409787" office:value-type="float"/>
          <table:table-cell office:value="8.902678896296404" office:value-type="float"/>
          <table:table-cell office:value="9.024678285019244" office:value-type="float"/>
          <table:table-cell office:value="9.143138194367491" office:value-type="float"/>
          <table:table-cell office:value="9.634929627007242" office:value-type="float"/>
          <table:table-cell office:value="5.783445919236522" office:value-type="float"/>
          <table:table-cell office:value="6.4902134337262325" office:value-type="float"/>
          <table:table-cell office:value="6.715828947370984" office:value-type="float"/>
          <table:table-cell office:value="6.958110559585506" office:value-type="float"/>
          <table:table-cell office:value="7.586350075233855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.69549512306197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9232480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4061378010177" office:value-type="float"/>
          <table:table-cell office:value="15.965630382603951" office:value-type="float"/>
          <table:table-cell office:value="16.77846965153101" office:value-type="float"/>
          <table:table-cell office:value="17.729742377346014" office:value-type="float"/>
          <table:table-cell office:value="7.162830126784609" office:value-type="float"/>
          <table:table-cell office:value="7.586126115008304" office:value-type="float"/>
          <table:table-cell office:value="7.857260130639045" office:value-type="float"/>
          <table:table-cell office:value="8.00191264877208" office:value-type="float"/>
          <table:table-cell office:value="9.248876388926702" office:value-type="float"/>
          <table:table-cell office:value="6.955262918797284" office:value-type="float"/>
          <table:table-cell office:value="8.167974770041717" office:value-type="float"/>
          <table:table-cell office:value="8.287298839264096" office:value-type="float"/>
          <table:table-cell office:value="8.470506301238544" office:value-type="float"/>
          <table:table-cell office:value="9.14309953903798" office:value-type="float"/>
          <table:table-cell office:value="8.423256711759235" office:value-type="float"/>
          <table:table-cell office:value="9.032196809897664" office:value-type="float"/>
          <table:table-cell office:value="9.226670960360034" office:value-type="float"/>
          <table:table-cell office:value="9.391386028970047" office:value-type="float"/>
          <table:table-cell office:value="9.934372250634121" office:value-type="float"/>
          <table:table-cell office:value="5.835035033295264" office:value-type="float"/>
          <table:table-cell office:value="6.583254476386037" office:value-type="float"/>
          <table:table-cell office:value="6.922299071429373" office:value-type="float"/>
          <table:table-cell office:value="7.122479968094151" office:value-type="float"/>
          <table:table-cell office:value="8.484622946752811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.71501257557673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254600481113" office:value-type="float"/>
          <table:table-cell office:value="-17.4666037293494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2239758446941" office:value-type="float"/>
          <table:table-cell office:value="16.631277440376422" office:value-type="float"/>
          <table:table-cell office:value="16.631277440376422" office:value-type="float"/>
          <table:table-cell office:value="7.578812443076829" office:value-type="float"/>
          <table:table-cell office:value="8.042463267192879" office:value-type="float"/>
          <table:table-cell office:value="8.064615939659742" office:value-type="float"/>
          <table:table-cell office:value="8.343687609656728" office:value-type="float"/>
          <table:table-cell office:value="8.343687609656728" office:value-type="float"/>
          <table:table-cell office:value="7.55000552289339" office:value-type="float"/>
          <table:table-cell office:value="8.429468534418813" office:value-type="float"/>
          <table:table-cell office:value="8.707390281801779" office:value-type="float"/>
          <table:table-cell office:value="8.755171743451234" office:value-type="float"/>
          <table:table-cell office:value="8.755171743451234" office:value-type="float"/>
          <table:table-cell office:value="9.044679012397356" office:value-type="float"/>
          <table:table-cell office:value="9.28331478181369" office:value-type="float"/>
          <table:table-cell office:value="9.398391061330079" office:value-type="float"/>
          <table:table-cell office:value="9.41517124175585" office:value-type="float"/>
          <table:table-cell office:value="9.41517124175585" office:value-type="float"/>
          <table:table-cell office:value="6.610378350736427" office:value-type="float"/>
          <table:table-cell office:value="7.078913232322704" office:value-type="float"/>
          <table:table-cell office:value="7.241523712481252" office:value-type="float"/>
          <table:table-cell office:value="7.399243949314034" office:value-type="float"/>
          <table:table-cell office:value="7.399243949314034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.70245322051930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9021141509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9792250213025" office:value-type="float"/>
          <table:table-cell office:value="16.930632970867208" office:value-type="float"/>
          <table:table-cell office:value="17.334934657996868" office:value-type="float"/>
          <table:table-cell office:value="17.824906883753382" office:value-type="float"/>
          <table:table-cell office:value="7.300252634235879" office:value-type="float"/>
          <table:table-cell office:value="7.502459737754663" office:value-type="float"/>
          <table:table-cell office:value="7.7060126999950525" office:value-type="float"/>
          <table:table-cell office:value="8.152557232357497" office:value-type="float"/>
          <table:table-cell office:value="9.000806957797547" office:value-type="float"/>
          <table:table-cell office:value="7.65755874218763" office:value-type="float"/>
          <table:table-cell office:value="7.972163979064186" office:value-type="float"/>
          <table:table-cell office:value="8.334328158353657" office:value-type="float"/>
          <table:table-cell office:value="8.437062108024257" office:value-type="float"/>
          <table:table-cell office:value="8.684056514837478" office:value-type="float"/>
          <table:table-cell office:value="8.784679516052687" office:value-type="float"/>
          <table:table-cell office:value="8.972317420778069" office:value-type="float"/>
          <table:table-cell office:value="9.107122841710249" office:value-type="float"/>
          <table:table-cell office:value="9.213778097748943" office:value-type="float"/>
          <table:table-cell office:value="9.844743896996189" office:value-type="float"/>
          <table:table-cell office:value="5.891312793706951" office:value-type="float"/>
          <table:table-cell office:value="6.88723886751778" office:value-type="float"/>
          <table:table-cell office:value="7.049302905616027" office:value-type="float"/>
          <table:table-cell office:value="7.131316904822803" office:value-type="float"/>
          <table:table-cell office:value="7.531853610721295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.0" office:value-type="float"/>
          <table:table-cell office:value="0.68026524041008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4132288246875" office:value-type="float"/>
          <table:table-cell office:value="16.060900851761595" office:value-type="float"/>
          <table:table-cell office:value="16.51446036246917" office:value-type="float"/>
          <table:table-cell office:value="17.287337286211578" office:value-type="float"/>
          <table:table-cell office:value="17.287337286211578" office:value-type="float"/>
          <table:table-cell office:value="7.7899534557373045" office:value-type="float"/>
          <table:table-cell office:value="7.793262003371661" office:value-type="float"/>
          <table:table-cell office:value="7.8316187692449475" office:value-type="float"/>
          <table:table-cell office:value="8.009485004079217" office:value-type="float"/>
          <table:table-cell office:value="8.009485004079217" office:value-type="float"/>
          <table:table-cell office:value="8.100238002062614" office:value-type="float"/>
          <table:table-cell office:value="8.316966960831937" office:value-type="float"/>
          <table:table-cell office:value="8.434928388952343" office:value-type="float"/>
          <table:table-cell office:value="8.609788881046617" office:value-type="float"/>
          <table:table-cell office:value="8.609788881046617" office:value-type="float"/>
          <table:table-cell office:value="9.180186814498988" office:value-type="float"/>
          <table:table-cell office:value="9.187255047604387" office:value-type="float"/>
          <table:table-cell office:value="9.188754309469811" office:value-type="float"/>
          <table:table-cell office:value="9.25084470649681" office:value-type="float"/>
          <table:table-cell office:value="9.25084470649681" office:value-type="float"/>
          <table:table-cell office:value="6.642655298937465" office:value-type="float"/>
          <table:table-cell office:value="6.919665368964855" office:value-type="float"/>
          <table:table-cell office:value="7.255659083561747" office:value-type="float"/>
          <table:table-cell office:value="7.261220835792578" office:value-type="float"/>
          <table:table-cell office:value="7.261220835792578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.7244956086221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70285802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7581138415329" office:value-type="float"/>
          <table:table-cell office:value="16.635860190802056" office:value-type="float"/>
          <table:table-cell office:value="17.270138848415275" office:value-type="float"/>
          <table:table-cell office:value="17.96832804270835" office:value-type="float"/>
          <table:table-cell office:value="6.978420425403766" office:value-type="float"/>
          <table:table-cell office:value="7.58510387364184" office:value-type="float"/>
          <table:table-cell office:value="7.7653871627979605" office:value-type="float"/>
          <table:table-cell office:value="7.995826686387073" office:value-type="float"/>
          <table:table-cell office:value="9.220639765256038" office:value-type="float"/>
          <table:table-cell office:value="6.817166189028438" office:value-type="float"/>
          <table:table-cell office:value="7.626904353721173" office:value-type="float"/>
          <table:table-cell office:value="8.11219605214752" office:value-type="float"/>
          <table:table-cell office:value="8.443016026406788" office:value-type="float"/>
          <table:table-cell office:value="8.999948680350112" office:value-type="float"/>
          <table:table-cell office:value="8.453094739343065" office:value-type="float"/>
          <table:table-cell office:value="8.954010457813029" office:value-type="float"/>
          <table:table-cell office:value="9.077556788026456" office:value-type="float"/>
          <table:table-cell office:value="9.241645650932186" office:value-type="float"/>
          <table:table-cell office:value="9.789549010757533" office:value-type="float"/>
          <table:table-cell office:value="5.684035342577518" office:value-type="float"/>
          <table:table-cell office:value="6.4324408904016845" office:value-type="float"/>
          <table:table-cell office:value="6.716179581999259" office:value-type="float"/>
          <table:table-cell office:value="7.009184040638772" office:value-type="float"/>
          <table:table-cell office:value="8.240686929071202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.73956383049763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274373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17272521502622" office:value-type="float"/>
          <table:table-cell office:value="16.877358915891698" office:value-type="float"/>
          <table:table-cell office:value="17.37078692323367" office:value-type="float"/>
          <table:table-cell office:value="17.9834195469492" office:value-type="float"/>
          <table:table-cell office:value="7.183139395184163" office:value-type="float"/>
          <table:table-cell office:value="7.722499784347832" office:value-type="float"/>
          <table:table-cell office:value="7.802022187542436" office:value-type="float"/>
          <table:table-cell office:value="7.957147636350287" office:value-type="float"/>
          <table:table-cell office:value="8.444010602343711" office:value-type="float"/>
          <table:table-cell office:value="7.0033350984275895" office:value-type="float"/>
          <table:table-cell office:value="7.492761052976229" office:value-type="float"/>
          <table:table-cell office:value="8.05497051662812" office:value-type="float"/>
          <table:table-cell office:value="8.21102009370917" office:value-type="float"/>
          <table:table-cell office:value="8.817715438574478" office:value-type="float"/>
          <table:table-cell office:value="8.638096859014299" office:value-type="float"/>
          <table:table-cell office:value="8.937716893027883" office:value-type="float"/>
          <table:table-cell office:value="9.096912494166018" office:value-type="float"/>
          <table:table-cell office:value="9.253635858417649" office:value-type="float"/>
          <table:table-cell office:value="9.469275899885758" office:value-type="float"/>
          <table:table-cell office:value="5.983004275128977" office:value-type="float"/>
          <table:table-cell office:value="6.523954505681422" office:value-type="float"/>
          <table:table-cell office:value="6.679155520715864" office:value-type="float"/>
          <table:table-cell office:value="6.7951563478455785" office:value-type="float"/>
          <table:table-cell office:value="7.348475026325202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.69016623101081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591827569" office:value-type="float"/>
          <table:table-cell office:value="-17.4722224718867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9874927544669" office:value-type="float"/>
          <table:table-cell office:value="17.24499086472547" office:value-type="float"/>
          <table:table-cell office:value="17.980858860320737" office:value-type="float"/>
          <table:table-cell office:value="6.791163666852557" office:value-type="float"/>
          <table:table-cell office:value="7.727296751447368" office:value-type="float"/>
          <table:table-cell office:value="7.88733465014816" office:value-type="float"/>
          <table:table-cell office:value="8.066318142687225" office:value-type="float"/>
          <table:table-cell office:value="9.204321160460948" office:value-type="float"/>
          <table:table-cell office:value="7.155739874965796" office:value-type="float"/>
          <table:table-cell office:value="8.195836589554833" office:value-type="float"/>
          <table:table-cell office:value="8.369713556751906" office:value-type="float"/>
          <table:table-cell office:value="8.532738752130891" office:value-type="float"/>
          <table:table-cell office:value="9.046436033606323" office:value-type="float"/>
          <table:table-cell office:value="8.278062297985056" office:value-type="float"/>
          <table:table-cell office:value="9.001393540318915" office:value-type="float"/>
          <table:table-cell office:value="9.162610335684128" office:value-type="float"/>
          <table:table-cell office:value="9.312778371118629" office:value-type="float"/>
          <table:table-cell office:value="10.16521043440933" office:value-type="float"/>
          <table:table-cell office:value="6.22582247592999" office:value-type="float"/>
          <table:table-cell office:value="6.895839197584602" office:value-type="float"/>
          <table:table-cell office:value="7.063712777937388" office:value-type="float"/>
          <table:table-cell office:value="7.265000157281957" office:value-type="float"/>
          <table:table-cell office:value="7.805404275412174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.72694497237777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8493578883" office:value-type="float"/>
          <table:table-cell office:value="-17.492964981109004" office:value-type="float"/>
          <table:table-cell office:value="-17.472265643203823" office:value-type="float"/>
          <table:table-cell office:value="-17.428996188382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8389294349554" office:value-type="float"/>
          <table:table-cell office:value="7.12112399415895" office:value-type="float"/>
          <table:table-cell office:value="7.603771491336833" office:value-type="float"/>
          <table:table-cell office:value="7.813287948526077" office:value-type="float"/>
          <table:table-cell office:value="8.092518155206198" office:value-type="float"/>
          <table:table-cell office:value="8.72176909098566" office:value-type="float"/>
          <table:table-cell office:value="7.72611906783513" office:value-type="float"/>
          <table:table-cell office:value="7.922492112951254" office:value-type="float"/>
          <table:table-cell office:value="7.934361079321848" office:value-type="float"/>
          <table:table-cell office:value="8.032023829008622" office:value-type="float"/>
          <table:table-cell office:value="8.587169748035379" office:value-type="float"/>
          <table:table-cell office:value="8.793211411151425" office:value-type="float"/>
          <table:table-cell office:value="9.013104768581496" office:value-type="float"/>
          <table:table-cell office:value="9.035552277516057" office:value-type="float"/>
          <table:table-cell office:value="9.224831938231162" office:value-type="float"/>
          <table:table-cell office:value="9.617554478910044" office:value-type="float"/>
          <table:table-cell office:value="6.145056196385579" office:value-type="float"/>
          <table:table-cell office:value="6.509040928326337" office:value-type="float"/>
          <table:table-cell office:value="6.663076631649741" office:value-type="float"/>
          <table:table-cell office:value="6.861901117179235" office:value-type="float"/>
          <table:table-cell office:value="7.691384360110995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.69608705501574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13899303583" office:value-type="float"/>
          <table:table-cell office:value="-17.477732883327825" office:value-type="float"/>
          <table:table-cell office:value="-17.4225163761985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78253533596063" office:value-type="float"/>
          <table:table-cell office:value="17.97261444998176" office:value-type="float"/>
          <table:table-cell office:value="7.490291515476288" office:value-type="float"/>
          <table:table-cell office:value="7.661851870006211" office:value-type="float"/>
          <table:table-cell office:value="7.783315560785731" office:value-type="float"/>
          <table:table-cell office:value="7.941271675150068" office:value-type="float"/>
          <table:table-cell office:value="8.68597588966316" office:value-type="float"/>
          <table:table-cell office:value="7.497016177026943" office:value-type="float"/>
          <table:table-cell office:value="8.148113241735826" office:value-type="float"/>
          <table:table-cell office:value="8.3256759481577" office:value-type="float"/>
          <table:table-cell office:value="8.423182016860947" office:value-type="float"/>
          <table:table-cell office:value="8.914681983382847" office:value-type="float"/>
          <table:table-cell office:value="9.05270241718845" office:value-type="float"/>
          <table:table-cell office:value="9.1101376566379" office:value-type="float"/>
          <table:table-cell office:value="9.182408614996714" office:value-type="float"/>
          <table:table-cell office:value="9.263495125432968" office:value-type="float"/>
          <table:table-cell office:value="9.872513359679091" office:value-type="float"/>
          <table:table-cell office:value="5.85329640271128" office:value-type="float"/>
          <table:table-cell office:value="6.846303349420793" office:value-type="float"/>
          <table:table-cell office:value="6.98075426502105" office:value-type="float"/>
          <table:table-cell office:value="7.139991705826068" office:value-type="float"/>
          <table:table-cell office:value="7.534262474106106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.73321983290714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03847595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7399798300323" office:value-type="float"/>
          <table:table-cell office:value="16.572195104245242" office:value-type="float"/>
          <table:table-cell office:value="17.33822190604363" office:value-type="float"/>
          <table:table-cell office:value="17.969385649377976" office:value-type="float"/>
          <table:table-cell office:value="7.252190637353358" office:value-type="float"/>
          <table:table-cell office:value="7.877442072238871" office:value-type="float"/>
          <table:table-cell office:value="8.040769274876656" office:value-type="float"/>
          <table:table-cell office:value="8.24297535711854" office:value-type="float"/>
          <table:table-cell office:value="9.122857716122748" office:value-type="float"/>
          <table:table-cell office:value="7.510872365122259" office:value-type="float"/>
          <table:table-cell office:value="7.9761827253708635" office:value-type="float"/>
          <table:table-cell office:value="8.208792311740638" office:value-type="float"/>
          <table:table-cell office:value="8.382721234183482" office:value-type="float"/>
          <table:table-cell office:value="8.721281384727398" office:value-type="float"/>
          <table:table-cell office:value="8.634518075123896" office:value-type="float"/>
          <table:table-cell office:value="9.018263657918888" office:value-type="float"/>
          <table:table-cell office:value="9.157197770195724" office:value-type="float"/>
          <table:table-cell office:value="9.323564191833327" office:value-type="float"/>
          <table:table-cell office:value="9.892936797018624" office:value-type="float"/>
          <table:table-cell office:value="6.065927789673783" office:value-type="float"/>
          <table:table-cell office:value="6.8582078096256005" office:value-type="float"/>
          <table:table-cell office:value="7.049393315988208" office:value-type="float"/>
          <table:table-cell office:value="7.3650795818478" office:value-type="float"/>
          <table:table-cell office:value="7.892451360722949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.74365876663118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3863030318" office:value-type="float"/>
          <table:table-cell office:value="-17.4832764298303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9927927575895" office:value-type="float"/>
          <table:table-cell office:value="17.18332622024916" office:value-type="float"/>
          <table:table-cell office:value="17.973392238221564" office:value-type="float"/>
          <table:table-cell office:value="7.269570019980096" office:value-type="float"/>
          <table:table-cell office:value="7.675729547677145" office:value-type="float"/>
          <table:table-cell office:value="7.879674338163162" office:value-type="float"/>
          <table:table-cell office:value="8.05547332893943" office:value-type="float"/>
          <table:table-cell office:value="8.686713220996833" office:value-type="float"/>
          <table:table-cell office:value="7.1501468316300585" office:value-type="float"/>
          <table:table-cell office:value="7.654377355341656" office:value-type="float"/>
          <table:table-cell office:value="7.973646477164954" office:value-type="float"/>
          <table:table-cell office:value="8.257128741440926" office:value-type="float"/>
          <table:table-cell office:value="8.909257568854214" office:value-type="float"/>
          <table:table-cell office:value="8.303896065972513" office:value-type="float"/>
          <table:table-cell office:value="8.803740572260079" office:value-type="float"/>
          <table:table-cell office:value="8.96230552845407" office:value-type="float"/>
          <table:table-cell office:value="9.161905503117957" office:value-type="float"/>
          <table:table-cell office:value="9.69717939608227" office:value-type="float"/>
          <table:table-cell office:value="6.0088735365935095" office:value-type="float"/>
          <table:table-cell office:value="6.6029689925325235" office:value-type="float"/>
          <table:table-cell office:value="6.862966421488639" office:value-type="float"/>
          <table:table-cell office:value="7.071974246174486" office:value-type="float"/>
          <table:table-cell office:value="7.89879139376877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.200808200553369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1597481004" office:value-type="float"/>
          <table:table-cell office:value="-17.494028553079865" office:value-type="float"/>
          <table:table-cell office:value="-17.4815232840418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00524503002094" office:value-type="float"/>
          <table:table-cell office:value="17.813740259741092" office:value-type="float"/>
          <table:table-cell office:value="7.95379956415981" office:value-type="float"/>
          <table:table-cell office:value="8.03055992869956" office:value-type="float"/>
          <table:table-cell office:value="8.148786445613148" office:value-type="float"/>
          <table:table-cell office:value="8.242589993879431" office:value-type="float"/>
          <table:table-cell office:value="8.330311926152277" office:value-type="float"/>
          <table:table-cell office:value="7.273670183316277" office:value-type="float"/>
          <table:table-cell office:value="7.702640063938956" office:value-type="float"/>
          <table:table-cell office:value="7.777895156954064" office:value-type="float"/>
          <table:table-cell office:value="7.883555055369291" office:value-type="float"/>
          <table:table-cell office:value="8.273539056371378" office:value-type="float"/>
          <table:table-cell office:value="8.77890151647432" office:value-type="float"/>
          <table:table-cell office:value="8.966568117900959" office:value-type="float"/>
          <table:table-cell office:value="9.013992096996386" office:value-type="float"/>
          <table:table-cell office:value="9.208510847935262" office:value-type="float"/>
          <table:table-cell office:value="9.413152155498196" office:value-type="float"/>
          <table:table-cell office:value="6.408464531933037" office:value-type="float"/>
          <table:table-cell office:value="6.782056669889863" office:value-type="float"/>
          <table:table-cell office:value="6.856476117231825" office:value-type="float"/>
          <table:table-cell office:value="7.027521330697527" office:value-type="float"/>
          <table:table-cell office:value="7.161758741894218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1716646212905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92485943747" office:value-type="float"/>
          <table:table-cell office:value="-17.41835445500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6666727457017" office:value-type="float"/>
          <table:table-cell office:value="17.09062286256674" office:value-type="float"/>
          <table:table-cell office:value="17.86794612619312" office:value-type="float"/>
          <table:table-cell office:value="7.999361311715272" office:value-type="float"/>
          <table:table-cell office:value="8.236352157674547" office:value-type="float"/>
          <table:table-cell office:value="8.414841550322322" office:value-type="float"/>
          <table:table-cell office:value="8.444610143402402" office:value-type="float"/>
          <table:table-cell office:value="8.581980066884862" office:value-type="float"/>
          <table:table-cell office:value="7.199371651940489" office:value-type="float"/>
          <table:table-cell office:value="7.312124405330783" office:value-type="float"/>
          <table:table-cell office:value="7.414783836437588" office:value-type="float"/>
          <table:table-cell office:value="8.369701129040163" office:value-type="float"/>
          <table:table-cell office:value="8.853957810551" office:value-type="float"/>
          <table:table-cell office:value="9.006480852223799" office:value-type="float"/>
          <table:table-cell office:value="9.048355702387841" office:value-type="float"/>
          <table:table-cell office:value="9.198398012287267" office:value-type="float"/>
          <table:table-cell office:value="9.290473491648775" office:value-type="float"/>
          <table:table-cell office:value="10.123469848221504" office:value-type="float"/>
          <table:table-cell office:value="6.145250317966262" office:value-type="float"/>
          <table:table-cell office:value="6.703437257967702" office:value-type="float"/>
          <table:table-cell office:value="6.811038277452148" office:value-type="float"/>
          <table:table-cell office:value="7.312468029214358" office:value-type="float"/>
          <table:table-cell office:value="7.4042765035225315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.71269521862073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871748337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8539943156553" office:value-type="float"/>
          <table:table-cell office:value="16.187705040914995" office:value-type="float"/>
          <table:table-cell office:value="16.870479935430502" office:value-type="float"/>
          <table:table-cell office:value="17.989240460848333" office:value-type="float"/>
          <table:table-cell office:value="6.758906445170368" office:value-type="float"/>
          <table:table-cell office:value="7.5682600292599504" office:value-type="float"/>
          <table:table-cell office:value="7.764266252421032" office:value-type="float"/>
          <table:table-cell office:value="8.00214760498202" office:value-type="float"/>
          <table:table-cell office:value="8.65817325855992" office:value-type="float"/>
          <table:table-cell office:value="6.854025108198039" office:value-type="float"/>
          <table:table-cell office:value="7.890973003900827" office:value-type="float"/>
          <table:table-cell office:value="8.166925789467076" office:value-type="float"/>
          <table:table-cell office:value="8.367632928134729" office:value-type="float"/>
          <table:table-cell office:value="9.018079740743849" office:value-type="float"/>
          <table:table-cell office:value="8.217202232261213" office:value-type="float"/>
          <table:table-cell office:value="8.845964518336222" office:value-type="float"/>
          <table:table-cell office:value="8.975328102704426" office:value-type="float"/>
          <table:table-cell office:value="9.125902447573186" office:value-type="float"/>
          <table:table-cell office:value="9.783140168076898" office:value-type="float"/>
          <table:table-cell office:value="5.768392926393655" office:value-type="float"/>
          <table:table-cell office:value="6.658158924861134" office:value-type="float"/>
          <table:table-cell office:value="6.879406605939541" office:value-type="float"/>
          <table:table-cell office:value="7.101828272363982" office:value-type="float"/>
          <table:table-cell office:value="7.823899562187696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.73691020551507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34345972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9450715034848" office:value-type="float"/>
          <table:table-cell office:value="16.329637473753426" office:value-type="float"/>
          <table:table-cell office:value="17.24619412205736" office:value-type="float"/>
          <table:table-cell office:value="17.98038360479654" office:value-type="float"/>
          <table:table-cell office:value="7.110529839840191" office:value-type="float"/>
          <table:table-cell office:value="7.735757359113254" office:value-type="float"/>
          <table:table-cell office:value="7.897344749183954" office:value-type="float"/>
          <table:table-cell office:value="7.999397192785057" office:value-type="float"/>
          <table:table-cell office:value="8.484660110480448" office:value-type="float"/>
          <table:table-cell office:value="6.983760221842864" office:value-type="float"/>
          <table:table-cell office:value="7.684325513203884" office:value-type="float"/>
          <table:table-cell office:value="7.992649754928842" office:value-type="float"/>
          <table:table-cell office:value="8.276006168431264" office:value-type="float"/>
          <table:table-cell office:value="8.724289660885965" office:value-type="float"/>
          <table:table-cell office:value="8.59757889397074" office:value-type="float"/>
          <table:table-cell office:value="8.873570747352398" office:value-type="float"/>
          <table:table-cell office:value="9.013094729014878" office:value-type="float"/>
          <table:table-cell office:value="9.10297398317346" office:value-type="float"/>
          <table:table-cell office:value="9.398641544533604" office:value-type="float"/>
          <table:table-cell office:value="5.986221255536633" office:value-type="float"/>
          <table:table-cell office:value="6.6207042996277625" office:value-type="float"/>
          <table:table-cell office:value="6.895564794506381" office:value-type="float"/>
          <table:table-cell office:value="7.103039578135867" office:value-type="float"/>
          <table:table-cell office:value="7.7207526910196504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.70539482281219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0805037656" office:value-type="float"/>
          <table:table-cell office:value="-17.4488820104425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1355698890113" office:value-type="float"/>
          <table:table-cell office:value="17.219673634164952" office:value-type="float"/>
          <table:table-cell office:value="17.84647376411182" office:value-type="float"/>
          <table:table-cell office:value="7.164446106181419" office:value-type="float"/>
          <table:table-cell office:value="7.657455417399133" office:value-type="float"/>
          <table:table-cell office:value="7.786908473613789" office:value-type="float"/>
          <table:table-cell office:value="8.030144407441153" office:value-type="float"/>
          <table:table-cell office:value="8.465867670430365" office:value-type="float"/>
          <table:table-cell office:value="6.372333465068314" office:value-type="float"/>
          <table:table-cell office:value="8.034307142938388" office:value-type="float"/>
          <table:table-cell office:value="8.2304970491629" office:value-type="float"/>
          <table:table-cell office:value="8.502730369961421" office:value-type="float"/>
          <table:table-cell office:value="8.953666075076782" office:value-type="float"/>
          <table:table-cell office:value="8.668637705628099" office:value-type="float"/>
          <table:table-cell office:value="8.975239718799765" office:value-type="float"/>
          <table:table-cell office:value="9.144445656252781" office:value-type="float"/>
          <table:table-cell office:value="9.296561472708474" office:value-type="float"/>
          <table:table-cell office:value="9.682005046558249" office:value-type="float"/>
          <table:table-cell office:value="5.413062781831277" office:value-type="float"/>
          <table:table-cell office:value="6.683622793577556" office:value-type="float"/>
          <table:table-cell office:value="6.9243869516492484" office:value-type="float"/>
          <table:table-cell office:value="7.1874673383192285" office:value-type="float"/>
          <table:table-cell office:value="7.951761531523854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.7329686366543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31625609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4762418137028" office:value-type="float"/>
          <table:table-cell office:value="16.80120221860095" office:value-type="float"/>
          <table:table-cell office:value="17.44210637558944" office:value-type="float"/>
          <table:table-cell office:value="17.954322512645014" office:value-type="float"/>
          <table:table-cell office:value="7.327957610173964" office:value-type="float"/>
          <table:table-cell office:value="7.654492051407086" office:value-type="float"/>
          <table:table-cell office:value="7.896587094034478" office:value-type="float"/>
          <table:table-cell office:value="8.041755140211624" office:value-type="float"/>
          <table:table-cell office:value="8.980893481952744" office:value-type="float"/>
          <table:table-cell office:value="6.5296289872659266" office:value-type="float"/>
          <table:table-cell office:value="7.906055582123833" office:value-type="float"/>
          <table:table-cell office:value="8.155023824394318" office:value-type="float"/>
          <table:table-cell office:value="8.350597911762229" office:value-type="float"/>
          <table:table-cell office:value="8.709682286677566" office:value-type="float"/>
          <table:table-cell office:value="8.432212563579164" office:value-type="float"/>
          <table:table-cell office:value="8.874840093998312" office:value-type="float"/>
          <table:table-cell office:value="9.039481165056856" office:value-type="float"/>
          <table:table-cell office:value="9.216826417007795" office:value-type="float"/>
          <table:table-cell office:value="9.832554043826839" office:value-type="float"/>
          <table:table-cell office:value="5.608566058659602" office:value-type="float"/>
          <table:table-cell office:value="6.768110487686508" office:value-type="float"/>
          <table:table-cell office:value="6.957504253866432" office:value-type="float"/>
          <table:table-cell office:value="7.16290963873663" office:value-type="float"/>
          <table:table-cell office:value="7.619061461846593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.70734619669666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18512852393" office:value-type="float"/>
          <table:table-cell office:value="-17.4445493280690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27393615726584" office:value-type="float"/>
          <table:table-cell office:value="17.311400787236334" office:value-type="float"/>
          <table:table-cell office:value="17.759459382207268" office:value-type="float"/>
          <table:table-cell office:value="7.780706564377665" office:value-type="float"/>
          <table:table-cell office:value="8.042524218962512" office:value-type="float"/>
          <table:table-cell office:value="8.050196937971638" office:value-type="float"/>
          <table:table-cell office:value="8.192838097796443" office:value-type="float"/>
          <table:table-cell office:value="8.42823429189568" office:value-type="float"/>
          <table:table-cell office:value="8.059990241256875" office:value-type="float"/>
          <table:table-cell office:value="8.363760992468908" office:value-type="float"/>
          <table:table-cell office:value="8.393780929598993" office:value-type="float"/>
          <table:table-cell office:value="8.43273684873396" office:value-type="float"/>
          <table:table-cell office:value="8.834420492010635" office:value-type="float"/>
          <table:table-cell office:value="8.94278360381406" office:value-type="float"/>
          <table:table-cell office:value="9.103350901032577" office:value-type="float"/>
          <table:table-cell office:value="9.275322834566106" office:value-type="float"/>
          <table:table-cell office:value="9.32627220744893" office:value-type="float"/>
          <table:table-cell office:value="9.716061179226148" office:value-type="float"/>
          <table:table-cell office:value="6.97161750055009" office:value-type="float"/>
          <table:table-cell office:value="7.075934105138442" office:value-type="float"/>
          <table:table-cell office:value="7.265878196697443" office:value-type="float"/>
          <table:table-cell office:value="7.320718021454729" office:value-type="float"/>
          <table:table-cell office:value="7.7869803934083865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.69707252226205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972853321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25047877840887" office:value-type="float"/>
          <table:table-cell office:value="16.691115375040663" office:value-type="float"/>
          <table:table-cell office:value="17.145089163917042" office:value-type="float"/>
          <table:table-cell office:value="17.850314768124964" office:value-type="float"/>
          <table:table-cell office:value="7.145209689989629" office:value-type="float"/>
          <table:table-cell office:value="7.55561145712352" office:value-type="float"/>
          <table:table-cell office:value="7.717338943419756" office:value-type="float"/>
          <table:table-cell office:value="7.921196391578359" office:value-type="float"/>
          <table:table-cell office:value="8.650682291521672" office:value-type="float"/>
          <table:table-cell office:value="6.720906071118273" office:value-type="float"/>
          <table:table-cell office:value="7.971785788510373" office:value-type="float"/>
          <table:table-cell office:value="8.197633782312447" office:value-type="float"/>
          <table:table-cell office:value="8.488187362578765" office:value-type="float"/>
          <table:table-cell office:value="8.77937992820531" office:value-type="float"/>
          <table:table-cell office:value="8.259934614092135" office:value-type="float"/>
          <table:table-cell office:value="8.773120737703707" office:value-type="float"/>
          <table:table-cell office:value="8.901097127230164" office:value-type="float"/>
          <table:table-cell office:value="9.190335882512688" office:value-type="float"/>
          <table:table-cell office:value="9.736573062855708" office:value-type="float"/>
          <table:table-cell office:value="5.979569908060089" office:value-type="float"/>
          <table:table-cell office:value="6.777944749493306" office:value-type="float"/>
          <table:table-cell office:value="7.005820627128008" office:value-type="float"/>
          <table:table-cell office:value="7.211510644519597" office:value-type="float"/>
          <table:table-cell office:value="7.719337723883781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.68111034154434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44703972206" office:value-type="float"/>
          <table:table-cell office:value="-17.4907887183619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0731145670515" office:value-type="float"/>
          <table:table-cell office:value="17.48836859323446" office:value-type="float"/>
          <table:table-cell office:value="17.946243259840582" office:value-type="float"/>
          <table:table-cell office:value="7.300313463377156" office:value-type="float"/>
          <table:table-cell office:value="7.729589949449596" office:value-type="float"/>
          <table:table-cell office:value="7.8944188230074355" office:value-type="float"/>
          <table:table-cell office:value="8.112651733195857" office:value-type="float"/>
          <table:table-cell office:value="9.357879235694138" office:value-type="float"/>
          <table:table-cell office:value="7.577188340015543" office:value-type="float"/>
          <table:table-cell office:value="8.287027529524366" office:value-type="float"/>
          <table:table-cell office:value="8.457898473951271" office:value-type="float"/>
          <table:table-cell office:value="8.618751164896846" office:value-type="float"/>
          <table:table-cell office:value="9.107300020873325" office:value-type="float"/>
          <table:table-cell office:value="8.713386205060917" office:value-type="float"/>
          <table:table-cell office:value="9.104626616944252" office:value-type="float"/>
          <table:table-cell office:value="9.215233863074408" office:value-type="float"/>
          <table:table-cell office:value="9.38483040306117" office:value-type="float"/>
          <table:table-cell office:value="10.355408482563742" office:value-type="float"/>
          <table:table-cell office:value="6.315625799325591" office:value-type="float"/>
          <table:table-cell office:value="6.923514432776603" office:value-type="float"/>
          <table:table-cell office:value="7.112281150473056" office:value-type="float"/>
          <table:table-cell office:value="7.395061930913514" office:value-type="float"/>
          <table:table-cell office:value="8.118269139368753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.73062255398281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01742815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1381270990124" office:value-type="float"/>
          <table:table-cell office:value="16.351070613589123" office:value-type="float"/>
          <table:table-cell office:value="17.032806257389666" office:value-type="float"/>
          <table:table-cell office:value="17.99798922601204" office:value-type="float"/>
          <table:table-cell office:value="7.134528220326448" office:value-type="float"/>
          <table:table-cell office:value="7.70979337364429" office:value-type="float"/>
          <table:table-cell office:value="7.909549655789166" office:value-type="float"/>
          <table:table-cell office:value="8.116106987748221" office:value-type="float"/>
          <table:table-cell office:value="9.284846325191747" office:value-type="float"/>
          <table:table-cell office:value="6.572096041011518" office:value-type="float"/>
          <table:table-cell office:value="7.780268552319449" office:value-type="float"/>
          <table:table-cell office:value="8.098787312838136" office:value-type="float"/>
          <table:table-cell office:value="8.38151118689393" office:value-type="float"/>
          <table:table-cell office:value="8.968413616382222" office:value-type="float"/>
          <table:table-cell office:value="8.135413823295984" office:value-type="float"/>
          <table:table-cell office:value="8.813400307985196" office:value-type="float"/>
          <table:table-cell office:value="8.98853145459153" office:value-type="float"/>
          <table:table-cell office:value="9.146868445425245" office:value-type="float"/>
          <table:table-cell office:value="10.045709408860674" office:value-type="float"/>
          <table:table-cell office:value="5.920562050375974" office:value-type="float"/>
          <table:table-cell office:value="6.83622463284606" office:value-type="float"/>
          <table:table-cell office:value="7.013944532539364" office:value-type="float"/>
          <table:table-cell office:value="7.211513879261046" office:value-type="float"/>
          <table:table-cell office:value="8.086693645207598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.71006889339064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3140386285" office:value-type="float"/>
          <table:table-cell office:value="-17.4735868240706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3007603700872" office:value-type="float"/>
          <table:table-cell office:value="17.377291763592297" office:value-type="float"/>
          <table:table-cell office:value="17.997374434928826" office:value-type="float"/>
          <table:table-cell office:value="6.834414846887718" office:value-type="float"/>
          <table:table-cell office:value="7.650697550676968" office:value-type="float"/>
          <table:table-cell office:value="7.842861314561269" office:value-type="float"/>
          <table:table-cell office:value="8.032932677933044" office:value-type="float"/>
          <table:table-cell office:value="9.391435722942067" office:value-type="float"/>
          <table:table-cell office:value="7.076626469478061" office:value-type="float"/>
          <table:table-cell office:value="7.850141795007725" office:value-type="float"/>
          <table:table-cell office:value="8.211827635157205" office:value-type="float"/>
          <table:table-cell office:value="8.480365614374708" office:value-type="float"/>
          <table:table-cell office:value="9.024786321202555" office:value-type="float"/>
          <table:table-cell office:value="8.465425116986925" office:value-type="float"/>
          <table:table-cell office:value="8.84007309361659" office:value-type="float"/>
          <table:table-cell office:value="9.021555203634058" office:value-type="float"/>
          <table:table-cell office:value="9.247639235965188" office:value-type="float"/>
          <table:table-cell office:value="10.0042753442611" office:value-type="float"/>
          <table:table-cell office:value="5.515129004757634" office:value-type="float"/>
          <table:table-cell office:value="6.691955416871812" office:value-type="float"/>
          <table:table-cell office:value="6.961853460185038" office:value-type="float"/>
          <table:table-cell office:value="7.209992420459146" office:value-type="float"/>
          <table:table-cell office:value="8.181711707376985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.72029878273182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490388993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2646344384996" office:value-type="float"/>
          <table:table-cell office:value="16.558377227650947" office:value-type="float"/>
          <table:table-cell office:value="17.01788724561917" office:value-type="float"/>
          <table:table-cell office:value="17.519010626632387" office:value-type="float"/>
          <table:table-cell office:value="7.174983480648917" office:value-type="float"/>
          <table:table-cell office:value="7.523694880261962" office:value-type="float"/>
          <table:table-cell office:value="8.03702078451854" office:value-type="float"/>
          <table:table-cell office:value="8.503334782036166" office:value-type="float"/>
          <table:table-cell office:value="8.566195828107329" office:value-type="float"/>
          <table:table-cell office:value="7.045615553119219" office:value-type="float"/>
          <table:table-cell office:value="8.084656669129348" office:value-type="float"/>
          <table:table-cell office:value="8.383359848811374" office:value-type="float"/>
          <table:table-cell office:value="8.42908452757454" office:value-type="float"/>
          <table:table-cell office:value="9.053117000690747" office:value-type="float"/>
          <table:table-cell office:value="8.713443043543164" office:value-type="float"/>
          <table:table-cell office:value="8.974012625678581" office:value-type="float"/>
          <table:table-cell office:value="9.237645998575957" office:value-type="float"/>
          <table:table-cell office:value="9.602328684319685" office:value-type="float"/>
          <table:table-cell office:value="9.84660479069549" office:value-type="float"/>
          <table:table-cell office:value="5.503210549348951" office:value-type="float"/>
          <table:table-cell office:value="6.745550095449261" office:value-type="float"/>
          <table:table-cell office:value="7.1412566374189" office:value-type="float"/>
          <table:table-cell office:value="7.354217137597232" office:value-type="float"/>
          <table:table-cell office:value="7.954198470848185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.70002644307775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0516000903" office:value-type="float"/>
          <table:table-cell office:value="-17.44826591159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511858303769" office:value-type="float"/>
          <table:table-cell office:value="17.23003632854922" office:value-type="float"/>
          <table:table-cell office:value="17.981635106415425" office:value-type="float"/>
          <table:table-cell office:value="7.05957469719778" office:value-type="float"/>
          <table:table-cell office:value="7.695858930062583" office:value-type="float"/>
          <table:table-cell office:value="7.901384866599759" office:value-type="float"/>
          <table:table-cell office:value="8.098305669186356" office:value-type="float"/>
          <table:table-cell office:value="9.03208119825128" office:value-type="float"/>
          <table:table-cell office:value="7.403691301781444" office:value-type="float"/>
          <table:table-cell office:value="7.990804026555688" office:value-type="float"/>
          <table:table-cell office:value="8.278311853898702" office:value-type="float"/>
          <table:table-cell office:value="8.531925501912374" office:value-type="float"/>
          <table:table-cell office:value="9.094395699557863" office:value-type="float"/>
          <table:table-cell office:value="8.591457277796696" office:value-type="float"/>
          <table:table-cell office:value="8.96819940873554" office:value-type="float"/>
          <table:table-cell office:value="9.127569984814215" office:value-type="float"/>
          <table:table-cell office:value="9.33264947904566" office:value-type="float"/>
          <table:table-cell office:value="10.038766494861807" office:value-type="float"/>
          <table:table-cell office:value="5.915928633487137" office:value-type="float"/>
          <table:table-cell office:value="6.801561672652093" office:value-type="float"/>
          <table:table-cell office:value="7.04057665821265" office:value-type="float"/>
          <table:table-cell office:value="7.344018404248846" office:value-type="float"/>
          <table:table-cell office:value="8.303218182088253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.74081056893281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79911164" office:value-type="float"/>
          <table:table-cell office:value="-17.470481014312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3528794204732" office:value-type="float"/>
          <table:table-cell office:value="17.36094704629814" office:value-type="float"/>
          <table:table-cell office:value="17.97949911645442" office:value-type="float"/>
          <table:table-cell office:value="6.882764438350311" office:value-type="float"/>
          <table:table-cell office:value="7.714843309826859" office:value-type="float"/>
          <table:table-cell office:value="7.993817687365315" office:value-type="float"/>
          <table:table-cell office:value="8.218637207659366" office:value-type="float"/>
          <table:table-cell office:value="8.58499822604362" office:value-type="float"/>
          <table:table-cell office:value="7.07582967395874" office:value-type="float"/>
          <table:table-cell office:value="7.751385775159296" office:value-type="float"/>
          <table:table-cell office:value="8.06745409493838" office:value-type="float"/>
          <table:table-cell office:value="8.318818376543792" office:value-type="float"/>
          <table:table-cell office:value="8.894668007777176" office:value-type="float"/>
          <table:table-cell office:value="8.260285072266521" office:value-type="float"/>
          <table:table-cell office:value="8.87495938030044" office:value-type="float"/>
          <table:table-cell office:value="8.987432613517235" office:value-type="float"/>
          <table:table-cell office:value="9.154054725150493" office:value-type="float"/>
          <table:table-cell office:value="9.806333105558295" office:value-type="float"/>
          <table:table-cell office:value="6.0059636380574695" office:value-type="float"/>
          <table:table-cell office:value="6.792095357034819" office:value-type="float"/>
          <table:table-cell office:value="6.992627012216935" office:value-type="float"/>
          <table:table-cell office:value="7.186122370352707" office:value-type="float"/>
          <table:table-cell office:value="7.836715098517928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.67813634286551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98861974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65051623324963" office:value-type="float"/>
          <table:table-cell office:value="16.145953630454805" office:value-type="float"/>
          <table:table-cell office:value="16.66282161065407" office:value-type="float"/>
          <table:table-cell office:value="17.976721487318393" office:value-type="float"/>
          <table:table-cell office:value="7.103252746190342" office:value-type="float"/>
          <table:table-cell office:value="7.435260662127602" office:value-type="float"/>
          <table:table-cell office:value="7.67763869966667" office:value-type="float"/>
          <table:table-cell office:value="7.981198798413744" office:value-type="float"/>
          <table:table-cell office:value="8.552084904893118" office:value-type="float"/>
          <table:table-cell office:value="7.067702559112378" office:value-type="float"/>
          <table:table-cell office:value="8.006635602164668" office:value-type="float"/>
          <table:table-cell office:value="8.36386482597705" office:value-type="float"/>
          <table:table-cell office:value="8.49632989538636" office:value-type="float"/>
          <table:table-cell office:value="8.962308795527273" office:value-type="float"/>
          <table:table-cell office:value="8.450567186472874" office:value-type="float"/>
          <table:table-cell office:value="8.899908278214697" office:value-type="float"/>
          <table:table-cell office:value="9.08504939259737" office:value-type="float"/>
          <table:table-cell office:value="9.253307025238035" office:value-type="float"/>
          <table:table-cell office:value="9.807320840366376" office:value-type="float"/>
          <table:table-cell office:value="6.000276972898" office:value-type="float"/>
          <table:table-cell office:value="6.558584673443652" office:value-type="float"/>
          <table:table-cell office:value="6.912900933756071" office:value-type="float"/>
          <table:table-cell office:value="7.237268188055993" office:value-type="float"/>
          <table:table-cell office:value="7.851398158374746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.67691161480168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708692311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15813687168708" office:value-type="float"/>
          <table:table-cell office:value="17.196075072832244" office:value-type="float"/>
          <table:table-cell office:value="17.53386221225988" office:value-type="float"/>
          <table:table-cell office:value="17.99343828094783" office:value-type="float"/>
          <table:table-cell office:value="6.946845990639516" office:value-type="float"/>
          <table:table-cell office:value="7.718731243802493" office:value-type="float"/>
          <table:table-cell office:value="7.854433061032424" office:value-type="float"/>
          <table:table-cell office:value="7.925231726755046" office:value-type="float"/>
          <table:table-cell office:value="8.142245952555033" office:value-type="float"/>
          <table:table-cell office:value="7.56974425610902" office:value-type="float"/>
          <table:table-cell office:value="8.285429693981182" office:value-type="float"/>
          <table:table-cell office:value="8.406953871116624" office:value-type="float"/>
          <table:table-cell office:value="8.601528545473325" office:value-type="float"/>
          <table:table-cell office:value="8.901449813273423" office:value-type="float"/>
          <table:table-cell office:value="8.616199388289456" office:value-type="float"/>
          <table:table-cell office:value="9.21291498836432" office:value-type="float"/>
          <table:table-cell office:value="9.32479057066011" office:value-type="float"/>
          <table:table-cell office:value="9.381908798905947" office:value-type="float"/>
          <table:table-cell office:value="9.73497551572627" office:value-type="float"/>
          <table:table-cell office:value="6.297366218937511" office:value-type="float"/>
          <table:table-cell office:value="6.7711019742881815" office:value-type="float"/>
          <table:table-cell office:value="6.883223663856507" office:value-type="float"/>
          <table:table-cell office:value="7.234392153559737" office:value-type="float"/>
          <table:table-cell office:value="7.58716072371001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.70933884925792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85226040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53363378132727" office:value-type="float"/>
          <table:table-cell office:value="16.47254953019758" office:value-type="float"/>
          <table:table-cell office:value="17.042833561822107" office:value-type="float"/>
          <table:table-cell office:value="17.93414488315897" office:value-type="float"/>
          <table:table-cell office:value="7.075543166791778" office:value-type="float"/>
          <table:table-cell office:value="7.638236850421038" office:value-type="float"/>
          <table:table-cell office:value="7.807727418899834" office:value-type="float"/>
          <table:table-cell office:value="8.025168739909208" office:value-type="float"/>
          <table:table-cell office:value="8.685658285676606" office:value-type="float"/>
          <table:table-cell office:value="6.90743060070292" office:value-type="float"/>
          <table:table-cell office:value="7.877936631635678" office:value-type="float"/>
          <table:table-cell office:value="8.246284886582812" office:value-type="float"/>
          <table:table-cell office:value="8.480611083169464" office:value-type="float"/>
          <table:table-cell office:value="8.943730000681375" office:value-type="float"/>
          <table:table-cell office:value="8.226048747736211" office:value-type="float"/>
          <table:table-cell office:value="8.776750059384586" office:value-type="float"/>
          <table:table-cell office:value="8.951424767717464" office:value-type="float"/>
          <table:table-cell office:value="9.172519736225281" office:value-type="float"/>
          <table:table-cell office:value="9.616972139031445" office:value-type="float"/>
          <table:table-cell office:value="5.998703725698512" office:value-type="float"/>
          <table:table-cell office:value="6.778786506862991" office:value-type="float"/>
          <table:table-cell office:value="6.9965144540946635" office:value-type="float"/>
          <table:table-cell office:value="7.263558134843247" office:value-type="float"/>
          <table:table-cell office:value="7.76730412144658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.68526460644132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9614018702" office:value-type="float"/>
          <table:table-cell office:value="-17.460399584864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17371051499242" office:value-type="float"/>
          <table:table-cell office:value="17.165169598897347" office:value-type="float"/>
          <table:table-cell office:value="17.820198815694454" office:value-type="float"/>
          <table:table-cell office:value="7.4666512107989425" office:value-type="float"/>
          <table:table-cell office:value="7.751686728210183" office:value-type="float"/>
          <table:table-cell office:value="7.964436212874988" office:value-type="float"/>
          <table:table-cell office:value="8.060460002649599" office:value-type="float"/>
          <table:table-cell office:value="8.524110134260212" office:value-type="float"/>
          <table:table-cell office:value="7.500148084254512" office:value-type="float"/>
          <table:table-cell office:value="8.150501731950106" office:value-type="float"/>
          <table:table-cell office:value="8.496379031271271" office:value-type="float"/>
          <table:table-cell office:value="8.58612613032118" office:value-type="float"/>
          <table:table-cell office:value="8.987560266333084" office:value-type="float"/>
          <table:table-cell office:value="8.83541933731732" office:value-type="float"/>
          <table:table-cell office:value="9.018738492044376" office:value-type="float"/>
          <table:table-cell office:value="9.194686346936251" office:value-type="float"/>
          <table:table-cell office:value="9.361278921417398" office:value-type="float"/>
          <table:table-cell office:value="9.4469184255621" office:value-type="float"/>
          <table:table-cell office:value="6.09801454013755" office:value-type="float"/>
          <table:table-cell office:value="6.893273714027995" office:value-type="float"/>
          <table:table-cell office:value="7.194817045548408" office:value-type="float"/>
          <table:table-cell office:value="7.383360159855467" office:value-type="float"/>
          <table:table-cell office:value="7.914404852019089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.70198975607257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11638530742" office:value-type="float"/>
          <table:table-cell office:value="-17.4666806160804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2927691260015" office:value-type="float"/>
          <table:table-cell office:value="17.250042693989563" office:value-type="float"/>
          <table:table-cell office:value="17.998426935100866" office:value-type="float"/>
          <table:table-cell office:value="7.1878088501293345" office:value-type="float"/>
          <table:table-cell office:value="7.637759401087565" office:value-type="float"/>
          <table:table-cell office:value="7.8796114134832225" office:value-type="float"/>
          <table:table-cell office:value="8.065487740878943" office:value-type="float"/>
          <table:table-cell office:value="8.726212629540242" office:value-type="float"/>
          <table:table-cell office:value="7.0718211170705825" office:value-type="float"/>
          <table:table-cell office:value="8.122986465391712" office:value-type="float"/>
          <table:table-cell office:value="8.329365623557816" office:value-type="float"/>
          <table:table-cell office:value="8.48974543132806" office:value-type="float"/>
          <table:table-cell office:value="9.013535952672253" office:value-type="float"/>
          <table:table-cell office:value="8.469387185778093" office:value-type="float"/>
          <table:table-cell office:value="9.06211517381209" office:value-type="float"/>
          <table:table-cell office:value="9.275514985502266" office:value-type="float"/>
          <table:table-cell office:value="9.393222431334888" office:value-type="float"/>
          <table:table-cell office:value="9.825663809528837" office:value-type="float"/>
          <table:table-cell office:value="5.810986915900225" office:value-type="float"/>
          <table:table-cell office:value="6.717058911041269" office:value-type="float"/>
          <table:table-cell office:value="6.967031591330864" office:value-type="float"/>
          <table:table-cell office:value="7.16502929935136" office:value-type="float"/>
          <table:table-cell office:value="7.816012608476026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.69757603465042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30991416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4034608871206" office:value-type="float"/>
          <table:table-cell office:value="16.504934152960175" office:value-type="float"/>
          <table:table-cell office:value="17.03085581150075" office:value-type="float"/>
          <table:table-cell office:value="17.997129702502757" office:value-type="float"/>
          <table:table-cell office:value="6.952285620475999" office:value-type="float"/>
          <table:table-cell office:value="7.76164206279673" office:value-type="float"/>
          <table:table-cell office:value="7.916753382633788" office:value-type="float"/>
          <table:table-cell office:value="8.069913347247379" office:value-type="float"/>
          <table:table-cell office:value="9.26947053745025" office:value-type="float"/>
          <table:table-cell office:value="6.899561791215117" office:value-type="float"/>
          <table:table-cell office:value="8.15342038137003" office:value-type="float"/>
          <table:table-cell office:value="8.331053245137149" office:value-type="float"/>
          <table:table-cell office:value="8.487350090050043" office:value-type="float"/>
          <table:table-cell office:value="9.122108571572202" office:value-type="float"/>
          <table:table-cell office:value="8.399591782895461" office:value-type="float"/>
          <table:table-cell office:value="8.989380113395248" office:value-type="float"/>
          <table:table-cell office:value="9.132992691954678" office:value-type="float"/>
          <table:table-cell office:value="9.274200432837535" office:value-type="float"/>
          <table:table-cell office:value="9.960602009962823" office:value-type="float"/>
          <table:table-cell office:value="5.632238815534544" office:value-type="float"/>
          <table:table-cell office:value="6.914248932495546" office:value-type="float"/>
          <table:table-cell office:value="7.083881839496111" office:value-type="float"/>
          <table:table-cell office:value="7.2794273681538755" office:value-type="float"/>
          <table:table-cell office:value="8.302971814754075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.67842359326970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8839134492" office:value-type="float"/>
          <table:table-cell office:value="-17.4786948388241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27496221538341" office:value-type="float"/>
          <table:table-cell office:value="17.34679189548296" office:value-type="float"/>
          <table:table-cell office:value="17.842990347695476" office:value-type="float"/>
          <table:table-cell office:value="7.6204795701735115" office:value-type="float"/>
          <table:table-cell office:value="7.855775491873972" office:value-type="float"/>
          <table:table-cell office:value="8.024126478556925" office:value-type="float"/>
          <table:table-cell office:value="8.138131267743626" office:value-type="float"/>
          <table:table-cell office:value="8.606008261132745" office:value-type="float"/>
          <table:table-cell office:value="7.787332053290914" office:value-type="float"/>
          <table:table-cell office:value="8.36651148436761" office:value-type="float"/>
          <table:table-cell office:value="8.54515405655169" office:value-type="float"/>
          <table:table-cell office:value="8.653602368317209" office:value-type="float"/>
          <table:table-cell office:value="8.866905257409199" office:value-type="float"/>
          <table:table-cell office:value="8.615611550179825" office:value-type="float"/>
          <table:table-cell office:value="9.067206993014004" office:value-type="float"/>
          <table:table-cell office:value="9.214752592439208" office:value-type="float"/>
          <table:table-cell office:value="9.346721870941526" office:value-type="float"/>
          <table:table-cell office:value="9.6356802821724" office:value-type="float"/>
          <table:table-cell office:value="6.827425580276206" office:value-type="float"/>
          <table:table-cell office:value="7.109754164341968" office:value-type="float"/>
          <table:table-cell office:value="7.296184374619188" office:value-type="float"/>
          <table:table-cell office:value="7.515706259914248" office:value-type="float"/>
          <table:table-cell office:value="7.766450955139485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.71066287290992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489323807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68756779832604" office:value-type="float"/>
          <table:table-cell office:value="16.409091734727205" office:value-type="float"/>
          <table:table-cell office:value="17.059756056502966" office:value-type="float"/>
          <table:table-cell office:value="17.9978243157467" office:value-type="float"/>
          <table:table-cell office:value="7.164886440339176" office:value-type="float"/>
          <table:table-cell office:value="7.70572690594212" office:value-type="float"/>
          <table:table-cell office:value="7.90084608518168" office:value-type="float"/>
          <table:table-cell office:value="8.073759482797625" office:value-type="float"/>
          <table:table-cell office:value="8.49099582104112" office:value-type="float"/>
          <table:table-cell office:value="7.148163506120387" office:value-type="float"/>
          <table:table-cell office:value="8.021751652443072" office:value-type="float"/>
          <table:table-cell office:value="8.210314845354958" office:value-type="float"/>
          <table:table-cell office:value="8.378833344728942" office:value-type="float"/>
          <table:table-cell office:value="8.80093049955229" office:value-type="float"/>
          <table:table-cell office:value="8.47764582034107" office:value-type="float"/>
          <table:table-cell office:value="8.988220528632404" office:value-type="float"/>
          <table:table-cell office:value="9.146043175416308" office:value-type="float"/>
          <table:table-cell office:value="9.268701193559885" office:value-type="float"/>
          <table:table-cell office:value="9.568701444803839" office:value-type="float"/>
          <table:table-cell office:value="5.711038388710403" office:value-type="float"/>
          <table:table-cell office:value="6.757470353257215" office:value-type="float"/>
          <table:table-cell office:value="6.956718578814642" office:value-type="float"/>
          <table:table-cell office:value="7.131891703920429" office:value-type="float"/>
          <table:table-cell office:value="7.946741386044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.74706776852070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8710002962441" office:value-type="float"/>
          <table:table-cell office:value="16.804893437805873" office:value-type="float"/>
          <table:table-cell office:value="16.9413023269895" office:value-type="float"/>
          <table:table-cell office:value="17.229699871663605" office:value-type="float"/>
          <table:table-cell office:value="17.814278748062964" office:value-type="float"/>
          <table:table-cell office:value="7.2328013331403405" office:value-type="float"/>
          <table:table-cell office:value="7.477492807311011" office:value-type="float"/>
          <table:table-cell office:value="7.883576031918091" office:value-type="float"/>
          <table:table-cell office:value="7.922611991093486" office:value-type="float"/>
          <table:table-cell office:value="8.252106388270047" office:value-type="float"/>
          <table:table-cell office:value="7.053055390052508" office:value-type="float"/>
          <table:table-cell office:value="7.3267375849677645" office:value-type="float"/>
          <table:table-cell office:value="8.035356834937145" office:value-type="float"/>
          <table:table-cell office:value="8.632992292754645" office:value-type="float"/>
          <table:table-cell office:value="8.655962338400098" office:value-type="float"/>
          <table:table-cell office:value="8.393485790286928" office:value-type="float"/>
          <table:table-cell office:value="8.702977321136819" office:value-type="float"/>
          <table:table-cell office:value="8.894870059953302" office:value-type="float"/>
          <table:table-cell office:value="9.132025973359031" office:value-type="float"/>
          <table:table-cell office:value="9.318700873460191" office:value-type="float"/>
          <table:table-cell office:value="5.892370932905921" office:value-type="float"/>
          <table:table-cell office:value="6.214834605815557" office:value-type="float"/>
          <table:table-cell office:value="6.717352962791405" office:value-type="float"/>
          <table:table-cell office:value="7.4235783104891" office:value-type="float"/>
          <table:table-cell office:value="7.589367853209952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.70024303943531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134252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25834534616155" office:value-type="float"/>
          <table:table-cell office:value="16.47803565728242" office:value-type="float"/>
          <table:table-cell office:value="17.155949165059056" office:value-type="float"/>
          <table:table-cell office:value="17.9928241565244" office:value-type="float"/>
          <table:table-cell office:value="7.160206138699192" office:value-type="float"/>
          <table:table-cell office:value="7.640519481907063" office:value-type="float"/>
          <table:table-cell office:value="7.786713341383006" office:value-type="float"/>
          <table:table-cell office:value="7.991685395378738" office:value-type="float"/>
          <table:table-cell office:value="9.496640667552102" office:value-type="float"/>
          <table:table-cell office:value="6.871973440677506" office:value-type="float"/>
          <table:table-cell office:value="7.981653689091825" office:value-type="float"/>
          <table:table-cell office:value="8.24338051379263" office:value-type="float"/>
          <table:table-cell office:value="8.462111628656999" office:value-type="float"/>
          <table:table-cell office:value="9.196986959024901" office:value-type="float"/>
          <table:table-cell office:value="8.293028531538813" office:value-type="float"/>
          <table:table-cell office:value="8.860035536407082" office:value-type="float"/>
          <table:table-cell office:value="9.050148017482233" office:value-type="float"/>
          <table:table-cell office:value="9.260478826826503" office:value-type="float"/>
          <table:table-cell office:value="10.129004226210512" office:value-type="float"/>
          <table:table-cell office:value="5.901493793197334" office:value-type="float"/>
          <table:table-cell office:value="6.7590962176071" office:value-type="float"/>
          <table:table-cell office:value="6.975818786907053" office:value-type="float"/>
          <table:table-cell office:value="7.212333613500825" office:value-type="float"/>
          <table:table-cell office:value="8.801023473667506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.0" office:value-type="float"/>
          <table:table-cell office:value="0.70443583514399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328206929557" office:value-type="float"/>
          <table:table-cell office:value="16.689641493181863" office:value-type="float"/>
          <table:table-cell office:value="16.69627179718048" office:value-type="float"/>
          <table:table-cell office:value="16.90807110682968" office:value-type="float"/>
          <table:table-cell office:value="16.90807110682968" office:value-type="float"/>
          <table:table-cell office:value="7.72020348536207" office:value-type="float"/>
          <table:table-cell office:value="7.778557250167451" office:value-type="float"/>
          <table:table-cell office:value="8.071721445517172" office:value-type="float"/>
          <table:table-cell office:value="8.324789765810172" office:value-type="float"/>
          <table:table-cell office:value="8.324789765810172" office:value-type="float"/>
          <table:table-cell office:value="8.151814032384952" office:value-type="float"/>
          <table:table-cell office:value="8.18296786151588" office:value-type="float"/>
          <table:table-cell office:value="8.360522003700675" office:value-type="float"/>
          <table:table-cell office:value="8.532042807314378" office:value-type="float"/>
          <table:table-cell office:value="8.532042807314378" office:value-type="float"/>
          <table:table-cell office:value="9.238572190910194" office:value-type="float"/>
          <table:table-cell office:value="9.355695646979878" office:value-type="float"/>
          <table:table-cell office:value="9.358003678921957" office:value-type="float"/>
          <table:table-cell office:value="9.363784019975878" office:value-type="float"/>
          <table:table-cell office:value="9.363784019975878" office:value-type="float"/>
          <table:table-cell office:value="6.633445326836828" office:value-type="float"/>
          <table:table-cell office:value="6.898993660053174" office:value-type="float"/>
          <table:table-cell office:value="6.952596378559871" office:value-type="float"/>
          <table:table-cell office:value="7.321527749534967" office:value-type="float"/>
          <table:table-cell office:value="7.321527749534967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.0" office:value-type="float"/>
          <table:table-cell office:value="0.67785520662833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64764110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49858885583662" office:value-type="float"/>
          <table:table-cell office:value="16.267918178659308" office:value-type="float"/>
          <table:table-cell office:value="17.144807252083865" office:value-type="float"/>
          <table:table-cell office:value="17.999650351780158" office:value-type="float"/>
          <table:table-cell office:value="7.183145761083318" office:value-type="float"/>
          <table:table-cell office:value="7.558334316816742" office:value-type="float"/>
          <table:table-cell office:value="7.644462864650686" office:value-type="float"/>
          <table:table-cell office:value="7.869584459768344" office:value-type="float"/>
          <table:table-cell office:value="8.33702963149216" office:value-type="float"/>
          <table:table-cell office:value="7.795315105448305" office:value-type="float"/>
          <table:table-cell office:value="8.060436815238358" office:value-type="float"/>
          <table:table-cell office:value="8.182236538483927" office:value-type="float"/>
          <table:table-cell office:value="8.311559280934262" office:value-type="float"/>
          <table:table-cell office:value="8.910386407738043" office:value-type="float"/>
          <table:table-cell office:value="8.688789103987006" office:value-type="float"/>
          <table:table-cell office:value="8.777706445359307" office:value-type="float"/>
          <table:table-cell office:value="8.866687011301758" office:value-type="float"/>
          <table:table-cell office:value="9.029098600834107" office:value-type="float"/>
          <table:table-cell office:value="9.50441810891569" office:value-type="float"/>
          <table:table-cell office:value="6.131180535678304" office:value-type="float"/>
          <table:table-cell office:value="6.742009855613048" office:value-type="float"/>
          <table:table-cell office:value="6.977743719651782" office:value-type="float"/>
          <table:table-cell office:value="7.015552881527428" office:value-type="float"/>
          <table:table-cell office:value="7.789110837807785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.66826810962910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26840376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7832983836667" office:value-type="float"/>
          <table:table-cell office:value="16.61832297932959" office:value-type="float"/>
          <table:table-cell office:value="17.19331115559633" office:value-type="float"/>
          <table:table-cell office:value="17.908549474416702" office:value-type="float"/>
          <table:table-cell office:value="7.367668773866021" office:value-type="float"/>
          <table:table-cell office:value="7.70195645875605" office:value-type="float"/>
          <table:table-cell office:value="7.859801021902028" office:value-type="float"/>
          <table:table-cell office:value="8.073466261637728" office:value-type="float"/>
          <table:table-cell office:value="8.537214973799355" office:value-type="float"/>
          <table:table-cell office:value="7.718435017701414" office:value-type="float"/>
          <table:table-cell office:value="8.308613648380954" office:value-type="float"/>
          <table:table-cell office:value="8.53950452282942" office:value-type="float"/>
          <table:table-cell office:value="8.68627299776619" office:value-type="float"/>
          <table:table-cell office:value="9.201506647067946" office:value-type="float"/>
          <table:table-cell office:value="8.797338680271581" office:value-type="float"/>
          <table:table-cell office:value="9.241717481519169" office:value-type="float"/>
          <table:table-cell office:value="9.311268523133451" office:value-type="float"/>
          <table:table-cell office:value="9.41034435293205" office:value-type="float"/>
          <table:table-cell office:value="9.772726195994784" office:value-type="float"/>
          <table:table-cell office:value="6.474008930037355" office:value-type="float"/>
          <table:table-cell office:value="6.787556828637962" office:value-type="float"/>
          <table:table-cell office:value="7.124257018943808" office:value-type="float"/>
          <table:table-cell office:value="7.330084381581729" office:value-type="float"/>
          <table:table-cell office:value="7.761011473536661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.234649780075319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0856711028" office:value-type="float"/>
          <table:table-cell office:value="-17.445896444989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9563050596004" office:value-type="float"/>
          <table:table-cell office:value="17.05460109725341" office:value-type="float"/>
          <table:table-cell office:value="17.933430103431938" office:value-type="float"/>
          <table:table-cell office:value="7.481534623998398" office:value-type="float"/>
          <table:table-cell office:value="7.682790392181252" office:value-type="float"/>
          <table:table-cell office:value="7.8529427612806515" office:value-type="float"/>
          <table:table-cell office:value="8.025386119964596" office:value-type="float"/>
          <table:table-cell office:value="8.374134738559162" office:value-type="float"/>
          <table:table-cell office:value="6.859152467490861" office:value-type="float"/>
          <table:table-cell office:value="7.433909966504159" office:value-type="float"/>
          <table:table-cell office:value="7.811142648941852" office:value-type="float"/>
          <table:table-cell office:value="8.420635806898916" office:value-type="float"/>
          <table:table-cell office:value="8.574255153628407" office:value-type="float"/>
          <table:table-cell office:value="8.620527223632308" office:value-type="float"/>
          <table:table-cell office:value="8.856331790467614" office:value-type="float"/>
          <table:table-cell office:value="8.926612363067441" office:value-type="float"/>
          <table:table-cell office:value="9.015563421454988" office:value-type="float"/>
          <table:table-cell office:value="9.439193690405766" office:value-type="float"/>
          <table:table-cell office:value="6.1617799082135605" office:value-type="float"/>
          <table:table-cell office:value="6.450169195454119" office:value-type="float"/>
          <table:table-cell office:value="6.745474361291967" office:value-type="float"/>
          <table:table-cell office:value="7.013241769509268" office:value-type="float"/>
          <table:table-cell office:value="7.454680011210168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.0" office:value-type="float"/>
          <table:table-cell office:value="0.67806664408715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1124513208" office:value-type="float"/>
          <table:table-cell office:value="-17.485691564696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319087336144" office:value-type="float"/>
          <table:table-cell office:value="17.115388634793725" office:value-type="float"/>
          <table:table-cell office:value="17.838840376722366" office:value-type="float"/>
          <table:table-cell office:value="7.584683383558442" office:value-type="float"/>
          <table:table-cell office:value="7.882529456269765" office:value-type="float"/>
          <table:table-cell office:value="7.927947761445727" office:value-type="float"/>
          <table:table-cell office:value="8.099066121720819" office:value-type="float"/>
          <table:table-cell office:value="8.120388894813713" office:value-type="float"/>
          <table:table-cell office:value="8.137968200895607" office:value-type="float"/>
          <table:table-cell office:value="8.231998265319026" office:value-type="float"/>
          <table:table-cell office:value="8.44320652674374" office:value-type="float"/>
          <table:table-cell office:value="8.598360910467536" office:value-type="float"/>
          <table:table-cell office:value="8.674648833487023" office:value-type="float"/>
          <table:table-cell office:value="8.941558024314366" office:value-type="float"/>
          <table:table-cell office:value="9.129104135753302" office:value-type="float"/>
          <table:table-cell office:value="9.18566954210927" office:value-type="float"/>
          <table:table-cell office:value="9.234571100553339" office:value-type="float"/>
          <table:table-cell office:value="9.43991106182456" office:value-type="float"/>
          <table:table-cell office:value="6.7019478579727965" office:value-type="float"/>
          <table:table-cell office:value="6.9663962008878215" office:value-type="float"/>
          <table:table-cell office:value="7.271411853969854" office:value-type="float"/>
          <table:table-cell office:value="7.397204536159961" office:value-type="float"/>
          <table:table-cell office:value="7.4834663781814275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.710987583016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851530569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98625585948335" office:value-type="float"/>
          <table:table-cell office:value="16.217189461259668" office:value-type="float"/>
          <table:table-cell office:value="16.793606575431475" office:value-type="float"/>
          <table:table-cell office:value="17.989101755256236" office:value-type="float"/>
          <table:table-cell office:value="7.344610012831853" office:value-type="float"/>
          <table:table-cell office:value="7.601369978527478" office:value-type="float"/>
          <table:table-cell office:value="7.787050141257799" office:value-type="float"/>
          <table:table-cell office:value="7.991093988776916" office:value-type="float"/>
          <table:table-cell office:value="8.981746341198694" office:value-type="float"/>
          <table:table-cell office:value="7.044193942104814" office:value-type="float"/>
          <table:table-cell office:value="8.03194547533698" office:value-type="float"/>
          <table:table-cell office:value="8.124522567924853" office:value-type="float"/>
          <table:table-cell office:value="8.317766346577944" office:value-type="float"/>
          <table:table-cell office:value="8.533133292738864" office:value-type="float"/>
          <table:table-cell office:value="8.603957453967602" office:value-type="float"/>
          <table:table-cell office:value="8.97923752405904" office:value-type="float"/>
          <table:table-cell office:value="9.11404724410579" office:value-type="float"/>
          <table:table-cell office:value="9.324493587584723" office:value-type="float"/>
          <table:table-cell office:value="9.72461985944286" office:value-type="float"/>
          <table:table-cell office:value="6.167437168125208" office:value-type="float"/>
          <table:table-cell office:value="6.509909571330742" office:value-type="float"/>
          <table:table-cell office:value="6.777698971717317" office:value-type="float"/>
          <table:table-cell office:value="7.079478130741221" office:value-type="float"/>
          <table:table-cell office:value="7.623325104819207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.0" office:value-type="float"/>
          <table:table-cell office:value="0.65216758196122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244795879933" office:value-type="float"/>
          <table:table-cell office:value="17.587146963212287" office:value-type="float"/>
          <table:table-cell office:value="17.63629331199729" office:value-type="float"/>
          <table:table-cell office:value="17.684287308115064" office:value-type="float"/>
          <table:table-cell office:value="17.953771390542116" office:value-type="float"/>
          <table:table-cell office:value="7.470938974085239" office:value-type="float"/>
          <table:table-cell office:value="7.655603374904914" office:value-type="float"/>
          <table:table-cell office:value="7.893866719959298" office:value-type="float"/>
          <table:table-cell office:value="8.015627086713167" office:value-type="float"/>
          <table:table-cell office:value="8.358253612050966" office:value-type="float"/>
          <table:table-cell office:value="8.281989390666077" office:value-type="float"/>
          <table:table-cell office:value="8.349174295340735" office:value-type="float"/>
          <table:table-cell office:value="8.438378691431454" office:value-type="float"/>
          <table:table-cell office:value="8.670627304362341" office:value-type="float"/>
          <table:table-cell office:value="8.747701140347923" office:value-type="float"/>
          <table:table-cell office:value="9.015796216013992" office:value-type="float"/>
          <table:table-cell office:value="9.03266938809193" office:value-type="float"/>
          <table:table-cell office:value="9.163902120543373" office:value-type="float"/>
          <table:table-cell office:value="9.28591607154728" office:value-type="float"/>
          <table:table-cell office:value="9.391637424837167" office:value-type="float"/>
          <table:table-cell office:value="6.6562111488826" office:value-type="float"/>
          <table:table-cell office:value="7.061312678244439" office:value-type="float"/>
          <table:table-cell office:value="7.160059894611382" office:value-type="float"/>
          <table:table-cell office:value="7.47741215551381" office:value-type="float"/>
          <table:table-cell office:value="7.63724349157614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.0" office:value-type="float"/>
          <table:table-cell office:value="0.5" office:value-type="float"/>
          <table:table-cell office:value="0.66774479352715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2853073225533" office:value-type="float"/>
          <table:table-cell office:value="-17.472853073225533" office:value-type="float"/>
          <table:table-cell office:value="-17.472853073225533" office:value-type="float"/>
          <table:table-cell office:value="-17.4728530732255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7307215493658" office:value-type="float"/>
          <table:table-cell office:value="7.771736861451445" office:value-type="float"/>
          <table:table-cell office:value="7.771736861451445" office:value-type="float"/>
          <table:table-cell office:value="7.771736861451445" office:value-type="float"/>
          <table:table-cell office:value="7.771736861451445" office:value-type="float"/>
          <table:table-cell office:value="8.428648706477107" office:value-type="float"/>
          <table:table-cell office:value="8.394904046936176" office:value-type="float"/>
          <table:table-cell office:value="8.394904046936176" office:value-type="float"/>
          <table:table-cell office:value="8.394904046936176" office:value-type="float"/>
          <table:table-cell office:value="8.394904046936176" office:value-type="float"/>
          <table:table-cell office:value="8.485095378024349" office:value-type="float"/>
          <table:table-cell office:value="8.990708094865372" office:value-type="float"/>
          <table:table-cell office:value="8.990708094865372" office:value-type="float"/>
          <table:table-cell office:value="8.990708094865372" office:value-type="float"/>
          <table:table-cell office:value="8.990708094865372" office:value-type="float"/>
          <table:table-cell office:value="9.09141069548327" office:value-type="float"/>
          <table:table-cell office:value="7.165421543992523" office:value-type="float"/>
          <table:table-cell office:value="7.165421543992523" office:value-type="float"/>
          <table:table-cell office:value="7.165421543992523" office:value-type="float"/>
          <table:table-cell office:value="7.165421543992523" office:value-type="float"/>
          <table:table-cell office:value="7.832844658547912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.66799174055667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00216096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7944500199856" office:value-type="float"/>
          <table:table-cell office:value="15.88688212971177" office:value-type="float"/>
          <table:table-cell office:value="16.85258817483355" office:value-type="float"/>
          <table:table-cell office:value="17.932312132054275" office:value-type="float"/>
          <table:table-cell office:value="6.929667052997148" office:value-type="float"/>
          <table:table-cell office:value="7.599309909056977" office:value-type="float"/>
          <table:table-cell office:value="7.850604836492089" office:value-type="float"/>
          <table:table-cell office:value="8.051581946408005" office:value-type="float"/>
          <table:table-cell office:value="8.79853540325593" office:value-type="float"/>
          <table:table-cell office:value="6.621715616714278" office:value-type="float"/>
          <table:table-cell office:value="8.269057959856937" office:value-type="float"/>
          <table:table-cell office:value="8.41190234656095" office:value-type="float"/>
          <table:table-cell office:value="8.605627783595498" office:value-type="float"/>
          <table:table-cell office:value="9.005922917789235" office:value-type="float"/>
          <table:table-cell office:value="8.24098680156704" office:value-type="float"/>
          <table:table-cell office:value="8.877885082186143" office:value-type="float"/>
          <table:table-cell office:value="9.110061139501166" office:value-type="float"/>
          <table:table-cell office:value="9.312713077720636" office:value-type="float"/>
          <table:table-cell office:value="9.881022615570757" office:value-type="float"/>
          <table:table-cell office:value="5.134243672895968" office:value-type="float"/>
          <table:table-cell office:value="6.918523810579732" office:value-type="float"/>
          <table:table-cell office:value="7.18094751404427" office:value-type="float"/>
          <table:table-cell office:value="7.389868595798613" office:value-type="float"/>
          <table:table-cell office:value="8.1687417807841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.72295290622343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64652545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4817547978471" office:value-type="float"/>
          <table:table-cell office:value="16.550257725697712" office:value-type="float"/>
          <table:table-cell office:value="16.993854550507873" office:value-type="float"/>
          <table:table-cell office:value="17.933916605239368" office:value-type="float"/>
          <table:table-cell office:value="7.10318056437084" office:value-type="float"/>
          <table:table-cell office:value="7.770505583840302" office:value-type="float"/>
          <table:table-cell office:value="7.967848496607511" office:value-type="float"/>
          <table:table-cell office:value="8.19091790125104" office:value-type="float"/>
          <table:table-cell office:value="9.139762628224407" office:value-type="float"/>
          <table:table-cell office:value="7.25605307085492" office:value-type="float"/>
          <table:table-cell office:value="8.02206058459728" office:value-type="float"/>
          <table:table-cell office:value="8.265631511467395" office:value-type="float"/>
          <table:table-cell office:value="8.396046999493489" office:value-type="float"/>
          <table:table-cell office:value="8.888945030789154" office:value-type="float"/>
          <table:table-cell office:value="8.502223858257326" office:value-type="float"/>
          <table:table-cell office:value="8.934564009300372" office:value-type="float"/>
          <table:table-cell office:value="9.108804366328702" office:value-type="float"/>
          <table:table-cell office:value="9.262536545754593" office:value-type="float"/>
          <table:table-cell office:value="9.876984108808767" office:value-type="float"/>
          <table:table-cell office:value="5.778512666409425" office:value-type="float"/>
          <table:table-cell office:value="6.906454798014934" office:value-type="float"/>
          <table:table-cell office:value="7.153319115389442" office:value-type="float"/>
          <table:table-cell office:value="7.330014293423249" office:value-type="float"/>
          <table:table-cell office:value="7.852414364833443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.67287845052515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7960795866753" office:value-type="float"/>
          <table:table-cell office:value="16.456397582327686" office:value-type="float"/>
          <table:table-cell office:value="16.650908338715706" office:value-type="float"/>
          <table:table-cell office:value="16.997885041063633" office:value-type="float"/>
          <table:table-cell office:value="17.413061832594213" office:value-type="float"/>
          <table:table-cell office:value="7.579791101087862" office:value-type="float"/>
          <table:table-cell office:value="7.658847623877194" office:value-type="float"/>
          <table:table-cell office:value="7.739596211087713" office:value-type="float"/>
          <table:table-cell office:value="8.183273959016653" office:value-type="float"/>
          <table:table-cell office:value="8.274743370447743" office:value-type="float"/>
          <table:table-cell office:value="7.736230144136153" office:value-type="float"/>
          <table:table-cell office:value="8.008135968695882" office:value-type="float"/>
          <table:table-cell office:value="8.444638505174835" office:value-type="float"/>
          <table:table-cell office:value="8.734525088355314" office:value-type="float"/>
          <table:table-cell office:value="8.903160016336358" office:value-type="float"/>
          <table:table-cell office:value="8.679515092827877" office:value-type="float"/>
          <table:table-cell office:value="8.999347828540408" office:value-type="float"/>
          <table:table-cell office:value="9.088379980683555" office:value-type="float"/>
          <table:table-cell office:value="9.09785157840285" office:value-type="float"/>
          <table:table-cell office:value="9.247764269911228" office:value-type="float"/>
          <table:table-cell office:value="6.908411976955865" office:value-type="float"/>
          <table:table-cell office:value="7.005634550649178" office:value-type="float"/>
          <table:table-cell office:value="7.011625686043487" office:value-type="float"/>
          <table:table-cell office:value="7.385741318759472" office:value-type="float"/>
          <table:table-cell office:value="7.838669705441784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.72316977422157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37412174188" office:value-type="float"/>
          <table:table-cell office:value="-17.485157325514567" office:value-type="float"/>
          <table:table-cell office:value="-17.4819153843968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2660174556138" office:value-type="float"/>
          <table:table-cell office:value="17.459867322012713" office:value-type="float"/>
          <table:table-cell office:value="7.976851005546351" office:value-type="float"/>
          <table:table-cell office:value="8.043070420372723" office:value-type="float"/>
          <table:table-cell office:value="8.059611004445836" office:value-type="float"/>
          <table:table-cell office:value="8.326210923470793" office:value-type="float"/>
          <table:table-cell office:value="8.871572543063937" office:value-type="float"/>
          <table:table-cell office:value="8.285142172081086" office:value-type="float"/>
          <table:table-cell office:value="8.317478704642753" office:value-type="float"/>
          <table:table-cell office:value="8.431484919829266" office:value-type="float"/>
          <table:table-cell office:value="8.57485431502059" office:value-type="float"/>
          <table:table-cell office:value="8.61149915862382" office:value-type="float"/>
          <table:table-cell office:value="9.227135858039073" office:value-type="float"/>
          <table:table-cell office:value="9.329986085735662" office:value-type="float"/>
          <table:table-cell office:value="9.557923646267998" office:value-type="float"/>
          <table:table-cell office:value="9.568556494155745" office:value-type="float"/>
          <table:table-cell office:value="9.64466398191654" office:value-type="float"/>
          <table:table-cell office:value="6.802625478747478" office:value-type="float"/>
          <table:table-cell office:value="7.042796601396134" office:value-type="float"/>
          <table:table-cell office:value="7.181200067336543" office:value-type="float"/>
          <table:table-cell office:value="7.304479233730763" office:value-type="float"/>
          <table:table-cell office:value="7.838407719771217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.72599218459570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12541309075" office:value-type="float"/>
          <table:table-cell office:value="-17.495446844064467" office:value-type="float"/>
          <table:table-cell office:value="-17.49481001558694" office:value-type="float"/>
          <table:table-cell office:value="-17.4937139139054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633162998227476" office:value-type="float"/>
          <table:table-cell office:value="7.549949501412689" office:value-type="float"/>
          <table:table-cell office:value="7.810397274571372" office:value-type="float"/>
          <table:table-cell office:value="7.984303640317071" office:value-type="float"/>
          <table:table-cell office:value="8.146786749898578" office:value-type="float"/>
          <table:table-cell office:value="8.523115864094596" office:value-type="float"/>
          <table:table-cell office:value="7.839742554080029" office:value-type="float"/>
          <table:table-cell office:value="8.139942704299372" office:value-type="float"/>
          <table:table-cell office:value="8.244570512657907" office:value-type="float"/>
          <table:table-cell office:value="8.31378574432302" office:value-type="float"/>
          <table:table-cell office:value="8.556394726049312" office:value-type="float"/>
          <table:table-cell office:value="9.206910331606949" office:value-type="float"/>
          <table:table-cell office:value="9.275950308720386" office:value-type="float"/>
          <table:table-cell office:value="9.45746814381448" office:value-type="float"/>
          <table:table-cell office:value="9.503898009116362" office:value-type="float"/>
          <table:table-cell office:value="9.679286753236646" office:value-type="float"/>
          <table:table-cell office:value="6.482530912327832" office:value-type="float"/>
          <table:table-cell office:value="6.600562457883981" office:value-type="float"/>
          <table:table-cell office:value="6.771406009160497" office:value-type="float"/>
          <table:table-cell office:value="6.98803929081311" office:value-type="float"/>
          <table:table-cell office:value="7.421161402779422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.69806903537787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05803488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244137146418" office:value-type="float"/>
          <table:table-cell office:value="16.620659444091622" office:value-type="float"/>
          <table:table-cell office:value="17.20050452123296" office:value-type="float"/>
          <table:table-cell office:value="17.867273323460015" office:value-type="float"/>
          <table:table-cell office:value="7.160677562730042" office:value-type="float"/>
          <table:table-cell office:value="7.482585648651408" office:value-type="float"/>
          <table:table-cell office:value="7.74209724722942" office:value-type="float"/>
          <table:table-cell office:value="7.934743872737329" office:value-type="float"/>
          <table:table-cell office:value="8.93106179909369" office:value-type="float"/>
          <table:table-cell office:value="7.024735725843121" office:value-type="float"/>
          <table:table-cell office:value="7.867469328445598" office:value-type="float"/>
          <table:table-cell office:value="8.193285907765668" office:value-type="float"/>
          <table:table-cell office:value="8.473779328059097" office:value-type="float"/>
          <table:table-cell office:value="8.970048046553496" office:value-type="float"/>
          <table:table-cell office:value="8.486885625744485" office:value-type="float"/>
          <table:table-cell office:value="8.695127770858852" office:value-type="float"/>
          <table:table-cell office:value="8.869856282535192" office:value-type="float"/>
          <table:table-cell office:value="9.081374633060538" office:value-type="float"/>
          <table:table-cell office:value="9.82010260431823" office:value-type="float"/>
          <table:table-cell office:value="6.034777125095043" office:value-type="float"/>
          <table:table-cell office:value="6.7307519931307676" office:value-type="float"/>
          <table:table-cell office:value="7.0174926796114185" office:value-type="float"/>
          <table:table-cell office:value="7.247466082837966" office:value-type="float"/>
          <table:table-cell office:value="7.81136599318919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.71482419960465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73323374973" office:value-type="float"/>
          <table:table-cell office:value="-17.481492577080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5140418605803" office:value-type="float"/>
          <table:table-cell office:value="17.666948587790664" office:value-type="float"/>
          <table:table-cell office:value="17.973390916395584" office:value-type="float"/>
          <table:table-cell office:value="7.601440764088897" office:value-type="float"/>
          <table:table-cell office:value="7.69042081257691" office:value-type="float"/>
          <table:table-cell office:value="7.737956202336356" office:value-type="float"/>
          <table:table-cell office:value="7.991486236501952" office:value-type="float"/>
          <table:table-cell office:value="8.53515542855084" office:value-type="float"/>
          <table:table-cell office:value="7.344746032749508" office:value-type="float"/>
          <table:table-cell office:value="8.10996475937485" office:value-type="float"/>
          <table:table-cell office:value="8.205950991943649" office:value-type="float"/>
          <table:table-cell office:value="8.369012503648696" office:value-type="float"/>
          <table:table-cell office:value="8.592750939716229" office:value-type="float"/>
          <table:table-cell office:value="8.968090407793891" office:value-type="float"/>
          <table:table-cell office:value="9.073244870084183" office:value-type="float"/>
          <table:table-cell office:value="9.133059690219412" office:value-type="float"/>
          <table:table-cell office:value="9.185128218100344" office:value-type="float"/>
          <table:table-cell office:value="9.648926778366256" office:value-type="float"/>
          <table:table-cell office:value="6.421697985512395" office:value-type="float"/>
          <table:table-cell office:value="6.718673416288936" office:value-type="float"/>
          <table:table-cell office:value="6.986188446141423" office:value-type="float"/>
          <table:table-cell office:value="7.028345747111368" office:value-type="float"/>
          <table:table-cell office:value="7.378378038508197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.73537921928728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600682039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7143857869523" office:value-type="float"/>
          <table:table-cell office:value="16.100714963091143" office:value-type="float"/>
          <table:table-cell office:value="16.725291544327803" office:value-type="float"/>
          <table:table-cell office:value="17.683826744319685" office:value-type="float"/>
          <table:table-cell office:value="7.264397913416337" office:value-type="float"/>
          <table:table-cell office:value="7.686134665295908" office:value-type="float"/>
          <table:table-cell office:value="7.8502349367779765" office:value-type="float"/>
          <table:table-cell office:value="7.999942845690333" office:value-type="float"/>
          <table:table-cell office:value="8.299124888756324" office:value-type="float"/>
          <table:table-cell office:value="7.082924991235403" office:value-type="float"/>
          <table:table-cell office:value="7.779770632034678" office:value-type="float"/>
          <table:table-cell office:value="8.17088353246024" office:value-type="float"/>
          <table:table-cell office:value="8.478406863989791" office:value-type="float"/>
          <table:table-cell office:value="8.704275310162727" office:value-type="float"/>
          <table:table-cell office:value="8.497013168562136" office:value-type="float"/>
          <table:table-cell office:value="8.742621577737305" office:value-type="float"/>
          <table:table-cell office:value="8.821379334684998" office:value-type="float"/>
          <table:table-cell office:value="8.960285038113629" office:value-type="float"/>
          <table:table-cell office:value="9.191532513426232" office:value-type="float"/>
          <table:table-cell office:value="6.025652525233789" office:value-type="float"/>
          <table:table-cell office:value="6.782091499271591" office:value-type="float"/>
          <table:table-cell office:value="6.995533056079889" office:value-type="float"/>
          <table:table-cell office:value="7.387594894341291" office:value-type="float"/>
          <table:table-cell office:value="7.6480493014284825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.6749990853522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0707806106" office:value-type="float"/>
          <table:table-cell office:value="-17.451296159268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3361643000884" office:value-type="float"/>
          <table:table-cell office:value="16.912393030636288" office:value-type="float"/>
          <table:table-cell office:value="17.9980663092591" office:value-type="float"/>
          <table:table-cell office:value="7.2821554255906715" office:value-type="float"/>
          <table:table-cell office:value="7.626655835333795" office:value-type="float"/>
          <table:table-cell office:value="7.844443104934096" office:value-type="float"/>
          <table:table-cell office:value="7.948164255459851" office:value-type="float"/>
          <table:table-cell office:value="8.18481411544585" office:value-type="float"/>
          <table:table-cell office:value="8.011705999079258" office:value-type="float"/>
          <table:table-cell office:value="8.184448917248089" office:value-type="float"/>
          <table:table-cell office:value="8.326772319593903" office:value-type="float"/>
          <table:table-cell office:value="8.474451343374433" office:value-type="float"/>
          <table:table-cell office:value="8.890062856937568" office:value-type="float"/>
          <table:table-cell office:value="8.694631567785393" office:value-type="float"/>
          <table:table-cell office:value="9.061712609779597" office:value-type="float"/>
          <table:table-cell office:value="9.207889548568787" office:value-type="float"/>
          <table:table-cell office:value="9.369076791278125" office:value-type="float"/>
          <table:table-cell office:value="9.559206780949403" office:value-type="float"/>
          <table:table-cell office:value="6.159435977527369" office:value-type="float"/>
          <table:table-cell office:value="6.76008398994359" office:value-type="float"/>
          <table:table-cell office:value="6.934853817606991" office:value-type="float"/>
          <table:table-cell office:value="7.1110048997397435" office:value-type="float"/>
          <table:table-cell office:value="7.528227094103199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.69298207533165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6620356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782234018256" office:value-type="float"/>
          <table:table-cell office:value="16.737860048643075" office:value-type="float"/>
          <table:table-cell office:value="17.37443309153573" office:value-type="float"/>
          <table:table-cell office:value="17.97217077503733" office:value-type="float"/>
          <table:table-cell office:value="7.308600187806459" office:value-type="float"/>
          <table:table-cell office:value="7.721644296689879" office:value-type="float"/>
          <table:table-cell office:value="7.848675969920757" office:value-type="float"/>
          <table:table-cell office:value="8.039959677191547" office:value-type="float"/>
          <table:table-cell office:value="8.36865667528087" office:value-type="float"/>
          <table:table-cell office:value="7.090491961928339" office:value-type="float"/>
          <table:table-cell office:value="7.985562317262747" office:value-type="float"/>
          <table:table-cell office:value="8.329643086396528" office:value-type="float"/>
          <table:table-cell office:value="8.529122191105582" office:value-type="float"/>
          <table:table-cell office:value="9.08876418417209" office:value-type="float"/>
          <table:table-cell office:value="8.497041966942703" office:value-type="float"/>
          <table:table-cell office:value="8.846946439178522" office:value-type="float"/>
          <table:table-cell office:value="8.951985932790382" office:value-type="float"/>
          <table:table-cell office:value="9.16039031600452" office:value-type="float"/>
          <table:table-cell office:value="9.499539602797347" office:value-type="float"/>
          <table:table-cell office:value="6.517585953247448" office:value-type="float"/>
          <table:table-cell office:value="6.936626055337442" office:value-type="float"/>
          <table:table-cell office:value="7.107761618756987" office:value-type="float"/>
          <table:table-cell office:value="7.363443853764252" office:value-type="float"/>
          <table:table-cell office:value="8.059854125910338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.70053223542936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287815401174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899763303644" office:value-type="float"/>
          <table:table-cell office:value="17.222602700175877" office:value-type="float"/>
          <table:table-cell office:value="17.704815112439103" office:value-type="float"/>
          <table:table-cell office:value="17.997916553249798" office:value-type="float"/>
          <table:table-cell office:value="7.380781657112452" office:value-type="float"/>
          <table:table-cell office:value="7.789385037836895" office:value-type="float"/>
          <table:table-cell office:value="7.916188243762219" office:value-type="float"/>
          <table:table-cell office:value="8.33990643672422" office:value-type="float"/>
          <table:table-cell office:value="8.884168966127817" office:value-type="float"/>
          <table:table-cell office:value="7.441486083900802" office:value-type="float"/>
          <table:table-cell office:value="8.295125924002335" office:value-type="float"/>
          <table:table-cell office:value="8.418423915185658" office:value-type="float"/>
          <table:table-cell office:value="8.60570144514146" office:value-type="float"/>
          <table:table-cell office:value="8.853311168651562" office:value-type="float"/>
          <table:table-cell office:value="8.859737468240539" office:value-type="float"/>
          <table:table-cell office:value="9.17283815912831" office:value-type="float"/>
          <table:table-cell office:value="9.343211259783338" office:value-type="float"/>
          <table:table-cell office:value="9.560337427079972" office:value-type="float"/>
          <table:table-cell office:value="9.783828279420781" office:value-type="float"/>
          <table:table-cell office:value="6.151030763151557" office:value-type="float"/>
          <table:table-cell office:value="6.893082220241565" office:value-type="float"/>
          <table:table-cell office:value="7.239922070520145" office:value-type="float"/>
          <table:table-cell office:value="7.437613667256816" office:value-type="float"/>
          <table:table-cell office:value="7.6709603990658195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.73151138848446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5082816908763" office:value-type="float"/>
          <table:table-cell office:value="-17.4466978825115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519851336662" office:value-type="float"/>
          <table:table-cell office:value="17.444812910916" office:value-type="float"/>
          <table:table-cell office:value="17.637555881797855" office:value-type="float"/>
          <table:table-cell office:value="7.166972173913599" office:value-type="float"/>
          <table:table-cell office:value="7.793125331858278" office:value-type="float"/>
          <table:table-cell office:value="7.822227983133292" office:value-type="float"/>
          <table:table-cell office:value="8.074752829180543" office:value-type="float"/>
          <table:table-cell office:value="8.20228979867412" office:value-type="float"/>
          <table:table-cell office:value="7.200767015999299" office:value-type="float"/>
          <table:table-cell office:value="7.800449314523597" office:value-type="float"/>
          <table:table-cell office:value="8.056844191009473" office:value-type="float"/>
          <table:table-cell office:value="8.554675376417471" office:value-type="float"/>
          <table:table-cell office:value="8.884207761021976" office:value-type="float"/>
          <table:table-cell office:value="8.80589846985853" office:value-type="float"/>
          <table:table-cell office:value="8.966974621078766" office:value-type="float"/>
          <table:table-cell office:value="9.264190114924219" office:value-type="float"/>
          <table:table-cell office:value="9.338313106228" office:value-type="float"/>
          <table:table-cell office:value="9.457618736956306" office:value-type="float"/>
          <table:table-cell office:value="5.97016309743071" office:value-type="float"/>
          <table:table-cell office:value="6.280311292779009" office:value-type="float"/>
          <table:table-cell office:value="6.7093707243680845" office:value-type="float"/>
          <table:table-cell office:value="7.206513485396092" office:value-type="float"/>
          <table:table-cell office:value="7.822307444771877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.67494639996141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354322492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2467574534728" office:value-type="float"/>
          <table:table-cell office:value="15.961186109073692" office:value-type="float"/>
          <table:table-cell office:value="16.600440787156312" office:value-type="float"/>
          <table:table-cell office:value="17.991084044223207" office:value-type="float"/>
          <table:table-cell office:value="7.149448798105629" office:value-type="float"/>
          <table:table-cell office:value="7.565121159763133" office:value-type="float"/>
          <table:table-cell office:value="7.7488206126975365" office:value-type="float"/>
          <table:table-cell office:value="7.910105460259869" office:value-type="float"/>
          <table:table-cell office:value="9.205258440356102" office:value-type="float"/>
          <table:table-cell office:value="7.30330213471969" office:value-type="float"/>
          <table:table-cell office:value="8.178945422880627" office:value-type="float"/>
          <table:table-cell office:value="8.324361187670268" office:value-type="float"/>
          <table:table-cell office:value="8.516505683190925" office:value-type="float"/>
          <table:table-cell office:value="8.866063725916954" office:value-type="float"/>
          <table:table-cell office:value="8.449510570770121" office:value-type="float"/>
          <table:table-cell office:value="8.975774603042161" office:value-type="float"/>
          <table:table-cell office:value="9.120423129685197" office:value-type="float"/>
          <table:table-cell office:value="9.274128113335316" office:value-type="float"/>
          <table:table-cell office:value="9.840320697311395" office:value-type="float"/>
          <table:table-cell office:value="6.339680678927312" office:value-type="float"/>
          <table:table-cell office:value="6.790753676171645" office:value-type="float"/>
          <table:table-cell office:value="7.024484960064302" office:value-type="float"/>
          <table:table-cell office:value="7.179248054703153" office:value-type="float"/>
          <table:table-cell office:value="8.231001468961662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.0" office:value-type="float"/>
          <table:table-cell office:value="0.67044510094711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7223525821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86287649534775" office:value-type="float"/>
          <table:table-cell office:value="16.009334535875865" office:value-type="float"/>
          <table:table-cell office:value="16.662246749299854" office:value-type="float"/>
          <table:table-cell office:value="16.90235651525284" office:value-type="float"/>
          <table:table-cell office:value="7.70010457341853" office:value-type="float"/>
          <table:table-cell office:value="7.763233211687256" office:value-type="float"/>
          <table:table-cell office:value="7.780474712483947" office:value-type="float"/>
          <table:table-cell office:value="7.802239129587786" office:value-type="float"/>
          <table:table-cell office:value="7.893119112892496" office:value-type="float"/>
          <table:table-cell office:value="8.115866477080676" office:value-type="float"/>
          <table:table-cell office:value="8.289765113788636" office:value-type="float"/>
          <table:table-cell office:value="8.368085808806892" office:value-type="float"/>
          <table:table-cell office:value="8.466900301504227" office:value-type="float"/>
          <table:table-cell office:value="8.570350590525695" office:value-type="float"/>
          <table:table-cell office:value="8.98388660443489" office:value-type="float"/>
          <table:table-cell office:value="9.070698471731365" office:value-type="float"/>
          <table:table-cell office:value="9.193288816279768" office:value-type="float"/>
          <table:table-cell office:value="9.248311762142729" office:value-type="float"/>
          <table:table-cell office:value="9.26027954965024" office:value-type="float"/>
          <table:table-cell office:value="6.618820139117691" office:value-type="float"/>
          <table:table-cell office:value="6.7965808709274" office:value-type="float"/>
          <table:table-cell office:value="7.102513540866914" office:value-type="float"/>
          <table:table-cell office:value="7.190506449968023" office:value-type="float"/>
          <table:table-cell office:value="7.285252826657124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.72036965310148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1822731" office:value-type="float"/>
          <table:table-cell office:value="-17.448774793618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15839286277016" office:value-type="float"/>
          <table:table-cell office:value="17.164718874083167" office:value-type="float"/>
          <table:table-cell office:value="17.97608328181179" office:value-type="float"/>
          <table:table-cell office:value="7.201100595696937" office:value-type="float"/>
          <table:table-cell office:value="7.60766940741726" office:value-type="float"/>
          <table:table-cell office:value="7.835064980301182" office:value-type="float"/>
          <table:table-cell office:value="8.172408035961418" office:value-type="float"/>
          <table:table-cell office:value="8.70552036157265" office:value-type="float"/>
          <table:table-cell office:value="6.641383411434667" office:value-type="float"/>
          <table:table-cell office:value="7.828077195375057" office:value-type="float"/>
          <table:table-cell office:value="8.240372132951512" office:value-type="float"/>
          <table:table-cell office:value="8.493243905524883" office:value-type="float"/>
          <table:table-cell office:value="8.99615188632053" office:value-type="float"/>
          <table:table-cell office:value="8.503217864631292" office:value-type="float"/>
          <table:table-cell office:value="8.814246994101913" office:value-type="float"/>
          <table:table-cell office:value="9.030533556909162" office:value-type="float"/>
          <table:table-cell office:value="9.231304736135872" office:value-type="float"/>
          <table:table-cell office:value="9.700847777781238" office:value-type="float"/>
          <table:table-cell office:value="5.858074929002578" office:value-type="float"/>
          <table:table-cell office:value="6.690906374271916" office:value-type="float"/>
          <table:table-cell office:value="6.952821803062054" office:value-type="float"/>
          <table:table-cell office:value="7.194914471013538" office:value-type="float"/>
          <table:table-cell office:value="7.8781643585382115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.68440236785787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73114550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7805539284515" office:value-type="float"/>
          <table:table-cell office:value="16.287601921174062" office:value-type="float"/>
          <table:table-cell office:value="16.91177615397331" office:value-type="float"/>
          <table:table-cell office:value="17.976622674264057" office:value-type="float"/>
          <table:table-cell office:value="7.226888933673779" office:value-type="float"/>
          <table:table-cell office:value="7.679139481609765" office:value-type="float"/>
          <table:table-cell office:value="7.862139835885845" office:value-type="float"/>
          <table:table-cell office:value="8.066601863201408" office:value-type="float"/>
          <table:table-cell office:value="10.11020433034508" office:value-type="float"/>
          <table:table-cell office:value="7.139807797093631" office:value-type="float"/>
          <table:table-cell office:value="8.244334142589418" office:value-type="float"/>
          <table:table-cell office:value="8.372718174524715" office:value-type="float"/>
          <table:table-cell office:value="8.516372890706931" office:value-type="float"/>
          <table:table-cell office:value="9.397733590439962" office:value-type="float"/>
          <table:table-cell office:value="8.323465124814316" office:value-type="float"/>
          <table:table-cell office:value="8.987956228589887" office:value-type="float"/>
          <table:table-cell office:value="9.136235780380176" office:value-type="float"/>
          <table:table-cell office:value="9.270953170500665" office:value-type="float"/>
          <table:table-cell office:value="10.352291744828353" office:value-type="float"/>
          <table:table-cell office:value="6.186276857575825" office:value-type="float"/>
          <table:table-cell office:value="6.953152449902955" office:value-type="float"/>
          <table:table-cell office:value="7.126472598448976" office:value-type="float"/>
          <table:table-cell office:value="7.301296000235597" office:value-type="float"/>
          <table:table-cell office:value="8.317995953161606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.68933400192206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11609120453" office:value-type="float"/>
          <table:table-cell office:value="-17.472543344252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10633953587583" office:value-type="float"/>
          <table:table-cell office:value="17.10957509945987" office:value-type="float"/>
          <table:table-cell office:value="17.97448667140872" office:value-type="float"/>
          <table:table-cell office:value="6.828078855552739" office:value-type="float"/>
          <table:table-cell office:value="7.612812193479736" office:value-type="float"/>
          <table:table-cell office:value="7.840918078275079" office:value-type="float"/>
          <table:table-cell office:value="8.072671876078907" office:value-type="float"/>
          <table:table-cell office:value="9.333837100886107" office:value-type="float"/>
          <table:table-cell office:value="6.85412877193704" office:value-type="float"/>
          <table:table-cell office:value="8.056145821503621" office:value-type="float"/>
          <table:table-cell office:value="8.352974033044138" office:value-type="float"/>
          <table:table-cell office:value="8.56380059585485" office:value-type="float"/>
          <table:table-cell office:value="9.109576602285252" office:value-type="float"/>
          <table:table-cell office:value="8.450597302683178" office:value-type="float"/>
          <table:table-cell office:value="8.917163553527178" office:value-type="float"/>
          <table:table-cell office:value="9.072588912142116" office:value-type="float"/>
          <table:table-cell office:value="9.290788324727348" office:value-type="float"/>
          <table:table-cell office:value="10.00360020265817" office:value-type="float"/>
          <table:table-cell office:value="5.614502094282449" office:value-type="float"/>
          <table:table-cell office:value="6.800330031859983" office:value-type="float"/>
          <table:table-cell office:value="7.083846707730656" office:value-type="float"/>
          <table:table-cell office:value="7.338950279488706" office:value-type="float"/>
          <table:table-cell office:value="8.054872993721123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.68981479867649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86577393705" office:value-type="float"/>
          <table:table-cell office:value="-17.4708317910261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873815124402" office:value-type="float"/>
          <table:table-cell office:value="17.508466705787434" office:value-type="float"/>
          <table:table-cell office:value="17.975622557134095" office:value-type="float"/>
          <table:table-cell office:value="7.037659134777513" office:value-type="float"/>
          <table:table-cell office:value="7.605803221078224" office:value-type="float"/>
          <table:table-cell office:value="7.90989564931299" office:value-type="float"/>
          <table:table-cell office:value="8.032876435084976" office:value-type="float"/>
          <table:table-cell office:value="8.435036319134952" office:value-type="float"/>
          <table:table-cell office:value="7.460041411606545" office:value-type="float"/>
          <table:table-cell office:value="8.134088760906383" office:value-type="float"/>
          <table:table-cell office:value="8.278754077968774" office:value-type="float"/>
          <table:table-cell office:value="8.464494102892825" office:value-type="float"/>
          <table:table-cell office:value="8.91313271707817" office:value-type="float"/>
          <table:table-cell office:value="8.71004219302808" office:value-type="float"/>
          <table:table-cell office:value="9.16423445601569" office:value-type="float"/>
          <table:table-cell office:value="9.239518396102284" office:value-type="float"/>
          <table:table-cell office:value="9.36799379794407" office:value-type="float"/>
          <table:table-cell office:value="9.595125225279759" office:value-type="float"/>
          <table:table-cell office:value="5.712233457760662" office:value-type="float"/>
          <table:table-cell office:value="6.658810211424713" office:value-type="float"/>
          <table:table-cell office:value="6.906712654926121" office:value-type="float"/>
          <table:table-cell office:value="7.046769625857266" office:value-type="float"/>
          <table:table-cell office:value="7.56965674812173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.68881116570664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9780924621" office:value-type="float"/>
          <table:table-cell office:value="-17.4589887226295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10969204357952" office:value-type="float"/>
          <table:table-cell office:value="17.624101595539027" office:value-type="float"/>
          <table:table-cell office:value="17.928102677859933" office:value-type="float"/>
          <table:table-cell office:value="7.507447330222581" office:value-type="float"/>
          <table:table-cell office:value="7.695661009318042" office:value-type="float"/>
          <table:table-cell office:value="7.816327634760836" office:value-type="float"/>
          <table:table-cell office:value="8.141380148651105" office:value-type="float"/>
          <table:table-cell office:value="8.65871018231167" office:value-type="float"/>
          <table:table-cell office:value="7.606499487213727" office:value-type="float"/>
          <table:table-cell office:value="8.29668233047558" office:value-type="float"/>
          <table:table-cell office:value="8.56708361708251" office:value-type="float"/>
          <table:table-cell office:value="8.61667994100927" office:value-type="float"/>
          <table:table-cell office:value="8.80893751671938" office:value-type="float"/>
          <table:table-cell office:value="8.735622616569167" office:value-type="float"/>
          <table:table-cell office:value="9.219427874862355" office:value-type="float"/>
          <table:table-cell office:value="9.411981801251873" office:value-type="float"/>
          <table:table-cell office:value="9.54315814802629" office:value-type="float"/>
          <table:table-cell office:value="9.783048104917478" office:value-type="float"/>
          <table:table-cell office:value="6.593490429736352" office:value-type="float"/>
          <table:table-cell office:value="6.853390820930219" office:value-type="float"/>
          <table:table-cell office:value="6.9911351736597585" office:value-type="float"/>
          <table:table-cell office:value="7.058709959514891" office:value-type="float"/>
          <table:table-cell office:value="7.684599594113573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.68739584120064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6703925035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769491499803" office:value-type="float"/>
          <table:table-cell office:value="16.91847446367881" office:value-type="float"/>
          <table:table-cell office:value="17.27043456806759" office:value-type="float"/>
          <table:table-cell office:value="17.724471054703745" office:value-type="float"/>
          <table:table-cell office:value="7.2600391627037535" office:value-type="float"/>
          <table:table-cell office:value="7.576755395433601" office:value-type="float"/>
          <table:table-cell office:value="7.734501063032969" office:value-type="float"/>
          <table:table-cell office:value="7.803533613719342" office:value-type="float"/>
          <table:table-cell office:value="8.352231334225898" office:value-type="float"/>
          <table:table-cell office:value="7.837366264088093" office:value-type="float"/>
          <table:table-cell office:value="8.112446962849317" office:value-type="float"/>
          <table:table-cell office:value="8.191734197833473" office:value-type="float"/>
          <table:table-cell office:value="8.385407017993836" office:value-type="float"/>
          <table:table-cell office:value="8.63674133367384" office:value-type="float"/>
          <table:table-cell office:value="8.938242836528673" office:value-type="float"/>
          <table:table-cell office:value="9.09190409404541" office:value-type="float"/>
          <table:table-cell office:value="9.167032008544286" office:value-type="float"/>
          <table:table-cell office:value="9.286696245397792" office:value-type="float"/>
          <table:table-cell office:value="9.532828139988919" office:value-type="float"/>
          <table:table-cell office:value="6.152333222621865" office:value-type="float"/>
          <table:table-cell office:value="6.629000863151145" office:value-type="float"/>
          <table:table-cell office:value="6.780037470847201" office:value-type="float"/>
          <table:table-cell office:value="6.905724463052724" office:value-type="float"/>
          <table:table-cell office:value="7.46546570714081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.6505179784764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9598333269015" office:value-type="float"/>
          <table:table-cell office:value="17.389128564987853" office:value-type="float"/>
          <table:table-cell office:value="17.669647657848532" office:value-type="float"/>
          <table:table-cell office:value="17.95964744283113" office:value-type="float"/>
          <table:table-cell office:value="17.95964744283113" office:value-type="float"/>
          <table:table-cell office:value="7.61613052672144" office:value-type="float"/>
          <table:table-cell office:value="7.796187713778464" office:value-type="float"/>
          <table:table-cell office:value="8.000384704473127" office:value-type="float"/>
          <table:table-cell office:value="8.638982282293135" office:value-type="float"/>
          <table:table-cell office:value="8.638982282293135" office:value-type="float"/>
          <table:table-cell office:value="8.265403130823756" office:value-type="float"/>
          <table:table-cell office:value="8.484752947723369" office:value-type="float"/>
          <table:table-cell office:value="8.913621007751175" office:value-type="float"/>
          <table:table-cell office:value="8.998960241205896" office:value-type="float"/>
          <table:table-cell office:value="8.998960241205896" office:value-type="float"/>
          <table:table-cell office:value="8.830378562756131" office:value-type="float"/>
          <table:table-cell office:value="8.93637899517786" office:value-type="float"/>
          <table:table-cell office:value="9.158289199753927" office:value-type="float"/>
          <table:table-cell office:value="9.510574937933903" office:value-type="float"/>
          <table:table-cell office:value="9.510574937933903" office:value-type="float"/>
          <table:table-cell office:value="6.945154662367337" office:value-type="float"/>
          <table:table-cell office:value="7.613160292082601" office:value-type="float"/>
          <table:table-cell office:value="7.755716512470375" office:value-type="float"/>
          <table:table-cell office:value="7.964769392228228" office:value-type="float"/>
          <table:table-cell office:value="7.964769392228228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.67600162602655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24987617857" office:value-type="float"/>
          <table:table-cell office:value="-17.4476484430812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0529934899543" office:value-type="float"/>
          <table:table-cell office:value="17.38360225357887" office:value-type="float"/>
          <table:table-cell office:value="17.994859940482414" office:value-type="float"/>
          <table:table-cell office:value="7.035455255121792" office:value-type="float"/>
          <table:table-cell office:value="7.639543830745055" office:value-type="float"/>
          <table:table-cell office:value="7.794308839149687" office:value-type="float"/>
          <table:table-cell office:value="7.931203371587892" office:value-type="float"/>
          <table:table-cell office:value="9.219444335522653" office:value-type="float"/>
          <table:table-cell office:value="6.961049086493003" office:value-type="float"/>
          <table:table-cell office:value="8.229422780964905" office:value-type="float"/>
          <table:table-cell office:value="8.410815706070622" office:value-type="float"/>
          <table:table-cell office:value="8.591495254810944" office:value-type="float"/>
          <table:table-cell office:value="9.130064573549168" office:value-type="float"/>
          <table:table-cell office:value="8.511597970811502" office:value-type="float"/>
          <table:table-cell office:value="9.072255940908262" office:value-type="float"/>
          <table:table-cell office:value="9.22193141430694" office:value-type="float"/>
          <table:table-cell office:value="9.382450322752808" office:value-type="float"/>
          <table:table-cell office:value="9.894876438602662" office:value-type="float"/>
          <table:table-cell office:value="5.831522304583753" office:value-type="float"/>
          <table:table-cell office:value="6.783252140838417" office:value-type="float"/>
          <table:table-cell office:value="6.967336644529653" office:value-type="float"/>
          <table:table-cell office:value="7.152445905634712" office:value-type="float"/>
          <table:table-cell office:value="7.917188703923667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232415112334124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91741836394" office:value-type="float"/>
          <table:table-cell office:value="-17.470775774766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22393545751" office:value-type="float"/>
          <table:table-cell office:value="16.949074859731912" office:value-type="float"/>
          <table:table-cell office:value="17.957767995603128" office:value-type="float"/>
          <table:table-cell office:value="7.154453729491111" office:value-type="float"/>
          <table:table-cell office:value="7.688008797842684" office:value-type="float"/>
          <table:table-cell office:value="8.02306441182369" office:value-type="float"/>
          <table:table-cell office:value="8.25194177942024" office:value-type="float"/>
          <table:table-cell office:value="8.616391490791354" office:value-type="float"/>
          <table:table-cell office:value="6.644300361722087" office:value-type="float"/>
          <table:table-cell office:value="7.508738177759904" office:value-type="float"/>
          <table:table-cell office:value="7.9990128731978345" office:value-type="float"/>
          <table:table-cell office:value="8.217405769119136" office:value-type="float"/>
          <table:table-cell office:value="8.72541293186958" office:value-type="float"/>
          <table:table-cell office:value="8.583695335834584" office:value-type="float"/>
          <table:table-cell office:value="8.984048959317025" office:value-type="float"/>
          <table:table-cell office:value="9.104272976198253" office:value-type="float"/>
          <table:table-cell office:value="9.315558135381497" office:value-type="float"/>
          <table:table-cell office:value="9.706845371204064" office:value-type="float"/>
          <table:table-cell office:value="5.724455516442406" office:value-type="float"/>
          <table:table-cell office:value="6.406060155065296" office:value-type="float"/>
          <table:table-cell office:value="6.675718832121259" office:value-type="float"/>
          <table:table-cell office:value="6.898762156469014" office:value-type="float"/>
          <table:table-cell office:value="7.736985626575969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.719001838266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3022735649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6582707369609" office:value-type="float"/>
          <table:table-cell office:value="16.549600675425513" office:value-type="float"/>
          <table:table-cell office:value="17.649256659052032" office:value-type="float"/>
          <table:table-cell office:value="17.863905274050307" office:value-type="float"/>
          <table:table-cell office:value="7.026689004510688" office:value-type="float"/>
          <table:table-cell office:value="7.829096302898735" office:value-type="float"/>
          <table:table-cell office:value="8.12970029190122" office:value-type="float"/>
          <table:table-cell office:value="8.445368964588951" office:value-type="float"/>
          <table:table-cell office:value="8.502950794164796" office:value-type="float"/>
          <table:table-cell office:value="7.910995090996351" office:value-type="float"/>
          <table:table-cell office:value="8.101709128415395" office:value-type="float"/>
          <table:table-cell office:value="8.241595959066652" office:value-type="float"/>
          <table:table-cell office:value="8.39157934067453" office:value-type="float"/>
          <table:table-cell office:value="8.85353036168356" office:value-type="float"/>
          <table:table-cell office:value="8.621000983774739" office:value-type="float"/>
          <table:table-cell office:value="9.072858827322916" office:value-type="float"/>
          <table:table-cell office:value="9.31866464221572" office:value-type="float"/>
          <table:table-cell office:value="9.414446743001553" office:value-type="float"/>
          <table:table-cell office:value="9.521940751260281" office:value-type="float"/>
          <table:table-cell office:value="6.507397149151345" office:value-type="float"/>
          <table:table-cell office:value="6.82418896309127" office:value-type="float"/>
          <table:table-cell office:value="6.8920051339008666" office:value-type="float"/>
          <table:table-cell office:value="7.377823649962975" office:value-type="float"/>
          <table:table-cell office:value="7.7095427452730805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.7267983598474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74325037145" office:value-type="float"/>
          <table:table-cell office:value="-17.465773069666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085365938642" office:value-type="float"/>
          <table:table-cell office:value="17.412076443567074" office:value-type="float"/>
          <table:table-cell office:value="17.97211507308793" office:value-type="float"/>
          <table:table-cell office:value="6.900731755501319" office:value-type="float"/>
          <table:table-cell office:value="7.612714070668224" office:value-type="float"/>
          <table:table-cell office:value="7.753170830402835" office:value-type="float"/>
          <table:table-cell office:value="7.907833241271847" office:value-type="float"/>
          <table:table-cell office:value="8.538580198079053" office:value-type="float"/>
          <table:table-cell office:value="6.849362940853462" office:value-type="float"/>
          <table:table-cell office:value="7.593942151383706" office:value-type="float"/>
          <table:table-cell office:value="8.026626615633777" office:value-type="float"/>
          <table:table-cell office:value="8.228836535854317" office:value-type="float"/>
          <table:table-cell office:value="8.845964326916427" office:value-type="float"/>
          <table:table-cell office:value="8.525260893288065" office:value-type="float"/>
          <table:table-cell office:value="8.846983051580192" office:value-type="float"/>
          <table:table-cell office:value="8.969177174744058" office:value-type="float"/>
          <table:table-cell office:value="9.18006771731422" office:value-type="float"/>
          <table:table-cell office:value="9.766752967203423" office:value-type="float"/>
          <table:table-cell office:value="5.8946213362669475" office:value-type="float"/>
          <table:table-cell office:value="6.390583334139643" office:value-type="float"/>
          <table:table-cell office:value="6.675672387408937" office:value-type="float"/>
          <table:table-cell office:value="6.958575177045229" office:value-type="float"/>
          <table:table-cell office:value="7.56935171378705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.704633898664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08368292173" office:value-type="float"/>
          <table:table-cell office:value="-17.486227722269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080469996138" office:value-type="float"/>
          <table:table-cell office:value="16.377329844032236" office:value-type="float"/>
          <table:table-cell office:value="17.61835561006612" office:value-type="float"/>
          <table:table-cell office:value="7.5351621182288735" office:value-type="float"/>
          <table:table-cell office:value="7.842174035329088" office:value-type="float"/>
          <table:table-cell office:value="7.9512778494401095" office:value-type="float"/>
          <table:table-cell office:value="8.007550341509582" office:value-type="float"/>
          <table:table-cell office:value="8.457056500923157" office:value-type="float"/>
          <table:table-cell office:value="7.517095356361492" office:value-type="float"/>
          <table:table-cell office:value="8.08816058279703" office:value-type="float"/>
          <table:table-cell office:value="8.373446720592526" office:value-type="float"/>
          <table:table-cell office:value="8.508771615869339" office:value-type="float"/>
          <table:table-cell office:value="9.082511559203697" office:value-type="float"/>
          <table:table-cell office:value="8.818386561535718" office:value-type="float"/>
          <table:table-cell office:value="9.220578358215448" office:value-type="float"/>
          <table:table-cell office:value="9.340558254613818" office:value-type="float"/>
          <table:table-cell office:value="9.40365652376973" office:value-type="float"/>
          <table:table-cell office:value="9.66687339603767" office:value-type="float"/>
          <table:table-cell office:value="6.2338709130546475" office:value-type="float"/>
          <table:table-cell office:value="6.924501090767208" office:value-type="float"/>
          <table:table-cell office:value="6.9950423977061655" office:value-type="float"/>
          <table:table-cell office:value="7.246331682053098" office:value-type="float"/>
          <table:table-cell office:value="7.9257609528317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.70834345313175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38413076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5653089636416" office:value-type="float"/>
          <table:table-cell office:value="16.28818663150277" office:value-type="float"/>
          <table:table-cell office:value="16.8640968388888" office:value-type="float"/>
          <table:table-cell office:value="17.92817719282126" office:value-type="float"/>
          <table:table-cell office:value="7.149517114573514" office:value-type="float"/>
          <table:table-cell office:value="7.645580436422015" office:value-type="float"/>
          <table:table-cell office:value="7.8685374792583165" office:value-type="float"/>
          <table:table-cell office:value="8.174253045663814" office:value-type="float"/>
          <table:table-cell office:value="9.23993230331362" office:value-type="float"/>
          <table:table-cell office:value="7.000551916408245" office:value-type="float"/>
          <table:table-cell office:value="8.019227423991174" office:value-type="float"/>
          <table:table-cell office:value="8.324408955240628" office:value-type="float"/>
          <table:table-cell office:value="8.533801748116794" office:value-type="float"/>
          <table:table-cell office:value="9.244332571157717" office:value-type="float"/>
          <table:table-cell office:value="8.085641204883698" office:value-type="float"/>
          <table:table-cell office:value="8.940288282088055" office:value-type="float"/>
          <table:table-cell office:value="9.091141404335584" office:value-type="float"/>
          <table:table-cell office:value="9.301531615700796" office:value-type="float"/>
          <table:table-cell office:value="10.242887262785107" office:value-type="float"/>
          <table:table-cell office:value="5.795288148045089" office:value-type="float"/>
          <table:table-cell office:value="6.753795895150186" office:value-type="float"/>
          <table:table-cell office:value="7.0793279755475895" office:value-type="float"/>
          <table:table-cell office:value="7.310142932988634" office:value-type="float"/>
          <table:table-cell office:value="8.241377611686227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.71661496983897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0864706534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7324755081137" office:value-type="float"/>
          <table:table-cell office:value="17.434463610265894" office:value-type="float"/>
          <table:table-cell office:value="17.58362671485708" office:value-type="float"/>
          <table:table-cell office:value="17.909575230898994" office:value-type="float"/>
          <table:table-cell office:value="7.246435169686252" office:value-type="float"/>
          <table:table-cell office:value="7.780369426970635" office:value-type="float"/>
          <table:table-cell office:value="7.973150486138103" office:value-type="float"/>
          <table:table-cell office:value="8.10389751944537" office:value-type="float"/>
          <table:table-cell office:value="8.357059676031561" office:value-type="float"/>
          <table:table-cell office:value="7.500140652771806" office:value-type="float"/>
          <table:table-cell office:value="8.188776335272193" office:value-type="float"/>
          <table:table-cell office:value="8.283740685900465" office:value-type="float"/>
          <table:table-cell office:value="8.352087984923152" office:value-type="float"/>
          <table:table-cell office:value="8.396455996771236" office:value-type="float"/>
          <table:table-cell office:value="8.86511342457085" office:value-type="float"/>
          <table:table-cell office:value="9.131968162745476" office:value-type="float"/>
          <table:table-cell office:value="9.339452486208284" office:value-type="float"/>
          <table:table-cell office:value="9.475147085689294" office:value-type="float"/>
          <table:table-cell office:value="9.847010068233669" office:value-type="float"/>
          <table:table-cell office:value="5.934797941056721" office:value-type="float"/>
          <table:table-cell office:value="6.685350753435641" office:value-type="float"/>
          <table:table-cell office:value="6.885878567534075" office:value-type="float"/>
          <table:table-cell office:value="6.985785984852971" office:value-type="float"/>
          <table:table-cell office:value="7.297112841082087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.0" office:value-type="float"/>
          <table:table-cell office:value="0.66390736252722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3767484847" office:value-type="float"/>
          <table:table-cell office:value="-17.4842130853071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2358201524607" office:value-type="float"/>
          <table:table-cell office:value="17.438235369953937" office:value-type="float"/>
          <table:table-cell office:value="17.438235369953937" office:value-type="float"/>
          <table:table-cell office:value="7.343945300769505" office:value-type="float"/>
          <table:table-cell office:value="7.752498397054789" office:value-type="float"/>
          <table:table-cell office:value="7.86660722534544" office:value-type="float"/>
          <table:table-cell office:value="8.206336021651634" office:value-type="float"/>
          <table:table-cell office:value="8.206336021651634" office:value-type="float"/>
          <table:table-cell office:value="7.866257481996035" office:value-type="float"/>
          <table:table-cell office:value="8.502428036078415" office:value-type="float"/>
          <table:table-cell office:value="8.539631598763279" office:value-type="float"/>
          <table:table-cell office:value="8.795708388871454" office:value-type="float"/>
          <table:table-cell office:value="8.795708388871454" office:value-type="float"/>
          <table:table-cell office:value="8.871289207134748" office:value-type="float"/>
          <table:table-cell office:value="9.108094241489802" office:value-type="float"/>
          <table:table-cell office:value="9.174888092568068" office:value-type="float"/>
          <table:table-cell office:value="9.517207327203138" office:value-type="float"/>
          <table:table-cell office:value="9.517207327203138" office:value-type="float"/>
          <table:table-cell office:value="6.338913575630794" office:value-type="float"/>
          <table:table-cell office:value="7.184035754328267" office:value-type="float"/>
          <table:table-cell office:value="7.191556730526909" office:value-type="float"/>
          <table:table-cell office:value="7.487427521648826" office:value-type="float"/>
          <table:table-cell office:value="7.487427521648826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.65796143857097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6686122092334" office:value-type="float"/>
          <table:table-cell office:value="-17.4495135734700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6761272595521" office:value-type="float"/>
          <table:table-cell office:value="16.35642586344995" office:value-type="float"/>
          <table:table-cell office:value="17.343127657779497" office:value-type="float"/>
          <table:table-cell office:value="7.469492728270427" office:value-type="float"/>
          <table:table-cell office:value="7.807786917455626" office:value-type="float"/>
          <table:table-cell office:value="7.885598289506114" office:value-type="float"/>
          <table:table-cell office:value="8.010881214756804" office:value-type="float"/>
          <table:table-cell office:value="8.37826189494282" office:value-type="float"/>
          <table:table-cell office:value="8.212444587452062" office:value-type="float"/>
          <table:table-cell office:value="8.515245290050725" office:value-type="float"/>
          <table:table-cell office:value="8.53716427249892" office:value-type="float"/>
          <table:table-cell office:value="8.597575263499115" office:value-type="float"/>
          <table:table-cell office:value="8.729916269817853" office:value-type="float"/>
          <table:table-cell office:value="8.985014607693804" office:value-type="float"/>
          <table:table-cell office:value="9.076680487343994" office:value-type="float"/>
          <table:table-cell office:value="9.14611710518685" office:value-type="float"/>
          <table:table-cell office:value="9.28306429272567" office:value-type="float"/>
          <table:table-cell office:value="9.441540318209118" office:value-type="float"/>
          <table:table-cell office:value="7.021642393075544" office:value-type="float"/>
          <table:table-cell office:value="7.149166164185764" office:value-type="float"/>
          <table:table-cell office:value="7.254638894547809" office:value-type="float"/>
          <table:table-cell office:value="7.33705644781838" office:value-type="float"/>
          <table:table-cell office:value="7.449446017463534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.69086092799808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10333579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9299317031827" office:value-type="float"/>
          <table:table-cell office:value="16.01406582187546" office:value-type="float"/>
          <table:table-cell office:value="16.759009314665192" office:value-type="float"/>
          <table:table-cell office:value="17.988886117131138" office:value-type="float"/>
          <table:table-cell office:value="7.1961265654633495" office:value-type="float"/>
          <table:table-cell office:value="7.60220799543886" office:value-type="float"/>
          <table:table-cell office:value="7.782638442317781" office:value-type="float"/>
          <table:table-cell office:value="7.95699996527007" office:value-type="float"/>
          <table:table-cell office:value="8.409108825198008" office:value-type="float"/>
          <table:table-cell office:value="7.136057439145673" office:value-type="float"/>
          <table:table-cell office:value="8.007141230211491" office:value-type="float"/>
          <table:table-cell office:value="8.253678258716757" office:value-type="float"/>
          <table:table-cell office:value="8.388370690345742" office:value-type="float"/>
          <table:table-cell office:value="8.805801918742066" office:value-type="float"/>
          <table:table-cell office:value="8.453539214010863" office:value-type="float"/>
          <table:table-cell office:value="8.808330337010139" office:value-type="float"/>
          <table:table-cell office:value="9.06912387708407" office:value-type="float"/>
          <table:table-cell office:value="9.175540057803001" office:value-type="float"/>
          <table:table-cell office:value="9.620506772588573" office:value-type="float"/>
          <table:table-cell office:value="5.994962290356894" office:value-type="float"/>
          <table:table-cell office:value="6.7660299980694525" office:value-type="float"/>
          <table:table-cell office:value="7.0075910164355175" office:value-type="float"/>
          <table:table-cell office:value="7.129288601399962" office:value-type="float"/>
          <table:table-cell office:value="7.523232349098455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.68621194184514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53047945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52059175572" office:value-type="float"/>
          <table:table-cell office:value="16.20909720530784" office:value-type="float"/>
          <table:table-cell office:value="16.930974700939775" office:value-type="float"/>
          <table:table-cell office:value="17.978957652113454" office:value-type="float"/>
          <table:table-cell office:value="6.997332882703489" office:value-type="float"/>
          <table:table-cell office:value="7.579074207978081" office:value-type="float"/>
          <table:table-cell office:value="7.780819470002522" office:value-type="float"/>
          <table:table-cell office:value="7.998781568686164" office:value-type="float"/>
          <table:table-cell office:value="9.055178528233274" office:value-type="float"/>
          <table:table-cell office:value="7.241621636226718" office:value-type="float"/>
          <table:table-cell office:value="8.095129714859066" office:value-type="float"/>
          <table:table-cell office:value="8.344121506825307" office:value-type="float"/>
          <table:table-cell office:value="8.507203985413078" office:value-type="float"/>
          <table:table-cell office:value="9.142304280032176" office:value-type="float"/>
          <table:table-cell office:value="8.524591654232946" office:value-type="float"/>
          <table:table-cell office:value="8.944553389107586" office:value-type="float"/>
          <table:table-cell office:value="9.066916991725146" office:value-type="float"/>
          <table:table-cell office:value="9.197792529283424" office:value-type="float"/>
          <table:table-cell office:value="9.927719979899326" office:value-type="float"/>
          <table:table-cell office:value="6.159872416045604" office:value-type="float"/>
          <table:table-cell office:value="6.770285697909268" office:value-type="float"/>
          <table:table-cell office:value="7.0347033318197845" office:value-type="float"/>
          <table:table-cell office:value="7.24742830543497" office:value-type="float"/>
          <table:table-cell office:value="7.824957815450901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.68477770130570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736492218" office:value-type="float"/>
          <table:table-cell office:value="-17.4732977583366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46312456420077" office:value-type="float"/>
          <table:table-cell office:value="17.24712565329697" office:value-type="float"/>
          <table:table-cell office:value="17.991977931039386" office:value-type="float"/>
          <table:table-cell office:value="7.117294283565375" office:value-type="float"/>
          <table:table-cell office:value="7.722314635612928" office:value-type="float"/>
          <table:table-cell office:value="7.888519400039991" office:value-type="float"/>
          <table:table-cell office:value="8.084825061352806" office:value-type="float"/>
          <table:table-cell office:value="8.927230277053518" office:value-type="float"/>
          <table:table-cell office:value="6.998460991792189" office:value-type="float"/>
          <table:table-cell office:value="8.243787550627786" office:value-type="float"/>
          <table:table-cell office:value="8.465519247857156" office:value-type="float"/>
          <table:table-cell office:value="8.64915302630925" office:value-type="float"/>
          <table:table-cell office:value="9.201363310991937" office:value-type="float"/>
          <table:table-cell office:value="8.401970747727603" office:value-type="float"/>
          <table:table-cell office:value="9.132417872761717" office:value-type="float"/>
          <table:table-cell office:value="9.31625017375731" office:value-type="float"/>
          <table:table-cell office:value="9.483238428468129" office:value-type="float"/>
          <table:table-cell office:value="10.044286267046825" office:value-type="float"/>
          <table:table-cell office:value="5.96567686827277" office:value-type="float"/>
          <table:table-cell office:value="6.818549275279098" office:value-type="float"/>
          <table:table-cell office:value="7.038036852403435" office:value-type="float"/>
          <table:table-cell office:value="7.227486571617684" office:value-type="float"/>
          <table:table-cell office:value="8.107389313081988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.68752119651973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674027390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8760114421233" office:value-type="float"/>
          <table:table-cell office:value="16.69012171647133" office:value-type="float"/>
          <table:table-cell office:value="17.262517749421416" office:value-type="float"/>
          <table:table-cell office:value="17.97249075244643" office:value-type="float"/>
          <table:table-cell office:value="7.299713182188361" office:value-type="float"/>
          <table:table-cell office:value="7.6044748299497105" office:value-type="float"/>
          <table:table-cell office:value="7.7916404177487335" office:value-type="float"/>
          <table:table-cell office:value="8.04758306621662" office:value-type="float"/>
          <table:table-cell office:value="8.724197180027236" office:value-type="float"/>
          <table:table-cell office:value="7.584633992322653" office:value-type="float"/>
          <table:table-cell office:value="8.017193665618477" office:value-type="float"/>
          <table:table-cell office:value="8.322083980938425" office:value-type="float"/>
          <table:table-cell office:value="8.485862942392053" office:value-type="float"/>
          <table:table-cell office:value="8.708592775260827" office:value-type="float"/>
          <table:table-cell office:value="8.51583565763296" office:value-type="float"/>
          <table:table-cell office:value="8.772386278436478" office:value-type="float"/>
          <table:table-cell office:value="9.000070595335545" office:value-type="float"/>
          <table:table-cell office:value="9.151814546354473" office:value-type="float"/>
          <table:table-cell office:value="9.569221488322007" office:value-type="float"/>
          <table:table-cell office:value="6.582820089998113" office:value-type="float"/>
          <table:table-cell office:value="6.805802595358163" office:value-type="float"/>
          <table:table-cell office:value="7.145622844515639" office:value-type="float"/>
          <table:table-cell office:value="7.365091383761756" office:value-type="float"/>
          <table:table-cell office:value="7.7588288520643935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.67757368082882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49653985278" office:value-type="float"/>
          <table:table-cell office:value="-17.4692348123673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6050179988528" office:value-type="float"/>
          <table:table-cell office:value="17.0312502941822" office:value-type="float"/>
          <table:table-cell office:value="17.712769344066977" office:value-type="float"/>
          <table:table-cell office:value="7.067522101574398" office:value-type="float"/>
          <table:table-cell office:value="7.751050321283078" office:value-type="float"/>
          <table:table-cell office:value="8.038929623557172" office:value-type="float"/>
          <table:table-cell office:value="8.256990612369782" office:value-type="float"/>
          <table:table-cell office:value="8.954332983316881" office:value-type="float"/>
          <table:table-cell office:value="7.3720433162920695" office:value-type="float"/>
          <table:table-cell office:value="8.458881288942838" office:value-type="float"/>
          <table:table-cell office:value="8.572371684029479" office:value-type="float"/>
          <table:table-cell office:value="8.677822640379393" office:value-type="float"/>
          <table:table-cell office:value="9.271734353738736" office:value-type="float"/>
          <table:table-cell office:value="8.232870127055936" office:value-type="float"/>
          <table:table-cell office:value="8.906665535967036" office:value-type="float"/>
          <table:table-cell office:value="9.110476570001893" office:value-type="float"/>
          <table:table-cell office:value="9.428234767917562" office:value-type="float"/>
          <table:table-cell office:value="9.687614128286866" office:value-type="float"/>
          <table:table-cell office:value="6.148596741326399" office:value-type="float"/>
          <table:table-cell office:value="7.190178796171401" office:value-type="float"/>
          <table:table-cell office:value="7.504423986111365" office:value-type="float"/>
          <table:table-cell office:value="7.702526561333643" office:value-type="float"/>
          <table:table-cell office:value="8.316126424327111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.70819529892966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27775361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40621114504276" office:value-type="float"/>
          <table:table-cell office:value="16.629116835123376" office:value-type="float"/>
          <table:table-cell office:value="17.23873814370895" office:value-type="float"/>
          <table:table-cell office:value="17.99416630373914" office:value-type="float"/>
          <table:table-cell office:value="7.106768003769993" office:value-type="float"/>
          <table:table-cell office:value="7.557067916171971" office:value-type="float"/>
          <table:table-cell office:value="7.760423778000076" office:value-type="float"/>
          <table:table-cell office:value="7.931243903974929" office:value-type="float"/>
          <table:table-cell office:value="9.733374927647706" office:value-type="float"/>
          <table:table-cell office:value="6.930613999848237" office:value-type="float"/>
          <table:table-cell office:value="7.848886075871988" office:value-type="float"/>
          <table:table-cell office:value="8.173725376067528" office:value-type="float"/>
          <table:table-cell office:value="8.375365964767905" office:value-type="float"/>
          <table:table-cell office:value="8.866577791249467" office:value-type="float"/>
          <table:table-cell office:value="8.325864399047651" office:value-type="float"/>
          <table:table-cell office:value="8.88694743092265" office:value-type="float"/>
          <table:table-cell office:value="8.997437138500846" office:value-type="float"/>
          <table:table-cell office:value="9.165771594075496" office:value-type="float"/>
          <table:table-cell office:value="10.011097318147826" office:value-type="float"/>
          <table:table-cell office:value="5.901196039282649" office:value-type="float"/>
          <table:table-cell office:value="6.575640473211703" office:value-type="float"/>
          <table:table-cell office:value="6.845874679348361" office:value-type="float"/>
          <table:table-cell office:value="7.0631074737733766" office:value-type="float"/>
          <table:table-cell office:value="8.41656338919761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.72295359927248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2097696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6548362205839" office:value-type="float"/>
          <table:table-cell office:value="16.089259471844564" office:value-type="float"/>
          <table:table-cell office:value="16.79767340392928" office:value-type="float"/>
          <table:table-cell office:value="17.946820703462567" office:value-type="float"/>
          <table:table-cell office:value="7.111133023275592" office:value-type="float"/>
          <table:table-cell office:value="7.56209456023323" office:value-type="float"/>
          <table:table-cell office:value="7.746236708393403" office:value-type="float"/>
          <table:table-cell office:value="8.00713937690487" office:value-type="float"/>
          <table:table-cell office:value="9.133952810724432" office:value-type="float"/>
          <table:table-cell office:value="6.997589019434791" office:value-type="float"/>
          <table:table-cell office:value="7.634418842173501" office:value-type="float"/>
          <table:table-cell office:value="8.074096419650349" office:value-type="float"/>
          <table:table-cell office:value="8.346016351647524" office:value-type="float"/>
          <table:table-cell office:value="9.031250188768803" office:value-type="float"/>
          <table:table-cell office:value="8.580435827259677" office:value-type="float"/>
          <table:table-cell office:value="8.785915384469085" office:value-type="float"/>
          <table:table-cell office:value="8.929159890522685" office:value-type="float"/>
          <table:table-cell office:value="9.105556148181398" office:value-type="float"/>
          <table:table-cell office:value="10.0958536362919" office:value-type="float"/>
          <table:table-cell office:value="5.9206173631788985" office:value-type="float"/>
          <table:table-cell office:value="6.565619048002876" office:value-type="float"/>
          <table:table-cell office:value="6.8025585012515695" office:value-type="float"/>
          <table:table-cell office:value="7.0621497209281925" office:value-type="float"/>
          <table:table-cell office:value="7.921911291585028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.71587118154018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30864103409487" office:value-type="float"/>
          <table:table-cell office:value="-17.41783663166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0216231666727" office:value-type="float"/>
          <table:table-cell office:value="16.84571963401351" office:value-type="float"/>
          <table:table-cell office:value="17.993615876453482" office:value-type="float"/>
          <table:table-cell office:value="7.400400093240002" office:value-type="float"/>
          <table:table-cell office:value="7.730164639320554" office:value-type="float"/>
          <table:table-cell office:value="8.27791091782073" office:value-type="float"/>
          <table:table-cell office:value="8.299323144758148" office:value-type="float"/>
          <table:table-cell office:value="8.371778107723053" office:value-type="float"/>
          <table:table-cell office:value="7.659046870307174" office:value-type="float"/>
          <table:table-cell office:value="8.164791182357959" office:value-type="float"/>
          <table:table-cell office:value="8.393206063382724" office:value-type="float"/>
          <table:table-cell office:value="8.65193647303801" office:value-type="float"/>
          <table:table-cell office:value="8.795492733622023" office:value-type="float"/>
          <table:table-cell office:value="9.158616116022515" office:value-type="float"/>
          <table:table-cell office:value="9.32282890406816" office:value-type="float"/>
          <table:table-cell office:value="9.415130298340454" office:value-type="float"/>
          <table:table-cell office:value="9.560895543313357" office:value-type="float"/>
          <table:table-cell office:value="9.99171143902781" office:value-type="float"/>
          <table:table-cell office:value="6.3071342629058" office:value-type="float"/>
          <table:table-cell office:value="6.406575159575446" office:value-type="float"/>
          <table:table-cell office:value="6.705499544421079" office:value-type="float"/>
          <table:table-cell office:value="7.169708248229767" office:value-type="float"/>
          <table:table-cell office:value="7.631787140016421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.73101606942249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196063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3923506236614" office:value-type="float"/>
          <table:table-cell office:value="16.585990023513848" office:value-type="float"/>
          <table:table-cell office:value="17.17789501630298" office:value-type="float"/>
          <table:table-cell office:value="17.990828101802073" office:value-type="float"/>
          <table:table-cell office:value="6.910771186297718" office:value-type="float"/>
          <table:table-cell office:value="7.596414505646978" office:value-type="float"/>
          <table:table-cell office:value="7.793497072375642" office:value-type="float"/>
          <table:table-cell office:value="8.055609097534692" office:value-type="float"/>
          <table:table-cell office:value="9.594483977358784" office:value-type="float"/>
          <table:table-cell office:value="6.83747197225296" office:value-type="float"/>
          <table:table-cell office:value="7.640829366618117" office:value-type="float"/>
          <table:table-cell office:value="8.072050385449296" office:value-type="float"/>
          <table:table-cell office:value="8.375148494289238" office:value-type="float"/>
          <table:table-cell office:value="9.121511174837433" office:value-type="float"/>
          <table:table-cell office:value="8.176794712104606" office:value-type="float"/>
          <table:table-cell office:value="8.897012435359287" office:value-type="float"/>
          <table:table-cell office:value="9.020337138792417" office:value-type="float"/>
          <table:table-cell office:value="9.175083412248739" office:value-type="float"/>
          <table:table-cell office:value="10.25665326113491" office:value-type="float"/>
          <table:table-cell office:value="5.561952140302967" office:value-type="float"/>
          <table:table-cell office:value="6.5623030195203" office:value-type="float"/>
          <table:table-cell office:value="6.772116421416627" office:value-type="float"/>
          <table:table-cell office:value="7.04587855905104" office:value-type="float"/>
          <table:table-cell office:value="8.183314045194322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.7438740020758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3179114656" office:value-type="float"/>
          <table:table-cell office:value="-17.480447638676647" office:value-type="float"/>
          <table:table-cell office:value="-17.4613378023932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3784974783678" office:value-type="float"/>
          <table:table-cell office:value="17.785394292777315" office:value-type="float"/>
          <table:table-cell office:value="7.388978507058276" office:value-type="float"/>
          <table:table-cell office:value="8.161401380691695" office:value-type="float"/>
          <table:table-cell office:value="8.322650954880434" office:value-type="float"/>
          <table:table-cell office:value="8.594088577127255" office:value-type="float"/>
          <table:table-cell office:value="8.946803920251565" office:value-type="float"/>
          <table:table-cell office:value="7.462359692806977" office:value-type="float"/>
          <table:table-cell office:value="8.317481033728225" office:value-type="float"/>
          <table:table-cell office:value="8.4368418905026" office:value-type="float"/>
          <table:table-cell office:value="8.49687441812734" office:value-type="float"/>
          <table:table-cell office:value="8.52428300696852" office:value-type="float"/>
          <table:table-cell office:value="8.831440655938302" office:value-type="float"/>
          <table:table-cell office:value="9.398371117367422" office:value-type="float"/>
          <table:table-cell office:value="9.538613876349096" office:value-type="float"/>
          <table:table-cell office:value="9.770918595370194" office:value-type="float"/>
          <table:table-cell office:value="10.45493843714193" office:value-type="float"/>
          <table:table-cell office:value="5.9626803727559246" office:value-type="float"/>
          <table:table-cell office:value="6.8434987769611215" office:value-type="float"/>
          <table:table-cell office:value="7.203401573520393" office:value-type="float"/>
          <table:table-cell office:value="7.293954332262471" office:value-type="float"/>
          <table:table-cell office:value="7.3244832448692545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.67426395287317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960457113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2215573179468" office:value-type="float"/>
          <table:table-cell office:value="16.252760018635378" office:value-type="float"/>
          <table:table-cell office:value="16.857733585012845" office:value-type="float"/>
          <table:table-cell office:value="17.980229162782116" office:value-type="float"/>
          <table:table-cell office:value="7.056179734598139" office:value-type="float"/>
          <table:table-cell office:value="7.528422961188218" office:value-type="float"/>
          <table:table-cell office:value="7.699785327792833" office:value-type="float"/>
          <table:table-cell office:value="7.905359257171078" office:value-type="float"/>
          <table:table-cell office:value="8.4830662768963" office:value-type="float"/>
          <table:table-cell office:value="7.242684314542471" office:value-type="float"/>
          <table:table-cell office:value="7.959002597979726" office:value-type="float"/>
          <table:table-cell office:value="8.291427877490658" office:value-type="float"/>
          <table:table-cell office:value="8.496704492646202" office:value-type="float"/>
          <table:table-cell office:value="8.881618568464752" office:value-type="float"/>
          <table:table-cell office:value="8.219683627962741" office:value-type="float"/>
          <table:table-cell office:value="8.704936687573559" office:value-type="float"/>
          <table:table-cell office:value="8.889058934898209" office:value-type="float"/>
          <table:table-cell office:value="9.127645224487775" office:value-type="float"/>
          <table:table-cell office:value="9.439876362218342" office:value-type="float"/>
          <table:table-cell office:value="6.272996245749265" office:value-type="float"/>
          <table:table-cell office:value="6.770339907697476" office:value-type="float"/>
          <table:table-cell office:value="7.041577550703455" office:value-type="float"/>
          <table:table-cell office:value="7.234953347687486" office:value-type="float"/>
          <table:table-cell office:value="7.595522983859146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.66537914203773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880311099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71577997324964" office:value-type="float"/>
          <table:table-cell office:value="16.411531650041344" office:value-type="float"/>
          <table:table-cell office:value="16.849906664360326" office:value-type="float"/>
          <table:table-cell office:value="17.50817373639848" office:value-type="float"/>
          <table:table-cell office:value="6.994843381212867" office:value-type="float"/>
          <table:table-cell office:value="7.5275320050567505" office:value-type="float"/>
          <table:table-cell office:value="7.87161251373942" office:value-type="float"/>
          <table:table-cell office:value="8.061613753709294" office:value-type="float"/>
          <table:table-cell office:value="8.379825515874995" office:value-type="float"/>
          <table:table-cell office:value="7.606819361632103" office:value-type="float"/>
          <table:table-cell office:value="8.294771316459958" office:value-type="float"/>
          <table:table-cell office:value="8.396227694658556" office:value-type="float"/>
          <table:table-cell office:value="8.52034031148025" office:value-type="float"/>
          <table:table-cell office:value="9.041318065228467" office:value-type="float"/>
          <table:table-cell office:value="8.665189165435827" office:value-type="float"/>
          <table:table-cell office:value="8.911460782522894" office:value-type="float"/>
          <table:table-cell office:value="9.137599132209953" office:value-type="float"/>
          <table:table-cell office:value="9.302479882909644" office:value-type="float"/>
          <table:table-cell office:value="9.701750482470008" office:value-type="float"/>
          <table:table-cell office:value="6.578619218832273" office:value-type="float"/>
          <table:table-cell office:value="6.931653185143475" office:value-type="float"/>
          <table:table-cell office:value="7.14125144983933" office:value-type="float"/>
          <table:table-cell office:value="7.23540619047188" office:value-type="float"/>
          <table:table-cell office:value="7.87238638938478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.69763480913682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96072607194" office:value-type="float"/>
          <table:table-cell office:value="-17.4711115056912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6982013966553" office:value-type="float"/>
          <table:table-cell office:value="17.364574982661605" office:value-type="float"/>
          <table:table-cell office:value="17.990947974419814" office:value-type="float"/>
          <table:table-cell office:value="7.103308059438872" office:value-type="float"/>
          <table:table-cell office:value="7.5942289954395665" office:value-type="float"/>
          <table:table-cell office:value="7.7498946974997684" office:value-type="float"/>
          <table:table-cell office:value="7.927390837899288" office:value-type="float"/>
          <table:table-cell office:value="8.726049769541497" office:value-type="float"/>
          <table:table-cell office:value="6.9011295503870524" office:value-type="float"/>
          <table:table-cell office:value="7.912005574309013" office:value-type="float"/>
          <table:table-cell office:value="8.269283077100573" office:value-type="float"/>
          <table:table-cell office:value="8.448248877082232" office:value-type="float"/>
          <table:table-cell office:value="9.125788719345142" office:value-type="float"/>
          <table:table-cell office:value="8.504966405714676" office:value-type="float"/>
          <table:table-cell office:value="8.887164403610779" office:value-type="float"/>
          <table:table-cell office:value="9.04217013205733" office:value-type="float"/>
          <table:table-cell office:value="9.199122763254525" office:value-type="float"/>
          <table:table-cell office:value="9.755473447471477" office:value-type="float"/>
          <table:table-cell office:value="5.826675002079263" office:value-type="float"/>
          <table:table-cell office:value="6.68093728250347" office:value-type="float"/>
          <table:table-cell office:value="6.924295157971304" office:value-type="float"/>
          <table:table-cell office:value="7.153674548902263" office:value-type="float"/>
          <table:table-cell office:value="7.917398207598962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.72894610299441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0893883080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6600941298002" office:value-type="float"/>
          <table:table-cell office:value="16.5219852655097" office:value-type="float"/>
          <table:table-cell office:value="17.30880672826234" office:value-type="float"/>
          <table:table-cell office:value="17.843368605817687" office:value-type="float"/>
          <table:table-cell office:value="7.374070302462455" office:value-type="float"/>
          <table:table-cell office:value="7.733802245988701" office:value-type="float"/>
          <table:table-cell office:value="7.989176855811648" office:value-type="float"/>
          <table:table-cell office:value="8.166841956655503" office:value-type="float"/>
          <table:table-cell office:value="8.497974283697214" office:value-type="float"/>
          <table:table-cell office:value="7.119337716842971" office:value-type="float"/>
          <table:table-cell office:value="7.987762214239201" office:value-type="float"/>
          <table:table-cell office:value="8.22290908860249" office:value-type="float"/>
          <table:table-cell office:value="8.430960231629632" office:value-type="float"/>
          <table:table-cell office:value="8.697889485893956" office:value-type="float"/>
          <table:table-cell office:value="8.841749336795768" office:value-type="float"/>
          <table:table-cell office:value="9.03921817591186" office:value-type="float"/>
          <table:table-cell office:value="9.257962420793422" office:value-type="float"/>
          <table:table-cell office:value="9.404511470664783" office:value-type="float"/>
          <table:table-cell office:value="9.628477796279792" office:value-type="float"/>
          <table:table-cell office:value="5.739810240563585" office:value-type="float"/>
          <table:table-cell office:value="6.632386452095037" office:value-type="float"/>
          <table:table-cell office:value="6.872550936047576" office:value-type="float"/>
          <table:table-cell office:value="7.17713499043837" office:value-type="float"/>
          <table:table-cell office:value="7.567385973311378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.67655812607720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91143374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09581832747888" office:value-type="float"/>
          <table:table-cell office:value="16.681279755112698" office:value-type="float"/>
          <table:table-cell office:value="17.285764423355772" office:value-type="float"/>
          <table:table-cell office:value="17.9832246794343" office:value-type="float"/>
          <table:table-cell office:value="7.035187482661023" office:value-type="float"/>
          <table:table-cell office:value="7.6473131584166385" office:value-type="float"/>
          <table:table-cell office:value="7.821362973397854" office:value-type="float"/>
          <table:table-cell office:value="7.99579411374418" office:value-type="float"/>
          <table:table-cell office:value="9.080255918579299" office:value-type="float"/>
          <table:table-cell office:value="6.752103845111223" office:value-type="float"/>
          <table:table-cell office:value="8.243229293435412" office:value-type="float"/>
          <table:table-cell office:value="8.418045009333483" office:value-type="float"/>
          <table:table-cell office:value="8.562666460615374" office:value-type="float"/>
          <table:table-cell office:value="9.278758012331963" office:value-type="float"/>
          <table:table-cell office:value="8.372518164590518" office:value-type="float"/>
          <table:table-cell office:value="9.057251605920033" office:value-type="float"/>
          <table:table-cell office:value="9.192847584870288" office:value-type="float"/>
          <table:table-cell office:value="9.340654413309883" office:value-type="float"/>
          <table:table-cell office:value="10.070310295495245" office:value-type="float"/>
          <table:table-cell office:value="5.859950639429734" office:value-type="float"/>
          <table:table-cell office:value="6.834320529153483" office:value-type="float"/>
          <table:table-cell office:value="7.034605366537289" office:value-type="float"/>
          <table:table-cell office:value="7.219065145911067" office:value-type="float"/>
          <table:table-cell office:value="8.2039372718883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.68517193196459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664740935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1366516612724" office:value-type="float"/>
          <table:table-cell office:value="15.912766779106029" office:value-type="float"/>
          <table:table-cell office:value="16.721017171612342" office:value-type="float"/>
          <table:table-cell office:value="17.993710073432098" office:value-type="float"/>
          <table:table-cell office:value="7.3753144235088826" office:value-type="float"/>
          <table:table-cell office:value="7.728309174529407" office:value-type="float"/>
          <table:table-cell office:value="7.9098657584848855" office:value-type="float"/>
          <table:table-cell office:value="8.042811454360766" office:value-type="float"/>
          <table:table-cell office:value="8.994811420874488" office:value-type="float"/>
          <table:table-cell office:value="7.477569553456429" office:value-type="float"/>
          <table:table-cell office:value="8.172362018080726" office:value-type="float"/>
          <table:table-cell office:value="8.385428816392388" office:value-type="float"/>
          <table:table-cell office:value="8.57473827074963" office:value-type="float"/>
          <table:table-cell office:value="9.112437439683045" office:value-type="float"/>
          <table:table-cell office:value="8.68085458131475" office:value-type="float"/>
          <table:table-cell office:value="8.99913595263462" office:value-type="float"/>
          <table:table-cell office:value="9.13909904563141" office:value-type="float"/>
          <table:table-cell office:value="9.255741099125103" office:value-type="float"/>
          <table:table-cell office:value="9.85204071362978" office:value-type="float"/>
          <table:table-cell office:value="6.28349554237323" office:value-type="float"/>
          <table:table-cell office:value="6.926615263556524" office:value-type="float"/>
          <table:table-cell office:value="7.113050363315708" office:value-type="float"/>
          <table:table-cell office:value="7.326740128589731" office:value-type="float"/>
          <table:table-cell office:value="8.084442567025683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.73341037949697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09333353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2008271002028" office:value-type="float"/>
          <table:table-cell office:value="16.45168458399768" office:value-type="float"/>
          <table:table-cell office:value="17.116544399860466" office:value-type="float"/>
          <table:table-cell office:value="17.893524268909605" office:value-type="float"/>
          <table:table-cell office:value="6.99256107567375" office:value-type="float"/>
          <table:table-cell office:value="7.48928461947196" office:value-type="float"/>
          <table:table-cell office:value="7.778259413104374" office:value-type="float"/>
          <table:table-cell office:value="8.064831665684206" office:value-type="float"/>
          <table:table-cell office:value="8.428745861420943" office:value-type="float"/>
          <table:table-cell office:value="7.143210495326256" office:value-type="float"/>
          <table:table-cell office:value="7.676848571846358" office:value-type="float"/>
          <table:table-cell office:value="7.989962005971199" office:value-type="float"/>
          <table:table-cell office:value="8.183600250400064" office:value-type="float"/>
          <table:table-cell office:value="8.57948505519709" office:value-type="float"/>
          <table:table-cell office:value="8.336616984184484" office:value-type="float"/>
          <table:table-cell office:value="8.763021849738712" office:value-type="float"/>
          <table:table-cell office:value="8.875756266244355" office:value-type="float"/>
          <table:table-cell office:value="9.01082546357753" office:value-type="float"/>
          <table:table-cell office:value="9.200589326770153" office:value-type="float"/>
          <table:table-cell office:value="6.0514214294207544" office:value-type="float"/>
          <table:table-cell office:value="6.596929983271247" office:value-type="float"/>
          <table:table-cell office:value="6.87291764932108" office:value-type="float"/>
          <table:table-cell office:value="7.058436703611231" office:value-type="float"/>
          <table:table-cell office:value="7.486047691360598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.68788326670432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8165066085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2161406986992" office:value-type="float"/>
          <table:table-cell office:value="16.297646812116014" office:value-type="float"/>
          <table:table-cell office:value="17.07573584461052" office:value-type="float"/>
          <table:table-cell office:value="17.979658053944977" office:value-type="float"/>
          <table:table-cell office:value="7.003825245457529" office:value-type="float"/>
          <table:table-cell office:value="7.42072595418317" office:value-type="float"/>
          <table:table-cell office:value="7.666141263672634" office:value-type="float"/>
          <table:table-cell office:value="7.995232213757734" office:value-type="float"/>
          <table:table-cell office:value="8.866173762509527" office:value-type="float"/>
          <table:table-cell office:value="7.369000201863887" office:value-type="float"/>
          <table:table-cell office:value="7.872469349551068" office:value-type="float"/>
          <table:table-cell office:value="8.117738580651158" office:value-type="float"/>
          <table:table-cell office:value="8.464039179286715" office:value-type="float"/>
          <table:table-cell office:value="8.792946239105602" office:value-type="float"/>
          <table:table-cell office:value="8.302447756241637" office:value-type="float"/>
          <table:table-cell office:value="8.682162619155381" office:value-type="float"/>
          <table:table-cell office:value="8.917399992577696" office:value-type="float"/>
          <table:table-cell office:value="9.213438935439111" office:value-type="float"/>
          <table:table-cell office:value="9.812160648010735" office:value-type="float"/>
          <table:table-cell office:value="6.189718920151928" office:value-type="float"/>
          <table:table-cell office:value="6.632400298229962" office:value-type="float"/>
          <table:table-cell office:value="6.999034074053566" office:value-type="float"/>
          <table:table-cell office:value="7.310823699403814" office:value-type="float"/>
          <table:table-cell office:value="7.856827121880949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243106511917087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912804151" office:value-type="float"/>
          <table:table-cell office:value="-17.4974912804151" office:value-type="float"/>
          <table:table-cell office:value="-17.4974912804151" office:value-type="float"/>
          <table:table-cell office:value="-17.49749128041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90850312211396" office:value-type="float"/>
          <table:table-cell office:value="8.123440351278935" office:value-type="float"/>
          <table:table-cell office:value="8.123440351278935" office:value-type="float"/>
          <table:table-cell office:value="8.123440351278935" office:value-type="float"/>
          <table:table-cell office:value="8.123440351278935" office:value-type="float"/>
          <table:table-cell office:value="8.734037269314449" office:value-type="float"/>
          <table:table-cell office:value="8.030119245612674" office:value-type="float"/>
          <table:table-cell office:value="8.030119245612674" office:value-type="float"/>
          <table:table-cell office:value="8.030119245612674" office:value-type="float"/>
          <table:table-cell office:value="8.030119245612674" office:value-type="float"/>
          <table:table-cell office:value="8.515274348883816" office:value-type="float"/>
          <table:table-cell office:value="9.137648344929266" office:value-type="float"/>
          <table:table-cell office:value="9.137648344929266" office:value-type="float"/>
          <table:table-cell office:value="9.137648344929266" office:value-type="float"/>
          <table:table-cell office:value="9.137648344929266" office:value-type="float"/>
          <table:table-cell office:value="9.41336978078396" office:value-type="float"/>
          <table:table-cell office:value="7.015911251962343" office:value-type="float"/>
          <table:table-cell office:value="7.015911251962343" office:value-type="float"/>
          <table:table-cell office:value="7.015911251962343" office:value-type="float"/>
          <table:table-cell office:value="7.015911251962343" office:value-type="float"/>
          <table:table-cell office:value="7.9332525700194445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.71957601116777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94384373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58395326447103" office:value-type="float"/>
          <table:table-cell office:value="16.527947408155462" office:value-type="float"/>
          <table:table-cell office:value="17.15269816070662" office:value-type="float"/>
          <table:table-cell office:value="17.984318003508196" office:value-type="float"/>
          <table:table-cell office:value="6.942651659259976" office:value-type="float"/>
          <table:table-cell office:value="7.660103752856417" office:value-type="float"/>
          <table:table-cell office:value="7.864966667465513" office:value-type="float"/>
          <table:table-cell office:value="8.07141077247034" office:value-type="float"/>
          <table:table-cell office:value="9.351928810689678" office:value-type="float"/>
          <table:table-cell office:value="6.954339032418089" office:value-type="float"/>
          <table:table-cell office:value="7.817459045874468" office:value-type="float"/>
          <table:table-cell office:value="8.204070503341107" office:value-type="float"/>
          <table:table-cell office:value="8.459763778338948" office:value-type="float"/>
          <table:table-cell office:value="9.056889949414243" office:value-type="float"/>
          <table:table-cell office:value="8.332294874722088" office:value-type="float"/>
          <table:table-cell office:value="8.924487481982037" office:value-type="float"/>
          <table:table-cell office:value="9.055608081367097" office:value-type="float"/>
          <table:table-cell office:value="9.214625455200881" office:value-type="float"/>
          <table:table-cell office:value="10.151191463050308" office:value-type="float"/>
          <table:table-cell office:value="5.757620120764244" office:value-type="float"/>
          <table:table-cell office:value="6.656062457791968" office:value-type="float"/>
          <table:table-cell office:value="6.928893758209977" office:value-type="float"/>
          <table:table-cell office:value="7.179916148443581" office:value-type="float"/>
          <table:table-cell office:value="8.257627297053615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.69591148882522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60931273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35928023804475" office:value-type="float"/>
          <table:table-cell office:value="16.878783604532682" office:value-type="float"/>
          <table:table-cell office:value="17.287957601621528" office:value-type="float"/>
          <table:table-cell office:value="17.895981706720466" office:value-type="float"/>
          <table:table-cell office:value="7.356240828960866" office:value-type="float"/>
          <table:table-cell office:value="7.781005669285896" office:value-type="float"/>
          <table:table-cell office:value="7.958864459018751" office:value-type="float"/>
          <table:table-cell office:value="8.07850145221094" office:value-type="float"/>
          <table:table-cell office:value="8.56945293336236" office:value-type="float"/>
          <table:table-cell office:value="7.274714506671099" office:value-type="float"/>
          <table:table-cell office:value="8.094935590804754" office:value-type="float"/>
          <table:table-cell office:value="8.359661207473621" office:value-type="float"/>
          <table:table-cell office:value="8.61839282750702" office:value-type="float"/>
          <table:table-cell office:value="9.03724526577771" office:value-type="float"/>
          <table:table-cell office:value="8.512052972379593" office:value-type="float"/>
          <table:table-cell office:value="8.964044269299258" office:value-type="float"/>
          <table:table-cell office:value="9.121163107991565" office:value-type="float"/>
          <table:table-cell office:value="9.29616562352864" office:value-type="float"/>
          <table:table-cell office:value="9.682928370473356" office:value-type="float"/>
          <table:table-cell office:value="6.277545700789527" office:value-type="float"/>
          <table:table-cell office:value="6.9228602627910245" office:value-type="float"/>
          <table:table-cell office:value="7.141411733164411" office:value-type="float"/>
          <table:table-cell office:value="7.368254720004142" office:value-type="float"/>
          <table:table-cell office:value="7.790858115959718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.74365172746163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745906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874711472028" office:value-type="float"/>
          <table:table-cell office:value="16.297279189496955" office:value-type="float"/>
          <table:table-cell office:value="17.283792564945188" office:value-type="float"/>
          <table:table-cell office:value="17.978903766987724" office:value-type="float"/>
          <table:table-cell office:value="6.940123175420044" office:value-type="float"/>
          <table:table-cell office:value="7.677067272180054" office:value-type="float"/>
          <table:table-cell office:value="7.900600785313777" office:value-type="float"/>
          <table:table-cell office:value="8.146568048872428" office:value-type="float"/>
          <table:table-cell office:value="9.116409769828925" office:value-type="float"/>
          <table:table-cell office:value="6.615121111626483" office:value-type="float"/>
          <table:table-cell office:value="7.655264063112115" office:value-type="float"/>
          <table:table-cell office:value="7.985340581813103" office:value-type="float"/>
          <table:table-cell office:value="8.289738400084929" office:value-type="float"/>
          <table:table-cell office:value="9.071284317854058" office:value-type="float"/>
          <table:table-cell office:value="8.29292071416816" office:value-type="float"/>
          <table:table-cell office:value="8.745092873020564" office:value-type="float"/>
          <table:table-cell office:value="8.950425883844972" office:value-type="float"/>
          <table:table-cell office:value="9.19752450512997" office:value-type="float"/>
          <table:table-cell office:value="9.849353708515647" office:value-type="float"/>
          <table:table-cell office:value="5.557841348041091" office:value-type="float"/>
          <table:table-cell office:value="6.674078012344614" office:value-type="float"/>
          <table:table-cell office:value="6.974087247634328" office:value-type="float"/>
          <table:table-cell office:value="7.160424347397967" office:value-type="float"/>
          <table:table-cell office:value="8.338340379167336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.7304741797733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399029206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4715630252874" office:value-type="float"/>
          <table:table-cell office:value="16.414778019557005" office:value-type="float"/>
          <table:table-cell office:value="17.044334704495604" office:value-type="float"/>
          <table:table-cell office:value="17.91351284273605" office:value-type="float"/>
          <table:table-cell office:value="7.069831844212294" office:value-type="float"/>
          <table:table-cell office:value="7.685216510351415" office:value-type="float"/>
          <table:table-cell office:value="7.859675370651549" office:value-type="float"/>
          <table:table-cell office:value="8.131987000787472" office:value-type="float"/>
          <table:table-cell office:value="9.09724894652323" office:value-type="float"/>
          <table:table-cell office:value="7.185443084943945" office:value-type="float"/>
          <table:table-cell office:value="7.658944812971081" office:value-type="float"/>
          <table:table-cell office:value="8.056492476685722" office:value-type="float"/>
          <table:table-cell office:value="8.3897600123171" office:value-type="float"/>
          <table:table-cell office:value="9.007436829172791" office:value-type="float"/>
          <table:table-cell office:value="8.56678057465277" office:value-type="float"/>
          <table:table-cell office:value="8.853664214128294" office:value-type="float"/>
          <table:table-cell office:value="8.951554790099447" office:value-type="float"/>
          <table:table-cell office:value="9.075261879057734" office:value-type="float"/>
          <table:table-cell office:value="9.946083494437428" office:value-type="float"/>
          <table:table-cell office:value="6.024182035202287" office:value-type="float"/>
          <table:table-cell office:value="6.674008880095035" office:value-type="float"/>
          <table:table-cell office:value="6.991951717886177" office:value-type="float"/>
          <table:table-cell office:value="7.225281062426747" office:value-type="float"/>
          <table:table-cell office:value="8.158602281258593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.68315918203263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573559929" office:value-type="float"/>
          <table:table-cell office:value="-17.4642304924958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25534165059367" office:value-type="float"/>
          <table:table-cell office:value="17.348453721280332" office:value-type="float"/>
          <table:table-cell office:value="17.929093640719298" office:value-type="float"/>
          <table:table-cell office:value="7.404244681988077" office:value-type="float"/>
          <table:table-cell office:value="7.780544468221169" office:value-type="float"/>
          <table:table-cell office:value="7.958562911648627" office:value-type="float"/>
          <table:table-cell office:value="8.223635347709115" office:value-type="float"/>
          <table:table-cell office:value="9.105301100358488" office:value-type="float"/>
          <table:table-cell office:value="7.963322929247534" office:value-type="float"/>
          <table:table-cell office:value="8.40931923419776" office:value-type="float"/>
          <table:table-cell office:value="8.539844592361774" office:value-type="float"/>
          <table:table-cell office:value="8.628342945462345" office:value-type="float"/>
          <table:table-cell office:value="9.296792227423708" office:value-type="float"/>
          <table:table-cell office:value="8.749701997889835" office:value-type="float"/>
          <table:table-cell office:value="9.185305943774573" office:value-type="float"/>
          <table:table-cell office:value="9.321494800496808" office:value-type="float"/>
          <table:table-cell office:value="9.45771789085509" office:value-type="float"/>
          <table:table-cell office:value="9.887380747549312" office:value-type="float"/>
          <table:table-cell office:value="6.2367467600424575" office:value-type="float"/>
          <table:table-cell office:value="6.895946412075495" office:value-type="float"/>
          <table:table-cell office:value="7.279167464568069" office:value-type="float"/>
          <table:table-cell office:value="7.399490745565172" office:value-type="float"/>
          <table:table-cell office:value="8.184510778643272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.0" office:value-type="float"/>
          <table:table-cell office:value="0.69890143184258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179417172068" office:value-type="float"/>
          <table:table-cell office:value="16.177669698966685" office:value-type="float"/>
          <table:table-cell office:value="16.77038592844618" office:value-type="float"/>
          <table:table-cell office:value="17.901479671190042" office:value-type="float"/>
          <table:table-cell office:value="17.93169096300768" office:value-type="float"/>
          <table:table-cell office:value="7.325031912357883" office:value-type="float"/>
          <table:table-cell office:value="7.712351823676007" office:value-type="float"/>
          <table:table-cell office:value="7.829985297438224" office:value-type="float"/>
          <table:table-cell office:value="8.089540050319926" office:value-type="float"/>
          <table:table-cell office:value="8.296004470466793" office:value-type="float"/>
          <table:table-cell office:value="7.784512398427529" office:value-type="float"/>
          <table:table-cell office:value="7.851088431715857" office:value-type="float"/>
          <table:table-cell office:value="8.39259318943977" office:value-type="float"/>
          <table:table-cell office:value="8.461584548671539" office:value-type="float"/>
          <table:table-cell office:value="8.685407263928878" office:value-type="float"/>
          <table:table-cell office:value="8.839466435160336" office:value-type="float"/>
          <table:table-cell office:value="8.937384948296017" office:value-type="float"/>
          <table:table-cell office:value="9.250822586858316" office:value-type="float"/>
          <table:table-cell office:value="9.305549734746911" office:value-type="float"/>
          <table:table-cell office:value="9.56733565543738" office:value-type="float"/>
          <table:table-cell office:value="6.238735395777722" office:value-type="float"/>
          <table:table-cell office:value="6.347399457645068" office:value-type="float"/>
          <table:table-cell office:value="7.121262004469182" office:value-type="float"/>
          <table:table-cell office:value="7.335098207262273" office:value-type="float"/>
          <table:table-cell office:value="7.4440489162708054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.70896175309390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230720626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9770051759521" office:value-type="float"/>
          <table:table-cell office:value="16.51576974214466" office:value-type="float"/>
          <table:table-cell office:value="17.170979422525328" office:value-type="float"/>
          <table:table-cell office:value="17.90741619710782" office:value-type="float"/>
          <table:table-cell office:value="7.041010116186751" office:value-type="float"/>
          <table:table-cell office:value="7.61134604809145" office:value-type="float"/>
          <table:table-cell office:value="7.807209069948797" office:value-type="float"/>
          <table:table-cell office:value="7.996183305760881" office:value-type="float"/>
          <table:table-cell office:value="9.05562387198383" office:value-type="float"/>
          <table:table-cell office:value="7.189135950703749" office:value-type="float"/>
          <table:table-cell office:value="7.965308938269603" office:value-type="float"/>
          <table:table-cell office:value="8.241655882024961" office:value-type="float"/>
          <table:table-cell office:value="8.398325236150427" office:value-type="float"/>
          <table:table-cell office:value="9.027185887443913" office:value-type="float"/>
          <table:table-cell office:value="8.61670703181612" office:value-type="float"/>
          <table:table-cell office:value="8.961415696653372" office:value-type="float"/>
          <table:table-cell office:value="9.131323352437953" office:value-type="float"/>
          <table:table-cell office:value="9.289238902689654" office:value-type="float"/>
          <table:table-cell office:value="9.819579947792537" office:value-type="float"/>
          <table:table-cell office:value="5.847064787230809" office:value-type="float"/>
          <table:table-cell office:value="6.566412294842682" office:value-type="float"/>
          <table:table-cell office:value="6.83973653658012" office:value-type="float"/>
          <table:table-cell office:value="7.0846647366013125" office:value-type="float"/>
          <table:table-cell office:value="8.113952401305376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.68145988140469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01273634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8958755820755" office:value-type="float"/>
          <table:table-cell office:value="16.426370229667192" office:value-type="float"/>
          <table:table-cell office:value="16.83174928303137" office:value-type="float"/>
          <table:table-cell office:value="17.768168489800434" office:value-type="float"/>
          <table:table-cell office:value="7.287015851873212" office:value-type="float"/>
          <table:table-cell office:value="7.545467769248777" office:value-type="float"/>
          <table:table-cell office:value="7.621211198021111" office:value-type="float"/>
          <table:table-cell office:value="7.72194042010927" office:value-type="float"/>
          <table:table-cell office:value="8.469559977021195" office:value-type="float"/>
          <table:table-cell office:value="6.912701252364365" office:value-type="float"/>
          <table:table-cell office:value="8.06200062023409" office:value-type="float"/>
          <table:table-cell office:value="8.318186380205752" office:value-type="float"/>
          <table:table-cell office:value="8.499640155268176" office:value-type="float"/>
          <table:table-cell office:value="8.594218363291493" office:value-type="float"/>
          <table:table-cell office:value="8.603432328164981" office:value-type="float"/>
          <table:table-cell office:value="8.817852985901709" office:value-type="float"/>
          <table:table-cell office:value="9.069906024046112" office:value-type="float"/>
          <table:table-cell office:value="9.129054550562314" office:value-type="float"/>
          <table:table-cell office:value="9.434884727413152" office:value-type="float"/>
          <table:table-cell office:value="5.9432938258651" office:value-type="float"/>
          <table:table-cell office:value="6.678447027825295" office:value-type="float"/>
          <table:table-cell office:value="6.898598946065075" office:value-type="float"/>
          <table:table-cell office:value="7.145127370348446" office:value-type="float"/>
          <table:table-cell office:value="7.424060582670115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.69595183247635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20131164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8634456710535" office:value-type="float"/>
          <table:table-cell office:value="16.8608232755686" office:value-type="float"/>
          <table:table-cell office:value="17.33469120229071" office:value-type="float"/>
          <table:table-cell office:value="17.944211519137927" office:value-type="float"/>
          <table:table-cell office:value="7.338497675749943" office:value-type="float"/>
          <table:table-cell office:value="7.665572209921692" office:value-type="float"/>
          <table:table-cell office:value="7.780256938622952" office:value-type="float"/>
          <table:table-cell office:value="7.920876142607545" office:value-type="float"/>
          <table:table-cell office:value="8.650524886140106" office:value-type="float"/>
          <table:table-cell office:value="7.387353365633878" office:value-type="float"/>
          <table:table-cell office:value="8.079127423428837" office:value-type="float"/>
          <table:table-cell office:value="8.19815372485509" office:value-type="float"/>
          <table:table-cell office:value="8.349574785109649" office:value-type="float"/>
          <table:table-cell office:value="8.57516461570592" office:value-type="float"/>
          <table:table-cell office:value="8.634675159619393" office:value-type="float"/>
          <table:table-cell office:value="8.87466088042637" office:value-type="float"/>
          <table:table-cell office:value="8.96676596721761" office:value-type="float"/>
          <table:table-cell office:value="9.123045929947152" office:value-type="float"/>
          <table:table-cell office:value="9.990900640496719" office:value-type="float"/>
          <table:table-cell office:value="6.371743993245056" office:value-type="float"/>
          <table:table-cell office:value="6.889423736898691" office:value-type="float"/>
          <table:table-cell office:value="7.010392250461313" office:value-type="float"/>
          <table:table-cell office:value="7.149727367313264" office:value-type="float"/>
          <table:table-cell office:value="7.505313958311781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.68758949342658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74229018733" office:value-type="float"/>
          <table:table-cell office:value="-17.4641478596451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63126037298434" office:value-type="float"/>
          <table:table-cell office:value="16.946972177753146" office:value-type="float"/>
          <table:table-cell office:value="17.904554427702614" office:value-type="float"/>
          <table:table-cell office:value="7.587024814820574" office:value-type="float"/>
          <table:table-cell office:value="7.723202432440802" office:value-type="float"/>
          <table:table-cell office:value="7.869358929400299" office:value-type="float"/>
          <table:table-cell office:value="8.166663903665944" office:value-type="float"/>
          <table:table-cell office:value="8.644207976664166" office:value-type="float"/>
          <table:table-cell office:value="7.416013562549061" office:value-type="float"/>
          <table:table-cell office:value="8.256620691439494" office:value-type="float"/>
          <table:table-cell office:value="8.442051783471383" office:value-type="float"/>
          <table:table-cell office:value="8.59606751641853" office:value-type="float"/>
          <table:table-cell office:value="8.987094638416783" office:value-type="float"/>
          <table:table-cell office:value="8.828824429547948" office:value-type="float"/>
          <table:table-cell office:value="9.099768272445145" office:value-type="float"/>
          <table:table-cell office:value="9.245665672432896" office:value-type="float"/>
          <table:table-cell office:value="9.416525507111531" office:value-type="float"/>
          <table:table-cell office:value="9.732150261320356" office:value-type="float"/>
          <table:table-cell office:value="6.137652360868733" office:value-type="float"/>
          <table:table-cell office:value="6.926337798339571" office:value-type="float"/>
          <table:table-cell office:value="7.150811514153909" office:value-type="float"/>
          <table:table-cell office:value="7.335477555669249" office:value-type="float"/>
          <table:table-cell office:value="7.656553784234956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.70086134532532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86089675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9749560631124" office:value-type="float"/>
          <table:table-cell office:value="16.615551041737138" office:value-type="float"/>
          <table:table-cell office:value="17.2101647046244" office:value-type="float"/>
          <table:table-cell office:value="17.978139316695863" office:value-type="float"/>
          <table:table-cell office:value="7.156908757485558" office:value-type="float"/>
          <table:table-cell office:value="7.655888738231528" office:value-type="float"/>
          <table:table-cell office:value="7.86219672785651" office:value-type="float"/>
          <table:table-cell office:value="8.063190775373885" office:value-type="float"/>
          <table:table-cell office:value="9.391488767111651" office:value-type="float"/>
          <table:table-cell office:value="7.075338680830198" office:value-type="float"/>
          <table:table-cell office:value="8.05210304974313" office:value-type="float"/>
          <table:table-cell office:value="8.28454103521681" office:value-type="float"/>
          <table:table-cell office:value="8.455949621263432" office:value-type="float"/>
          <table:table-cell office:value="8.934519797429099" office:value-type="float"/>
          <table:table-cell office:value="8.47918163909077" office:value-type="float"/>
          <table:table-cell office:value="8.822225898999111" office:value-type="float"/>
          <table:table-cell office:value="9.096178065382656" office:value-type="float"/>
          <table:table-cell office:value="9.270322871705241" office:value-type="float"/>
          <table:table-cell office:value="10.108082849322159" office:value-type="float"/>
          <table:table-cell office:value="6.128803112121464" office:value-type="float"/>
          <table:table-cell office:value="6.750114408744849" office:value-type="float"/>
          <table:table-cell office:value="6.978310539525553" office:value-type="float"/>
          <table:table-cell office:value="7.1922669481803885" office:value-type="float"/>
          <table:table-cell office:value="7.884829586769347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.72149361542739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3402468902" office:value-type="float"/>
          <table:table-cell office:value="-17.483108554878843" office:value-type="float"/>
          <table:table-cell office:value="-17.474357620506243" office:value-type="float"/>
          <table:table-cell office:value="-17.4387162855529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764064001347492" office:value-type="float"/>
          <table:table-cell office:value="7.79156590534736" office:value-type="float"/>
          <table:table-cell office:value="7.902877309325335" office:value-type="float"/>
          <table:table-cell office:value="8.014031769629103" office:value-type="float"/>
          <table:table-cell office:value="8.246261561021319" office:value-type="float"/>
          <table:table-cell office:value="8.433898188975965" office:value-type="float"/>
          <table:table-cell office:value="6.875038515264215" office:value-type="float"/>
          <table:table-cell office:value="8.25444827503214" office:value-type="float"/>
          <table:table-cell office:value="8.391505266978944" office:value-type="float"/>
          <table:table-cell office:value="8.518234829988645" office:value-type="float"/>
          <table:table-cell office:value="8.82593791862979" office:value-type="float"/>
          <table:table-cell office:value="8.845170273620816" office:value-type="float"/>
          <table:table-cell office:value="9.267141662585296" office:value-type="float"/>
          <table:table-cell office:value="9.329483841036136" office:value-type="float"/>
          <table:table-cell office:value="9.467994478441636" office:value-type="float"/>
          <table:table-cell office:value="9.725828610120736" office:value-type="float"/>
          <table:table-cell office:value="6.412607204376265" office:value-type="float"/>
          <table:table-cell office:value="6.894372065006195" office:value-type="float"/>
          <table:table-cell office:value="6.945036861085937" office:value-type="float"/>
          <table:table-cell office:value="7.1732578354608485" office:value-type="float"/>
          <table:table-cell office:value="7.597805140434579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.725783184511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18563312937" office:value-type="float"/>
          <table:table-cell office:value="-17.471031380214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4174051438724" office:value-type="float"/>
          <table:table-cell office:value="17.04566172097341" office:value-type="float"/>
          <table:table-cell office:value="17.91319148933377" office:value-type="float"/>
          <table:table-cell office:value="7.463904853809474" office:value-type="float"/>
          <table:table-cell office:value="7.801211695540461" office:value-type="float"/>
          <table:table-cell office:value="7.915516650330659" office:value-type="float"/>
          <table:table-cell office:value="8.16200468763321" office:value-type="float"/>
          <table:table-cell office:value="9.0412617716643" office:value-type="float"/>
          <table:table-cell office:value="7.22815254360122" office:value-type="float"/>
          <table:table-cell office:value="7.986993190796808" office:value-type="float"/>
          <table:table-cell office:value="8.201969884070408" office:value-type="float"/>
          <table:table-cell office:value="8.4352525709859" office:value-type="float"/>
          <table:table-cell office:value="8.833173777389545" office:value-type="float"/>
          <table:table-cell office:value="8.629734166459777" office:value-type="float"/>
          <table:table-cell office:value="9.007480622285055" office:value-type="float"/>
          <table:table-cell office:value="9.115485526037263" office:value-type="float"/>
          <table:table-cell office:value="9.294621638346033" office:value-type="float"/>
          <table:table-cell office:value="9.87020140606371" office:value-type="float"/>
          <table:table-cell office:value="6.383865957353573" office:value-type="float"/>
          <table:table-cell office:value="6.763842573315433" office:value-type="float"/>
          <table:table-cell office:value="6.972481894744782" office:value-type="float"/>
          <table:table-cell office:value="7.201064115372472" office:value-type="float"/>
          <table:table-cell office:value="7.76058588345461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.73968108094496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926795044062" office:value-type="float"/>
          <table:table-cell office:value="-17.485926795044062" office:value-type="float"/>
          <table:table-cell office:value="-17.485926795044062" office:value-type="float"/>
          <table:table-cell office:value="-17.4859267950440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8877801023644" office:value-type="float"/>
          <table:table-cell office:value="7.448707652050068" office:value-type="float"/>
          <table:table-cell office:value="7.448707652050068" office:value-type="float"/>
          <table:table-cell office:value="7.448707652050068" office:value-type="float"/>
          <table:table-cell office:value="7.448707652050068" office:value-type="float"/>
          <table:table-cell office:value="8.422077735731161" office:value-type="float"/>
          <table:table-cell office:value="7.582832001799272" office:value-type="float"/>
          <table:table-cell office:value="7.582832001799272" office:value-type="float"/>
          <table:table-cell office:value="7.582832001799272" office:value-type="float"/>
          <table:table-cell office:value="7.582832001799272" office:value-type="float"/>
          <table:table-cell office:value="8.493973285624035" office:value-type="float"/>
          <table:table-cell office:value="9.101812297556238" office:value-type="float"/>
          <table:table-cell office:value="9.101812297556238" office:value-type="float"/>
          <table:table-cell office:value="9.101812297556238" office:value-type="float"/>
          <table:table-cell office:value="9.101812297556238" office:value-type="float"/>
          <table:table-cell office:value="9.413857989792099" office:value-type="float"/>
          <table:table-cell office:value="6.680509220297475" office:value-type="float"/>
          <table:table-cell office:value="6.680509220297475" office:value-type="float"/>
          <table:table-cell office:value="6.680509220297475" office:value-type="float"/>
          <table:table-cell office:value="6.680509220297475" office:value-type="float"/>
          <table:table-cell office:value="7.475830138772333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.69267752901594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76130807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1188778279854" office:value-type="float"/>
          <table:table-cell office:value="16.800753062542068" office:value-type="float"/>
          <table:table-cell office:value="17.14470577279184" office:value-type="float"/>
          <table:table-cell office:value="17.699387390299997" office:value-type="float"/>
          <table:table-cell office:value="7.4898062286226486" office:value-type="float"/>
          <table:table-cell office:value="7.636428678644416" office:value-type="float"/>
          <table:table-cell office:value="7.759518611573503" office:value-type="float"/>
          <table:table-cell office:value="8.033436868437935" office:value-type="float"/>
          <table:table-cell office:value="8.169347666569834" office:value-type="float"/>
          <table:table-cell office:value="7.343788425075073" office:value-type="float"/>
          <table:table-cell office:value="8.186726242859871" office:value-type="float"/>
          <table:table-cell office:value="8.310561560109232" office:value-type="float"/>
          <table:table-cell office:value="8.478842194423851" office:value-type="float"/>
          <table:table-cell office:value="8.750329742685993" office:value-type="float"/>
          <table:table-cell office:value="8.891246585576713" office:value-type="float"/>
          <table:table-cell office:value="9.079488539954713" office:value-type="float"/>
          <table:table-cell office:value="9.259672361899193" office:value-type="float"/>
          <table:table-cell office:value="9.345517816547806" office:value-type="float"/>
          <table:table-cell office:value="9.61775286807698" office:value-type="float"/>
          <table:table-cell office:value="6.26465866698045" office:value-type="float"/>
          <table:table-cell office:value="6.744682085465177" office:value-type="float"/>
          <table:table-cell office:value="6.909121203155166" office:value-type="float"/>
          <table:table-cell office:value="7.086299242213206" office:value-type="float"/>
          <table:table-cell office:value="7.3800193868583825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.68644143910788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809396348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04916292017428" office:value-type="float"/>
          <table:table-cell office:value="16.00230057894024" office:value-type="float"/>
          <table:table-cell office:value="16.917711148536146" office:value-type="float"/>
          <table:table-cell office:value="17.930888414089477" office:value-type="float"/>
          <table:table-cell office:value="7.184258105142094" office:value-type="float"/>
          <table:table-cell office:value="7.5104193838201745" office:value-type="float"/>
          <table:table-cell office:value="7.736933813402725" office:value-type="float"/>
          <table:table-cell office:value="7.862266449030091" office:value-type="float"/>
          <table:table-cell office:value="8.53572674845995" office:value-type="float"/>
          <table:table-cell office:value="7.650594842072458" office:value-type="float"/>
          <table:table-cell office:value="8.050196247822493" office:value-type="float"/>
          <table:table-cell office:value="8.250269349009535" office:value-type="float"/>
          <table:table-cell office:value="8.44826803263192" office:value-type="float"/>
          <table:table-cell office:value="8.594106428546658" office:value-type="float"/>
          <table:table-cell office:value="8.723644384129997" office:value-type="float"/>
          <table:table-cell office:value="8.975629011202162" office:value-type="float"/>
          <table:table-cell office:value="9.088732428602022" office:value-type="float"/>
          <table:table-cell office:value="9.254458054795094" office:value-type="float"/>
          <table:table-cell office:value="9.835751191955017" office:value-type="float"/>
          <table:table-cell office:value="6.102133116911183" office:value-type="float"/>
          <table:table-cell office:value="6.651092398207291" office:value-type="float"/>
          <table:table-cell office:value="6.904798479488223" office:value-type="float"/>
          <table:table-cell office:value="7.057850845901402" office:value-type="float"/>
          <table:table-cell office:value="7.444841430320065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.0" office:value-type="float"/>
          <table:table-cell office:value="0.63661980094672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82862977218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62448740025" office:value-type="float"/>
          <table:table-cell office:value="16.893006760792566" office:value-type="float"/>
          <table:table-cell office:value="17.226104214354162" office:value-type="float"/>
          <table:table-cell office:value="17.85566211147158" office:value-type="float"/>
          <table:table-cell office:value="7.441937873148802" office:value-type="float"/>
          <table:table-cell office:value="7.767977802818978" office:value-type="float"/>
          <table:table-cell office:value="7.908104415891678" office:value-type="float"/>
          <table:table-cell office:value="8.07141475193223" office:value-type="float"/>
          <table:table-cell office:value="8.455505341928493" office:value-type="float"/>
          <table:table-cell office:value="8.204145474355396" office:value-type="float"/>
          <table:table-cell office:value="8.446621657628546" office:value-type="float"/>
          <table:table-cell office:value="8.667509280241113" office:value-type="float"/>
          <table:table-cell office:value="8.91434362609716" office:value-type="float"/>
          <table:table-cell office:value="9.039652976875733" office:value-type="float"/>
          <table:table-cell office:value="8.729515972740503" office:value-type="float"/>
          <table:table-cell office:value="8.997849449623969" office:value-type="float"/>
          <table:table-cell office:value="9.162834568214087" office:value-type="float"/>
          <table:table-cell office:value="9.239853302913467" office:value-type="float"/>
          <table:table-cell office:value="9.713625492498185" office:value-type="float"/>
          <table:table-cell office:value="6.854026962366586" office:value-type="float"/>
          <table:table-cell office:value="7.24772397947438" office:value-type="float"/>
          <table:table-cell office:value="7.315684104833455" office:value-type="float"/>
          <table:table-cell office:value="7.512192936320765" office:value-type="float"/>
          <table:table-cell office:value="7.891313147891275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.68981916759127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0615583086" office:value-type="float"/>
          <table:table-cell office:value="-17.480259307653725" office:value-type="float"/>
          <table:table-cell office:value="-17.4465688224247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19083240299303" office:value-type="float"/>
          <table:table-cell office:value="17.92457541617487" office:value-type="float"/>
          <table:table-cell office:value="7.1925597160292885" office:value-type="float"/>
          <table:table-cell office:value="7.706751186010404" office:value-type="float"/>
          <table:table-cell office:value="7.90264281333462" office:value-type="float"/>
          <table:table-cell office:value="8.115315756896969" office:value-type="float"/>
          <table:table-cell office:value="9.002050098426146" office:value-type="float"/>
          <table:table-cell office:value="7.161402741076597" office:value-type="float"/>
          <table:table-cell office:value="8.175492591394352" office:value-type="float"/>
          <table:table-cell office:value="8.467586632312333" office:value-type="float"/>
          <table:table-cell office:value="8.66615218147825" office:value-type="float"/>
          <table:table-cell office:value="9.048055285059544" office:value-type="float"/>
          <table:table-cell office:value="8.576817767654914" office:value-type="float"/>
          <table:table-cell office:value="8.981203377267278" office:value-type="float"/>
          <table:table-cell office:value="9.145117754223229" office:value-type="float"/>
          <table:table-cell office:value="9.30784719168092" office:value-type="float"/>
          <table:table-cell office:value="10.112708497293294" office:value-type="float"/>
          <table:table-cell office:value="5.894182550478692" office:value-type="float"/>
          <table:table-cell office:value="6.88958464099257" office:value-type="float"/>
          <table:table-cell office:value="7.187240946144859" office:value-type="float"/>
          <table:table-cell office:value="7.431342863381501" office:value-type="float"/>
          <table:table-cell office:value="7.890855016724361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.71795867045695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6361647335" office:value-type="float"/>
          <table:table-cell office:value="-17.460671514389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3876469204567" office:value-type="float"/>
          <table:table-cell office:value="17.20824732919325" office:value-type="float"/>
          <table:table-cell office:value="17.981640708010595" office:value-type="float"/>
          <table:table-cell office:value="7.316604126202094" office:value-type="float"/>
          <table:table-cell office:value="7.645537404691716" office:value-type="float"/>
          <table:table-cell office:value="7.866705650797092" office:value-type="float"/>
          <table:table-cell office:value="8.126332589353192" office:value-type="float"/>
          <table:table-cell office:value="8.464032498885787" office:value-type="float"/>
          <table:table-cell office:value="7.025736337475276" office:value-type="float"/>
          <table:table-cell office:value="7.86315586412023" office:value-type="float"/>
          <table:table-cell office:value="8.245703834558743" office:value-type="float"/>
          <table:table-cell office:value="8.374005645181722" office:value-type="float"/>
          <table:table-cell office:value="8.838817614565512" office:value-type="float"/>
          <table:table-cell office:value="8.565713685586791" office:value-type="float"/>
          <table:table-cell office:value="8.875973586814194" office:value-type="float"/>
          <table:table-cell office:value="9.045547889398968" office:value-type="float"/>
          <table:table-cell office:value="9.280426790275891" office:value-type="float"/>
          <table:table-cell office:value="9.606514130758509" office:value-type="float"/>
          <table:table-cell office:value="5.823285625016149" office:value-type="float"/>
          <table:table-cell office:value="6.688888442711384" office:value-type="float"/>
          <table:table-cell office:value="6.963549829042619" office:value-type="float"/>
          <table:table-cell office:value="7.219763859110563" office:value-type="float"/>
          <table:table-cell office:value="7.764203165326472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.71824203562432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618249556" office:value-type="float"/>
          <table:table-cell office:value="-17.4625750374506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4506995746404" office:value-type="float"/>
          <table:table-cell office:value="17.171613269071624" office:value-type="float"/>
          <table:table-cell office:value="17.986000714597434" office:value-type="float"/>
          <table:table-cell office:value="6.883757665377132" office:value-type="float"/>
          <table:table-cell office:value="7.758550956386522" office:value-type="float"/>
          <table:table-cell office:value="7.975797240594943" office:value-type="float"/>
          <table:table-cell office:value="8.195274525169337" office:value-type="float"/>
          <table:table-cell office:value="9.103521918257213" office:value-type="float"/>
          <table:table-cell office:value="6.983568064601211" office:value-type="float"/>
          <table:table-cell office:value="7.961836953774921" office:value-type="float"/>
          <table:table-cell office:value="8.272429748979985" office:value-type="float"/>
          <table:table-cell office:value="8.462599993710963" office:value-type="float"/>
          <table:table-cell office:value="8.96780930537671" office:value-type="float"/>
          <table:table-cell office:value="8.461038758717663" office:value-type="float"/>
          <table:table-cell office:value="8.95241495125939" office:value-type="float"/>
          <table:table-cell office:value="9.118227965152398" office:value-type="float"/>
          <table:table-cell office:value="9.300133744241355" office:value-type="float"/>
          <table:table-cell office:value="10.098398346140918" office:value-type="float"/>
          <table:table-cell office:value="5.799859473888598" office:value-type="float"/>
          <table:table-cell office:value="6.877553218828117" office:value-type="float"/>
          <table:table-cell office:value="7.071625753218806" office:value-type="float"/>
          <table:table-cell office:value="7.253593904572833" office:value-type="float"/>
          <table:table-cell office:value="8.106655949459839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.71575469305245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921885683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467625742281" office:value-type="float"/>
          <table:table-cell office:value="16.72143459852412" office:value-type="float"/>
          <table:table-cell office:value="17.248951513374983" office:value-type="float"/>
          <table:table-cell office:value="17.981783557786724" office:value-type="float"/>
          <table:table-cell office:value="7.258227173712884" office:value-type="float"/>
          <table:table-cell office:value="7.74433141210222" office:value-type="float"/>
          <table:table-cell office:value="7.981349201853719" office:value-type="float"/>
          <table:table-cell office:value="8.239942382574585" office:value-type="float"/>
          <table:table-cell office:value="9.171116825928042" office:value-type="float"/>
          <table:table-cell office:value="6.888903566187297" office:value-type="float"/>
          <table:table-cell office:value="8.040672840681664" office:value-type="float"/>
          <table:table-cell office:value="8.335351637126273" office:value-type="float"/>
          <table:table-cell office:value="8.494485029382616" office:value-type="float"/>
          <table:table-cell office:value="9.01210248553735" office:value-type="float"/>
          <table:table-cell office:value="8.581525962006392" office:value-type="float"/>
          <table:table-cell office:value="8.939511738236856" office:value-type="float"/>
          <table:table-cell office:value="9.085869042807536" office:value-type="float"/>
          <table:table-cell office:value="9.256584733696165" office:value-type="float"/>
          <table:table-cell office:value="10.115432031551702" office:value-type="float"/>
          <table:table-cell office:value="5.800455490327577" office:value-type="float"/>
          <table:table-cell office:value="6.904045685965769" office:value-type="float"/>
          <table:table-cell office:value="7.179160921267883" office:value-type="float"/>
          <table:table-cell office:value="7.376787427423941" office:value-type="float"/>
          <table:table-cell office:value="8.035281673919034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.69700247033797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5740121044" office:value-type="float"/>
          <table:table-cell office:value="-17.443723191070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836043947505" office:value-type="float"/>
          <table:table-cell office:value="17.281537532173253" office:value-type="float"/>
          <table:table-cell office:value="17.98064997945782" office:value-type="float"/>
          <table:table-cell office:value="6.743527546467186" office:value-type="float"/>
          <table:table-cell office:value="7.518621258124882" office:value-type="float"/>
          <table:table-cell office:value="7.737402736344659" office:value-type="float"/>
          <table:table-cell office:value="7.998911126835993" office:value-type="float"/>
          <table:table-cell office:value="8.994613803490093" office:value-type="float"/>
          <table:table-cell office:value="6.352309387439817" office:value-type="float"/>
          <table:table-cell office:value="7.901094139736038" office:value-type="float"/>
          <table:table-cell office:value="8.181172301159174" office:value-type="float"/>
          <table:table-cell office:value="8.393278760761936" office:value-type="float"/>
          <table:table-cell office:value="9.001192282102844" office:value-type="float"/>
          <table:table-cell office:value="8.235312622454966" office:value-type="float"/>
          <table:table-cell office:value="8.800366866398253" office:value-type="float"/>
          <table:table-cell office:value="8.986864084438071" office:value-type="float"/>
          <table:table-cell office:value="9.152706155513513" office:value-type="float"/>
          <table:table-cell office:value="9.897068639909584" office:value-type="float"/>
          <table:table-cell office:value="5.421736279611215" office:value-type="float"/>
          <table:table-cell office:value="6.689192705360427" office:value-type="float"/>
          <table:table-cell office:value="6.896822619488983" office:value-type="float"/>
          <table:table-cell office:value="7.112903753697556" office:value-type="float"/>
          <table:table-cell office:value="7.884296767198466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.69632495033182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9603751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750510281653" office:value-type="float"/>
          <table:table-cell office:value="16.75835867308627" office:value-type="float"/>
          <table:table-cell office:value="16.90571345156611" office:value-type="float"/>
          <table:table-cell office:value="17.295512615840018" office:value-type="float"/>
          <table:table-cell office:value="7.383196358651636" office:value-type="float"/>
          <table:table-cell office:value="7.626439112334129" office:value-type="float"/>
          <table:table-cell office:value="7.706309633620373" office:value-type="float"/>
          <table:table-cell office:value="8.155819298014784" office:value-type="float"/>
          <table:table-cell office:value="8.401729986700325" office:value-type="float"/>
          <table:table-cell office:value="7.2575773243236945" office:value-type="float"/>
          <table:table-cell office:value="8.21559171817085" office:value-type="float"/>
          <table:table-cell office:value="8.338263387175584" office:value-type="float"/>
          <table:table-cell office:value="8.414338851723631" office:value-type="float"/>
          <table:table-cell office:value="8.614989497219376" office:value-type="float"/>
          <table:table-cell office:value="8.529221741836066" office:value-type="float"/>
          <table:table-cell office:value="8.951874753030438" office:value-type="float"/>
          <table:table-cell office:value="9.136421142409318" office:value-type="float"/>
          <table:table-cell office:value="9.230181561256352" office:value-type="float"/>
          <table:table-cell office:value="9.560238823562916" office:value-type="float"/>
          <table:table-cell office:value="6.041900044278615" office:value-type="float"/>
          <table:table-cell office:value="6.841024503430957" office:value-type="float"/>
          <table:table-cell office:value="7.074252828725333" office:value-type="float"/>
          <table:table-cell office:value="7.1661949179943445" office:value-type="float"/>
          <table:table-cell office:value="7.558950935294214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.6797537017065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2413024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68762853388866" office:value-type="float"/>
          <table:table-cell office:value="16.515969113189882" office:value-type="float"/>
          <table:table-cell office:value="17.02036808762125" office:value-type="float"/>
          <table:table-cell office:value="17.93976827215921" office:value-type="float"/>
          <table:table-cell office:value="6.948192255836493" office:value-type="float"/>
          <table:table-cell office:value="7.564857691565572" office:value-type="float"/>
          <table:table-cell office:value="7.791047757948718" office:value-type="float"/>
          <table:table-cell office:value="8.102567162988656" office:value-type="float"/>
          <table:table-cell office:value="9.084742414090496" office:value-type="float"/>
          <table:table-cell office:value="7.778351694039186" office:value-type="float"/>
          <table:table-cell office:value="8.171961945213159" office:value-type="float"/>
          <table:table-cell office:value="8.359889794886733" office:value-type="float"/>
          <table:table-cell office:value="8.506266624143251" office:value-type="float"/>
          <table:table-cell office:value="8.823636317777524" office:value-type="float"/>
          <table:table-cell office:value="8.587732563930636" office:value-type="float"/>
          <table:table-cell office:value="8.939263028509853" office:value-type="float"/>
          <table:table-cell office:value="9.163912182350197" office:value-type="float"/>
          <table:table-cell office:value="9.359663794677676" office:value-type="float"/>
          <table:table-cell office:value="10.007489546391776" office:value-type="float"/>
          <table:table-cell office:value="6.053067299673716" office:value-type="float"/>
          <table:table-cell office:value="6.849096177246944" office:value-type="float"/>
          <table:table-cell office:value="7.043084268657596" office:value-type="float"/>
          <table:table-cell office:value="7.2573762721464" office:value-type="float"/>
          <table:table-cell office:value="7.9776676560832716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2024502127714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96209310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7208069238666" office:value-type="float"/>
          <table:table-cell office:value="16.710979166848066" office:value-type="float"/>
          <table:table-cell office:value="17.269736037659445" office:value-type="float"/>
          <table:table-cell office:value="17.993963170082292" office:value-type="float"/>
          <table:table-cell office:value="7.382754493989422" office:value-type="float"/>
          <table:table-cell office:value="7.823715417484483" office:value-type="float"/>
          <table:table-cell office:value="8.0243941611838" office:value-type="float"/>
          <table:table-cell office:value="8.20249693037395" office:value-type="float"/>
          <table:table-cell office:value="9.604596746321683" office:value-type="float"/>
          <table:table-cell office:value="6.649828802462037" office:value-type="float"/>
          <table:table-cell office:value="7.3253456271543635" office:value-type="float"/>
          <table:table-cell office:value="7.630764724069072" office:value-type="float"/>
          <table:table-cell office:value="8.120877282773836" office:value-type="float"/>
          <table:table-cell office:value="9.203046001718729" office:value-type="float"/>
          <table:table-cell office:value="8.547769150372797" office:value-type="float"/>
          <table:table-cell office:value="8.858652691664709" office:value-type="float"/>
          <table:table-cell office:value="8.9517375386117" office:value-type="float"/>
          <table:table-cell office:value="9.12639779463227" office:value-type="float"/>
          <table:table-cell office:value="9.931545256094104" office:value-type="float"/>
          <table:table-cell office:value="5.714474301078756" office:value-type="float"/>
          <table:table-cell office:value="6.4089385841950035" office:value-type="float"/>
          <table:table-cell office:value="6.674626503386126" office:value-type="float"/>
          <table:table-cell office:value="7.007367146978055" office:value-type="float"/>
          <table:table-cell office:value="8.876097491946307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.7452764599825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3686034545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3224821191993" office:value-type="float"/>
          <table:table-cell office:value="16.13088023902036" office:value-type="float"/>
          <table:table-cell office:value="16.783436246422266" office:value-type="float"/>
          <table:table-cell office:value="17.66573209365464" office:value-type="float"/>
          <table:table-cell office:value="7.390129186279911" office:value-type="float"/>
          <table:table-cell office:value="7.695494214236971" office:value-type="float"/>
          <table:table-cell office:value="7.928742912458038" office:value-type="float"/>
          <table:table-cell office:value="8.131621182674753" office:value-type="float"/>
          <table:table-cell office:value="8.705706173058955" office:value-type="float"/>
          <table:table-cell office:value="7.151110883163696" office:value-type="float"/>
          <table:table-cell office:value="7.74331647574648" office:value-type="float"/>
          <table:table-cell office:value="7.986808024154353" office:value-type="float"/>
          <table:table-cell office:value="8.182191870707141" office:value-type="float"/>
          <table:table-cell office:value="8.926053568891849" office:value-type="float"/>
          <table:table-cell office:value="8.572314416416223" office:value-type="float"/>
          <table:table-cell office:value="8.79448813692198" office:value-type="float"/>
          <table:table-cell office:value="8.974393340548257" office:value-type="float"/>
          <table:table-cell office:value="9.09605161029257" office:value-type="float"/>
          <table:table-cell office:value="9.832684160266457" office:value-type="float"/>
          <table:table-cell office:value="6.275903590094751" office:value-type="float"/>
          <table:table-cell office:value="6.600977452539286" office:value-type="float"/>
          <table:table-cell office:value="6.877073990681652" office:value-type="float"/>
          <table:table-cell office:value="7.079175469251533" office:value-type="float"/>
          <table:table-cell office:value="7.8150173237289575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.68565248192280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18669203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75431256105482" office:value-type="float"/>
          <table:table-cell office:value="16.770665102016554" office:value-type="float"/>
          <table:table-cell office:value="17.356967341988614" office:value-type="float"/>
          <table:table-cell office:value="17.992669825444892" office:value-type="float"/>
          <table:table-cell office:value="6.74423070533679" office:value-type="float"/>
          <table:table-cell office:value="7.538451131578521" office:value-type="float"/>
          <table:table-cell office:value="7.752992155524263" office:value-type="float"/>
          <table:table-cell office:value="7.975340809435855" office:value-type="float"/>
          <table:table-cell office:value="9.727735792483193" office:value-type="float"/>
          <table:table-cell office:value="7.025509683782644" office:value-type="float"/>
          <table:table-cell office:value="8.06572346367538" office:value-type="float"/>
          <table:table-cell office:value="8.31884023428634" office:value-type="float"/>
          <table:table-cell office:value="8.515924610632656" office:value-type="float"/>
          <table:table-cell office:value="9.561398207298001" office:value-type="float"/>
          <table:table-cell office:value="8.30268372934573" office:value-type="float"/>
          <table:table-cell office:value="8.895735293935221" office:value-type="float"/>
          <table:table-cell office:value="9.093653959601534" office:value-type="float"/>
          <table:table-cell office:value="9.291792391764371" office:value-type="float"/>
          <table:table-cell office:value="10.046371769810465" office:value-type="float"/>
          <table:table-cell office:value="5.576812333664918" office:value-type="float"/>
          <table:table-cell office:value="6.68412955713295" office:value-type="float"/>
          <table:table-cell office:value="6.948275247756173" office:value-type="float"/>
          <table:table-cell office:value="7.200867918503949" office:value-type="float"/>
          <table:table-cell office:value="8.405344412856696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.69375343183325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68561551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4379489311277" office:value-type="float"/>
          <table:table-cell office:value="16.318198728238226" office:value-type="float"/>
          <table:table-cell office:value="17.254522315113338" office:value-type="float"/>
          <table:table-cell office:value="17.99130702811471" office:value-type="float"/>
          <table:table-cell office:value="6.74633568532321" office:value-type="float"/>
          <table:table-cell office:value="7.615482054610348" office:value-type="float"/>
          <table:table-cell office:value="7.822220114910213" office:value-type="float"/>
          <table:table-cell office:value="8.070084888244882" office:value-type="float"/>
          <table:table-cell office:value="9.257799599983688" office:value-type="float"/>
          <table:table-cell office:value="6.841210815688048" office:value-type="float"/>
          <table:table-cell office:value="8.033057388739888" office:value-type="float"/>
          <table:table-cell office:value="8.330919285776037" office:value-type="float"/>
          <table:table-cell office:value="8.523435998662858" office:value-type="float"/>
          <table:table-cell office:value="9.258330343015286" office:value-type="float"/>
          <table:table-cell office:value="8.226191952119796" office:value-type="float"/>
          <table:table-cell office:value="8.88622169090071" office:value-type="float"/>
          <table:table-cell office:value="9.048740746747738" office:value-type="float"/>
          <table:table-cell office:value="9.22408651221696" office:value-type="float"/>
          <table:table-cell office:value="10.135007493410068" office:value-type="float"/>
          <table:table-cell office:value="5.946792580252495" office:value-type="float"/>
          <table:table-cell office:value="6.81425387244601" office:value-type="float"/>
          <table:table-cell office:value="7.074036150676829" office:value-type="float"/>
          <table:table-cell office:value="7.246811231577929" office:value-type="float"/>
          <table:table-cell office:value="8.02171125778878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.0" office:value-type="float"/>
          <table:table-cell office:value="0.63131674591542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13851028216795" office:value-type="float"/>
          <table:table-cell office:value="14.288996994020554" office:value-type="float"/>
          <table:table-cell office:value="15.82740052640505" office:value-type="float"/>
          <table:table-cell office:value="16.246486393648826" office:value-type="float"/>
          <table:table-cell office:value="16.4766784438812" office:value-type="float"/>
          <table:table-cell office:value="6.984865527121697" office:value-type="float"/>
          <table:table-cell office:value="7.168765208658815" office:value-type="float"/>
          <table:table-cell office:value="7.307000271831393" office:value-type="float"/>
          <table:table-cell office:value="7.8022766956836005" office:value-type="float"/>
          <table:table-cell office:value="7.958622843859663" office:value-type="float"/>
          <table:table-cell office:value="8.000483107207481" office:value-type="float"/>
          <table:table-cell office:value="8.29433684271499" office:value-type="float"/>
          <table:table-cell office:value="8.325571961033175" office:value-type="float"/>
          <table:table-cell office:value="8.358583114417655" office:value-type="float"/>
          <table:table-cell office:value="8.454254956005101" office:value-type="float"/>
          <table:table-cell office:value="8.501774102018414" office:value-type="float"/>
          <table:table-cell office:value="8.80663899407684" office:value-type="float"/>
          <table:table-cell office:value="8.91829114884666" office:value-type="float"/>
          <table:table-cell office:value="9.009102629775569" office:value-type="float"/>
          <table:table-cell office:value="9.226306056787685" office:value-type="float"/>
          <table:table-cell office:value="6.362609321789456" office:value-type="float"/>
          <table:table-cell office:value="6.65648075647348" office:value-type="float"/>
          <table:table-cell office:value="6.901542599929089" office:value-type="float"/>
          <table:table-cell office:value="6.937346381108383" office:value-type="float"/>
          <table:table-cell office:value="7.334668537727994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.67960275029792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2513233942" office:value-type="float"/>
          <table:table-cell office:value="-17.47704794246731" office:value-type="float"/>
          <table:table-cell office:value="-17.43746119832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85876504798195" office:value-type="float"/>
          <table:table-cell office:value="17.916068263180705" office:value-type="float"/>
          <table:table-cell office:value="7.1798970755232245" office:value-type="float"/>
          <table:table-cell office:value="7.678170782281092" office:value-type="float"/>
          <table:table-cell office:value="7.82952223342469" office:value-type="float"/>
          <table:table-cell office:value="7.973628776436645" office:value-type="float"/>
          <table:table-cell office:value="8.718575036276038" office:value-type="float"/>
          <table:table-cell office:value="7.312696788979512" office:value-type="float"/>
          <table:table-cell office:value="8.166684707104807" office:value-type="float"/>
          <table:table-cell office:value="8.399067663219212" office:value-type="float"/>
          <table:table-cell office:value="8.584366598836093" office:value-type="float"/>
          <table:table-cell office:value="9.267307009351441" office:value-type="float"/>
          <table:table-cell office:value="8.516817880200087" office:value-type="float"/>
          <table:table-cell office:value="9.042191916472579" office:value-type="float"/>
          <table:table-cell office:value="9.18963079161774" office:value-type="float"/>
          <table:table-cell office:value="9.375363922008031" office:value-type="float"/>
          <table:table-cell office:value="10.20965337946777" office:value-type="float"/>
          <table:table-cell office:value="6.158945471771938" office:value-type="float"/>
          <table:table-cell office:value="6.7616819152043774" office:value-type="float"/>
          <table:table-cell office:value="6.968863679487727" office:value-type="float"/>
          <table:table-cell office:value="7.233106639626683" office:value-type="float"/>
          <table:table-cell office:value="7.925000996017358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.68823656756552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65079845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071572866999" office:value-type="float"/>
          <table:table-cell office:value="16.438439630220824" office:value-type="float"/>
          <table:table-cell office:value="17.291034537663734" office:value-type="float"/>
          <table:table-cell office:value="17.792318008020334" office:value-type="float"/>
          <table:table-cell office:value="7.19134058721421" office:value-type="float"/>
          <table:table-cell office:value="7.546724069834378" office:value-type="float"/>
          <table:table-cell office:value="7.790611139693422" office:value-type="float"/>
          <table:table-cell office:value="7.945951243160993" office:value-type="float"/>
          <table:table-cell office:value="8.497402663273917" office:value-type="float"/>
          <table:table-cell office:value="7.210501725895965" office:value-type="float"/>
          <table:table-cell office:value="8.118168825048633" office:value-type="float"/>
          <table:table-cell office:value="8.288655360942787" office:value-type="float"/>
          <table:table-cell office:value="8.526117929294248" office:value-type="float"/>
          <table:table-cell office:value="8.649873279831464" office:value-type="float"/>
          <table:table-cell office:value="8.782425833696388" office:value-type="float"/>
          <table:table-cell office:value="9.012479581242227" office:value-type="float"/>
          <table:table-cell office:value="9.144478595250895" office:value-type="float"/>
          <table:table-cell office:value="9.353297242916975" office:value-type="float"/>
          <table:table-cell office:value="9.521837267063056" office:value-type="float"/>
          <table:table-cell office:value="5.844633614100795" office:value-type="float"/>
          <table:table-cell office:value="6.665129874254966" office:value-type="float"/>
          <table:table-cell office:value="6.909627434617118" office:value-type="float"/>
          <table:table-cell office:value="6.99381105187347" office:value-type="float"/>
          <table:table-cell office:value="7.315652962254487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.70480933783135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7088256402" office:value-type="float"/>
          <table:table-cell office:value="-17.4421981793881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3501406092918" office:value-type="float"/>
          <table:table-cell office:value="17.166457552768847" office:value-type="float"/>
          <table:table-cell office:value="17.916301555132353" office:value-type="float"/>
          <table:table-cell office:value="7.186327806663566" office:value-type="float"/>
          <table:table-cell office:value="7.676231751802398" office:value-type="float"/>
          <table:table-cell office:value="7.94250431195152" office:value-type="float"/>
          <table:table-cell office:value="8.206881740910273" office:value-type="float"/>
          <table:table-cell office:value="8.709901516241413" office:value-type="float"/>
          <table:table-cell office:value="7.468079390288473" office:value-type="float"/>
          <table:table-cell office:value="7.972785940703634" office:value-type="float"/>
          <table:table-cell office:value="8.326054680437824" office:value-type="float"/>
          <table:table-cell office:value="8.66635277020608" office:value-type="float"/>
          <table:table-cell office:value="8.985689069503687" office:value-type="float"/>
          <table:table-cell office:value="8.485574273545753" office:value-type="float"/>
          <table:table-cell office:value="8.92311974968165" office:value-type="float"/>
          <table:table-cell office:value="9.082226636666748" office:value-type="float"/>
          <table:table-cell office:value="9.221165157534866" office:value-type="float"/>
          <table:table-cell office:value="9.778818914007733" office:value-type="float"/>
          <table:table-cell office:value="6.244750672888102" office:value-type="float"/>
          <table:table-cell office:value="6.712909158486895" office:value-type="float"/>
          <table:table-cell office:value="7.337677343028804" office:value-type="float"/>
          <table:table-cell office:value="7.573191594062307" office:value-type="float"/>
          <table:table-cell office:value="7.911513009734851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.69954104318614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6694750240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8867082623117" office:value-type="float"/>
          <table:table-cell office:value="16.316539551073202" office:value-type="float"/>
          <table:table-cell office:value="16.639038193149947" office:value-type="float"/>
          <table:table-cell office:value="17.801884803211273" office:value-type="float"/>
          <table:table-cell office:value="7.4294556374160035" office:value-type="float"/>
          <table:table-cell office:value="7.606385605666997" office:value-type="float"/>
          <table:table-cell office:value="7.661904831206446" office:value-type="float"/>
          <table:table-cell office:value="7.69969885173897" office:value-type="float"/>
          <table:table-cell office:value="8.417174033185596" office:value-type="float"/>
          <table:table-cell office:value="7.191669374974049" office:value-type="float"/>
          <table:table-cell office:value="7.887758945489644" office:value-type="float"/>
          <table:table-cell office:value="7.98474172854514" office:value-type="float"/>
          <table:table-cell office:value="8.312412278935813" office:value-type="float"/>
          <table:table-cell office:value="8.65826481896779" office:value-type="float"/>
          <table:table-cell office:value="8.555592895763597" office:value-type="float"/>
          <table:table-cell office:value="8.864973031324414" office:value-type="float"/>
          <table:table-cell office:value="8.949000418367193" office:value-type="float"/>
          <table:table-cell office:value="9.035818149094455" office:value-type="float"/>
          <table:table-cell office:value="9.160698563538736" office:value-type="float"/>
          <table:table-cell office:value="6.161888675946493" office:value-type="float"/>
          <table:table-cell office:value="6.7738302435339115" office:value-type="float"/>
          <table:table-cell office:value="6.8615408564998575" office:value-type="float"/>
          <table:table-cell office:value="6.960054160205031" office:value-type="float"/>
          <table:table-cell office:value="7.168048300499645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.71258582867890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0929852322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6419992735002" office:value-type="float"/>
          <table:table-cell office:value="16.128558472778536" office:value-type="float"/>
          <table:table-cell office:value="16.835816889086082" office:value-type="float"/>
          <table:table-cell office:value="17.793715305174654" office:value-type="float"/>
          <table:table-cell office:value="7.143439174986765" office:value-type="float"/>
          <table:table-cell office:value="7.693091705284723" office:value-type="float"/>
          <table:table-cell office:value="7.835286136172034" office:value-type="float"/>
          <table:table-cell office:value="8.120812052939883" office:value-type="float"/>
          <table:table-cell office:value="8.459892067631678" office:value-type="float"/>
          <table:table-cell office:value="6.743034685940089" office:value-type="float"/>
          <table:table-cell office:value="7.919219007581948" office:value-type="float"/>
          <table:table-cell office:value="8.299452410940905" office:value-type="float"/>
          <table:table-cell office:value="8.50145208876372" office:value-type="float"/>
          <table:table-cell office:value="8.819333466630365" office:value-type="float"/>
          <table:table-cell office:value="8.502958663977056" office:value-type="float"/>
          <table:table-cell office:value="8.965263291742026" office:value-type="float"/>
          <table:table-cell office:value="9.169716435925213" office:value-type="float"/>
          <table:table-cell office:value="9.294493259283682" office:value-type="float"/>
          <table:table-cell office:value="9.950049305873657" office:value-type="float"/>
          <table:table-cell office:value="5.910106205002261" office:value-type="float"/>
          <table:table-cell office:value="6.780940248357215" office:value-type="float"/>
          <table:table-cell office:value="6.913508764802373" office:value-type="float"/>
          <table:table-cell office:value="7.15177251444188" office:value-type="float"/>
          <table:table-cell office:value="7.46778076448146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242380566000327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92108265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0368353339883" office:value-type="float"/>
          <table:table-cell office:value="16.215146294598373" office:value-type="float"/>
          <table:table-cell office:value="16.878160925566334" office:value-type="float"/>
          <table:table-cell office:value="17.990654242984608" office:value-type="float"/>
          <table:table-cell office:value="6.998496888994856" office:value-type="float"/>
          <table:table-cell office:value="7.638207940154363" office:value-type="float"/>
          <table:table-cell office:value="7.835205813014445" office:value-type="float"/>
          <table:table-cell office:value="8.137176793138027" office:value-type="float"/>
          <table:table-cell office:value="8.71579271365161" office:value-type="float"/>
          <table:table-cell office:value="6.6196494940480815" office:value-type="float"/>
          <table:table-cell office:value="7.445100520382212" office:value-type="float"/>
          <table:table-cell office:value="7.944010957567505" office:value-type="float"/>
          <table:table-cell office:value="8.324242491897323" office:value-type="float"/>
          <table:table-cell office:value="8.822377386632605" office:value-type="float"/>
          <table:table-cell office:value="8.50555075464565" office:value-type="float"/>
          <table:table-cell office:value="8.893467812692851" office:value-type="float"/>
          <table:table-cell office:value="9.029432729918668" office:value-type="float"/>
          <table:table-cell office:value="9.196771997744012" office:value-type="float"/>
          <table:table-cell office:value="9.77810664450736" office:value-type="float"/>
          <table:table-cell office:value="5.40908055820351" office:value-type="float"/>
          <table:table-cell office:value="6.408427281416436" office:value-type="float"/>
          <table:table-cell office:value="6.668439394691188" office:value-type="float"/>
          <table:table-cell office:value="7.024704295910173" office:value-type="float"/>
          <table:table-cell office:value="7.858434684322013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.69728984637948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45211793773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16010055522595" office:value-type="float"/>
          <table:table-cell office:value="16.02833176079148" office:value-type="float"/>
          <table:table-cell office:value="16.88594357277351" office:value-type="float"/>
          <table:table-cell office:value="17.838337528155144" office:value-type="float"/>
          <table:table-cell office:value="7.349712351193432" office:value-type="float"/>
          <table:table-cell office:value="7.601989623485624" office:value-type="float"/>
          <table:table-cell office:value="8.057655246444892" office:value-type="float"/>
          <table:table-cell office:value="8.307999459845874" office:value-type="float"/>
          <table:table-cell office:value="8.383880434561233" office:value-type="float"/>
          <table:table-cell office:value="7.070483675674562" office:value-type="float"/>
          <table:table-cell office:value="8.211905895322042" office:value-type="float"/>
          <table:table-cell office:value="8.534831604621186" office:value-type="float"/>
          <table:table-cell office:value="8.604790942618187" office:value-type="float"/>
          <table:table-cell office:value="8.765575524364023" office:value-type="float"/>
          <table:table-cell office:value="8.737834280486865" office:value-type="float"/>
          <table:table-cell office:value="9.110478981856065" office:value-type="float"/>
          <table:table-cell office:value="9.309162802324087" office:value-type="float"/>
          <table:table-cell office:value="9.392784898219052" office:value-type="float"/>
          <table:table-cell office:value="9.623814298495423" office:value-type="float"/>
          <table:table-cell office:value="6.386380913472308" office:value-type="float"/>
          <table:table-cell office:value="6.89730252418298" office:value-type="float"/>
          <table:table-cell office:value="7.208720381678173" office:value-type="float"/>
          <table:table-cell office:value="7.427904553406847" office:value-type="float"/>
          <table:table-cell office:value="7.546124605239781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.69001384102973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645653577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1650939209487" office:value-type="float"/>
          <table:table-cell office:value="16.335709943939733" office:value-type="float"/>
          <table:table-cell office:value="16.885999665828795" office:value-type="float"/>
          <table:table-cell office:value="17.9903237224124" office:value-type="float"/>
          <table:table-cell office:value="6.467008955621002" office:value-type="float"/>
          <table:table-cell office:value="7.619191806187191" office:value-type="float"/>
          <table:table-cell office:value="7.859092289872202" office:value-type="float"/>
          <table:table-cell office:value="8.027817365496169" office:value-type="float"/>
          <table:table-cell office:value="9.065334507605545" office:value-type="float"/>
          <table:table-cell office:value="6.651886248884196" office:value-type="float"/>
          <table:table-cell office:value="8.122796464100025" office:value-type="float"/>
          <table:table-cell office:value="8.320231666482819" office:value-type="float"/>
          <table:table-cell office:value="8.467239440456854" office:value-type="float"/>
          <table:table-cell office:value="9.01207122294833" office:value-type="float"/>
          <table:table-cell office:value="8.326108176290932" office:value-type="float"/>
          <table:table-cell office:value="8.918979437432874" office:value-type="float"/>
          <table:table-cell office:value="9.125350411953681" office:value-type="float"/>
          <table:table-cell office:value="9.319707175590885" office:value-type="float"/>
          <table:table-cell office:value="9.845882655192732" office:value-type="float"/>
          <table:table-cell office:value="4.792787028214265" office:value-type="float"/>
          <table:table-cell office:value="6.806798262103729" office:value-type="float"/>
          <table:table-cell office:value="7.0225016515113685" office:value-type="float"/>
          <table:table-cell office:value="7.185674803079001" office:value-type="float"/>
          <table:table-cell office:value="7.842390667387601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.69777862027989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152590277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32116018212174" office:value-type="float"/>
          <table:table-cell office:value="15.890162493048983" office:value-type="float"/>
          <table:table-cell office:value="17.41920642661501" office:value-type="float"/>
          <table:table-cell office:value="17.847786594480887" office:value-type="float"/>
          <table:table-cell office:value="7.56622871407907" office:value-type="float"/>
          <table:table-cell office:value="7.750006526836413" office:value-type="float"/>
          <table:table-cell office:value="7.90789973776867" office:value-type="float"/>
          <table:table-cell office:value="8.16730382046716" office:value-type="float"/>
          <table:table-cell office:value="8.930265260258878" office:value-type="float"/>
          <table:table-cell office:value="7.49044844809489" office:value-type="float"/>
          <table:table-cell office:value="8.037357952537999" office:value-type="float"/>
          <table:table-cell office:value="8.562529633449554" office:value-type="float"/>
          <table:table-cell office:value="8.728018457528602" office:value-type="float"/>
          <table:table-cell office:value="9.144306008296896" office:value-type="float"/>
          <table:table-cell office:value="8.751592422941552" office:value-type="float"/>
          <table:table-cell office:value="8.977357045148674" office:value-type="float"/>
          <table:table-cell office:value="9.330635012404606" office:value-type="float"/>
          <table:table-cell office:value="9.399782887227001" office:value-type="float"/>
          <table:table-cell office:value="9.774460998575899" office:value-type="float"/>
          <table:table-cell office:value="6.420991140714885" office:value-type="float"/>
          <table:table-cell office:value="7.053786186198671" office:value-type="float"/>
          <table:table-cell office:value="7.218954567100985" office:value-type="float"/>
          <table:table-cell office:value="7.58818181083865" office:value-type="float"/>
          <table:table-cell office:value="7.7982042716561635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.72228936053791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26617617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0982236951889" office:value-type="float"/>
          <table:table-cell office:value="16.623127878741542" office:value-type="float"/>
          <table:table-cell office:value="17.21340411474674" office:value-type="float"/>
          <table:table-cell office:value="17.971425683102318" office:value-type="float"/>
          <table:table-cell office:value="7.332958015666623" office:value-type="float"/>
          <table:table-cell office:value="7.74263773748649" office:value-type="float"/>
          <table:table-cell office:value="8.012461537256174" office:value-type="float"/>
          <table:table-cell office:value="8.126603155593065" office:value-type="float"/>
          <table:table-cell office:value="8.516175830879554" office:value-type="float"/>
          <table:table-cell office:value="7.405527887338353" office:value-type="float"/>
          <table:table-cell office:value="7.856470046765747" office:value-type="float"/>
          <table:table-cell office:value="8.049307693539284" office:value-type="float"/>
          <table:table-cell office:value="8.391725364254398" office:value-type="float"/>
          <table:table-cell office:value="9.058311959069819" office:value-type="float"/>
          <table:table-cell office:value="8.540631826789562" office:value-type="float"/>
          <table:table-cell office:value="8.795686853618793" office:value-type="float"/>
          <table:table-cell office:value="8.97837675318009" office:value-type="float"/>
          <table:table-cell office:value="9.195299341917428" office:value-type="float"/>
          <table:table-cell office:value="9.605639344557535" office:value-type="float"/>
          <table:table-cell office:value="6.57676697852969" office:value-type="float"/>
          <table:table-cell office:value="6.859825775046227" office:value-type="float"/>
          <table:table-cell office:value="7.019848258263824" office:value-type="float"/>
          <table:table-cell office:value="7.184053054964966" office:value-type="float"/>
          <table:table-cell office:value="7.893201697032038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.71593952140929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597038071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670916897467" office:value-type="float"/>
          <table:table-cell office:value="16.127239470503064" office:value-type="float"/>
          <table:table-cell office:value="16.808448806983815" office:value-type="float"/>
          <table:table-cell office:value="17.964673422305022" office:value-type="float"/>
          <table:table-cell office:value="7.380137015995389" office:value-type="float"/>
          <table:table-cell office:value="7.582784482117197" office:value-type="float"/>
          <table:table-cell office:value="7.757252164716604" office:value-type="float"/>
          <table:table-cell office:value="7.9747797072517725" office:value-type="float"/>
          <table:table-cell office:value="8.583003254577681" office:value-type="float"/>
          <table:table-cell office:value="7.0594302637854245" office:value-type="float"/>
          <table:table-cell office:value="7.807043435209913" office:value-type="float"/>
          <table:table-cell office:value="8.175706139720821" office:value-type="float"/>
          <table:table-cell office:value="8.398554649978697" office:value-type="float"/>
          <table:table-cell office:value="8.945357812972711" office:value-type="float"/>
          <table:table-cell office:value="8.346324861574699" office:value-type="float"/>
          <table:table-cell office:value="8.634667639986159" office:value-type="float"/>
          <table:table-cell office:value="8.914975930547545" office:value-type="float"/>
          <table:table-cell office:value="9.068931433524526" office:value-type="float"/>
          <table:table-cell office:value="9.593653349867143" office:value-type="float"/>
          <table:table-cell office:value="6.051307844968386" office:value-type="float"/>
          <table:table-cell office:value="6.6934734880561315" office:value-type="float"/>
          <table:table-cell office:value="7.021910060731141" office:value-type="float"/>
          <table:table-cell office:value="7.362867855106066" office:value-type="float"/>
          <table:table-cell office:value="7.880967802724996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.232173340359147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99017366083" office:value-type="float"/>
          <table:table-cell office:value="-17.4761719898363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7654358870495" office:value-type="float"/>
          <table:table-cell office:value="17.320011659424924" office:value-type="float"/>
          <table:table-cell office:value="17.766910012296954" office:value-type="float"/>
          <table:table-cell office:value="7.599081927512401" office:value-type="float"/>
          <table:table-cell office:value="7.785206896569709" office:value-type="float"/>
          <table:table-cell office:value="7.856486160744511" office:value-type="float"/>
          <table:table-cell office:value="7.931134234838444" office:value-type="float"/>
          <table:table-cell office:value="8.355777538493433" office:value-type="float"/>
          <table:table-cell office:value="6.93146942593465" office:value-type="float"/>
          <table:table-cell office:value="7.662608626906826" office:value-type="float"/>
          <table:table-cell office:value="7.677610921575498" office:value-type="float"/>
          <table:table-cell office:value="7.712383798164403" office:value-type="float"/>
          <table:table-cell office:value="8.506841860829535" office:value-type="float"/>
          <table:table-cell office:value="8.894671646262974" office:value-type="float"/>
          <table:table-cell office:value="9.034043819709595" office:value-type="float"/>
          <table:table-cell office:value="9.05798443220749" office:value-type="float"/>
          <table:table-cell office:value="9.295939723337717" office:value-type="float"/>
          <table:table-cell office:value="9.504914269486092" office:value-type="float"/>
          <table:table-cell office:value="5.729971154471672" office:value-type="float"/>
          <table:table-cell office:value="6.227646734709632" office:value-type="float"/>
          <table:table-cell office:value="6.52847419058284" office:value-type="float"/>
          <table:table-cell office:value="6.602919048471136" office:value-type="float"/>
          <table:table-cell office:value="7.307524042548164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.68199512327466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58492662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1230514783863" office:value-type="float"/>
          <table:table-cell office:value="16.340441589603586" office:value-type="float"/>
          <table:table-cell office:value="17.041933352775995" office:value-type="float"/>
          <table:table-cell office:value="17.945531022025232" office:value-type="float"/>
          <table:table-cell office:value="7.070058102595134" office:value-type="float"/>
          <table:table-cell office:value="7.46510401465404" office:value-type="float"/>
          <table:table-cell office:value="7.7113622239535164" office:value-type="float"/>
          <table:table-cell office:value="7.854563399561731" office:value-type="float"/>
          <table:table-cell office:value="8.508808214473763" office:value-type="float"/>
          <table:table-cell office:value="7.30607181074222" office:value-type="float"/>
          <table:table-cell office:value="8.162818327718545" office:value-type="float"/>
          <table:table-cell office:value="8.296216485281683" office:value-type="float"/>
          <table:table-cell office:value="8.403406612358216" office:value-type="float"/>
          <table:table-cell office:value="8.650580959244163" office:value-type="float"/>
          <table:table-cell office:value="8.418651952250936" office:value-type="float"/>
          <table:table-cell office:value="9.030386278609" office:value-type="float"/>
          <table:table-cell office:value="9.1923328099618" office:value-type="float"/>
          <table:table-cell office:value="9.385088868770175" office:value-type="float"/>
          <table:table-cell office:value="9.754863243961756" office:value-type="float"/>
          <table:table-cell office:value="6.115209292080377" office:value-type="float"/>
          <table:table-cell office:value="6.510761465035758" office:value-type="float"/>
          <table:table-cell office:value="6.7191606429154564" office:value-type="float"/>
          <table:table-cell office:value="6.9638772551549994" office:value-type="float"/>
          <table:table-cell office:value="7.505243587881985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.67855621185277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387691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7568446570093" office:value-type="float"/>
          <table:table-cell office:value="16.05252958512867" office:value-type="float"/>
          <table:table-cell office:value="16.640593828667303" office:value-type="float"/>
          <table:table-cell office:value="17.99932663727682" office:value-type="float"/>
          <table:table-cell office:value="6.640896236644219" office:value-type="float"/>
          <table:table-cell office:value="7.343960047248759" office:value-type="float"/>
          <table:table-cell office:value="7.594876640130003" office:value-type="float"/>
          <table:table-cell office:value="7.852910922207161" office:value-type="float"/>
          <table:table-cell office:value="8.734368762885207" office:value-type="float"/>
          <table:table-cell office:value="6.900002732580919" office:value-type="float"/>
          <table:table-cell office:value="8.07507119216321" office:value-type="float"/>
          <table:table-cell office:value="8.209908524475802" office:value-type="float"/>
          <table:table-cell office:value="8.384552771777079" office:value-type="float"/>
          <table:table-cell office:value="8.785593399601442" office:value-type="float"/>
          <table:table-cell office:value="8.24820324689296" office:value-type="float"/>
          <table:table-cell office:value="8.708272072820172" office:value-type="float"/>
          <table:table-cell office:value="8.889297635166033" office:value-type="float"/>
          <table:table-cell office:value="9.066380465073618" office:value-type="float"/>
          <table:table-cell office:value="9.821204115385386" office:value-type="float"/>
          <table:table-cell office:value="5.7487147027728405" office:value-type="float"/>
          <table:table-cell office:value="6.7249455853213185" office:value-type="float"/>
          <table:table-cell office:value="6.882115117362625" office:value-type="float"/>
          <table:table-cell office:value="7.076918662488166" office:value-type="float"/>
          <table:table-cell office:value="7.723892270050751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.69229691882409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673300993" office:value-type="float"/>
          <table:table-cell office:value="-17.489782702631288" office:value-type="float"/>
          <table:table-cell office:value="-17.4673862496089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55824514432317" office:value-type="float"/>
          <table:table-cell office:value="17.995763544114027" office:value-type="float"/>
          <table:table-cell office:value="7.040550118978441" office:value-type="float"/>
          <table:table-cell office:value="7.715804802947909" office:value-type="float"/>
          <table:table-cell office:value="7.921966263178678" office:value-type="float"/>
          <table:table-cell office:value="8.14569815570136" office:value-type="float"/>
          <table:table-cell office:value="8.671097537910109" office:value-type="float"/>
          <table:table-cell office:value="7.406135300045472" office:value-type="float"/>
          <table:table-cell office:value="8.245701949787422" office:value-type="float"/>
          <table:table-cell office:value="8.366772064061927" office:value-type="float"/>
          <table:table-cell office:value="8.558308534409782" office:value-type="float"/>
          <table:table-cell office:value="8.903495694012616" office:value-type="float"/>
          <table:table-cell office:value="8.59184032722941" office:value-type="float"/>
          <table:table-cell office:value="9.082203751838671" office:value-type="float"/>
          <table:table-cell office:value="9.268213596536087" office:value-type="float"/>
          <table:table-cell office:value="9.3979123054824" office:value-type="float"/>
          <table:table-cell office:value="9.673156494129197" office:value-type="float"/>
          <table:table-cell office:value="6.10738852259256" office:value-type="float"/>
          <table:table-cell office:value="6.862681232182917" office:value-type="float"/>
          <table:table-cell office:value="7.150533525116526" office:value-type="float"/>
          <table:table-cell office:value="7.322785812142385" office:value-type="float"/>
          <table:table-cell office:value="7.776370094458385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.69468354842971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291840266" office:value-type="float"/>
          <table:table-cell office:value="-17.466987274541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4908752571782" office:value-type="float"/>
          <table:table-cell office:value="17.276126336119642" office:value-type="float"/>
          <table:table-cell office:value="17.989933466276593" office:value-type="float"/>
          <table:table-cell office:value="7.140114422594525" office:value-type="float"/>
          <table:table-cell office:value="7.679522218237151" office:value-type="float"/>
          <table:table-cell office:value="7.86459581710945" office:value-type="float"/>
          <table:table-cell office:value="8.065527385024469" office:value-type="float"/>
          <table:table-cell office:value="8.830591457641003" office:value-type="float"/>
          <table:table-cell office:value="6.856383567683624" office:value-type="float"/>
          <table:table-cell office:value="8.008209903859264" office:value-type="float"/>
          <table:table-cell office:value="8.380122262123386" office:value-type="float"/>
          <table:table-cell office:value="8.543842668984343" office:value-type="float"/>
          <table:table-cell office:value="9.096678293063441" office:value-type="float"/>
          <table:table-cell office:value="8.463018533503782" office:value-type="float"/>
          <table:table-cell office:value="8.864159795266097" office:value-type="float"/>
          <table:table-cell office:value="9.106240992075284" office:value-type="float"/>
          <table:table-cell office:value="9.28678933463387" office:value-type="float"/>
          <table:table-cell office:value="9.96399822608516" office:value-type="float"/>
          <table:table-cell office:value="5.8640935350791406" office:value-type="float"/>
          <table:table-cell office:value="6.821291029439455" office:value-type="float"/>
          <table:table-cell office:value="7.064300204746673" office:value-type="float"/>
          <table:table-cell office:value="7.293059114551054" office:value-type="float"/>
          <table:table-cell office:value="7.899057817105982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.6975548530870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27855455665" office:value-type="float"/>
          <table:table-cell office:value="-17.4927502669303" office:value-type="float"/>
          <table:table-cell office:value="-17.4721205188745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7121604774067" office:value-type="float"/>
          <table:table-cell office:value="16.64944019968042" office:value-type="float"/>
          <table:table-cell office:value="7.706788174825316" office:value-type="float"/>
          <table:table-cell office:value="7.865319049418039" office:value-type="float"/>
          <table:table-cell office:value="7.920848899919182" office:value-type="float"/>
          <table:table-cell office:value="8.223824700751628" office:value-type="float"/>
          <table:table-cell office:value="8.580472998227306" office:value-type="float"/>
          <table:table-cell office:value="8.121735971943654" office:value-type="float"/>
          <table:table-cell office:value="8.24863417534607" office:value-type="float"/>
          <table:table-cell office:value="8.454424971362311" office:value-type="float"/>
          <table:table-cell office:value="8.498338069539837" office:value-type="float"/>
          <table:table-cell office:value="8.786366351154712" office:value-type="float"/>
          <table:table-cell office:value="8.96440490392133" office:value-type="float"/>
          <table:table-cell office:value="9.032218825210078" office:value-type="float"/>
          <table:table-cell office:value="9.407332399451882" office:value-type="float"/>
          <table:table-cell office:value="9.462126128253647" office:value-type="float"/>
          <table:table-cell office:value="9.628298858555972" office:value-type="float"/>
          <table:table-cell office:value="6.7908881109030474" office:value-type="float"/>
          <table:table-cell office:value="6.991017446250055" office:value-type="float"/>
          <table:table-cell office:value="7.287525195570272" office:value-type="float"/>
          <table:table-cell office:value="7.294876570719078" office:value-type="float"/>
          <table:table-cell office:value="7.548064923652694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.72617755418388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2307540228" office:value-type="float"/>
          <table:table-cell office:value="-17.4705920400289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8760673372974" office:value-type="float"/>
          <table:table-cell office:value="17.34681933140816" office:value-type="float"/>
          <table:table-cell office:value="17.950754048634938" office:value-type="float"/>
          <table:table-cell office:value="7.033156353889847" office:value-type="float"/>
          <table:table-cell office:value="7.63056845037715" office:value-type="float"/>
          <table:table-cell office:value="7.804459469240667" office:value-type="float"/>
          <table:table-cell office:value="8.001450737732661" office:value-type="float"/>
          <table:table-cell office:value="8.573341093885855" office:value-type="float"/>
          <table:table-cell office:value="6.846402430655564" office:value-type="float"/>
          <table:table-cell office:value="7.813972905425441" office:value-type="float"/>
          <table:table-cell office:value="7.991830654830741" office:value-type="float"/>
          <table:table-cell office:value="8.208339636379714" office:value-type="float"/>
          <table:table-cell office:value="8.899923805595376" office:value-type="float"/>
          <table:table-cell office:value="8.543865359711633" office:value-type="float"/>
          <table:table-cell office:value="8.820668778115953" office:value-type="float"/>
          <table:table-cell office:value="8.965954526692114" office:value-type="float"/>
          <table:table-cell office:value="9.117807177771885" office:value-type="float"/>
          <table:table-cell office:value="9.738589743702164" office:value-type="float"/>
          <table:table-cell office:value="5.622140929025379" office:value-type="float"/>
          <table:table-cell office:value="6.661522461692995" office:value-type="float"/>
          <table:table-cell office:value="6.87203693744293" office:value-type="float"/>
          <table:table-cell office:value="7.105982119222151" office:value-type="float"/>
          <table:table-cell office:value="7.886636935206484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.70009202808097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70306794485" office:value-type="float"/>
          <table:table-cell office:value="-17.484712229285154" office:value-type="float"/>
          <table:table-cell office:value="-17.454721124129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64510322660675" office:value-type="float"/>
          <table:table-cell office:value="17.95519279699876" office:value-type="float"/>
          <table:table-cell office:value="7.290243011004218" office:value-type="float"/>
          <table:table-cell office:value="7.776103929287199" office:value-type="float"/>
          <table:table-cell office:value="7.9514870494169685" office:value-type="float"/>
          <table:table-cell office:value="8.1772385028118" office:value-type="float"/>
          <table:table-cell office:value="8.844767848371273" office:value-type="float"/>
          <table:table-cell office:value="7.402850784281762" office:value-type="float"/>
          <table:table-cell office:value="8.067461946546954" office:value-type="float"/>
          <table:table-cell office:value="8.326855450572669" office:value-type="float"/>
          <table:table-cell office:value="8.50841834324407" office:value-type="float"/>
          <table:table-cell office:value="9.23799931656427" office:value-type="float"/>
          <table:table-cell office:value="8.680175404385118" office:value-type="float"/>
          <table:table-cell office:value="8.993972208231224" office:value-type="float"/>
          <table:table-cell office:value="9.122726285774156" office:value-type="float"/>
          <table:table-cell office:value="9.297369187717548" office:value-type="float"/>
          <table:table-cell office:value="9.955940061939105" office:value-type="float"/>
          <table:table-cell office:value="6.174374623772871" office:value-type="float"/>
          <table:table-cell office:value="6.922340551575904" office:value-type="float"/>
          <table:table-cell office:value="7.114180987917505" office:value-type="float"/>
          <table:table-cell office:value="7.330046965918497" office:value-type="float"/>
          <table:table-cell office:value="8.09047771331888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.66231447499040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6721045171" office:value-type="float"/>
          <table:table-cell office:value="-17.4442748643390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76762014536273" office:value-type="float"/>
          <table:table-cell office:value="17.192361959114546" office:value-type="float"/>
          <table:table-cell office:value="17.966488772664402" office:value-type="float"/>
          <table:table-cell office:value="7.451864715767741" office:value-type="float"/>
          <table:table-cell office:value="7.707664719481741" office:value-type="float"/>
          <table:table-cell office:value="7.852070778015402" office:value-type="float"/>
          <table:table-cell office:value="8.105098759450069" office:value-type="float"/>
          <table:table-cell office:value="8.859828408618634" office:value-type="float"/>
          <table:table-cell office:value="7.749999926995133" office:value-type="float"/>
          <table:table-cell office:value="8.39804279110341" office:value-type="float"/>
          <table:table-cell office:value="8.53073116406913" office:value-type="float"/>
          <table:table-cell office:value="8.660834216090448" office:value-type="float"/>
          <table:table-cell office:value="9.266999206679905" office:value-type="float"/>
          <table:table-cell office:value="8.779437838658929" office:value-type="float"/>
          <table:table-cell office:value="9.111206388358884" office:value-type="float"/>
          <table:table-cell office:value="9.22727130132204" office:value-type="float"/>
          <table:table-cell office:value="9.368240414607559" office:value-type="float"/>
          <table:table-cell office:value="9.910853545756904" office:value-type="float"/>
          <table:table-cell office:value="6.134204027156274" office:value-type="float"/>
          <table:table-cell office:value="6.980363599151176" office:value-type="float"/>
          <table:table-cell office:value="7.177538967201757" office:value-type="float"/>
          <table:table-cell office:value="7.345018878079493" office:value-type="float"/>
          <table:table-cell office:value="8.084970516750715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.72909634531642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31562715287" office:value-type="float"/>
          <table:table-cell office:value="-17.491671146923462" office:value-type="float"/>
          <table:table-cell office:value="-17.4738994219058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1673333459045" office:value-type="float"/>
          <table:table-cell office:value="17.96766244581579" office:value-type="float"/>
          <table:table-cell office:value="7.495801752248559" office:value-type="float"/>
          <table:table-cell office:value="7.729740547927664" office:value-type="float"/>
          <table:table-cell office:value="7.920082979308349" office:value-type="float"/>
          <table:table-cell office:value="8.114265632221045" office:value-type="float"/>
          <table:table-cell office:value="8.93624781034826" office:value-type="float"/>
          <table:table-cell office:value="7.369280709577241" office:value-type="float"/>
          <table:table-cell office:value="8.03980316650163" office:value-type="float"/>
          <table:table-cell office:value="8.256684701027144" office:value-type="float"/>
          <table:table-cell office:value="8.408738227486602" office:value-type="float"/>
          <table:table-cell office:value="8.733187463721608" office:value-type="float"/>
          <table:table-cell office:value="8.580770119378592" office:value-type="float"/>
          <table:table-cell office:value="9.00419563776519" office:value-type="float"/>
          <table:table-cell office:value="9.38275934058283" office:value-type="float"/>
          <table:table-cell office:value="9.571528726948854" office:value-type="float"/>
          <table:table-cell office:value="10.00562013017181" office:value-type="float"/>
          <table:table-cell office:value="6.440372393551122" office:value-type="float"/>
          <table:table-cell office:value="6.605649546184365" office:value-type="float"/>
          <table:table-cell office:value="6.827974627693537" office:value-type="float"/>
          <table:table-cell office:value="7.054703848215402" office:value-type="float"/>
          <table:table-cell office:value="7.663815143898059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.69260503770559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2224824343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1543116115249" office:value-type="float"/>
          <table:table-cell office:value="16.309461680369118" office:value-type="float"/>
          <table:table-cell office:value="16.794665036221012" office:value-type="float"/>
          <table:table-cell office:value="17.71773022322673" office:value-type="float"/>
          <table:table-cell office:value="7.27551170241039" office:value-type="float"/>
          <table:table-cell office:value="7.586331912500782" office:value-type="float"/>
          <table:table-cell office:value="7.773849402840625" office:value-type="float"/>
          <table:table-cell office:value="7.902329524099416" office:value-type="float"/>
          <table:table-cell office:value="8.242319194900645" office:value-type="float"/>
          <table:table-cell office:value="7.440158633804023" office:value-type="float"/>
          <table:table-cell office:value="8.121815476783134" office:value-type="float"/>
          <table:table-cell office:value="8.213669596345424" office:value-type="float"/>
          <table:table-cell office:value="8.364910835426087" office:value-type="float"/>
          <table:table-cell office:value="8.607869931089338" office:value-type="float"/>
          <table:table-cell office:value="8.601074016785958" office:value-type="float"/>
          <table:table-cell office:value="9.079044652424521" office:value-type="float"/>
          <table:table-cell office:value="9.188660170957071" office:value-type="float"/>
          <table:table-cell office:value="9.266535258786101" office:value-type="float"/>
          <table:table-cell office:value="9.664205964038834" office:value-type="float"/>
          <table:table-cell office:value="6.114596319428455" office:value-type="float"/>
          <table:table-cell office:value="6.482727938002567" office:value-type="float"/>
          <table:table-cell office:value="6.741873753503315" office:value-type="float"/>
          <table:table-cell office:value="6.804466112364848" office:value-type="float"/>
          <table:table-cell office:value="7.589395983615146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.67643909597614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041310919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1556481735327" office:value-type="float"/>
          <table:table-cell office:value="16.57118680707958" office:value-type="float"/>
          <table:table-cell office:value="17.265199650048544" office:value-type="float"/>
          <table:table-cell office:value="17.994477897233928" office:value-type="float"/>
          <table:table-cell office:value="6.949058075491386" office:value-type="float"/>
          <table:table-cell office:value="7.61829426265391" office:value-type="float"/>
          <table:table-cell office:value="7.797246302967537" office:value-type="float"/>
          <table:table-cell office:value="7.958920015400589" office:value-type="float"/>
          <table:table-cell office:value="9.028587086861437" office:value-type="float"/>
          <table:table-cell office:value="6.337766725356845" office:value-type="float"/>
          <table:table-cell office:value="8.22897406053232" office:value-type="float"/>
          <table:table-cell office:value="8.408739707294963" office:value-type="float"/>
          <table:table-cell office:value="8.555675142827512" office:value-type="float"/>
          <table:table-cell office:value="9.134243634400582" office:value-type="float"/>
          <table:table-cell office:value="8.548131927845137" office:value-type="float"/>
          <table:table-cell office:value="8.983501507389402" office:value-type="float"/>
          <table:table-cell office:value="9.17988680587539" office:value-type="float"/>
          <table:table-cell office:value="9.29166565211107" office:value-type="float"/>
          <table:table-cell office:value="9.788454107453845" office:value-type="float"/>
          <table:table-cell office:value="5.015087444744953" office:value-type="float"/>
          <table:table-cell office:value="6.760066455865088" office:value-type="float"/>
          <table:table-cell office:value="7.024516204012517" office:value-type="float"/>
          <table:table-cell office:value="7.216620195212709" office:value-type="float"/>
          <table:table-cell office:value="8.334305448024903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.73031089930956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45335813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93882906268059" office:value-type="float"/>
          <table:table-cell office:value="16.356652638372516" office:value-type="float"/>
          <table:table-cell office:value="17.116532658428955" office:value-type="float"/>
          <table:table-cell office:value="17.99432591206425" office:value-type="float"/>
          <table:table-cell office:value="6.959408581438094" office:value-type="float"/>
          <table:table-cell office:value="7.6701299385186665" office:value-type="float"/>
          <table:table-cell office:value="7.867237998792513" office:value-type="float"/>
          <table:table-cell office:value="8.125291569123393" office:value-type="float"/>
          <table:table-cell office:value="9.362442533039326" office:value-type="float"/>
          <table:table-cell office:value="6.879176485356151" office:value-type="float"/>
          <table:table-cell office:value="7.735781522816624" office:value-type="float"/>
          <table:table-cell office:value="8.090389908882955" office:value-type="float"/>
          <table:table-cell office:value="8.354045680287204" office:value-type="float"/>
          <table:table-cell office:value="9.174047138353227" office:value-type="float"/>
          <table:table-cell office:value="8.365227749993693" office:value-type="float"/>
          <table:table-cell office:value="8.76742765350366" office:value-type="float"/>
          <table:table-cell office:value="8.92093426467775" office:value-type="float"/>
          <table:table-cell office:value="9.088272081164133" office:value-type="float"/>
          <table:table-cell office:value="10.026511055347896" office:value-type="float"/>
          <table:table-cell office:value="5.924525838561715" office:value-type="float"/>
          <table:table-cell office:value="6.806805312897467" office:value-type="float"/>
          <table:table-cell office:value="6.992823694404149" office:value-type="float"/>
          <table:table-cell office:value="7.182679884553307" office:value-type="float"/>
          <table:table-cell office:value="8.582925010799158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.69376403888166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2249809889" office:value-type="float"/>
          <table:table-cell office:value="-17.483481199006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82259939400901" office:value-type="float"/>
          <table:table-cell office:value="17.917453020309345" office:value-type="float"/>
          <table:table-cell office:value="17.982589568274015" office:value-type="float"/>
          <table:table-cell office:value="7.514906058319886" office:value-type="float"/>
          <table:table-cell office:value="8.026636924102947" office:value-type="float"/>
          <table:table-cell office:value="8.147276644066785" office:value-type="float"/>
          <table:table-cell office:value="8.520562742134256" office:value-type="float"/>
          <table:table-cell office:value="8.80389318487538" office:value-type="float"/>
          <table:table-cell office:value="8.074726494197192" office:value-type="float"/>
          <table:table-cell office:value="8.426692579820498" office:value-type="float"/>
          <table:table-cell office:value="8.644986931879256" office:value-type="float"/>
          <table:table-cell office:value="8.745923515945158" office:value-type="float"/>
          <table:table-cell office:value="8.78090429205606" office:value-type="float"/>
          <table:table-cell office:value="8.924901735053727" office:value-type="float"/>
          <table:table-cell office:value="9.036142523186529" office:value-type="float"/>
          <table:table-cell office:value="9.286411611143635" office:value-type="float"/>
          <table:table-cell office:value="9.656665589391437" office:value-type="float"/>
          <table:table-cell office:value="9.821797389875417" office:value-type="float"/>
          <table:table-cell office:value="6.780016480760462" office:value-type="float"/>
          <table:table-cell office:value="7.362480153534664" office:value-type="float"/>
          <table:table-cell office:value="7.4796696443149" office:value-type="float"/>
          <table:table-cell office:value="7.72357807594971" office:value-type="float"/>
          <table:table-cell office:value="7.806116090114204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.71236912533517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8483204334" office:value-type="float"/>
          <table:table-cell office:value="-17.4610779353696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874565649531" office:value-type="float"/>
          <table:table-cell office:value="17.340699408326586" office:value-type="float"/>
          <table:table-cell office:value="17.958024228356738" office:value-type="float"/>
          <table:table-cell office:value="7.274619461042906" office:value-type="float"/>
          <table:table-cell office:value="7.741797185337516" office:value-type="float"/>
          <table:table-cell office:value="7.952319862746192" office:value-type="float"/>
          <table:table-cell office:value="8.104985739529422" office:value-type="float"/>
          <table:table-cell office:value="9.594692122535488" office:value-type="float"/>
          <table:table-cell office:value="7.049216932163064" office:value-type="float"/>
          <table:table-cell office:value="8.11248657190157" office:value-type="float"/>
          <table:table-cell office:value="8.360554711678319" office:value-type="float"/>
          <table:table-cell office:value="8.497690941553804" office:value-type="float"/>
          <table:table-cell office:value="9.188636857157661" office:value-type="float"/>
          <table:table-cell office:value="8.399839903136474" office:value-type="float"/>
          <table:table-cell office:value="9.019812175108125" office:value-type="float"/>
          <table:table-cell office:value="9.183654381592781" office:value-type="float"/>
          <table:table-cell office:value="9.344277683042785" office:value-type="float"/>
          <table:table-cell office:value="10.414899689327871" office:value-type="float"/>
          <table:table-cell office:value="5.926125983503036" office:value-type="float"/>
          <table:table-cell office:value="6.831575516504284" office:value-type="float"/>
          <table:table-cell office:value="7.078970139269813" office:value-type="float"/>
          <table:table-cell office:value="7.321759882554695" office:value-type="float"/>
          <table:table-cell office:value="8.778224397691574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.67802559521698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3614927316" office:value-type="float"/>
          <table:table-cell office:value="-17.4699534439242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953029681701" office:value-type="float"/>
          <table:table-cell office:value="17.470598111768034" office:value-type="float"/>
          <table:table-cell office:value="17.99698533541879" office:value-type="float"/>
          <table:table-cell office:value="6.824956715576812" office:value-type="float"/>
          <table:table-cell office:value="7.529857296224616" office:value-type="float"/>
          <table:table-cell office:value="7.705246425651119" office:value-type="float"/>
          <table:table-cell office:value="7.914471987693403" office:value-type="float"/>
          <table:table-cell office:value="9.323571026753154" office:value-type="float"/>
          <table:table-cell office:value="7.371562476546436" office:value-type="float"/>
          <table:table-cell office:value="8.146398277637115" office:value-type="float"/>
          <table:table-cell office:value="8.314973124000698" office:value-type="float"/>
          <table:table-cell office:value="8.500673450342516" office:value-type="float"/>
          <table:table-cell office:value="9.205118320856274" office:value-type="float"/>
          <table:table-cell office:value="8.39594638165987" office:value-type="float"/>
          <table:table-cell office:value="9.114716961384865" office:value-type="float"/>
          <table:table-cell office:value="9.27644796193879" office:value-type="float"/>
          <table:table-cell office:value="9.420348817315574" office:value-type="float"/>
          <table:table-cell office:value="10.115104570309946" office:value-type="float"/>
          <table:table-cell office:value="5.739485949858153" office:value-type="float"/>
          <table:table-cell office:value="6.52780391939843" office:value-type="float"/>
          <table:table-cell office:value="6.781893938701323" office:value-type="float"/>
          <table:table-cell office:value="6.994083589235917" office:value-type="float"/>
          <table:table-cell office:value="8.521332125645376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.6920774948291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693662590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9721950038363" office:value-type="float"/>
          <table:table-cell office:value="16.83823262786933" office:value-type="float"/>
          <table:table-cell office:value="17.431560173410013" office:value-type="float"/>
          <table:table-cell office:value="17.913131131268006" office:value-type="float"/>
          <table:table-cell office:value="7.210859207044451" office:value-type="float"/>
          <table:table-cell office:value="7.664366839011345" office:value-type="float"/>
          <table:table-cell office:value="7.798097805612909" office:value-type="float"/>
          <table:table-cell office:value="8.087846353417643" office:value-type="float"/>
          <table:table-cell office:value="8.62288825196934" office:value-type="float"/>
          <table:table-cell office:value="7.749910104843034" office:value-type="float"/>
          <table:table-cell office:value="8.069029135563177" office:value-type="float"/>
          <table:table-cell office:value="8.248022262470949" office:value-type="float"/>
          <table:table-cell office:value="8.451125063082499" office:value-type="float"/>
          <table:table-cell office:value="8.86619190593077" office:value-type="float"/>
          <table:table-cell office:value="8.622870124707298" office:value-type="float"/>
          <table:table-cell office:value="8.958253847164046" office:value-type="float"/>
          <table:table-cell office:value="9.105303536867329" office:value-type="float"/>
          <table:table-cell office:value="9.351035353012914" office:value-type="float"/>
          <table:table-cell office:value="9.760614336226705" office:value-type="float"/>
          <table:table-cell office:value="6.209022971040953" office:value-type="float"/>
          <table:table-cell office:value="6.766442153786574" office:value-type="float"/>
          <table:table-cell office:value="6.914952061016528" office:value-type="float"/>
          <table:table-cell office:value="7.147026329570994" office:value-type="float"/>
          <table:table-cell office:value="7.785738945006202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.70535086549303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39091560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1921612553886" office:value-type="float"/>
          <table:table-cell office:value="16.838595788903948" office:value-type="float"/>
          <table:table-cell office:value="17.543984758865157" office:value-type="float"/>
          <table:table-cell office:value="17.97756393281916" office:value-type="float"/>
          <table:table-cell office:value="7.032839571320155" office:value-type="float"/>
          <table:table-cell office:value="7.5818853679799165" office:value-type="float"/>
          <table:table-cell office:value="7.832134204885594" office:value-type="float"/>
          <table:table-cell office:value="8.046431760781708" office:value-type="float"/>
          <table:table-cell office:value="9.137941615749055" office:value-type="float"/>
          <table:table-cell office:value="7.46551975410094" office:value-type="float"/>
          <table:table-cell office:value="7.804178714919974" office:value-type="float"/>
          <table:table-cell office:value="8.260447106631565" office:value-type="float"/>
          <table:table-cell office:value="8.419193656346872" office:value-type="float"/>
          <table:table-cell office:value="9.038463998460106" office:value-type="float"/>
          <table:table-cell office:value="8.527076412859959" office:value-type="float"/>
          <table:table-cell office:value="8.862108349402124" office:value-type="float"/>
          <table:table-cell office:value="9.020937943752195" office:value-type="float"/>
          <table:table-cell office:value="9.15506717898655" office:value-type="float"/>
          <table:table-cell office:value="9.848534019220867" office:value-type="float"/>
          <table:table-cell office:value="6.257450092132025" office:value-type="float"/>
          <table:table-cell office:value="6.710985533699998" office:value-type="float"/>
          <table:table-cell office:value="6.963363672565189" office:value-type="float"/>
          <table:table-cell office:value="7.162559528564625" office:value-type="float"/>
          <table:table-cell office:value="8.327871594988293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.69716350577753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1600607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265963212206" office:value-type="float"/>
          <table:table-cell office:value="16.771574561140433" office:value-type="float"/>
          <table:table-cell office:value="17.333539636337953" office:value-type="float"/>
          <table:table-cell office:value="17.99031903575413" office:value-type="float"/>
          <table:table-cell office:value="6.984615804115998" office:value-type="float"/>
          <table:table-cell office:value="7.520265811891729" office:value-type="float"/>
          <table:table-cell office:value="7.700914519174394" office:value-type="float"/>
          <table:table-cell office:value="7.9272712051153675" office:value-type="float"/>
          <table:table-cell office:value="8.61602307851437" office:value-type="float"/>
          <table:table-cell office:value="7.114753042683793" office:value-type="float"/>
          <table:table-cell office:value="7.8476237051364635" office:value-type="float"/>
          <table:table-cell office:value="8.1656563380782" office:value-type="float"/>
          <table:table-cell office:value="8.412132895292643" office:value-type="float"/>
          <table:table-cell office:value="8.96296295092544" office:value-type="float"/>
          <table:table-cell office:value="8.479466112319706" office:value-type="float"/>
          <table:table-cell office:value="8.81233388784709" office:value-type="float"/>
          <table:table-cell office:value="8.949530830034242" office:value-type="float"/>
          <table:table-cell office:value="9.181891224598724" office:value-type="float"/>
          <table:table-cell office:value="9.549790253778852" office:value-type="float"/>
          <table:table-cell office:value="6.026772064205268" office:value-type="float"/>
          <table:table-cell office:value="6.5895725996894585" office:value-type="float"/>
          <table:table-cell office:value="6.896209011910329" office:value-type="float"/>
          <table:table-cell office:value="7.089803429753957" office:value-type="float"/>
          <table:table-cell office:value="7.865085178614004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.68694052297944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42150684" office:value-type="float"/>
          <table:table-cell office:value="-17.490041917821884" office:value-type="float"/>
          <table:table-cell office:value="-17.4420079289017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7034578911298" office:value-type="float"/>
          <table:table-cell office:value="17.99334223561634" office:value-type="float"/>
          <table:table-cell office:value="7.41002281859814" office:value-type="float"/>
          <table:table-cell office:value="7.724216359687587" office:value-type="float"/>
          <table:table-cell office:value="7.855795091295615" office:value-type="float"/>
          <table:table-cell office:value="8.06094945064524" office:value-type="float"/>
          <table:table-cell office:value="8.742686794914743" office:value-type="float"/>
          <table:table-cell office:value="7.540394427734457" office:value-type="float"/>
          <table:table-cell office:value="8.243852839438667" office:value-type="float"/>
          <table:table-cell office:value="8.442521132323435" office:value-type="float"/>
          <table:table-cell office:value="8.55221414707466" office:value-type="float"/>
          <table:table-cell office:value="8.91470227379575" office:value-type="float"/>
          <table:table-cell office:value="8.743192785937248" office:value-type="float"/>
          <table:table-cell office:value="9.113181430817733" office:value-type="float"/>
          <table:table-cell office:value="9.295939845952867" office:value-type="float"/>
          <table:table-cell office:value="9.508577795912256" office:value-type="float"/>
          <table:table-cell office:value="9.730635806591028" office:value-type="float"/>
          <table:table-cell office:value="6.3781502814549835" office:value-type="float"/>
          <table:table-cell office:value="6.780611949603571" office:value-type="float"/>
          <table:table-cell office:value="7.0406806357166705" office:value-type="float"/>
          <table:table-cell office:value="7.2913151217436205" office:value-type="float"/>
          <table:table-cell office:value="7.926753262119466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.70211700411847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269982247606" office:value-type="float"/>
          <table:table-cell office:value="-17.4756533415843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59185216175363" office:value-type="float"/>
          <table:table-cell office:value="17.07571180484918" office:value-type="float"/>
          <table:table-cell office:value="17.692935318261203" office:value-type="float"/>
          <table:table-cell office:value="7.184313353896323" office:value-type="float"/>
          <table:table-cell office:value="7.843917456023737" office:value-type="float"/>
          <table:table-cell office:value="7.996964322031973" office:value-type="float"/>
          <table:table-cell office:value="8.311898484579059" office:value-type="float"/>
          <table:table-cell office:value="9.196643785460726" office:value-type="float"/>
          <table:table-cell office:value="7.605657730170993" office:value-type="float"/>
          <table:table-cell office:value="8.434600717643916" office:value-type="float"/>
          <table:table-cell office:value="8.486245193034243" office:value-type="float"/>
          <table:table-cell office:value="8.74398978754444" office:value-type="float"/>
          <table:table-cell office:value="8.966857022008046" office:value-type="float"/>
          <table:table-cell office:value="8.950547086857338" office:value-type="float"/>
          <table:table-cell office:value="9.21888501794491" office:value-type="float"/>
          <table:table-cell office:value="9.356110955205082" office:value-type="float"/>
          <table:table-cell office:value="9.573278753198654" office:value-type="float"/>
          <table:table-cell office:value="9.905832282661766" office:value-type="float"/>
          <table:table-cell office:value="5.839423997209979" office:value-type="float"/>
          <table:table-cell office:value="6.903593369041922" office:value-type="float"/>
          <table:table-cell office:value="7.166568837269556" office:value-type="float"/>
          <table:table-cell office:value="7.641955738291082" office:value-type="float"/>
          <table:table-cell office:value="8.35707679235684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.63508257744600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15753523443" office:value-type="float"/>
          <table:table-cell office:value="-17.439569440364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5165230683205" office:value-type="float"/>
          <table:table-cell office:value="17.190289423287712" office:value-type="float"/>
          <table:table-cell office:value="17.975832974493343" office:value-type="float"/>
          <table:table-cell office:value="7.143775680895333" office:value-type="float"/>
          <table:table-cell office:value="7.56883793127849" office:value-type="float"/>
          <table:table-cell office:value="7.715914165371418" office:value-type="float"/>
          <table:table-cell office:value="7.903380892753278" office:value-type="float"/>
          <table:table-cell office:value="8.6703527737799" office:value-type="float"/>
          <table:table-cell office:value="7.4737093993243615" office:value-type="float"/>
          <table:table-cell office:value="8.333221229643396" office:value-type="float"/>
          <table:table-cell office:value="8.519453292828326" office:value-type="float"/>
          <table:table-cell office:value="8.660140409672195" office:value-type="float"/>
          <table:table-cell office:value="9.108476593707877" office:value-type="float"/>
          <table:table-cell office:value="8.458695239179788" office:value-type="float"/>
          <table:table-cell office:value="8.863857542038865" office:value-type="float"/>
          <table:table-cell office:value="9.007285207213489" office:value-type="float"/>
          <table:table-cell office:value="9.184175062835632" office:value-type="float"/>
          <table:table-cell office:value="9.73362994831878" office:value-type="float"/>
          <table:table-cell office:value="6.285121637169008" office:value-type="float"/>
          <table:table-cell office:value="7.05195253689286" office:value-type="float"/>
          <table:table-cell office:value="7.21933381376445" office:value-type="float"/>
          <table:table-cell office:value="7.3467498012762125" office:value-type="float"/>
          <table:table-cell office:value="8.080614969917193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.69428214317054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9742418267" office:value-type="float"/>
          <table:table-cell office:value="-17.4715593308448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69196001574737" office:value-type="float"/>
          <table:table-cell office:value="17.743490278735194" office:value-type="float"/>
          <table:table-cell office:value="17.942154249087253" office:value-type="float"/>
          <table:table-cell office:value="7.5082977950412575" office:value-type="float"/>
          <table:table-cell office:value="7.787893681926893" office:value-type="float"/>
          <table:table-cell office:value="8.067054633628139" office:value-type="float"/>
          <table:table-cell office:value="8.281483114639695" office:value-type="float"/>
          <table:table-cell office:value="8.689903618073561" office:value-type="float"/>
          <table:table-cell office:value="7.988290524173491" office:value-type="float"/>
          <table:table-cell office:value="8.396943786468714" office:value-type="float"/>
          <table:table-cell office:value="8.570282872817675" office:value-type="float"/>
          <table:table-cell office:value="8.648454628430404" office:value-type="float"/>
          <table:table-cell office:value="8.843156078437989" office:value-type="float"/>
          <table:table-cell office:value="8.63108993839505" office:value-type="float"/>
          <table:table-cell office:value="9.079059269042066" office:value-type="float"/>
          <table:table-cell office:value="9.327385085718502" office:value-type="float"/>
          <table:table-cell office:value="9.508475575404402" office:value-type="float"/>
          <table:table-cell office:value="9.891888967522618" office:value-type="float"/>
          <table:table-cell office:value="6.770493240894605" office:value-type="float"/>
          <table:table-cell office:value="7.1902312204278935" office:value-type="float"/>
          <table:table-cell office:value="7.242954718783391" office:value-type="float"/>
          <table:table-cell office:value="7.391022590215675" office:value-type="float"/>
          <table:table-cell office:value="7.619186067384045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.70533011310760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3733150081" office:value-type="float"/>
          <table:table-cell office:value="-17.4805561331425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88052439926341" office:value-type="float"/>
          <table:table-cell office:value="16.321066181953885" office:value-type="float"/>
          <table:table-cell office:value="17.92208814451375" office:value-type="float"/>
          <table:table-cell office:value="7.4180601054707225" office:value-type="float"/>
          <table:table-cell office:value="7.757550148976724" office:value-type="float"/>
          <table:table-cell office:value="7.980481105672284" office:value-type="float"/>
          <table:table-cell office:value="8.087702314267595" office:value-type="float"/>
          <table:table-cell office:value="8.416284686739317" office:value-type="float"/>
          <table:table-cell office:value="7.368588329705461" office:value-type="float"/>
          <table:table-cell office:value="8.199792799928467" office:value-type="float"/>
          <table:table-cell office:value="8.384703967073506" office:value-type="float"/>
          <table:table-cell office:value="8.52143754852396" office:value-type="float"/>
          <table:table-cell office:value="8.820083010840204" office:value-type="float"/>
          <table:table-cell office:value="8.747277227744359" office:value-type="float"/>
          <table:table-cell office:value="9.06184487682743" office:value-type="float"/>
          <table:table-cell office:value="9.199431609684108" office:value-type="float"/>
          <table:table-cell office:value="9.359201583220894" office:value-type="float"/>
          <table:table-cell office:value="9.66467195318285" office:value-type="float"/>
          <table:table-cell office:value="6.315202691986418" office:value-type="float"/>
          <table:table-cell office:value="6.804137607220148" office:value-type="float"/>
          <table:table-cell office:value="7.085792659270311" office:value-type="float"/>
          <table:table-cell office:value="7.300295218833536" office:value-type="float"/>
          <table:table-cell office:value="7.601014977250957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.74940871785883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0159419788" office:value-type="float"/>
          <table:table-cell office:value="-17.47074166331338" office:value-type="float"/>
          <table:table-cell office:value="-17.452626940167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14880940136193" office:value-type="float"/>
          <table:table-cell office:value="17.867808031900392" office:value-type="float"/>
          <table:table-cell office:value="7.1779346065200285" office:value-type="float"/>
          <table:table-cell office:value="7.891530615067136" office:value-type="float"/>
          <table:table-cell office:value="8.183558109757984" office:value-type="float"/>
          <table:table-cell office:value="8.48696178998763" office:value-type="float"/>
          <table:table-cell office:value="8.752893292877157" office:value-type="float"/>
          <table:table-cell office:value="6.941297807475875" office:value-type="float"/>
          <table:table-cell office:value="8.050946212862385" office:value-type="float"/>
          <table:table-cell office:value="8.251388453947534" office:value-type="float"/>
          <table:table-cell office:value="8.430499801076074" office:value-type="float"/>
          <table:table-cell office:value="8.701208613957633" office:value-type="float"/>
          <table:table-cell office:value="8.658956682707903" office:value-type="float"/>
          <table:table-cell office:value="9.121098046737714" office:value-type="float"/>
          <table:table-cell office:value="9.3131683811994" office:value-type="float"/>
          <table:table-cell office:value="9.509561336721635" office:value-type="float"/>
          <table:table-cell office:value="9.925003185411146" office:value-type="float"/>
          <table:table-cell office:value="6.280756488726508" office:value-type="float"/>
          <table:table-cell office:value="6.86157794725342" office:value-type="float"/>
          <table:table-cell office:value="7.0512866062704935" office:value-type="float"/>
          <table:table-cell office:value="7.323965747270119" office:value-type="float"/>
          <table:table-cell office:value="7.625706823397559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.68801903473669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16651787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6506990723977" office:value-type="float"/>
          <table:table-cell office:value="16.63000529698584" office:value-type="float"/>
          <table:table-cell office:value="17.21547965340181" office:value-type="float"/>
          <table:table-cell office:value="17.987758862409052" office:value-type="float"/>
          <table:table-cell office:value="7.131521527844485" office:value-type="float"/>
          <table:table-cell office:value="7.589020860424675" office:value-type="float"/>
          <table:table-cell office:value="7.795969401958832" office:value-type="float"/>
          <table:table-cell office:value="7.942744651533074" office:value-type="float"/>
          <table:table-cell office:value="8.839819946362436" office:value-type="float"/>
          <table:table-cell office:value="7.139784608358406" office:value-type="float"/>
          <table:table-cell office:value="8.199514012615253" office:value-type="float"/>
          <table:table-cell office:value="8.360562162687929" office:value-type="float"/>
          <table:table-cell office:value="8.490592232131021" office:value-type="float"/>
          <table:table-cell office:value="8.869680123915355" office:value-type="float"/>
          <table:table-cell office:value="8.551544641770288" office:value-type="float"/>
          <table:table-cell office:value="8.990956901698837" office:value-type="float"/>
          <table:table-cell office:value="9.115049394402572" office:value-type="float"/>
          <table:table-cell office:value="9.262480536218646" office:value-type="float"/>
          <table:table-cell office:value="10.032456135379476" office:value-type="float"/>
          <table:table-cell office:value="5.94672395224085" office:value-type="float"/>
          <table:table-cell office:value="6.800301668482527" office:value-type="float"/>
          <table:table-cell office:value="7.016016810400771" office:value-type="float"/>
          <table:table-cell office:value="7.1944753834309685" office:value-type="float"/>
          <table:table-cell office:value="7.632387340235773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.67580912214718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7948086634" office:value-type="float"/>
          <table:table-cell office:value="-17.473313523650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82716417797126" office:value-type="float"/>
          <table:table-cell office:value="17.275569008485796" office:value-type="float"/>
          <table:table-cell office:value="17.960122868778782" office:value-type="float"/>
          <table:table-cell office:value="6.969386586356821" office:value-type="float"/>
          <table:table-cell office:value="7.616765475810078" office:value-type="float"/>
          <table:table-cell office:value="7.792784438836977" office:value-type="float"/>
          <table:table-cell office:value="8.038407389965746" office:value-type="float"/>
          <table:table-cell office:value="9.675544576134083" office:value-type="float"/>
          <table:table-cell office:value="6.701216925727723" office:value-type="float"/>
          <table:table-cell office:value="8.21718450191611" office:value-type="float"/>
          <table:table-cell office:value="8.371618372685049" office:value-type="float"/>
          <table:table-cell office:value="8.526819809847542" office:value-type="float"/>
          <table:table-cell office:value="8.956138935103773" office:value-type="float"/>
          <table:table-cell office:value="8.491978416283487" office:value-type="float"/>
          <table:table-cell office:value="8.916802895449802" office:value-type="float"/>
          <table:table-cell office:value="9.078123743923507" office:value-type="float"/>
          <table:table-cell office:value="9.217521137004272" office:value-type="float"/>
          <table:table-cell office:value="10.239303096852892" office:value-type="float"/>
          <table:table-cell office:value="5.963125429727835" office:value-type="float"/>
          <table:table-cell office:value="6.853436425763638" office:value-type="float"/>
          <table:table-cell office:value="7.104536874093297" office:value-type="float"/>
          <table:table-cell office:value="7.345663470431911" office:value-type="float"/>
          <table:table-cell office:value="8.073214929476947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.70731496360961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6172504835" office:value-type="float"/>
          <table:table-cell office:value="-17.466835731522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1846296290309" office:value-type="float"/>
          <table:table-cell office:value="17.337380521164544" office:value-type="float"/>
          <table:table-cell office:value="17.997178623505512" office:value-type="float"/>
          <table:table-cell office:value="6.9565539490207176" office:value-type="float"/>
          <table:table-cell office:value="7.740908289370632" office:value-type="float"/>
          <table:table-cell office:value="7.903243495683901" office:value-type="float"/>
          <table:table-cell office:value="8.170956491651195" office:value-type="float"/>
          <table:table-cell office:value="9.481176303051745" office:value-type="float"/>
          <table:table-cell office:value="6.842843249316017" office:value-type="float"/>
          <table:table-cell office:value="8.115341772788998" office:value-type="float"/>
          <table:table-cell office:value="8.35651922189889" office:value-type="float"/>
          <table:table-cell office:value="8.554997721161396" office:value-type="float"/>
          <table:table-cell office:value="9.137938335660042" office:value-type="float"/>
          <table:table-cell office:value="8.549835676042726" office:value-type="float"/>
          <table:table-cell office:value="9.152825041937122" office:value-type="float"/>
          <table:table-cell office:value="9.298491807342694" office:value-type="float"/>
          <table:table-cell office:value="9.471343905827897" office:value-type="float"/>
          <table:table-cell office:value="10.092197770199034" office:value-type="float"/>
          <table:table-cell office:value="5.515258342220073" office:value-type="float"/>
          <table:table-cell office:value="6.737528521141968" office:value-type="float"/>
          <table:table-cell office:value="6.945829974141743" office:value-type="float"/>
          <table:table-cell office:value="7.216484947400403" office:value-type="float"/>
          <table:table-cell office:value="8.221547071646098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23620134877185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788355737198" office:value-type="float"/>
          <table:table-cell office:value="-17.473642778016693" office:value-type="float"/>
          <table:table-cell office:value="-17.46436453803079" office:value-type="float"/>
          <table:table-cell office:value="-17.463275181775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1310227736375" office:value-type="float"/>
          <table:table-cell office:value="7.627262290575278" office:value-type="float"/>
          <table:table-cell office:value="7.788243351285093" office:value-type="float"/>
          <table:table-cell office:value="7.96082006012489" office:value-type="float"/>
          <table:table-cell office:value="8.064404704256592" office:value-type="float"/>
          <table:table-cell office:value="8.340734217257864" office:value-type="float"/>
          <table:table-cell office:value="7.315524742883108" office:value-type="float"/>
          <table:table-cell office:value="7.517753609454289" office:value-type="float"/>
          <table:table-cell office:value="7.743216794563477" office:value-type="float"/>
          <table:table-cell office:value="8.26223936277621" office:value-type="float"/>
          <table:table-cell office:value="8.497190515861513" office:value-type="float"/>
          <table:table-cell office:value="9.072091733594585" office:value-type="float"/>
          <table:table-cell office:value="9.260110195581147" office:value-type="float"/>
          <table:table-cell office:value="9.308768529124036" office:value-type="float"/>
          <table:table-cell office:value="9.327083833403812" office:value-type="float"/>
          <table:table-cell office:value="9.588747438918258" office:value-type="float"/>
          <table:table-cell office:value="6.071160918015664" office:value-type="float"/>
          <table:table-cell office:value="6.110368889557607" office:value-type="float"/>
          <table:table-cell office:value="6.233905227144797" office:value-type="float"/>
          <table:table-cell office:value="6.8959755894972865" office:value-type="float"/>
          <table:table-cell office:value="7.249177294201118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.6949941890390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3354158767" office:value-type="float"/>
          <table:table-cell office:value="-17.4836942781923" office:value-type="float"/>
          <table:table-cell office:value="-17.4711233748973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2273561101229" office:value-type="float"/>
          <table:table-cell office:value="17.8443706025704" office:value-type="float"/>
          <table:table-cell office:value="7.536706629203588" office:value-type="float"/>
          <table:table-cell office:value="7.706967082884111" office:value-type="float"/>
          <table:table-cell office:value="7.8098747606907875" office:value-type="float"/>
          <table:table-cell office:value="7.882036588745248" office:value-type="float"/>
          <table:table-cell office:value="8.72084525142174" office:value-type="float"/>
          <table:table-cell office:value="7.25828213290008" office:value-type="float"/>
          <table:table-cell office:value="8.222023202330364" office:value-type="float"/>
          <table:table-cell office:value="8.300354047829895" office:value-type="float"/>
          <table:table-cell office:value="8.4819127717658" office:value-type="float"/>
          <table:table-cell office:value="8.691133051231446" office:value-type="float"/>
          <table:table-cell office:value="8.657593731179269" office:value-type="float"/>
          <table:table-cell office:value="8.986958312264765" office:value-type="float"/>
          <table:table-cell office:value="9.250189244396273" office:value-type="float"/>
          <table:table-cell office:value="9.288914737672902" office:value-type="float"/>
          <table:table-cell office:value="9.680159019874601" office:value-type="float"/>
          <table:table-cell office:value="6.1373950309244" office:value-type="float"/>
          <table:table-cell office:value="6.6090229376414085" office:value-type="float"/>
          <table:table-cell office:value="6.944322736965745" office:value-type="float"/>
          <table:table-cell office:value="7.1075925532645" office:value-type="float"/>
          <table:table-cell office:value="7.731819282778584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.68890545554873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70745650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8657125638996" office:value-type="float"/>
          <table:table-cell office:value="16.614185370064313" office:value-type="float"/>
          <table:table-cell office:value="17.163438883180522" office:value-type="float"/>
          <table:table-cell office:value="17.930838145125612" office:value-type="float"/>
          <table:table-cell office:value="6.844394279247682" office:value-type="float"/>
          <table:table-cell office:value="7.507965592166398" office:value-type="float"/>
          <table:table-cell office:value="7.715925332371507" office:value-type="float"/>
          <table:table-cell office:value="7.9452632042422815" office:value-type="float"/>
          <table:table-cell office:value="9.12897798604465" office:value-type="float"/>
          <table:table-cell office:value="7.135934326882719" office:value-type="float"/>
          <table:table-cell office:value="7.888995848394009" office:value-type="float"/>
          <table:table-cell office:value="8.223691040456933" office:value-type="float"/>
          <table:table-cell office:value="8.461644230750172" office:value-type="float"/>
          <table:table-cell office:value="8.990490248915822" office:value-type="float"/>
          <table:table-cell office:value="8.397602990604117" office:value-type="float"/>
          <table:table-cell office:value="8.776935002544917" office:value-type="float"/>
          <table:table-cell office:value="8.927992231850991" office:value-type="float"/>
          <table:table-cell office:value="9.10251178541809" office:value-type="float"/>
          <table:table-cell office:value="10.00199085334464" office:value-type="float"/>
          <table:table-cell office:value="6.1331262550858305" office:value-type="float"/>
          <table:table-cell office:value="6.745176088961998" office:value-type="float"/>
          <table:table-cell office:value="6.967692048495878" office:value-type="float"/>
          <table:table-cell office:value="7.207644385323677" office:value-type="float"/>
          <table:table-cell office:value="8.115668507635165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.0" office:value-type="float"/>
          <table:table-cell office:value="0.68260294939658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5847157054" office:value-type="float"/>
          <table:table-cell office:value="-17.4625981212175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9331557325327" office:value-type="float"/>
          <table:table-cell office:value="17.37295175807934" office:value-type="float"/>
          <table:table-cell office:value="17.807252165612315" office:value-type="float"/>
          <table:table-cell office:value="7.320239001241815" office:value-type="float"/>
          <table:table-cell office:value="7.574816191242022" office:value-type="float"/>
          <table:table-cell office:value="7.660491251999888" office:value-type="float"/>
          <table:table-cell office:value="8.001063531164117" office:value-type="float"/>
          <table:table-cell office:value="8.310896834255505" office:value-type="float"/>
          <table:table-cell office:value="7.719185002008008" office:value-type="float"/>
          <table:table-cell office:value="8.150775550860711" office:value-type="float"/>
          <table:table-cell office:value="8.338463633730441" office:value-type="float"/>
          <table:table-cell office:value="8.430426886011867" office:value-type="float"/>
          <table:table-cell office:value="8.479407583249628" office:value-type="float"/>
          <table:table-cell office:value="8.881678507373003" office:value-type="float"/>
          <table:table-cell office:value="8.992074254035188" office:value-type="float"/>
          <table:table-cell office:value="9.114181506434203" office:value-type="float"/>
          <table:table-cell office:value="9.269325110108555" office:value-type="float"/>
          <table:table-cell office:value="9.371408592629294" office:value-type="float"/>
          <table:table-cell office:value="6.154522986010436" office:value-type="float"/>
          <table:table-cell office:value="6.703363560303009" office:value-type="float"/>
          <table:table-cell office:value="6.799867288611122" office:value-type="float"/>
          <table:table-cell office:value="7.270843924161184" office:value-type="float"/>
          <table:table-cell office:value="7.366289607979541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.0" office:value-type="float"/>
          <table:table-cell office:value="0.67508081696004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99879885721299" office:value-type="float"/>
          <table:table-cell office:value="16.427189427886816" office:value-type="float"/>
          <table:table-cell office:value="16.479456515915043" office:value-type="float"/>
          <table:table-cell office:value="16.718981017650908" office:value-type="float"/>
          <table:table-cell office:value="17.34909366653" office:value-type="float"/>
          <table:table-cell office:value="7.4734001215962795" office:value-type="float"/>
          <table:table-cell office:value="7.590162493399667" office:value-type="float"/>
          <table:table-cell office:value="7.604228665193015" office:value-type="float"/>
          <table:table-cell office:value="7.755469625768888" office:value-type="float"/>
          <table:table-cell office:value="8.261412095426074" office:value-type="float"/>
          <table:table-cell office:value="7.835126698725674" office:value-type="float"/>
          <table:table-cell office:value="7.914564396355001" office:value-type="float"/>
          <table:table-cell office:value="8.101211667658115" office:value-type="float"/>
          <table:table-cell office:value="8.230219613169975" office:value-type="float"/>
          <table:table-cell office:value="8.564621835503948" office:value-type="float"/>
          <table:table-cell office:value="8.716945377330257" office:value-type="float"/>
          <table:table-cell office:value="8.719409807976895" office:value-type="float"/>
          <table:table-cell office:value="8.723473910016875" office:value-type="float"/>
          <table:table-cell office:value="8.84998434338737" office:value-type="float"/>
          <table:table-cell office:value="9.32974629009343" office:value-type="float"/>
          <table:table-cell office:value="6.809514320414289" office:value-type="float"/>
          <table:table-cell office:value="6.851137879237518" office:value-type="float"/>
          <table:table-cell office:value="6.96954763419897" office:value-type="float"/>
          <table:table-cell office:value="7.0061026377573725" office:value-type="float"/>
          <table:table-cell office:value="7.368334880920198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.70237817038081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04662960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951978127479" office:value-type="float"/>
          <table:table-cell office:value="16.49785763909349" office:value-type="float"/>
          <table:table-cell office:value="17.057343503636055" office:value-type="float"/>
          <table:table-cell office:value="17.981603828569693" office:value-type="float"/>
          <table:table-cell office:value="6.881337450886825" office:value-type="float"/>
          <table:table-cell office:value="7.637660955427652" office:value-type="float"/>
          <table:table-cell office:value="7.813778893554027" office:value-type="float"/>
          <table:table-cell office:value="7.993986159271953" office:value-type="float"/>
          <table:table-cell office:value="9.066418366911087" office:value-type="float"/>
          <table:table-cell office:value="6.873361447344198" office:value-type="float"/>
          <table:table-cell office:value="7.848517944679225" office:value-type="float"/>
          <table:table-cell office:value="8.208347367529907" office:value-type="float"/>
          <table:table-cell office:value="8.438921888027304" office:value-type="float"/>
          <table:table-cell office:value="9.051527694088765" office:value-type="float"/>
          <table:table-cell office:value="8.278890529224121" office:value-type="float"/>
          <table:table-cell office:value="8.767581275767856" office:value-type="float"/>
          <table:table-cell office:value="8.932840164494277" office:value-type="float"/>
          <table:table-cell office:value="9.116264160500853" office:value-type="float"/>
          <table:table-cell office:value="9.865797556891465" office:value-type="float"/>
          <table:table-cell office:value="5.3694077568328" office:value-type="float"/>
          <table:table-cell office:value="6.796707074350479" office:value-type="float"/>
          <table:table-cell office:value="6.996703646414252" office:value-type="float"/>
          <table:table-cell office:value="7.1945660889585685" office:value-type="float"/>
          <table:table-cell office:value="8.298161656532738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.70322880669893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62382857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8567289104513" office:value-type="float"/>
          <table:table-cell office:value="16.656342561659585" office:value-type="float"/>
          <table:table-cell office:value="17.15078303605846" office:value-type="float"/>
          <table:table-cell office:value="17.97359030428484" office:value-type="float"/>
          <table:table-cell office:value="7.064936221297094" office:value-type="float"/>
          <table:table-cell office:value="7.612095942408537" office:value-type="float"/>
          <table:table-cell office:value="7.86404548075339" office:value-type="float"/>
          <table:table-cell office:value="8.069878258121808" office:value-type="float"/>
          <table:table-cell office:value="9.063124029813196" office:value-type="float"/>
          <table:table-cell office:value="7.362207984404334" office:value-type="float"/>
          <table:table-cell office:value="8.0077683098544" office:value-type="float"/>
          <table:table-cell office:value="8.295736764163395" office:value-type="float"/>
          <table:table-cell office:value="8.43673729280351" office:value-type="float"/>
          <table:table-cell office:value="9.060041986471505" office:value-type="float"/>
          <table:table-cell office:value="8.627636972337442" office:value-type="float"/>
          <table:table-cell office:value="9.000651567491593" office:value-type="float"/>
          <table:table-cell office:value="9.152724506346374" office:value-type="float"/>
          <table:table-cell office:value="9.320722003653898" office:value-type="float"/>
          <table:table-cell office:value="10.00702988612684" office:value-type="float"/>
          <table:table-cell office:value="5.736038781211624" office:value-type="float"/>
          <table:table-cell office:value="6.675601233220666" office:value-type="float"/>
          <table:table-cell office:value="6.937362595233873" office:value-type="float"/>
          <table:table-cell office:value="7.188889942956744" office:value-type="float"/>
          <table:table-cell office:value="7.845838957659002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.70282957476877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3768357352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39215046430704" office:value-type="float"/>
          <table:table-cell office:value="16.291759679388072" office:value-type="float"/>
          <table:table-cell office:value="16.658540064695757" office:value-type="float"/>
          <table:table-cell office:value="17.318218098802408" office:value-type="float"/>
          <table:table-cell office:value="6.987918902961893" office:value-type="float"/>
          <table:table-cell office:value="7.761169704209655" office:value-type="float"/>
          <table:table-cell office:value="7.95820882552715" office:value-type="float"/>
          <table:table-cell office:value="8.186570223517986" office:value-type="float"/>
          <table:table-cell office:value="8.469122162457866" office:value-type="float"/>
          <table:table-cell office:value="7.457929974760844" office:value-type="float"/>
          <table:table-cell office:value="8.13576000364697" office:value-type="float"/>
          <table:table-cell office:value="8.282456490710956" office:value-type="float"/>
          <table:table-cell office:value="8.465282709761556" office:value-type="float"/>
          <table:table-cell office:value="8.53666071812718" office:value-type="float"/>
          <table:table-cell office:value="8.887114654439587" office:value-type="float"/>
          <table:table-cell office:value="9.138481977214052" office:value-type="float"/>
          <table:table-cell office:value="9.301572806778346" office:value-type="float"/>
          <table:table-cell office:value="9.394345735809155" office:value-type="float"/>
          <table:table-cell office:value="9.805402598770764" office:value-type="float"/>
          <table:table-cell office:value="5.520566090375613" office:value-type="float"/>
          <table:table-cell office:value="6.687992914267808" office:value-type="float"/>
          <table:table-cell office:value="6.893720332594602" office:value-type="float"/>
          <table:table-cell office:value="7.339862544534816" office:value-type="float"/>
          <table:table-cell office:value="7.42881724266152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.0" office:value-type="float"/>
          <table:table-cell office:value="0.176668326367179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40526347884" office:value-type="float"/>
          <table:table-cell office:value="-17.492103189731555" office:value-type="float"/>
          <table:table-cell office:value="-17.4540829605798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4889303811469" office:value-type="float"/>
          <table:table-cell office:value="17.97733784228368" office:value-type="float"/>
          <table:table-cell office:value="7.7337698578836225" office:value-type="float"/>
          <table:table-cell office:value="7.992470208173339" office:value-type="float"/>
          <table:table-cell office:value="8.0741434367874" office:value-type="float"/>
          <table:table-cell office:value="8.197116783687617" office:value-type="float"/>
          <table:table-cell office:value="8.365133701562812" office:value-type="float"/>
          <table:table-cell office:value="7.032216677849986" office:value-type="float"/>
          <table:table-cell office:value="7.239280296768756" office:value-type="float"/>
          <table:table-cell office:value="7.523020980880968" office:value-type="float"/>
          <table:table-cell office:value="7.694115641590793" office:value-type="float"/>
          <table:table-cell office:value="8.126811156113009" office:value-type="float"/>
          <table:table-cell office:value="8.671466780587952" office:value-type="float"/>
          <table:table-cell office:value="8.845503841380365" office:value-type="float"/>
          <table:table-cell office:value="9.031911861584074" office:value-type="float"/>
          <table:table-cell office:value="9.132134562588135" office:value-type="float"/>
          <table:table-cell office:value="9.351055178490508" office:value-type="float"/>
          <table:table-cell office:value="6.024821759686527" office:value-type="float"/>
          <table:table-cell office:value="6.379063581646133" office:value-type="float"/>
          <table:table-cell office:value="6.585429635389261" office:value-type="float"/>
          <table:table-cell office:value="6.688994682323541" office:value-type="float"/>
          <table:table-cell office:value="7.146648512476009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.74434096604427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15995309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1604180499823" office:value-type="float"/>
          <table:table-cell office:value="16.45500425661877" office:value-type="float"/>
          <table:table-cell office:value="17.03432208436281" office:value-type="float"/>
          <table:table-cell office:value="17.957277394091" office:value-type="float"/>
          <table:table-cell office:value="7.316399773215977" office:value-type="float"/>
          <table:table-cell office:value="7.7842840475902655" office:value-type="float"/>
          <table:table-cell office:value="7.977746873821655" office:value-type="float"/>
          <table:table-cell office:value="8.177577436484496" office:value-type="float"/>
          <table:table-cell office:value="9.418830879203064" office:value-type="float"/>
          <table:table-cell office:value="7.0283137940700495" office:value-type="float"/>
          <table:table-cell office:value="7.7836597064925614" office:value-type="float"/>
          <table:table-cell office:value="8.077217267405002" office:value-type="float"/>
          <table:table-cell office:value="8.315277967348003" office:value-type="float"/>
          <table:table-cell office:value="8.84720714156535" office:value-type="float"/>
          <table:table-cell office:value="8.475020440215822" office:value-type="float"/>
          <table:table-cell office:value="8.858848489581552" office:value-type="float"/>
          <table:table-cell office:value="9.06922775601123" office:value-type="float"/>
          <table:table-cell office:value="9.238823902719862" office:value-type="float"/>
          <table:table-cell office:value="10.021713615167336" office:value-type="float"/>
          <table:table-cell office:value="6.245185124181251" office:value-type="float"/>
          <table:table-cell office:value="6.739513580498571" office:value-type="float"/>
          <table:table-cell office:value="6.957246036972518" office:value-type="float"/>
          <table:table-cell office:value="7.196332403908166" office:value-type="float"/>
          <table:table-cell office:value="7.979945899239569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.72591375458066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196557034" office:value-type="float"/>
          <table:table-cell office:value="-17.4665415582602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4642869945402" office:value-type="float"/>
          <table:table-cell office:value="17.239259743929154" office:value-type="float"/>
          <table:table-cell office:value="17.989842777351985" office:value-type="float"/>
          <table:table-cell office:value="6.934643592506276" office:value-type="float"/>
          <table:table-cell office:value="7.575283817469304" office:value-type="float"/>
          <table:table-cell office:value="7.7945021705610245" office:value-type="float"/>
          <table:table-cell office:value="8.026041123425909" office:value-type="float"/>
          <table:table-cell office:value="8.704028776962003" office:value-type="float"/>
          <table:table-cell office:value="6.410066248635811" office:value-type="float"/>
          <table:table-cell office:value="7.763989140468291" office:value-type="float"/>
          <table:table-cell office:value="8.089692597634532" office:value-type="float"/>
          <table:table-cell office:value="8.318317712106111" office:value-type="float"/>
          <table:table-cell office:value="8.930878053448803" office:value-type="float"/>
          <table:table-cell office:value="8.399457070206898" office:value-type="float"/>
          <table:table-cell office:value="8.99616529389969" office:value-type="float"/>
          <table:table-cell office:value="9.16265292070479" office:value-type="float"/>
          <table:table-cell office:value="9.335661422042811" office:value-type="float"/>
          <table:table-cell office:value="10.017547438126343" office:value-type="float"/>
          <table:table-cell office:value="5.237527393773108" office:value-type="float"/>
          <table:table-cell office:value="6.408610180534141" office:value-type="float"/>
          <table:table-cell office:value="6.641965326029621" office:value-type="float"/>
          <table:table-cell office:value="6.943480050407105" office:value-type="float"/>
          <table:table-cell office:value="7.692118434442499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.0" office:value-type="float"/>
          <table:table-cell office:value="0.5" office:value-type="float"/>
          <table:table-cell office:value="0.74258963749668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56261714495163" office:value-type="float"/>
          <table:table-cell office:value="15.456261714495163" office:value-type="float"/>
          <table:table-cell office:value="15.456261714495163" office:value-type="float"/>
          <table:table-cell office:value="15.456261714495163" office:value-type="float"/>
          <table:table-cell office:value="17.246611273066357" office:value-type="float"/>
          <table:table-cell office:value="8.257175711252295" office:value-type="float"/>
          <table:table-cell office:value="8.257175711252295" office:value-type="float"/>
          <table:table-cell office:value="8.257175711252295" office:value-type="float"/>
          <table:table-cell office:value="8.257175711252295" office:value-type="float"/>
          <table:table-cell office:value="8.29082794085874" office:value-type="float"/>
          <table:table-cell office:value="8.231116212722764" office:value-type="float"/>
          <table:table-cell office:value="8.231116212722764" office:value-type="float"/>
          <table:table-cell office:value="8.231116212722764" office:value-type="float"/>
          <table:table-cell office:value="8.231116212722764" office:value-type="float"/>
          <table:table-cell office:value="8.456469934210016" office:value-type="float"/>
          <table:table-cell office:value="9.564497717161014" office:value-type="float"/>
          <table:table-cell office:value="9.564497717161014" office:value-type="float"/>
          <table:table-cell office:value="9.564497717161014" office:value-type="float"/>
          <table:table-cell office:value="9.564497717161014" office:value-type="float"/>
          <table:table-cell office:value="9.66608751771848" office:value-type="float"/>
          <table:table-cell office:value="6.822204406256578" office:value-type="float"/>
          <table:table-cell office:value="6.822204406256578" office:value-type="float"/>
          <table:table-cell office:value="6.822204406256578" office:value-type="float"/>
          <table:table-cell office:value="6.822204406256578" office:value-type="float"/>
          <table:table-cell office:value="7.182800157907742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.73552884715958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52058795202846" office:value-type="float"/>
          <table:table-cell office:value="15.667120687607186" office:value-type="float"/>
          <table:table-cell office:value="16.69979274719186" office:value-type="float"/>
          <table:table-cell office:value="17.02503229802894" office:value-type="float"/>
          <table:table-cell office:value="17.28850667676925" office:value-type="float"/>
          <table:table-cell office:value="7.319750538580414" office:value-type="float"/>
          <table:table-cell office:value="7.597417904321533" office:value-type="float"/>
          <table:table-cell office:value="7.750882532728104" office:value-type="float"/>
          <table:table-cell office:value="7.861640368941867" office:value-type="float"/>
          <table:table-cell office:value="8.134052251200915" office:value-type="float"/>
          <table:table-cell office:value="6.952844959973458" office:value-type="float"/>
          <table:table-cell office:value="7.580774520088767" office:value-type="float"/>
          <table:table-cell office:value="8.095250742105431" office:value-type="float"/>
          <table:table-cell office:value="8.352334615414337" office:value-type="float"/>
          <table:table-cell office:value="8.429634627304026" office:value-type="float"/>
          <table:table-cell office:value="8.678314516396863" office:value-type="float"/>
          <table:table-cell office:value="8.823638259328545" office:value-type="float"/>
          <table:table-cell office:value="8.973408231918043" office:value-type="float"/>
          <table:table-cell office:value="9.142679028271985" office:value-type="float"/>
          <table:table-cell office:value="9.369877943901773" office:value-type="float"/>
          <table:table-cell office:value="5.938562920161226" office:value-type="float"/>
          <table:table-cell office:value="6.254901615133495" office:value-type="float"/>
          <table:table-cell office:value="6.6803608815676885" office:value-type="float"/>
          <table:table-cell office:value="6.951246513081071" office:value-type="float"/>
          <table:table-cell office:value="7.233395444941838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.72565112684365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48341993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0638813250221" office:value-type="float"/>
          <table:table-cell office:value="16.57120011590074" office:value-type="float"/>
          <table:table-cell office:value="17.242380998636147" office:value-type="float"/>
          <table:table-cell office:value="17.99528078544169" office:value-type="float"/>
          <table:table-cell office:value="6.906670197261544" office:value-type="float"/>
          <table:table-cell office:value="7.691991434839041" office:value-type="float"/>
          <table:table-cell office:value="7.903994427126666" office:value-type="float"/>
          <table:table-cell office:value="8.118999583710172" office:value-type="float"/>
          <table:table-cell office:value="9.2695309452448" office:value-type="float"/>
          <table:table-cell office:value="6.937609410645928" office:value-type="float"/>
          <table:table-cell office:value="7.824757939382728" office:value-type="float"/>
          <table:table-cell office:value="8.135384176750012" office:value-type="float"/>
          <table:table-cell office:value="8.374927585174277" office:value-type="float"/>
          <table:table-cell office:value="9.086303211665335" office:value-type="float"/>
          <table:table-cell office:value="8.125229294908358" office:value-type="float"/>
          <table:table-cell office:value="8.824173641346675" office:value-type="float"/>
          <table:table-cell office:value="8.979116674265217" office:value-type="float"/>
          <table:table-cell office:value="9.178590325922322" office:value-type="float"/>
          <table:table-cell office:value="9.988787750787004" office:value-type="float"/>
          <table:table-cell office:value="5.93246351540934" office:value-type="float"/>
          <table:table-cell office:value="6.786836769144443" office:value-type="float"/>
          <table:table-cell office:value="7.009084987700646" office:value-type="float"/>
          <table:table-cell office:value="7.2042620275706115" office:value-type="float"/>
          <table:table-cell office:value="8.36704640612313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.70601248929589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424206771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53575477075453" office:value-type="float"/>
          <table:table-cell office:value="16.351190861618875" office:value-type="float"/>
          <table:table-cell office:value="16.999002804127826" office:value-type="float"/>
          <table:table-cell office:value="17.935695854545862" office:value-type="float"/>
          <table:table-cell office:value="7.107013054073594" office:value-type="float"/>
          <table:table-cell office:value="7.558650699269501" office:value-type="float"/>
          <table:table-cell office:value="7.823158865093676" office:value-type="float"/>
          <table:table-cell office:value="8.067011695800845" office:value-type="float"/>
          <table:table-cell office:value="8.821424986902482" office:value-type="float"/>
          <table:table-cell office:value="6.281473555954683" office:value-type="float"/>
          <table:table-cell office:value="7.9475301375496485" office:value-type="float"/>
          <table:table-cell office:value="8.284952387291899" office:value-type="float"/>
          <table:table-cell office:value="8.515931372038724" office:value-type="float"/>
          <table:table-cell office:value="9.133921450125946" office:value-type="float"/>
          <table:table-cell office:value="8.578318610293955" office:value-type="float"/>
          <table:table-cell office:value="8.942890976469688" office:value-type="float"/>
          <table:table-cell office:value="9.137476530409756" office:value-type="float"/>
          <table:table-cell office:value="9.294527201736383" office:value-type="float"/>
          <table:table-cell office:value="10.031543725765946" office:value-type="float"/>
          <table:table-cell office:value="5.4539318171817" office:value-type="float"/>
          <table:table-cell office:value="6.592239894096446" office:value-type="float"/>
          <table:table-cell office:value="6.943342686496469" office:value-type="float"/>
          <table:table-cell office:value="7.25199465927893" office:value-type="float"/>
          <table:table-cell office:value="7.82937871061643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.72103340179426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1964969912" office:value-type="float"/>
          <table:table-cell office:value="-17.4353332978669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9718196002998" office:value-type="float"/>
          <table:table-cell office:value="17.177903921317792" office:value-type="float"/>
          <table:table-cell office:value="17.889801012964217" office:value-type="float"/>
          <table:table-cell office:value="7.277098970451991" office:value-type="float"/>
          <table:table-cell office:value="7.811926192146915" office:value-type="float"/>
          <table:table-cell office:value="7.990108564908827" office:value-type="float"/>
          <table:table-cell office:value="8.183534788371873" office:value-type="float"/>
          <table:table-cell office:value="9.237566641556526" office:value-type="float"/>
          <table:table-cell office:value="7.262906845306719" office:value-type="float"/>
          <table:table-cell office:value="7.975794227996135" office:value-type="float"/>
          <table:table-cell office:value="8.303180082848973" office:value-type="float"/>
          <table:table-cell office:value="8.515037862724892" office:value-type="float"/>
          <table:table-cell office:value="9.039861685498085" office:value-type="float"/>
          <table:table-cell office:value="8.637063970127853" office:value-type="float"/>
          <table:table-cell office:value="8.96420822894469" office:value-type="float"/>
          <table:table-cell office:value="9.121978923894076" office:value-type="float"/>
          <table:table-cell office:value="9.273518809505731" office:value-type="float"/>
          <table:table-cell office:value="9.930405475185253" office:value-type="float"/>
          <table:table-cell office:value="6.184886464092813" office:value-type="float"/>
          <table:table-cell office:value="6.85262411009689" office:value-type="float"/>
          <table:table-cell office:value="7.060129802870609" office:value-type="float"/>
          <table:table-cell office:value="7.359335049376676" office:value-type="float"/>
          <table:table-cell office:value="8.04190854424032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.73533426283805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860983227" office:value-type="float"/>
          <table:table-cell office:value="-17.4725643897101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0013816805817" office:value-type="float"/>
          <table:table-cell office:value="17.465651537924302" office:value-type="float"/>
          <table:table-cell office:value="17.92009256404586" office:value-type="float"/>
          <table:table-cell office:value="7.18269789203966" office:value-type="float"/>
          <table:table-cell office:value="7.708117876988201" office:value-type="float"/>
          <table:table-cell office:value="7.957682466995802" office:value-type="float"/>
          <table:table-cell office:value="8.108809260814384" office:value-type="float"/>
          <table:table-cell office:value="9.009599489551423" office:value-type="float"/>
          <table:table-cell office:value="6.908474652464327" office:value-type="float"/>
          <table:table-cell office:value="7.902130743041222" office:value-type="float"/>
          <table:table-cell office:value="8.130188126535137" office:value-type="float"/>
          <table:table-cell office:value="8.377496366265838" office:value-type="float"/>
          <table:table-cell office:value="9.024942836931785" office:value-type="float"/>
          <table:table-cell office:value="8.399286560078929" office:value-type="float"/>
          <table:table-cell office:value="8.866075893139067" office:value-type="float"/>
          <table:table-cell office:value="9.035592533511158" office:value-type="float"/>
          <table:table-cell office:value="9.150159485394326" office:value-type="float"/>
          <table:table-cell office:value="9.85331782048376" office:value-type="float"/>
          <table:table-cell office:value="5.698626292242075" office:value-type="float"/>
          <table:table-cell office:value="6.716956641630354" office:value-type="float"/>
          <table:table-cell office:value="6.973103249881951" office:value-type="float"/>
          <table:table-cell office:value="7.234729405308007" office:value-type="float"/>
          <table:table-cell office:value="7.757905054238172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.71476502223074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7283545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5886252109325" office:value-type="float"/>
          <table:table-cell office:value="16.430374407194698" office:value-type="float"/>
          <table:table-cell office:value="16.97716249000921" office:value-type="float"/>
          <table:table-cell office:value="17.85597963306622" office:value-type="float"/>
          <table:table-cell office:value="7.3054411278245395" office:value-type="float"/>
          <table:table-cell office:value="7.722563506489048" office:value-type="float"/>
          <table:table-cell office:value="7.967111824622322" office:value-type="float"/>
          <table:table-cell office:value="8.110172538911364" office:value-type="float"/>
          <table:table-cell office:value="9.130810611850979" office:value-type="float"/>
          <table:table-cell office:value="7.219195986787087" office:value-type="float"/>
          <table:table-cell office:value="7.923737383070802" office:value-type="float"/>
          <table:table-cell office:value="8.264984005932813" office:value-type="float"/>
          <table:table-cell office:value="8.559239475001188" office:value-type="float"/>
          <table:table-cell office:value="8.751581184702731" office:value-type="float"/>
          <table:table-cell office:value="8.54065755138164" office:value-type="float"/>
          <table:table-cell office:value="8.85601416327777" office:value-type="float"/>
          <table:table-cell office:value="9.087992379785476" office:value-type="float"/>
          <table:table-cell office:value="9.205029745207746" office:value-type="float"/>
          <table:table-cell office:value="9.849805781060244" office:value-type="float"/>
          <table:table-cell office:value="6.224388042832963" office:value-type="float"/>
          <table:table-cell office:value="6.771183048736495" office:value-type="float"/>
          <table:table-cell office:value="7.0524357111874325" office:value-type="float"/>
          <table:table-cell office:value="7.401568202062866" office:value-type="float"/>
          <table:table-cell office:value="7.775587373071497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.69188871202513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133585838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91345983934686" office:value-type="float"/>
          <table:table-cell office:value="16.734470775714605" office:value-type="float"/>
          <table:table-cell office:value="17.129564512630992" office:value-type="float"/>
          <table:table-cell office:value="17.944578064613616" office:value-type="float"/>
          <table:table-cell office:value="7.0789577501442285" office:value-type="float"/>
          <table:table-cell office:value="7.417975102299527" office:value-type="float"/>
          <table:table-cell office:value="7.652837811974292" office:value-type="float"/>
          <table:table-cell office:value="7.942563136189494" office:value-type="float"/>
          <table:table-cell office:value="8.294814015459835" office:value-type="float"/>
          <table:table-cell office:value="7.4457708748281215" office:value-type="float"/>
          <table:table-cell office:value="7.75609435377114" office:value-type="float"/>
          <table:table-cell office:value="8.145241489983363" office:value-type="float"/>
          <table:table-cell office:value="8.473983445880739" office:value-type="float"/>
          <table:table-cell office:value="8.920961741978084" office:value-type="float"/>
          <table:table-cell office:value="8.619766440621369" office:value-type="float"/>
          <table:table-cell office:value="8.815203111999843" office:value-type="float"/>
          <table:table-cell office:value="9.01355679623977" office:value-type="float"/>
          <table:table-cell office:value="9.202058305008059" office:value-type="float"/>
          <table:table-cell office:value="9.454624867078788" office:value-type="float"/>
          <table:table-cell office:value="5.833059743637284" office:value-type="float"/>
          <table:table-cell office:value="6.48846961257459" office:value-type="float"/>
          <table:table-cell office:value="6.63640961571781" office:value-type="float"/>
          <table:table-cell office:value="7.0933652116760815" office:value-type="float"/>
          <table:table-cell office:value="7.727219874612201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.70375909735242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3008002657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3294816276738" office:value-type="float"/>
          <table:table-cell office:value="16.911353950727428" office:value-type="float"/>
          <table:table-cell office:value="17.014154426112178" office:value-type="float"/>
          <table:table-cell office:value="17.969151902887774" office:value-type="float"/>
          <table:table-cell office:value="7.448209173692824" office:value-type="float"/>
          <table:table-cell office:value="7.688198160064707" office:value-type="float"/>
          <table:table-cell office:value="7.821156948330877" office:value-type="float"/>
          <table:table-cell office:value="7.977140044941993" office:value-type="float"/>
          <table:table-cell office:value="8.405263180135346" office:value-type="float"/>
          <table:table-cell office:value="7.2848473676687355" office:value-type="float"/>
          <table:table-cell office:value="7.9921275744447255" office:value-type="float"/>
          <table:table-cell office:value="8.38213822920115" office:value-type="float"/>
          <table:table-cell office:value="8.448422934244064" office:value-type="float"/>
          <table:table-cell office:value="8.70229931723822" office:value-type="float"/>
          <table:table-cell office:value="8.718104049625314" office:value-type="float"/>
          <table:table-cell office:value="8.783478947965943" office:value-type="float"/>
          <table:table-cell office:value="8.851736076425306" office:value-type="float"/>
          <table:table-cell office:value="9.010855238873107" office:value-type="float"/>
          <table:table-cell office:value="9.373267034348844" office:value-type="float"/>
          <table:table-cell office:value="6.454644332464081" office:value-type="float"/>
          <table:table-cell office:value="6.790772792564308" office:value-type="float"/>
          <table:table-cell office:value="7.196076682476601" office:value-type="float"/>
          <table:table-cell office:value="7.4141343749876505" office:value-type="float"/>
          <table:table-cell office:value="7.579161386117772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.71228659806214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1450048604" office:value-type="float"/>
          <table:table-cell office:value="-17.4758836061061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8775574006831" office:value-type="float"/>
          <table:table-cell office:value="17.11643841151076" office:value-type="float"/>
          <table:table-cell office:value="17.994826581497644" office:value-type="float"/>
          <table:table-cell office:value="6.977908850316724" office:value-type="float"/>
          <table:table-cell office:value="7.581079204465674" office:value-type="float"/>
          <table:table-cell office:value="7.759085058721077" office:value-type="float"/>
          <table:table-cell office:value="7.9975713126540295" office:value-type="float"/>
          <table:table-cell office:value="8.567116793466028" office:value-type="float"/>
          <table:table-cell office:value="6.747310918461297" office:value-type="float"/>
          <table:table-cell office:value="7.916728434471422" office:value-type="float"/>
          <table:table-cell office:value="8.177633120248437" office:value-type="float"/>
          <table:table-cell office:value="8.336835291473529" office:value-type="float"/>
          <table:table-cell office:value="8.827729873492427" office:value-type="float"/>
          <table:table-cell office:value="8.56623191908659" office:value-type="float"/>
          <table:table-cell office:value="8.950828890909602" office:value-type="float"/>
          <table:table-cell office:value="9.104327256801461" office:value-type="float"/>
          <table:table-cell office:value="9.312062312150307" office:value-type="float"/>
          <table:table-cell office:value="9.716148014075383" office:value-type="float"/>
          <table:table-cell office:value="5.314544212302996" office:value-type="float"/>
          <table:table-cell office:value="6.564013707498958" office:value-type="float"/>
          <table:table-cell office:value="6.809023177114174" office:value-type="float"/>
          <table:table-cell office:value="7.079577724241171" office:value-type="float"/>
          <table:table-cell office:value="7.688894820223178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.0" office:value-type="float"/>
          <table:table-cell office:value="0.66103431823225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52843495387" office:value-type="float"/>
          <table:table-cell office:value="-17.4728096060852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783485704866784" office:value-type="float"/>
          <table:table-cell office:value="17.832848042206834" office:value-type="float"/>
          <table:table-cell office:value="17.832848042206834" office:value-type="float"/>
          <table:table-cell office:value="7.68356270799904" office:value-type="float"/>
          <table:table-cell office:value="7.711155167077678" office:value-type="float"/>
          <table:table-cell office:value="7.773197999131511" office:value-type="float"/>
          <table:table-cell office:value="7.959226674638604" office:value-type="float"/>
          <table:table-cell office:value="7.959226674638604" office:value-type="float"/>
          <table:table-cell office:value="8.318833965867949" office:value-type="float"/>
          <table:table-cell office:value="8.436099993750377" office:value-type="float"/>
          <table:table-cell office:value="8.55261920090608" office:value-type="float"/>
          <table:table-cell office:value="8.613596342122358" office:value-type="float"/>
          <table:table-cell office:value="8.613596342122358" office:value-type="float"/>
          <table:table-cell office:value="8.96257029611758" office:value-type="float"/>
          <table:table-cell office:value="9.33818841506676" office:value-type="float"/>
          <table:table-cell office:value="9.353195705367632" office:value-type="float"/>
          <table:table-cell office:value="9.516210747879432" office:value-type="float"/>
          <table:table-cell office:value="9.516210747879432" office:value-type="float"/>
          <table:table-cell office:value="6.513778385066194" office:value-type="float"/>
          <table:table-cell office:value="7.04860592618711" office:value-type="float"/>
          <table:table-cell office:value="7.157092405631837" office:value-type="float"/>
          <table:table-cell office:value="7.158650170177053" office:value-type="float"/>
          <table:table-cell office:value="7.158650170177053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.71613148390415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0613949005913" office:value-type="float"/>
          <table:table-cell office:value="-17.450613949005913" office:value-type="float"/>
          <table:table-cell office:value="-17.450613949005913" office:value-type="float"/>
          <table:table-cell office:value="-17.4506139490059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9599710510886" office:value-type="float"/>
          <table:table-cell office:value="8.100280365753477" office:value-type="float"/>
          <table:table-cell office:value="8.100280365753477" office:value-type="float"/>
          <table:table-cell office:value="8.100280365753477" office:value-type="float"/>
          <table:table-cell office:value="8.100280365753477" office:value-type="float"/>
          <table:table-cell office:value="8.337087410404378" office:value-type="float"/>
          <table:table-cell office:value="8.18096660625688" office:value-type="float"/>
          <table:table-cell office:value="8.18096660625688" office:value-type="float"/>
          <table:table-cell office:value="8.18096660625688" office:value-type="float"/>
          <table:table-cell office:value="8.18096660625688" office:value-type="float"/>
          <table:table-cell office:value="8.66790584775493" office:value-type="float"/>
          <table:table-cell office:value="9.432070975673204" office:value-type="float"/>
          <table:table-cell office:value="9.432070975673204" office:value-type="float"/>
          <table:table-cell office:value="9.432070975673204" office:value-type="float"/>
          <table:table-cell office:value="9.432070975673204" office:value-type="float"/>
          <table:table-cell office:value="9.714513677481271" office:value-type="float"/>
          <table:table-cell office:value="6.937210022016146" office:value-type="float"/>
          <table:table-cell office:value="6.937210022016146" office:value-type="float"/>
          <table:table-cell office:value="6.937210022016146" office:value-type="float"/>
          <table:table-cell office:value="6.937210022016146" office:value-type="float"/>
          <table:table-cell office:value="7.290479580678036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.0" office:value-type="float"/>
          <table:table-cell office:value="0.5" office:value-type="float"/>
          <table:table-cell office:value="0.74503452186570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1367991675782" office:value-type="float"/>
          <table:table-cell office:value="-17.41367991675782" office:value-type="float"/>
          <table:table-cell office:value="-17.41367991675782" office:value-type="float"/>
          <table:table-cell office:value="-17.413679916757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71564506761474" office:value-type="float"/>
          <table:table-cell office:value="8.220188587485087" office:value-type="float"/>
          <table:table-cell office:value="8.220188587485087" office:value-type="float"/>
          <table:table-cell office:value="8.220188587485087" office:value-type="float"/>
          <table:table-cell office:value="8.220188587485087" office:value-type="float"/>
          <table:table-cell office:value="8.280097173142845" office:value-type="float"/>
          <table:table-cell office:value="8.081739830069221" office:value-type="float"/>
          <table:table-cell office:value="8.081739830069221" office:value-type="float"/>
          <table:table-cell office:value="8.081739830069221" office:value-type="float"/>
          <table:table-cell office:value="8.081739830069221" office:value-type="float"/>
          <table:table-cell office:value="8.595480282004974" office:value-type="float"/>
          <table:table-cell office:value="9.464349493101022" office:value-type="float"/>
          <table:table-cell office:value="9.464349493101022" office:value-type="float"/>
          <table:table-cell office:value="9.464349493101022" office:value-type="float"/>
          <table:table-cell office:value="9.464349493101022" office:value-type="float"/>
          <table:table-cell office:value="9.70657966645756" office:value-type="float"/>
          <table:table-cell office:value="6.595348751096748" office:value-type="float"/>
          <table:table-cell office:value="6.595348751096748" office:value-type="float"/>
          <table:table-cell office:value="6.595348751096748" office:value-type="float"/>
          <table:table-cell office:value="6.595348751096748" office:value-type="float"/>
          <table:table-cell office:value="7.411227962046795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.0" office:value-type="float"/>
          <table:table-cell office:value="0.5" office:value-type="float"/>
          <table:table-cell office:value="0.249016966433386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63450645476206" office:value-type="float"/>
          <table:table-cell office:value="16.863450645476206" office:value-type="float"/>
          <table:table-cell office:value="16.863450645476206" office:value-type="float"/>
          <table:table-cell office:value="16.863450645476206" office:value-type="float"/>
          <table:table-cell office:value="17.79396762399841" office:value-type="float"/>
          <table:table-cell office:value="8.011687989533023" office:value-type="float"/>
          <table:table-cell office:value="8.011687989533023" office:value-type="float"/>
          <table:table-cell office:value="8.011687989533023" office:value-type="float"/>
          <table:table-cell office:value="8.011687989533023" office:value-type="float"/>
          <table:table-cell office:value="8.15348283963869" office:value-type="float"/>
          <table:table-cell office:value="7.789560801639654" office:value-type="float"/>
          <table:table-cell office:value="7.789560801639654" office:value-type="float"/>
          <table:table-cell office:value="7.789560801639654" office:value-type="float"/>
          <table:table-cell office:value="7.789560801639654" office:value-type="float"/>
          <table:table-cell office:value="8.500801184341071" office:value-type="float"/>
          <table:table-cell office:value="9.231973889726365" office:value-type="float"/>
          <table:table-cell office:value="9.231973889726365" office:value-type="float"/>
          <table:table-cell office:value="9.231973889726365" office:value-type="float"/>
          <table:table-cell office:value="9.231973889726365" office:value-type="float"/>
          <table:table-cell office:value="9.330406287712439" office:value-type="float"/>
          <table:table-cell office:value="6.612637353565905" office:value-type="float"/>
          <table:table-cell office:value="6.612637353565905" office:value-type="float"/>
          <table:table-cell office:value="6.612637353565905" office:value-type="float"/>
          <table:table-cell office:value="6.612637353565905" office:value-type="float"/>
          <table:table-cell office:value="7.280515284147727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205842226235015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475773703124" office:value-type="float"/>
          <table:table-cell office:value="-17.3866207791298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43415981113887" office:value-type="float"/>
          <table:table-cell office:value="17.370891589300232" office:value-type="float"/>
          <table:table-cell office:value="17.462294238603704" office:value-type="float"/>
          <table:table-cell office:value="7.647734035236688" office:value-type="float"/>
          <table:table-cell office:value="7.915040231658335" office:value-type="float"/>
          <table:table-cell office:value="8.238981117131356" office:value-type="float"/>
          <table:table-cell office:value="8.247901383481935" office:value-type="float"/>
          <table:table-cell office:value="8.3948123493016" office:value-type="float"/>
          <table:table-cell office:value="6.946209486155068" office:value-type="float"/>
          <table:table-cell office:value="7.354966730394313" office:value-type="float"/>
          <table:table-cell office:value="8.258523673378434" office:value-type="float"/>
          <table:table-cell office:value="8.606269326274418" office:value-type="float"/>
          <table:table-cell office:value="8.804986899040841" office:value-type="float"/>
          <table:table-cell office:value="8.87204912667751" office:value-type="float"/>
          <table:table-cell office:value="9.002843604394048" office:value-type="float"/>
          <table:table-cell office:value="9.079569693008459" office:value-type="float"/>
          <table:table-cell office:value="9.236297391596269" office:value-type="float"/>
          <table:table-cell office:value="9.451055225325739" office:value-type="float"/>
          <table:table-cell office:value="6.1156410836543085" office:value-type="float"/>
          <table:table-cell office:value="6.877729953018402" office:value-type="float"/>
          <table:table-cell office:value="7.199656878793039" office:value-type="float"/>
          <table:table-cell office:value="7.377412635787493" office:value-type="float"/>
          <table:table-cell office:value="7.527944875310915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.68518036917364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125261706" office:value-type="float"/>
          <table:table-cell office:value="-17.482904831272904" office:value-type="float"/>
          <table:table-cell office:value="-17.4619984094339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629328970401" office:value-type="float"/>
          <table:table-cell office:value="17.999625830534203" office:value-type="float"/>
          <table:table-cell office:value="7.026933414291423" office:value-type="float"/>
          <table:table-cell office:value="7.667965422555138" office:value-type="float"/>
          <table:table-cell office:value="7.861993077349126" office:value-type="float"/>
          <table:table-cell office:value="8.023551767686374" office:value-type="float"/>
          <table:table-cell office:value="9.322694300269317" office:value-type="float"/>
          <table:table-cell office:value="7.257270393534977" office:value-type="float"/>
          <table:table-cell office:value="8.181651919967594" office:value-type="float"/>
          <table:table-cell office:value="8.423180422448553" office:value-type="float"/>
          <table:table-cell office:value="8.565429427875474" office:value-type="float"/>
          <table:table-cell office:value="9.320655507822059" office:value-type="float"/>
          <table:table-cell office:value="8.584553705517719" office:value-type="float"/>
          <table:table-cell office:value="9.071812917203411" office:value-type="float"/>
          <table:table-cell office:value="9.255356794558837" office:value-type="float"/>
          <table:table-cell office:value="9.451413321839503" office:value-type="float"/>
          <table:table-cell office:value="10.562178555638988" office:value-type="float"/>
          <table:table-cell office:value="6.048191156716692" office:value-type="float"/>
          <table:table-cell office:value="6.76984329995853" office:value-type="float"/>
          <table:table-cell office:value="6.983459018900918" office:value-type="float"/>
          <table:table-cell office:value="7.1735769531930895" office:value-type="float"/>
          <table:table-cell office:value="7.919524590758483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.7211526571737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0689086588" office:value-type="float"/>
          <table:table-cell office:value="-17.4682204235283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8134866633283" office:value-type="float"/>
          <table:table-cell office:value="17.227323214013108" office:value-type="float"/>
          <table:table-cell office:value="17.989290981908244" office:value-type="float"/>
          <table:table-cell office:value="7.4041221089586005" office:value-type="float"/>
          <table:table-cell office:value="7.860103867883966" office:value-type="float"/>
          <table:table-cell office:value="8.037712236932343" office:value-type="float"/>
          <table:table-cell office:value="8.225127528567834" office:value-type="float"/>
          <table:table-cell office:value="8.764246015804474" office:value-type="float"/>
          <table:table-cell office:value="7.4671522157972925" office:value-type="float"/>
          <table:table-cell office:value="7.996405625433674" office:value-type="float"/>
          <table:table-cell office:value="8.328982503684838" office:value-type="float"/>
          <table:table-cell office:value="8.528017331118463" office:value-type="float"/>
          <table:table-cell office:value="8.962059910696713" office:value-type="float"/>
          <table:table-cell office:value="8.533490434016814" office:value-type="float"/>
          <table:table-cell office:value="8.965149920223858" office:value-type="float"/>
          <table:table-cell office:value="9.142704372803909" office:value-type="float"/>
          <table:table-cell office:value="9.400584927463829" office:value-type="float"/>
          <table:table-cell office:value="9.82120411538537" office:value-type="float"/>
          <table:table-cell office:value="6.214420284468749" office:value-type="float"/>
          <table:table-cell office:value="6.9587675879896524" office:value-type="float"/>
          <table:table-cell office:value="7.157168632282318" office:value-type="float"/>
          <table:table-cell office:value="7.391007053302468" office:value-type="float"/>
          <table:table-cell office:value="7.771275891572335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.71675391248948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1754986825" office:value-type="float"/>
          <table:table-cell office:value="-17.4695127468494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8682800780942" office:value-type="float"/>
          <table:table-cell office:value="17.2452606713962" office:value-type="float"/>
          <table:table-cell office:value="17.97762137604424" office:value-type="float"/>
          <table:table-cell office:value="7.104904437202854" office:value-type="float"/>
          <table:table-cell office:value="7.576846814706974" office:value-type="float"/>
          <table:table-cell office:value="7.842865319261038" office:value-type="float"/>
          <table:table-cell office:value="8.042981760819984" office:value-type="float"/>
          <table:table-cell office:value="8.625885297679623" office:value-type="float"/>
          <table:table-cell office:value="7.383621831863397" office:value-type="float"/>
          <table:table-cell office:value="7.935790378848939" office:value-type="float"/>
          <table:table-cell office:value="8.164766371650302" office:value-type="float"/>
          <table:table-cell office:value="8.345915403118115" office:value-type="float"/>
          <table:table-cell office:value="8.727202874245922" office:value-type="float"/>
          <table:table-cell office:value="8.573604392183256" office:value-type="float"/>
          <table:table-cell office:value="8.981262725898715" office:value-type="float"/>
          <table:table-cell office:value="9.15355326387478" office:value-type="float"/>
          <table:table-cell office:value="9.335272661906803" office:value-type="float"/>
          <table:table-cell office:value="9.675812150341727" office:value-type="float"/>
          <table:table-cell office:value="5.873365206051905" office:value-type="float"/>
          <table:table-cell office:value="6.592228291212995" office:value-type="float"/>
          <table:table-cell office:value="6.79049320563903" office:value-type="float"/>
          <table:table-cell office:value="7.096554252520665" office:value-type="float"/>
          <table:table-cell office:value="7.716011156033817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.69862064782523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450306413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4443331428612" office:value-type="float"/>
          <table:table-cell office:value="16.501607751212266" office:value-type="float"/>
          <table:table-cell office:value="17.298381349062517" office:value-type="float"/>
          <table:table-cell office:value="17.90288499796311" office:value-type="float"/>
          <table:table-cell office:value="7.141051021240122" office:value-type="float"/>
          <table:table-cell office:value="7.5630516483781385" office:value-type="float"/>
          <table:table-cell office:value="7.834204314946108" office:value-type="float"/>
          <table:table-cell office:value="8.017689519081863" office:value-type="float"/>
          <table:table-cell office:value="8.63453783511061" office:value-type="float"/>
          <table:table-cell office:value="7.112248103045517" office:value-type="float"/>
          <table:table-cell office:value="7.829789474267904" office:value-type="float"/>
          <table:table-cell office:value="8.323134882484672" office:value-type="float"/>
          <table:table-cell office:value="8.461237962537163" office:value-type="float"/>
          <table:table-cell office:value="8.71168338314647" office:value-type="float"/>
          <table:table-cell office:value="8.728685408118302" office:value-type="float"/>
          <table:table-cell office:value="8.859008595812321" office:value-type="float"/>
          <table:table-cell office:value="9.06337161675044" office:value-type="float"/>
          <table:table-cell office:value="9.28515323300406" office:value-type="float"/>
          <table:table-cell office:value="9.561576239107406" office:value-type="float"/>
          <table:table-cell office:value="5.86860162420521" office:value-type="float"/>
          <table:table-cell office:value="6.648145960109151" office:value-type="float"/>
          <table:table-cell office:value="6.9782816299152675" office:value-type="float"/>
          <table:table-cell office:value="7.106357455971256" office:value-type="float"/>
          <table:table-cell office:value="7.651024741059892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.70098651643449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03929680324" office:value-type="float"/>
          <table:table-cell office:value="-17.4763287174482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33776934716965" office:value-type="float"/>
          <table:table-cell office:value="17.132708658242834" office:value-type="float"/>
          <table:table-cell office:value="17.980449275346693" office:value-type="float"/>
          <table:table-cell office:value="6.939647611900031" office:value-type="float"/>
          <table:table-cell office:value="7.714635886017117" office:value-type="float"/>
          <table:table-cell office:value="7.899592900791062" office:value-type="float"/>
          <table:table-cell office:value="8.099348019919567" office:value-type="float"/>
          <table:table-cell office:value="8.444585966631632" office:value-type="float"/>
          <table:table-cell office:value="7.522424640416162" office:value-type="float"/>
          <table:table-cell office:value="8.114365957361198" office:value-type="float"/>
          <table:table-cell office:value="8.279200574578729" office:value-type="float"/>
          <table:table-cell office:value="8.427771295940818" office:value-type="float"/>
          <table:table-cell office:value="9.045064256648821" office:value-type="float"/>
          <table:table-cell office:value="8.480015288209671" office:value-type="float"/>
          <table:table-cell office:value="9.030087171163789" office:value-type="float"/>
          <table:table-cell office:value="9.212983281339366" office:value-type="float"/>
          <table:table-cell office:value="9.418268289477595" office:value-type="float"/>
          <table:table-cell office:value="9.819362294422696" office:value-type="float"/>
          <table:table-cell office:value="6.169985071146085" office:value-type="float"/>
          <table:table-cell office:value="6.770887302016975" office:value-type="float"/>
          <table:table-cell office:value="6.945072884566898" office:value-type="float"/>
          <table:table-cell office:value="7.094996941657408" office:value-type="float"/>
          <table:table-cell office:value="7.717454908438587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.73192923920279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75991497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37680394414035" office:value-type="float"/>
          <table:table-cell office:value="16.58132083306627" office:value-type="float"/>
          <table:table-cell office:value="17.309715918422473" office:value-type="float"/>
          <table:table-cell office:value="17.99279671951808" office:value-type="float"/>
          <table:table-cell office:value="7.216133610647863" office:value-type="float"/>
          <table:table-cell office:value="7.760164456136871" office:value-type="float"/>
          <table:table-cell office:value="7.994783083047506" office:value-type="float"/>
          <table:table-cell office:value="8.17368780195201" office:value-type="float"/>
          <table:table-cell office:value="9.131440363579522" office:value-type="float"/>
          <table:table-cell office:value="6.415702347093912" office:value-type="float"/>
          <table:table-cell office:value="7.88793739041539" office:value-type="float"/>
          <table:table-cell office:value="8.20998011321309" office:value-type="float"/>
          <table:table-cell office:value="8.44307255715862" office:value-type="float"/>
          <table:table-cell office:value="9.036259737965429" office:value-type="float"/>
          <table:table-cell office:value="8.426215878076972" office:value-type="float"/>
          <table:table-cell office:value="8.9690238960555" office:value-type="float"/>
          <table:table-cell office:value="9.110751875956826" office:value-type="float"/>
          <table:table-cell office:value="9.26766614287072" office:value-type="float"/>
          <table:table-cell office:value="10.2435331675314" office:value-type="float"/>
          <table:table-cell office:value="5.6378936165254" office:value-type="float"/>
          <table:table-cell office:value="6.73126018045974" office:value-type="float"/>
          <table:table-cell office:value="7.011927672616672" office:value-type="float"/>
          <table:table-cell office:value="7.252439753775422" office:value-type="float"/>
          <table:table-cell office:value="8.201611076727003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.73064539130459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2644969513" office:value-type="float"/>
          <table:table-cell office:value="-17.443517452459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7010404912865" office:value-type="float"/>
          <table:table-cell office:value="16.931372048024752" office:value-type="float"/>
          <table:table-cell office:value="17.927612866559304" office:value-type="float"/>
          <table:table-cell office:value="7.116688959470697" office:value-type="float"/>
          <table:table-cell office:value="7.662630091786475" office:value-type="float"/>
          <table:table-cell office:value="7.781505272931804" office:value-type="float"/>
          <table:table-cell office:value="7.945591354342021" office:value-type="float"/>
          <table:table-cell office:value="8.53652387738695" office:value-type="float"/>
          <table:table-cell office:value="6.83071811848396" office:value-type="float"/>
          <table:table-cell office:value="7.593551529609812" office:value-type="float"/>
          <table:table-cell office:value="8.063579130072087" office:value-type="float"/>
          <table:table-cell office:value="8.499661883524078" office:value-type="float"/>
          <table:table-cell office:value="8.864405942819666" office:value-type="float"/>
          <table:table-cell office:value="8.55854394558255" office:value-type="float"/>
          <table:table-cell office:value="8.96778298174587" office:value-type="float"/>
          <table:table-cell office:value="9.111155539173865" office:value-type="float"/>
          <table:table-cell office:value="9.22722778220435" office:value-type="float"/>
          <table:table-cell office:value="9.682842551000647" office:value-type="float"/>
          <table:table-cell office:value="5.489936919809315" office:value-type="float"/>
          <table:table-cell office:value="6.377522499983813" office:value-type="float"/>
          <table:table-cell office:value="6.7773728571193494" office:value-type="float"/>
          <table:table-cell office:value="7.277930161133387" office:value-type="float"/>
          <table:table-cell office:value="7.795806045786809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.0" office:value-type="float"/>
          <table:table-cell office:value="0.5" office:value-type="float"/>
          <table:table-cell office:value="0.70374645013315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2741049581805" office:value-type="float"/>
          <table:table-cell office:value="16.602741049581805" office:value-type="float"/>
          <table:table-cell office:value="16.602741049581805" office:value-type="float"/>
          <table:table-cell office:value="16.602741049581805" office:value-type="float"/>
          <table:table-cell office:value="17.244741200351235" office:value-type="float"/>
          <table:table-cell office:value="8.155116670620064" office:value-type="float"/>
          <table:table-cell office:value="8.155116670620064" office:value-type="float"/>
          <table:table-cell office:value="8.155116670620064" office:value-type="float"/>
          <table:table-cell office:value="8.155116670620064" office:value-type="float"/>
          <table:table-cell office:value="8.189531539392712" office:value-type="float"/>
          <table:table-cell office:value="7.843784215835993" office:value-type="float"/>
          <table:table-cell office:value="7.843784215835993" office:value-type="float"/>
          <table:table-cell office:value="7.843784215835993" office:value-type="float"/>
          <table:table-cell office:value="7.843784215835993" office:value-type="float"/>
          <table:table-cell office:value="8.951774759776987" office:value-type="float"/>
          <table:table-cell office:value="8.793072896664622" office:value-type="float"/>
          <table:table-cell office:value="8.793072896664622" office:value-type="float"/>
          <table:table-cell office:value="8.793072896664622" office:value-type="float"/>
          <table:table-cell office:value="8.793072896664622" office:value-type="float"/>
          <table:table-cell office:value="9.338030799800583" office:value-type="float"/>
          <table:table-cell office:value="7.240242858564082" office:value-type="float"/>
          <table:table-cell office:value="7.240242858564082" office:value-type="float"/>
          <table:table-cell office:value="7.240242858564082" office:value-type="float"/>
          <table:table-cell office:value="7.240242858564082" office:value-type="float"/>
          <table:table-cell office:value="7.768860630596468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.71571000684357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0643794792" office:value-type="float"/>
          <table:table-cell office:value="-17.4696384927506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6094248928668" office:value-type="float"/>
          <table:table-cell office:value="17.244402577853265" office:value-type="float"/>
          <table:table-cell office:value="17.982964309763425" office:value-type="float"/>
          <table:table-cell office:value="6.999052619248866" office:value-type="float"/>
          <table:table-cell office:value="7.568574505590418" office:value-type="float"/>
          <table:table-cell office:value="7.876565905752174" office:value-type="float"/>
          <table:table-cell office:value="8.077368564148285" office:value-type="float"/>
          <table:table-cell office:value="9.10484002131064" office:value-type="float"/>
          <table:table-cell office:value="6.71514777917122" office:value-type="float"/>
          <table:table-cell office:value="7.839746090420359" office:value-type="float"/>
          <table:table-cell office:value="8.184600619029972" office:value-type="float"/>
          <table:table-cell office:value="8.460397763889691" office:value-type="float"/>
          <table:table-cell office:value="9.177025088253842" office:value-type="float"/>
          <table:table-cell office:value="8.394932288387482" office:value-type="float"/>
          <table:table-cell office:value="8.863015977273523" office:value-type="float"/>
          <table:table-cell office:value="9.058865410119449" office:value-type="float"/>
          <table:table-cell office:value="9.243150315548261" office:value-type="float"/>
          <table:table-cell office:value="9.989134976803799" office:value-type="float"/>
          <table:table-cell office:value="5.509208552188133" office:value-type="float"/>
          <table:table-cell office:value="6.681077618865061" office:value-type="float"/>
          <table:table-cell office:value="6.938771379095683" office:value-type="float"/>
          <table:table-cell office:value="7.1847261729040035" office:value-type="float"/>
          <table:table-cell office:value="8.019848160000894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.0" office:value-type="float"/>
          <table:table-cell office:value="0.684709381473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623807672396" office:value-type="float"/>
          <table:table-cell office:value="16.75421428270588" office:value-type="float"/>
          <table:table-cell office:value="16.995135109639136" office:value-type="float"/>
          <table:table-cell office:value="17.695210710455953" office:value-type="float"/>
          <table:table-cell office:value="17.695210710455953" office:value-type="float"/>
          <table:table-cell office:value="7.628671191429357" office:value-type="float"/>
          <table:table-cell office:value="7.6536693438211785" office:value-type="float"/>
          <table:table-cell office:value="7.895848902223654" office:value-type="float"/>
          <table:table-cell office:value="8.225534272184191" office:value-type="float"/>
          <table:table-cell office:value="8.225534272184191" office:value-type="float"/>
          <table:table-cell office:value="8.24909996704545" office:value-type="float"/>
          <table:table-cell office:value="8.260834882646968" office:value-type="float"/>
          <table:table-cell office:value="8.284621454604586" office:value-type="float"/>
          <table:table-cell office:value="8.481384691138468" office:value-type="float"/>
          <table:table-cell office:value="8.481384691138468" office:value-type="float"/>
          <table:table-cell office:value="8.955567538788197" office:value-type="float"/>
          <table:table-cell office:value="9.218005630959949" office:value-type="float"/>
          <table:table-cell office:value="9.287394252133916" office:value-type="float"/>
          <table:table-cell office:value="9.366183687199811" office:value-type="float"/>
          <table:table-cell office:value="9.366183687199811" office:value-type="float"/>
          <table:table-cell office:value="6.814286669628431" office:value-type="float"/>
          <table:table-cell office:value="6.917048403999698" office:value-type="float"/>
          <table:table-cell office:value="6.933938535288128" office:value-type="float"/>
          <table:table-cell office:value="7.187239987095723" office:value-type="float"/>
          <table:table-cell office:value="7.187239987095723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.67749998965543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7521012108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5223043539603" office:value-type="float"/>
          <table:table-cell office:value="16.746509438980734" office:value-type="float"/>
          <table:table-cell office:value="17.817308033844412" office:value-type="float"/>
          <table:table-cell office:value="17.817308033844412" office:value-type="float"/>
          <table:table-cell office:value="7.420589943227943" office:value-type="float"/>
          <table:table-cell office:value="7.546679201996726" office:value-type="float"/>
          <table:table-cell office:value="8.004961813579534" office:value-type="float"/>
          <table:table-cell office:value="8.019499021690963" office:value-type="float"/>
          <table:table-cell office:value="8.019499021690963" office:value-type="float"/>
          <table:table-cell office:value="7.385545139392311" office:value-type="float"/>
          <table:table-cell office:value="8.362300177246961" office:value-type="float"/>
          <table:table-cell office:value="8.470087108109487" office:value-type="float"/>
          <table:table-cell office:value="8.79943444423038" office:value-type="float"/>
          <table:table-cell office:value="8.79943444423038" office:value-type="float"/>
          <table:table-cell office:value="8.499158054158869" office:value-type="float"/>
          <table:table-cell office:value="9.135467034166428" office:value-type="float"/>
          <table:table-cell office:value="9.246387444856154" office:value-type="float"/>
          <table:table-cell office:value="9.33835955664512" office:value-type="float"/>
          <table:table-cell office:value="9.33835955664512" office:value-type="float"/>
          <table:table-cell office:value="6.306977028461386" office:value-type="float"/>
          <table:table-cell office:value="6.773512345077259" office:value-type="float"/>
          <table:table-cell office:value="7.151226573155331" office:value-type="float"/>
          <table:table-cell office:value="7.558008812953761" office:value-type="float"/>
          <table:table-cell office:value="7.558008812953761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.7144690864770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83546000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4904281507245" office:value-type="float"/>
          <table:table-cell office:value="16.561240769128318" office:value-type="float"/>
          <table:table-cell office:value="17.00935788057901" office:value-type="float"/>
          <table:table-cell office:value="17.90447706999072" office:value-type="float"/>
          <table:table-cell office:value="7.32848698786737" office:value-type="float"/>
          <table:table-cell office:value="7.678295867130167" office:value-type="float"/>
          <table:table-cell office:value="7.905007659875378" office:value-type="float"/>
          <table:table-cell office:value="8.104685828814898" office:value-type="float"/>
          <table:table-cell office:value="8.84780264309062" office:value-type="float"/>
          <table:table-cell office:value="7.171557928241345" office:value-type="float"/>
          <table:table-cell office:value="7.913555159617115" office:value-type="float"/>
          <table:table-cell office:value="8.16398349574936" office:value-type="float"/>
          <table:table-cell office:value="8.511531017134164" office:value-type="float"/>
          <table:table-cell office:value="8.926002734562346" office:value-type="float"/>
          <table:table-cell office:value="8.403119578889866" office:value-type="float"/>
          <table:table-cell office:value="8.768319279253472" office:value-type="float"/>
          <table:table-cell office:value="8.983749821718783" office:value-type="float"/>
          <table:table-cell office:value="9.09426643154266" office:value-type="float"/>
          <table:table-cell office:value="9.574591225592282" office:value-type="float"/>
          <table:table-cell office:value="6.015261098244185" office:value-type="float"/>
          <table:table-cell office:value="6.800731402323409" office:value-type="float"/>
          <table:table-cell office:value="7.081402878774969" office:value-type="float"/>
          <table:table-cell office:value="7.435313034092949" office:value-type="float"/>
          <table:table-cell office:value="8.192118815853087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.68310435905615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83436469" office:value-type="float"/>
          <table:table-cell office:value="-17.4735595459352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6281386378353" office:value-type="float"/>
          <table:table-cell office:value="17.238417817581688" office:value-type="float"/>
          <table:table-cell office:value="17.97166500447969" office:value-type="float"/>
          <table:table-cell office:value="7.198755171692644" office:value-type="float"/>
          <table:table-cell office:value="7.664216396574282" office:value-type="float"/>
          <table:table-cell office:value="7.841321273079979" office:value-type="float"/>
          <table:table-cell office:value="8.043089098393006" office:value-type="float"/>
          <table:table-cell office:value="8.609196514871213" office:value-type="float"/>
          <table:table-cell office:value="7.786009161489995" office:value-type="float"/>
          <table:table-cell office:value="8.170671202492732" office:value-type="float"/>
          <table:table-cell office:value="8.340295901252205" office:value-type="float"/>
          <table:table-cell office:value="8.48566102036645" office:value-type="float"/>
          <table:table-cell office:value="9.065343581039963" office:value-type="float"/>
          <table:table-cell office:value="8.557380037504421" office:value-type="float"/>
          <table:table-cell office:value="9.024252147397828" office:value-type="float"/>
          <table:table-cell office:value="9.147940067235934" office:value-type="float"/>
          <table:table-cell office:value="9.264292059740669" office:value-type="float"/>
          <table:table-cell office:value="9.701038716118706" office:value-type="float"/>
          <table:table-cell office:value="6.315372409812376" office:value-type="float"/>
          <table:table-cell office:value="6.836672322300428" office:value-type="float"/>
          <table:table-cell office:value="7.009587490688646" office:value-type="float"/>
          <table:table-cell office:value="7.265525199645905" office:value-type="float"/>
          <table:table-cell office:value="7.97350137979247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.71219246002604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1763060104" office:value-type="float"/>
          <table:table-cell office:value="-17.4880610483319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33543044097985" office:value-type="float"/>
          <table:table-cell office:value="17.317493298086042" office:value-type="float"/>
          <table:table-cell office:value="17.44596262369366" office:value-type="float"/>
          <table:table-cell office:value="7.5643302276522615" office:value-type="float"/>
          <table:table-cell office:value="8.045273805588572" office:value-type="float"/>
          <table:table-cell office:value="8.416772663410471" office:value-type="float"/>
          <table:table-cell office:value="8.476190211102942" office:value-type="float"/>
          <table:table-cell office:value="8.476361573489061" office:value-type="float"/>
          <table:table-cell office:value="8.268325677913024" office:value-type="float"/>
          <table:table-cell office:value="8.286758354238241" office:value-type="float"/>
          <table:table-cell office:value="8.329433689973985" office:value-type="float"/>
          <table:table-cell office:value="8.692305663226627" office:value-type="float"/>
          <table:table-cell office:value="8.743536118689075" office:value-type="float"/>
          <table:table-cell office:value="9.073552079229682" office:value-type="float"/>
          <table:table-cell office:value="9.458185399339182" office:value-type="float"/>
          <table:table-cell office:value="9.517744799688636" office:value-type="float"/>
          <table:table-cell office:value="9.589899368836317" office:value-type="float"/>
          <table:table-cell office:value="9.5930254676089" office:value-type="float"/>
          <table:table-cell office:value="6.759103826335603" office:value-type="float"/>
          <table:table-cell office:value="7.173049196504869" office:value-type="float"/>
          <table:table-cell office:value="7.271065124589011" office:value-type="float"/>
          <table:table-cell office:value="7.288020954045276" office:value-type="float"/>
          <table:table-cell office:value="7.575641769106786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.698797157946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02000513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0260405553366" office:value-type="float"/>
          <table:table-cell office:value="16.369976140099553" office:value-type="float"/>
          <table:table-cell office:value="16.943013139881266" office:value-type="float"/>
          <table:table-cell office:value="17.97310882604174" office:value-type="float"/>
          <table:table-cell office:value="6.9810531303823415" office:value-type="float"/>
          <table:table-cell office:value="7.611052115731987" office:value-type="float"/>
          <table:table-cell office:value="7.755806975136079" office:value-type="float"/>
          <table:table-cell office:value="7.935538949397591" office:value-type="float"/>
          <table:table-cell office:value="9.147887054188878" office:value-type="float"/>
          <table:table-cell office:value="6.804673676264672" office:value-type="float"/>
          <table:table-cell office:value="7.98915054715985" office:value-type="float"/>
          <table:table-cell office:value="8.21496564881545" office:value-type="float"/>
          <table:table-cell office:value="8.369782657416739" office:value-type="float"/>
          <table:table-cell office:value="8.968539004430676" office:value-type="float"/>
          <table:table-cell office:value="8.453045820455705" office:value-type="float"/>
          <table:table-cell office:value="8.876049644398877" office:value-type="float"/>
          <table:table-cell office:value="9.04204719775" office:value-type="float"/>
          <table:table-cell office:value="9.167427951707449" office:value-type="float"/>
          <table:table-cell office:value="9.709090559166516" office:value-type="float"/>
          <table:table-cell office:value="5.652823398776929" office:value-type="float"/>
          <table:table-cell office:value="6.697221195673527" office:value-type="float"/>
          <table:table-cell office:value="6.928677084551583" office:value-type="float"/>
          <table:table-cell office:value="7.121226177743029" office:value-type="float"/>
          <table:table-cell office:value="8.04485808824732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.68729628034077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5863978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4558747715595" office:value-type="float"/>
          <table:table-cell office:value="16.305604081887378" office:value-type="float"/>
          <table:table-cell office:value="17.006364162650964" office:value-type="float"/>
          <table:table-cell office:value="17.994644222942817" office:value-type="float"/>
          <table:table-cell office:value="7.001731857330412" office:value-type="float"/>
          <table:table-cell office:value="7.531932555517232" office:value-type="float"/>
          <table:table-cell office:value="7.712652673126613" office:value-type="float"/>
          <table:table-cell office:value="7.948873551366547" office:value-type="float"/>
          <table:table-cell office:value="9.061653840599579" office:value-type="float"/>
          <table:table-cell office:value="7.014313123051655" office:value-type="float"/>
          <table:table-cell office:value="8.10900081058659" office:value-type="float"/>
          <table:table-cell office:value="8.291149410401509" office:value-type="float"/>
          <table:table-cell office:value="8.445541134900795" office:value-type="float"/>
          <table:table-cell office:value="9.267994335421005" office:value-type="float"/>
          <table:table-cell office:value="8.562090942337052" office:value-type="float"/>
          <table:table-cell office:value="9.029303133877544" office:value-type="float"/>
          <table:table-cell office:value="9.17954076406561" office:value-type="float"/>
          <table:table-cell office:value="9.328886657346743" office:value-type="float"/>
          <table:table-cell office:value="9.94663917043567" office:value-type="float"/>
          <table:table-cell office:value="5.6336885460636825" office:value-type="float"/>
          <table:table-cell office:value="6.593477782002088" office:value-type="float"/>
          <table:table-cell office:value="6.80590694634871" office:value-type="float"/>
          <table:table-cell office:value="7.0465312791710435" office:value-type="float"/>
          <table:table-cell office:value="8.212299513041494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.69820561588265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38546739577" office:value-type="float"/>
          <table:table-cell office:value="-17.4625340356552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4313399750373" office:value-type="float"/>
          <table:table-cell office:value="17.13466115664516" office:value-type="float"/>
          <table:table-cell office:value="17.931493709799305" office:value-type="float"/>
          <table:table-cell office:value="6.714725713151758" office:value-type="float"/>
          <table:table-cell office:value="7.8973128172263305" office:value-type="float"/>
          <table:table-cell office:value="8.089492746856278" office:value-type="float"/>
          <table:table-cell office:value="8.288296510388353" office:value-type="float"/>
          <table:table-cell office:value="8.731971608571259" office:value-type="float"/>
          <table:table-cell office:value="6.804608182088831" office:value-type="float"/>
          <table:table-cell office:value="8.299232032319532" office:value-type="float"/>
          <table:table-cell office:value="8.505072721105982" office:value-type="float"/>
          <table:table-cell office:value="8.658050131466085" office:value-type="float"/>
          <table:table-cell office:value="9.059866522241085" office:value-type="float"/>
          <table:table-cell office:value="8.748702745302747" office:value-type="float"/>
          <table:table-cell office:value="9.209988339044589" office:value-type="float"/>
          <table:table-cell office:value="9.365876067912104" office:value-type="float"/>
          <table:table-cell office:value="9.518490419895056" office:value-type="float"/>
          <table:table-cell office:value="10.023861393283614" office:value-type="float"/>
          <table:table-cell office:value="5.471129350483629" office:value-type="float"/>
          <table:table-cell office:value="6.971823587938258" office:value-type="float"/>
          <table:table-cell office:value="7.218529725231317" office:value-type="float"/>
          <table:table-cell office:value="7.429152184927814" office:value-type="float"/>
          <table:table-cell office:value="7.817080663916093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221444279600385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4338413090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33459009894857" office:value-type="float"/>
          <table:table-cell office:value="17.456280997847507" office:value-type="float"/>
          <table:table-cell office:value="17.668096393319527" office:value-type="float"/>
          <table:table-cell office:value="17.969280850794703" office:value-type="float"/>
          <table:table-cell office:value="7.657815866795359" office:value-type="float"/>
          <table:table-cell office:value="7.7665882932423305" office:value-type="float"/>
          <table:table-cell office:value="8.157614971377795" office:value-type="float"/>
          <table:table-cell office:value="8.19395472748272" office:value-type="float"/>
          <table:table-cell office:value="8.536703872886369" office:value-type="float"/>
          <table:table-cell office:value="7.337686585116728" office:value-type="float"/>
          <table:table-cell office:value="7.7353161387825" office:value-type="float"/>
          <table:table-cell office:value="7.891432645481187" office:value-type="float"/>
          <table:table-cell office:value="7.945226143973647" office:value-type="float"/>
          <table:table-cell office:value="8.232107874540528" office:value-type="float"/>
          <table:table-cell office:value="9.056276608602495" office:value-type="float"/>
          <table:table-cell office:value="9.066691754678697" office:value-type="float"/>
          <table:table-cell office:value="9.099964966535406" office:value-type="float"/>
          <table:table-cell office:value="9.177156358866144" office:value-type="float"/>
          <table:table-cell office:value="9.71298205902296" office:value-type="float"/>
          <table:table-cell office:value="6.3368553969753645" office:value-type="float"/>
          <table:table-cell office:value="6.395336589959117" office:value-type="float"/>
          <table:table-cell office:value="6.534658078349834" office:value-type="float"/>
          <table:table-cell office:value="7.018695618285211" office:value-type="float"/>
          <table:table-cell office:value="7.05582968840393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.0" office:value-type="float"/>
          <table:table-cell office:value="0.17411201040597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49072785886" office:value-type="float"/>
          <table:table-cell office:value="-17.4753593068359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92503842323026" office:value-type="float"/>
          <table:table-cell office:value="17.581982488083046" office:value-type="float"/>
          <table:table-cell office:value="17.92642329374485" office:value-type="float"/>
          <table:table-cell office:value="7.995766012976022" office:value-type="float"/>
          <table:table-cell office:value="8.056928509005122" office:value-type="float"/>
          <table:table-cell office:value="8.113968405962632" office:value-type="float"/>
          <table:table-cell office:value="8.139435407016622" office:value-type="float"/>
          <table:table-cell office:value="8.420195625705183" office:value-type="float"/>
          <table:table-cell office:value="6.966877468203996" office:value-type="float"/>
          <table:table-cell office:value="7.448629299000708" office:value-type="float"/>
          <table:table-cell office:value="7.580367852372583" office:value-type="float"/>
          <table:table-cell office:value="7.626959617425619" office:value-type="float"/>
          <table:table-cell office:value="7.883274656917743" office:value-type="float"/>
          <table:table-cell office:value="8.890412336081344" office:value-type="float"/>
          <table:table-cell office:value="9.007159517023782" office:value-type="float"/>
          <table:table-cell office:value="9.054429185750902" office:value-type="float"/>
          <table:table-cell office:value="9.077170941327285" office:value-type="float"/>
          <table:table-cell office:value="9.442838320915392" office:value-type="float"/>
          <table:table-cell office:value="6.087813438238799" office:value-type="float"/>
          <table:table-cell office:value="6.497880011622269" office:value-type="float"/>
          <table:table-cell office:value="6.5747900955970575" office:value-type="float"/>
          <table:table-cell office:value="6.720503403639844" office:value-type="float"/>
          <table:table-cell office:value="7.212096784304729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.68042956635665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73800037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3424076493702" office:value-type="float"/>
          <table:table-cell office:value="16.632854938108128" office:value-type="float"/>
          <table:table-cell office:value="17.04683792023131" office:value-type="float"/>
          <table:table-cell office:value="17.96342938380524" office:value-type="float"/>
          <table:table-cell office:value="6.883889991013458" office:value-type="float"/>
          <table:table-cell office:value="7.41423714403359" office:value-type="float"/>
          <table:table-cell office:value="7.691542964744548" office:value-type="float"/>
          <table:table-cell office:value="7.843266672332291" office:value-type="float"/>
          <table:table-cell office:value="8.412155967814261" office:value-type="float"/>
          <table:table-cell office:value="7.015561574810633" office:value-type="float"/>
          <table:table-cell office:value="7.806301592618333" office:value-type="float"/>
          <table:table-cell office:value="8.24809837353277" office:value-type="float"/>
          <table:table-cell office:value="8.520026488213311" office:value-type="float"/>
          <table:table-cell office:value="9.020113179225989" office:value-type="float"/>
          <table:table-cell office:value="8.348703059829127" office:value-type="float"/>
          <table:table-cell office:value="8.809889759695585" office:value-type="float"/>
          <table:table-cell office:value="8.990875829685882" office:value-type="float"/>
          <table:table-cell office:value="9.18525875271716" office:value-type="float"/>
          <table:table-cell office:value="9.461019880119675" office:value-type="float"/>
          <table:table-cell office:value="5.871865396141931" office:value-type="float"/>
          <table:table-cell office:value="6.600154854150034" office:value-type="float"/>
          <table:table-cell office:value="6.89129984432245" office:value-type="float"/>
          <table:table-cell office:value="7.0863518177786" office:value-type="float"/>
          <table:table-cell office:value="7.618409200062265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.71825886776274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0797995837" office:value-type="float"/>
          <table:table-cell office:value="-17.4666508453393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47388857749709" office:value-type="float"/>
          <table:table-cell office:value="17.023961701515383" office:value-type="float"/>
          <table:table-cell office:value="17.903022281462462" office:value-type="float"/>
          <table:table-cell office:value="7.351630185954299" office:value-type="float"/>
          <table:table-cell office:value="7.8752523389166456" office:value-type="float"/>
          <table:table-cell office:value="8.045977015322162" office:value-type="float"/>
          <table:table-cell office:value="8.178782980380145" office:value-type="float"/>
          <table:table-cell office:value="9.467389774464188" office:value-type="float"/>
          <table:table-cell office:value="7.4707427502545105" office:value-type="float"/>
          <table:table-cell office:value="8.137725804557757" office:value-type="float"/>
          <table:table-cell office:value="8.368508014147915" office:value-type="float"/>
          <table:table-cell office:value="8.591615488903905" office:value-type="float"/>
          <table:table-cell office:value="9.299554329056694" office:value-type="float"/>
          <table:table-cell office:value="8.826262148504437" office:value-type="float"/>
          <table:table-cell office:value="9.101405021349912" office:value-type="float"/>
          <table:table-cell office:value="9.258011968724563" office:value-type="float"/>
          <table:table-cell office:value="9.472180107900321" office:value-type="float"/>
          <table:table-cell office:value="10.182102615874665" office:value-type="float"/>
          <table:table-cell office:value="6.055025198058194" office:value-type="float"/>
          <table:table-cell office:value="6.877497730133137" office:value-type="float"/>
          <table:table-cell office:value="7.192068919183944" office:value-type="float"/>
          <table:table-cell office:value="7.443107711550796" office:value-type="float"/>
          <table:table-cell office:value="8.413681697773335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.6897552758866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5129681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4099042203929" office:value-type="float"/>
          <table:table-cell office:value="16.42046117464751" office:value-type="float"/>
          <table:table-cell office:value="17.092182567213108" office:value-type="float"/>
          <table:table-cell office:value="17.99665125869757" office:value-type="float"/>
          <table:table-cell office:value="6.973708768875551" office:value-type="float"/>
          <table:table-cell office:value="7.443548542435712" office:value-type="float"/>
          <table:table-cell office:value="7.617578141135472" office:value-type="float"/>
          <table:table-cell office:value="7.78457343737648" office:value-type="float"/>
          <table:table-cell office:value="8.498705244415437" office:value-type="float"/>
          <table:table-cell office:value="7.199881031927798" office:value-type="float"/>
          <table:table-cell office:value="7.787670927325317" office:value-type="float"/>
          <table:table-cell office:value="8.016813805796165" office:value-type="float"/>
          <table:table-cell office:value="8.250317017308703" office:value-type="float"/>
          <table:table-cell office:value="8.758936687356922" office:value-type="float"/>
          <table:table-cell office:value="8.175958689591203" office:value-type="float"/>
          <table:table-cell office:value="8.632688570159475" office:value-type="float"/>
          <table:table-cell office:value="8.725085553217163" office:value-type="float"/>
          <table:table-cell office:value="8.856313111439789" office:value-type="float"/>
          <table:table-cell office:value="9.30416415397574" office:value-type="float"/>
          <table:table-cell office:value="6.106970623549654" office:value-type="float"/>
          <table:table-cell office:value="6.730994800631461" office:value-type="float"/>
          <table:table-cell office:value="6.9050195790350966" office:value-type="float"/>
          <table:table-cell office:value="7.069481075884806" office:value-type="float"/>
          <table:table-cell office:value="7.7404402136786254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.67407050292268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2783973507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4088157921639" office:value-type="float"/>
          <table:table-cell office:value="16.407868969656526" office:value-type="float"/>
          <table:table-cell office:value="16.83366915318084" office:value-type="float"/>
          <table:table-cell office:value="17.883339844817606" office:value-type="float"/>
          <table:table-cell office:value="7.180584818577378" office:value-type="float"/>
          <table:table-cell office:value="7.624824216525275" office:value-type="float"/>
          <table:table-cell office:value="7.752731609671992" office:value-type="float"/>
          <table:table-cell office:value="7.8463990949791205" office:value-type="float"/>
          <table:table-cell office:value="8.537977716063278" office:value-type="float"/>
          <table:table-cell office:value="7.24746269560802" office:value-type="float"/>
          <table:table-cell office:value="8.157321195824949" office:value-type="float"/>
          <table:table-cell office:value="8.435750516388484" office:value-type="float"/>
          <table:table-cell office:value="8.543246755939023" office:value-type="float"/>
          <table:table-cell office:value="9.049005469075576" office:value-type="float"/>
          <table:table-cell office:value="8.832250505268888" office:value-type="float"/>
          <table:table-cell office:value="9.084159102917909" office:value-type="float"/>
          <table:table-cell office:value="9.182535338236297" office:value-type="float"/>
          <table:table-cell office:value="9.343241814628298" office:value-type="float"/>
          <table:table-cell office:value="9.593609228494481" office:value-type="float"/>
          <table:table-cell office:value="5.976326086265983" office:value-type="float"/>
          <table:table-cell office:value="6.578536431252054" office:value-type="float"/>
          <table:table-cell office:value="6.970784802795846" office:value-type="float"/>
          <table:table-cell office:value="7.1442499969476785" office:value-type="float"/>
          <table:table-cell office:value="7.807003064721849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.703352895691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64562698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8310466496794" office:value-type="float"/>
          <table:table-cell office:value="16.44464319993072" office:value-type="float"/>
          <table:table-cell office:value="17.095631265284084" office:value-type="float"/>
          <table:table-cell office:value="17.983652925582394" office:value-type="float"/>
          <table:table-cell office:value="6.704674159877452" office:value-type="float"/>
          <table:table-cell office:value="7.547172955081276" office:value-type="float"/>
          <table:table-cell office:value="7.756982696514848" office:value-type="float"/>
          <table:table-cell office:value="7.987237229416176" office:value-type="float"/>
          <table:table-cell office:value="8.689242728248496" office:value-type="float"/>
          <table:table-cell office:value="6.985004841191764" office:value-type="float"/>
          <table:table-cell office:value="7.952790230771043" office:value-type="float"/>
          <table:table-cell office:value="8.169889896839303" office:value-type="float"/>
          <table:table-cell office:value="8.331372371135235" office:value-type="float"/>
          <table:table-cell office:value="9.064141534362236" office:value-type="float"/>
          <table:table-cell office:value="8.185096041948595" office:value-type="float"/>
          <table:table-cell office:value="8.923843214508956" office:value-type="float"/>
          <table:table-cell office:value="9.069074972772105" office:value-type="float"/>
          <table:table-cell office:value="9.236633995340398" office:value-type="float"/>
          <table:table-cell office:value="9.787592806398681" office:value-type="float"/>
          <table:table-cell office:value="5.551152474590294" office:value-type="float"/>
          <table:table-cell office:value="6.583753096435844" office:value-type="float"/>
          <table:table-cell office:value="6.839184170170503" office:value-type="float"/>
          <table:table-cell office:value="7.033108578164518" office:value-type="float"/>
          <table:table-cell office:value="8.134580255936534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.69898084956251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22546665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0894087467855" office:value-type="float"/>
          <table:table-cell office:value="16.744449970372123" office:value-type="float"/>
          <table:table-cell office:value="17.361845094610445" office:value-type="float"/>
          <table:table-cell office:value="17.970957317545924" office:value-type="float"/>
          <table:table-cell office:value="7.172977558464094" office:value-type="float"/>
          <table:table-cell office:value="7.762921941897541" office:value-type="float"/>
          <table:table-cell office:value="7.948746855577246" office:value-type="float"/>
          <table:table-cell office:value="8.097161490683696" office:value-type="float"/>
          <table:table-cell office:value="8.590211697179285" office:value-type="float"/>
          <table:table-cell office:value="7.294340897861662" office:value-type="float"/>
          <table:table-cell office:value="8.15972261306484" office:value-type="float"/>
          <table:table-cell office:value="8.351756554803917" office:value-type="float"/>
          <table:table-cell office:value="8.538704714015982" office:value-type="float"/>
          <table:table-cell office:value="8.941812214229127" office:value-type="float"/>
          <table:table-cell office:value="8.509438186224457" office:value-type="float"/>
          <table:table-cell office:value="9.04083333899212" office:value-type="float"/>
          <table:table-cell office:value="9.21066215075616" office:value-type="float"/>
          <table:table-cell office:value="9.33379575404324" office:value-type="float"/>
          <table:table-cell office:value="9.51680861205882" office:value-type="float"/>
          <table:table-cell office:value="6.237973409470966" office:value-type="float"/>
          <table:table-cell office:value="6.897866101552065" office:value-type="float"/>
          <table:table-cell office:value="7.094527833721951" office:value-type="float"/>
          <table:table-cell office:value="7.3330487007685115" office:value-type="float"/>
          <table:table-cell office:value="7.849024086678321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.727793362932898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18774927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9466686541436" office:value-type="float"/>
          <table:table-cell office:value="15.927290351557101" office:value-type="float"/>
          <table:table-cell office:value="16.616709287339745" office:value-type="float"/>
          <table:table-cell office:value="17.951092082547902" office:value-type="float"/>
          <table:table-cell office:value="6.922030247533217" office:value-type="float"/>
          <table:table-cell office:value="7.5723491056064836" office:value-type="float"/>
          <table:table-cell office:value="7.747307090734935" office:value-type="float"/>
          <table:table-cell office:value="7.9288111243337625" office:value-type="float"/>
          <table:table-cell office:value="8.995908909781512" office:value-type="float"/>
          <table:table-cell office:value="6.764029813729918" office:value-type="float"/>
          <table:table-cell office:value="7.573497449636291" office:value-type="float"/>
          <table:table-cell office:value="8.009036331571284" office:value-type="float"/>
          <table:table-cell office:value="8.34483326964385" office:value-type="float"/>
          <table:table-cell office:value="9.08210667664938" office:value-type="float"/>
          <table:table-cell office:value="8.391876420139162" office:value-type="float"/>
          <table:table-cell office:value="8.755148442415038" office:value-type="float"/>
          <table:table-cell office:value="8.872094137446332" office:value-type="float"/>
          <table:table-cell office:value="9.001034388085763" office:value-type="float"/>
          <table:table-cell office:value="10.091345105276504" office:value-type="float"/>
          <table:table-cell office:value="5.6901155543590916" office:value-type="float"/>
          <table:table-cell office:value="6.5466111113229335" office:value-type="float"/>
          <table:table-cell office:value="6.851943985613398" office:value-type="float"/>
          <table:table-cell office:value="7.078517054831622" office:value-type="float"/>
          <table:table-cell office:value="8.066104033718336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.0" office:value-type="float"/>
          <table:table-cell office:value="0.0" office:value-type="float"/>
          <table:table-cell office:value="0.66329293065774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5568322801179" office:value-type="float"/>
          <table:table-cell office:value="16.95568322801179" office:value-type="float"/>
          <table:table-cell office:value="16.95568322801179" office:value-type="float"/>
          <table:table-cell office:value="16.95568322801179" office:value-type="float"/>
          <table:table-cell office:value="17.615615028003763" office:value-type="float"/>
          <table:table-cell office:value="7.879454534403314" office:value-type="float"/>
          <table:table-cell office:value="7.879454534403314" office:value-type="float"/>
          <table:table-cell office:value="7.879454534403314" office:value-type="float"/>
          <table:table-cell office:value="7.879454534403314" office:value-type="float"/>
          <table:table-cell office:value="8.046284614460541" office:value-type="float"/>
          <table:table-cell office:value="8.522569609307135" office:value-type="float"/>
          <table:table-cell office:value="8.522569609307135" office:value-type="float"/>
          <table:table-cell office:value="8.522569609307135" office:value-type="float"/>
          <table:table-cell office:value="8.522569609307135" office:value-type="float"/>
          <table:table-cell office:value="8.79313643349903" office:value-type="float"/>
          <table:table-cell office:value="9.305822195767625" office:value-type="float"/>
          <table:table-cell office:value="9.305822195767625" office:value-type="float"/>
          <table:table-cell office:value="9.305822195767625" office:value-type="float"/>
          <table:table-cell office:value="9.305822195767625" office:value-type="float"/>
          <table:table-cell office:value="9.620241005215654" office:value-type="float"/>
          <table:table-cell office:value="6.948613218552023" office:value-type="float"/>
          <table:table-cell office:value="6.948613218552023" office:value-type="float"/>
          <table:table-cell office:value="6.948613218552023" office:value-type="float"/>
          <table:table-cell office:value="6.948613218552023" office:value-type="float"/>
          <table:table-cell office:value="7.366768772134719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.69781014688527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43591105898" office:value-type="float"/>
          <table:table-cell office:value="-17.48147167934898" office:value-type="float"/>
          <table:table-cell office:value="-17.4426589941376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57687006398" office:value-type="float"/>
          <table:table-cell office:value="17.881573847823724" office:value-type="float"/>
          <table:table-cell office:value="7.559088349670057" office:value-type="float"/>
          <table:table-cell office:value="7.8209394422097205" office:value-type="float"/>
          <table:table-cell office:value="7.925213600285845" office:value-type="float"/>
          <table:table-cell office:value="8.116067534780255" office:value-type="float"/>
          <table:table-cell office:value="8.612951388351936" office:value-type="float"/>
          <table:table-cell office:value="8.104929390281772" office:value-type="float"/>
          <table:table-cell office:value="8.288185921489784" office:value-type="float"/>
          <table:table-cell office:value="8.448037160125788" office:value-type="float"/>
          <table:table-cell office:value="8.51239643566916" office:value-type="float"/>
          <table:table-cell office:value="8.807473758786088" office:value-type="float"/>
          <table:table-cell office:value="8.929219816331905" office:value-type="float"/>
          <table:table-cell office:value="9.153236385256557" office:value-type="float"/>
          <table:table-cell office:value="9.255693503912042" office:value-type="float"/>
          <table:table-cell office:value="9.427490304715278" office:value-type="float"/>
          <table:table-cell office:value="9.8118744803775" office:value-type="float"/>
          <table:table-cell office:value="6.515057124963755" office:value-type="float"/>
          <table:table-cell office:value="6.862403597189573" office:value-type="float"/>
          <table:table-cell office:value="7.070617820964284" office:value-type="float"/>
          <table:table-cell office:value="7.2832827742450394" office:value-type="float"/>
          <table:table-cell office:value="7.496050988851065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.68940851656717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98609552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0575087544456" office:value-type="float"/>
          <table:table-cell office:value="16.63065998683586" office:value-type="float"/>
          <table:table-cell office:value="17.147940914081428" office:value-type="float"/>
          <table:table-cell office:value="17.994564263870615" office:value-type="float"/>
          <table:table-cell office:value="7.083913131947744" office:value-type="float"/>
          <table:table-cell office:value="7.666617456994546" office:value-type="float"/>
          <table:table-cell office:value="7.837067907257259" office:value-type="float"/>
          <table:table-cell office:value="7.997669764917701" office:value-type="float"/>
          <table:table-cell office:value="8.779205395642052" office:value-type="float"/>
          <table:table-cell office:value="7.339334179242838" office:value-type="float"/>
          <table:table-cell office:value="8.127610559898246" office:value-type="float"/>
          <table:table-cell office:value="8.336986296218662" office:value-type="float"/>
          <table:table-cell office:value="8.488080194299815" office:value-type="float"/>
          <table:table-cell office:value="9.169581958493936" office:value-type="float"/>
          <table:table-cell office:value="8.325952770282614" office:value-type="float"/>
          <table:table-cell office:value="8.978392405684575" office:value-type="float"/>
          <table:table-cell office:value="9.139546183291227" office:value-type="float"/>
          <table:table-cell office:value="9.284662642997045" office:value-type="float"/>
          <table:table-cell office:value="9.819507854047895" office:value-type="float"/>
          <table:table-cell office:value="6.107959492627579" office:value-type="float"/>
          <table:table-cell office:value="6.80301015177597" office:value-type="float"/>
          <table:table-cell office:value="6.99996973687754" office:value-type="float"/>
          <table:table-cell office:value="7.28724157616336" office:value-type="float"/>
          <table:table-cell office:value="7.94321560861049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.68314995289117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23408571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55238010317653" office:value-type="float"/>
          <table:table-cell office:value="16.507920863906605" office:value-type="float"/>
          <table:table-cell office:value="17.232606662835074" office:value-type="float"/>
          <table:table-cell office:value="17.994862149192134" office:value-type="float"/>
          <table:table-cell office:value="7.014495033326124" office:value-type="float"/>
          <table:table-cell office:value="7.642619544845272" office:value-type="float"/>
          <table:table-cell office:value="7.807557014674334" office:value-type="float"/>
          <table:table-cell office:value="7.972099316045324" office:value-type="float"/>
          <table:table-cell office:value="9.148577526647482" office:value-type="float"/>
          <table:table-cell office:value="6.752156498125729" office:value-type="float"/>
          <table:table-cell office:value="8.190450119749775" office:value-type="float"/>
          <table:table-cell office:value="8.355508082911983" office:value-type="float"/>
          <table:table-cell office:value="8.50454792618125" office:value-type="float"/>
          <table:table-cell office:value="9.048006319968117" office:value-type="float"/>
          <table:table-cell office:value="8.270021752392626" office:value-type="float"/>
          <table:table-cell office:value="8.960830215560222" office:value-type="float"/>
          <table:table-cell office:value="9.161917970172507" office:value-type="float"/>
          <table:table-cell office:value="9.303597115502857" office:value-type="float"/>
          <table:table-cell office:value="10.248591577434283" office:value-type="float"/>
          <table:table-cell office:value="5.687436754156961" office:value-type="float"/>
          <table:table-cell office:value="6.816811810676882" office:value-type="float"/>
          <table:table-cell office:value="6.99484280402951" office:value-type="float"/>
          <table:table-cell office:value="7.2014437138453165" office:value-type="float"/>
          <table:table-cell office:value="8.04006139318593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.71604450547636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050843442874" office:value-type="float"/>
          <table:table-cell office:value="-17.473024680796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458310762598048" office:value-type="float"/>
          <table:table-cell office:value="16.177256406468402" office:value-type="float"/>
          <table:table-cell office:value="17.902606907305582" office:value-type="float"/>
          <table:table-cell office:value="7.117774485586146" office:value-type="float"/>
          <table:table-cell office:value="7.601585750262128" office:value-type="float"/>
          <table:table-cell office:value="7.649048777828823" office:value-type="float"/>
          <table:table-cell office:value="8.156780820305038" office:value-type="float"/>
          <table:table-cell office:value="9.088796003883722" office:value-type="float"/>
          <table:table-cell office:value="7.512155802802386" office:value-type="float"/>
          <table:table-cell office:value="7.591902245087274" office:value-type="float"/>
          <table:table-cell office:value="8.187673816493058" office:value-type="float"/>
          <table:table-cell office:value="8.577079485317189" office:value-type="float"/>
          <table:table-cell office:value="8.671225065228317" office:value-type="float"/>
          <table:table-cell office:value="8.807238094551636" office:value-type="float"/>
          <table:table-cell office:value="8.991773553155836" office:value-type="float"/>
          <table:table-cell office:value="9.155370015431961" office:value-type="float"/>
          <table:table-cell office:value="9.356775750525763" office:value-type="float"/>
          <table:table-cell office:value="9.836574000456947" office:value-type="float"/>
          <table:table-cell office:value="5.798076118407906" office:value-type="float"/>
          <table:table-cell office:value="6.083265156156656" office:value-type="float"/>
          <table:table-cell office:value="6.791474307396045" office:value-type="float"/>
          <table:table-cell office:value="7.253303502079741" office:value-type="float"/>
          <table:table-cell office:value="7.923447068655093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224310295000195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677973776812" office:value-type="float"/>
          <table:table-cell office:value="-17.4771053744931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4115564986923" office:value-type="float"/>
          <table:table-cell office:value="17.551178758130238" office:value-type="float"/>
          <table:table-cell office:value="17.551178758130238" office:value-type="float"/>
          <table:table-cell office:value="8.049121541143197" office:value-type="float"/>
          <table:table-cell office:value="8.109460996311178" office:value-type="float"/>
          <table:table-cell office:value="8.168003308422865" office:value-type="float"/>
          <table:table-cell office:value="8.467500131247949" office:value-type="float"/>
          <table:table-cell office:value="8.467500131247949" office:value-type="float"/>
          <table:table-cell office:value="7.442691343077405" office:value-type="float"/>
          <table:table-cell office:value="8.085299641578949" office:value-type="float"/>
          <table:table-cell office:value="8.094199784192856" office:value-type="float"/>
          <table:table-cell office:value="8.83019273918979" office:value-type="float"/>
          <table:table-cell office:value="8.83019273918979" office:value-type="float"/>
          <table:table-cell office:value="9.03002299701393" office:value-type="float"/>
          <table:table-cell office:value="9.10237210516146" office:value-type="float"/>
          <table:table-cell office:value="9.259655384666669" office:value-type="float"/>
          <table:table-cell office:value="9.665215788962985" office:value-type="float"/>
          <table:table-cell office:value="9.665215788962985" office:value-type="float"/>
          <table:table-cell office:value="6.449780234227122" office:value-type="float"/>
          <table:table-cell office:value="6.896484126477819" office:value-type="float"/>
          <table:table-cell office:value="7.223279952987882" office:value-type="float"/>
          <table:table-cell office:value="7.619658895666321" office:value-type="float"/>
          <table:table-cell office:value="7.619658895666321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.70231869030982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23842537678" office:value-type="float"/>
          <table:table-cell office:value="-17.4727690453795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77554257536406" office:value-type="float"/>
          <table:table-cell office:value="17.172899872112094" office:value-type="float"/>
          <table:table-cell office:value="17.981141729871982" office:value-type="float"/>
          <table:table-cell office:value="6.912143541033128" office:value-type="float"/>
          <table:table-cell office:value="7.6847350906649705" office:value-type="float"/>
          <table:table-cell office:value="7.964576756730764" office:value-type="float"/>
          <table:table-cell office:value="8.105949239723493" office:value-type="float"/>
          <table:table-cell office:value="8.60704287619036" office:value-type="float"/>
          <table:table-cell office:value="7.635141022601422" office:value-type="float"/>
          <table:table-cell office:value="8.13353666526767" office:value-type="float"/>
          <table:table-cell office:value="8.364898946616826" office:value-type="float"/>
          <table:table-cell office:value="8.502369850762642" office:value-type="float"/>
          <table:table-cell office:value="8.82125526940705" office:value-type="float"/>
          <table:table-cell office:value="8.254791054235447" office:value-type="float"/>
          <table:table-cell office:value="9.199830864214324" office:value-type="float"/>
          <table:table-cell office:value="9.356303130131883" office:value-type="float"/>
          <table:table-cell office:value="9.517486194951285" office:value-type="float"/>
          <table:table-cell office:value="9.903418003987738" office:value-type="float"/>
          <table:table-cell office:value="6.292493509399105" office:value-type="float"/>
          <table:table-cell office:value="6.65712938263108" office:value-type="float"/>
          <table:table-cell office:value="6.919959739702964" office:value-type="float"/>
          <table:table-cell office:value="7.093217354308923" office:value-type="float"/>
          <table:table-cell office:value="7.843604587116679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.72427464238196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7644185726" office:value-type="float"/>
          <table:table-cell office:value="-17.4757940265236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22359111553084" office:value-type="float"/>
          <table:table-cell office:value="17.57324251495239" office:value-type="float"/>
          <table:table-cell office:value="17.98437760742575" office:value-type="float"/>
          <table:table-cell office:value="7.2464842680303825" office:value-type="float"/>
          <table:table-cell office:value="7.7734498024648" office:value-type="float"/>
          <table:table-cell office:value="7.9869059175226855" office:value-type="float"/>
          <table:table-cell office:value="8.230674928013205" office:value-type="float"/>
          <table:table-cell office:value="9.042074119594059" office:value-type="float"/>
          <table:table-cell office:value="6.627240108424916" office:value-type="float"/>
          <table:table-cell office:value="8.107842670180018" office:value-type="float"/>
          <table:table-cell office:value="8.25770201135579" office:value-type="float"/>
          <table:table-cell office:value="8.41098123632958" office:value-type="float"/>
          <table:table-cell office:value="8.758026889077795" office:value-type="float"/>
          <table:table-cell office:value="8.593997429472893" office:value-type="float"/>
          <table:table-cell office:value="9.10626688092799" office:value-type="float"/>
          <table:table-cell office:value="9.288339242477118" office:value-type="float"/>
          <table:table-cell office:value="9.44023484911162" office:value-type="float"/>
          <table:table-cell office:value="9.774357063299352" office:value-type="float"/>
          <table:table-cell office:value="5.718607665984333" office:value-type="float"/>
          <table:table-cell office:value="6.810058439393208" office:value-type="float"/>
          <table:table-cell office:value="7.0032740070351025" office:value-type="float"/>
          <table:table-cell office:value="7.136033972566388" office:value-type="float"/>
          <table:table-cell office:value="8.025743945372504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.69104431002081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5660862587" office:value-type="float"/>
          <table:table-cell office:value="-17.4698291588111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7529538639265" office:value-type="float"/>
          <table:table-cell office:value="17.26926306486578" office:value-type="float"/>
          <table:table-cell office:value="17.99540800960488" office:value-type="float"/>
          <table:table-cell office:value="7.134332640433369" office:value-type="float"/>
          <table:table-cell office:value="7.803268103511302" office:value-type="float"/>
          <table:table-cell office:value="7.969592938546427" office:value-type="float"/>
          <table:table-cell office:value="8.184346246076018" office:value-type="float"/>
          <table:table-cell office:value="9.215694133881154" office:value-type="float"/>
          <table:table-cell office:value="6.585924266995233" office:value-type="float"/>
          <table:table-cell office:value="8.296079514716446" office:value-type="float"/>
          <table:table-cell office:value="8.472153639801672" office:value-type="float"/>
          <table:table-cell office:value="8.611949147717054" office:value-type="float"/>
          <table:table-cell office:value="9.06214617429477" office:value-type="float"/>
          <table:table-cell office:value="8.514306655492907" office:value-type="float"/>
          <table:table-cell office:value="9.15617402244457" office:value-type="float"/>
          <table:table-cell office:value="9.287486723082218" office:value-type="float"/>
          <table:table-cell office:value="9.45108382704188" office:value-type="float"/>
          <table:table-cell office:value="9.878704586792537" office:value-type="float"/>
          <table:table-cell office:value="5.706675008255843" office:value-type="float"/>
          <table:table-cell office:value="6.947007988937391" office:value-type="float"/>
          <table:table-cell office:value="7.149875897440182" office:value-type="float"/>
          <table:table-cell office:value="7.351106192325234" office:value-type="float"/>
          <table:table-cell office:value="8.434187697062036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.0" office:value-type="float"/>
          <table:table-cell office:value="0.0" office:value-type="float"/>
          <table:table-cell office:value="0.69430320000377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2798837084025" office:value-type="float"/>
          <table:table-cell office:value="17.112798837084025" office:value-type="float"/>
          <table:table-cell office:value="17.112798837084025" office:value-type="float"/>
          <table:table-cell office:value="17.112798837084025" office:value-type="float"/>
          <table:table-cell office:value="17.380664613409355" office:value-type="float"/>
          <table:table-cell office:value="7.872621914711296" office:value-type="float"/>
          <table:table-cell office:value="7.872621914711296" office:value-type="float"/>
          <table:table-cell office:value="7.872621914711296" office:value-type="float"/>
          <table:table-cell office:value="7.872621914711296" office:value-type="float"/>
          <table:table-cell office:value="7.93995637647917" office:value-type="float"/>
          <table:table-cell office:value="8.231647674006954" office:value-type="float"/>
          <table:table-cell office:value="8.231647674006954" office:value-type="float"/>
          <table:table-cell office:value="8.231647674006954" office:value-type="float"/>
          <table:table-cell office:value="8.231647674006954" office:value-type="float"/>
          <table:table-cell office:value="8.461126506952535" office:value-type="float"/>
          <table:table-cell office:value="9.314321959602985" office:value-type="float"/>
          <table:table-cell office:value="9.314321959602985" office:value-type="float"/>
          <table:table-cell office:value="9.314321959602985" office:value-type="float"/>
          <table:table-cell office:value="9.314321959602985" office:value-type="float"/>
          <table:table-cell office:value="9.418946894181005" office:value-type="float"/>
          <table:table-cell office:value="6.789947629115264" office:value-type="float"/>
          <table:table-cell office:value="6.789947629115264" office:value-type="float"/>
          <table:table-cell office:value="6.789947629115264" office:value-type="float"/>
          <table:table-cell office:value="6.789947629115264" office:value-type="float"/>
          <table:table-cell office:value="6.9821359892507004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.67286622946397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11234391002" office:value-type="float"/>
          <table:table-cell office:value="-17.468611732936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4958494914373" office:value-type="float"/>
          <table:table-cell office:value="17.361972555623925" office:value-type="float"/>
          <table:table-cell office:value="17.95673413723243" office:value-type="float"/>
          <table:table-cell office:value="7.375430508890178" office:value-type="float"/>
          <table:table-cell office:value="7.676346264684518" office:value-type="float"/>
          <table:table-cell office:value="7.890130410192422" office:value-type="float"/>
          <table:table-cell office:value="7.974291976827605" office:value-type="float"/>
          <table:table-cell office:value="8.38898635760388" office:value-type="float"/>
          <table:table-cell office:value="7.7682515644949355" office:value-type="float"/>
          <table:table-cell office:value="8.194077912830343" office:value-type="float"/>
          <table:table-cell office:value="8.377467046012434" office:value-type="float"/>
          <table:table-cell office:value="8.560157678979838" office:value-type="float"/>
          <table:table-cell office:value="9.136450451306114" office:value-type="float"/>
          <table:table-cell office:value="8.667766204363156" office:value-type="float"/>
          <table:table-cell office:value="8.966627715332777" office:value-type="float"/>
          <table:table-cell office:value="9.09084008394419" office:value-type="float"/>
          <table:table-cell office:value="9.20824824603634" office:value-type="float"/>
          <table:table-cell office:value="9.816655995808086" office:value-type="float"/>
          <table:table-cell office:value="6.339835977903761" office:value-type="float"/>
          <table:table-cell office:value="6.882395388181909" office:value-type="float"/>
          <table:table-cell office:value="7.107300136354102" office:value-type="float"/>
          <table:table-cell office:value="7.244790973958592" office:value-type="float"/>
          <table:table-cell office:value="7.98170436569553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173712618090707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2772903732" office:value-type="float"/>
          <table:table-cell office:value="-17.4714921687952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48263943752386" office:value-type="float"/>
          <table:table-cell office:value="17.377554179858777" office:value-type="float"/>
          <table:table-cell office:value="17.965536404277067" office:value-type="float"/>
          <table:table-cell office:value="7.101809541213056" office:value-type="float"/>
          <table:table-cell office:value="8.076972951153008" office:value-type="float"/>
          <table:table-cell office:value="8.201471552579527" office:value-type="float"/>
          <table:table-cell office:value="8.30626764363942" office:value-type="float"/>
          <table:table-cell office:value="8.505312461351295" office:value-type="float"/>
          <table:table-cell office:value="6.913668835444449" office:value-type="float"/>
          <table:table-cell office:value="7.4756461265613865" office:value-type="float"/>
          <table:table-cell office:value="7.653414468661595" office:value-type="float"/>
          <table:table-cell office:value="7.839695529200487" office:value-type="float"/>
          <table:table-cell office:value="8.895337291500848" office:value-type="float"/>
          <table:table-cell office:value="8.395243560272771" office:value-type="float"/>
          <table:table-cell office:value="8.837979834695243" office:value-type="float"/>
          <table:table-cell office:value="8.905016026845203" office:value-type="float"/>
          <table:table-cell office:value="9.010251221887653" office:value-type="float"/>
          <table:table-cell office:value="9.618788750576048" office:value-type="float"/>
          <table:table-cell office:value="6.140871242771702" office:value-type="float"/>
          <table:table-cell office:value="6.7690592454009275" office:value-type="float"/>
          <table:table-cell office:value="6.913237876325815" office:value-type="float"/>
          <table:table-cell office:value="7.077553122258205" office:value-type="float"/>
          <table:table-cell office:value="7.976362200734045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.68740369636259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9689384433" office:value-type="float"/>
          <table:table-cell office:value="-17.4783508013420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37698897895672" office:value-type="float"/>
          <table:table-cell office:value="17.157939151699235" office:value-type="float"/>
          <table:table-cell office:value="17.912669321575983" office:value-type="float"/>
          <table:table-cell office:value="7.299827530860158" office:value-type="float"/>
          <table:table-cell office:value="7.6890763524818535" office:value-type="float"/>
          <table:table-cell office:value="7.8460645441643315" office:value-type="float"/>
          <table:table-cell office:value="8.074921908211412" office:value-type="float"/>
          <table:table-cell office:value="8.61454005343333" office:value-type="float"/>
          <table:table-cell office:value="6.975850303162954" office:value-type="float"/>
          <table:table-cell office:value="8.168072440385746" office:value-type="float"/>
          <table:table-cell office:value="8.406491329426693" office:value-type="float"/>
          <table:table-cell office:value="8.590391798848787" office:value-type="float"/>
          <table:table-cell office:value="8.995669779047729" office:value-type="float"/>
          <table:table-cell office:value="8.500415722700973" office:value-type="float"/>
          <table:table-cell office:value="9.016333185731977" office:value-type="float"/>
          <table:table-cell office:value="9.132470966861248" office:value-type="float"/>
          <table:table-cell office:value="9.269116592081895" office:value-type="float"/>
          <table:table-cell office:value="9.718422169722224" office:value-type="float"/>
          <table:table-cell office:value="6.293780304826001" office:value-type="float"/>
          <table:table-cell office:value="6.898551735763164" office:value-type="float"/>
          <table:table-cell office:value="7.097577685630711" office:value-type="float"/>
          <table:table-cell office:value="7.299685074833598" office:value-type="float"/>
          <table:table-cell office:value="7.848416630331171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.74161581677997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316925297" office:value-type="float"/>
          <table:table-cell office:value="-17.4343092729493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7135045817632" office:value-type="float"/>
          <table:table-cell office:value="17.175103368165107" office:value-type="float"/>
          <table:table-cell office:value="17.993562592726338" office:value-type="float"/>
          <table:table-cell office:value="7.232972980582721" office:value-type="float"/>
          <table:table-cell office:value="7.84489664874883" office:value-type="float"/>
          <table:table-cell office:value="8.030092711990527" office:value-type="float"/>
          <table:table-cell office:value="8.22176195144922" office:value-type="float"/>
          <table:table-cell office:value="9.328878989911836" office:value-type="float"/>
          <table:table-cell office:value="6.943734879020898" office:value-type="float"/>
          <table:table-cell office:value="7.875919852614102" office:value-type="float"/>
          <table:table-cell office:value="8.11097799861959" office:value-type="float"/>
          <table:table-cell office:value="8.387821298640745" office:value-type="float"/>
          <table:table-cell office:value="9.01557932660489" office:value-type="float"/>
          <table:table-cell office:value="8.392341115237386" office:value-type="float"/>
          <table:table-cell office:value="8.832075903671315" office:value-type="float"/>
          <table:table-cell office:value="9.018238195400716" office:value-type="float"/>
          <table:table-cell office:value="9.1628606439861" office:value-type="float"/>
          <table:table-cell office:value="10.14064953536744" office:value-type="float"/>
          <table:table-cell office:value="6.135761593467402" office:value-type="float"/>
          <table:table-cell office:value="6.972985636333703" office:value-type="float"/>
          <table:table-cell office:value="7.12776053907697" office:value-type="float"/>
          <table:table-cell office:value="7.310277692807022" office:value-type="float"/>
          <table:table-cell office:value="8.480184524030536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.0" office:value-type="float"/>
          <table:table-cell office:value="0.677689898772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413557474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59022199437012" office:value-type="float"/>
          <table:table-cell office:value="16.152663835515117" office:value-type="float"/>
          <table:table-cell office:value="16.526313004175655" office:value-type="float"/>
          <table:table-cell office:value="16.526313004175655" office:value-type="float"/>
          <table:table-cell office:value="7.030752788115935" office:value-type="float"/>
          <table:table-cell office:value="7.4257327423919754" office:value-type="float"/>
          <table:table-cell office:value="7.893811981436464" office:value-type="float"/>
          <table:table-cell office:value="8.40998367905963" office:value-type="float"/>
          <table:table-cell office:value="8.40998367905963" office:value-type="float"/>
          <table:table-cell office:value="7.856493305459851" office:value-type="float"/>
          <table:table-cell office:value="8.106009187320538" office:value-type="float"/>
          <table:table-cell office:value="8.368906736231386" office:value-type="float"/>
          <table:table-cell office:value="8.477319432315834" office:value-type="float"/>
          <table:table-cell office:value="8.477319432315834" office:value-type="float"/>
          <table:table-cell office:value="8.633330480784625" office:value-type="float"/>
          <table:table-cell office:value="9.071748849730328" office:value-type="float"/>
          <table:table-cell office:value="9.168738490453935" office:value-type="float"/>
          <table:table-cell office:value="9.476125240137634" office:value-type="float"/>
          <table:table-cell office:value="9.476125240137634" office:value-type="float"/>
          <table:table-cell office:value="6.25391561279116" office:value-type="float"/>
          <table:table-cell office:value="6.459993079982185" office:value-type="float"/>
          <table:table-cell office:value="7.093980227213915" office:value-type="float"/>
          <table:table-cell office:value="7.4111778712378324" office:value-type="float"/>
          <table:table-cell office:value="7.411177871237832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.67921476541806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16447571463" office:value-type="float"/>
          <table:table-cell office:value="-17.4748063484428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95351812691275" office:value-type="float"/>
          <table:table-cell office:value="17.598507625435122" office:value-type="float"/>
          <table:table-cell office:value="17.99396928836557" office:value-type="float"/>
          <table:table-cell office:value="7.47909890290273" office:value-type="float"/>
          <table:table-cell office:value="7.723508024467611" office:value-type="float"/>
          <table:table-cell office:value="7.897426022587867" office:value-type="float"/>
          <table:table-cell office:value="8.069036917659577" office:value-type="float"/>
          <table:table-cell office:value="9.05101760208455" office:value-type="float"/>
          <table:table-cell office:value="7.584116517929895" office:value-type="float"/>
          <table:table-cell office:value="8.295150470918658" office:value-type="float"/>
          <table:table-cell office:value="8.443259504957936" office:value-type="float"/>
          <table:table-cell office:value="8.615863942149597" office:value-type="float"/>
          <table:table-cell office:value="9.02005495704899" office:value-type="float"/>
          <table:table-cell office:value="8.853523004896863" office:value-type="float"/>
          <table:table-cell office:value="9.133048126647761" office:value-type="float"/>
          <table:table-cell office:value="9.215272056095834" office:value-type="float"/>
          <table:table-cell office:value="9.314360237472453" office:value-type="float"/>
          <table:table-cell office:value="9.980701827970115" office:value-type="float"/>
          <table:table-cell office:value="6.471518187140056" office:value-type="float"/>
          <table:table-cell office:value="6.928512185817671" office:value-type="float"/>
          <table:table-cell office:value="7.103681581840901" office:value-type="float"/>
          <table:table-cell office:value="7.300718802043585" office:value-type="float"/>
          <table:table-cell office:value="7.975999893568731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.71053223025612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9531393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4621091791459" office:value-type="float"/>
          <table:table-cell office:value="16.475534629646027" office:value-type="float"/>
          <table:table-cell office:value="17.13744873497801" office:value-type="float"/>
          <table:table-cell office:value="17.994339907590998" office:value-type="float"/>
          <table:table-cell office:value="6.842220849827568" office:value-type="float"/>
          <table:table-cell office:value="7.618874054353712" office:value-type="float"/>
          <table:table-cell office:value="7.794200458613993" office:value-type="float"/>
          <table:table-cell office:value="8.03186381871539" office:value-type="float"/>
          <table:table-cell office:value="9.411920671582987" office:value-type="float"/>
          <table:table-cell office:value="6.8780366798479395" office:value-type="float"/>
          <table:table-cell office:value="7.848576408665237" office:value-type="float"/>
          <table:table-cell office:value="8.195027118145513" office:value-type="float"/>
          <table:table-cell office:value="8.403168825474284" office:value-type="float"/>
          <table:table-cell office:value="9.22012752539495" office:value-type="float"/>
          <table:table-cell office:value="8.265321435144793" office:value-type="float"/>
          <table:table-cell office:value="8.812014586509811" office:value-type="float"/>
          <table:table-cell office:value="8.984995806764166" office:value-type="float"/>
          <table:table-cell office:value="9.163424967125618" office:value-type="float"/>
          <table:table-cell office:value="10.196346735119704" office:value-type="float"/>
          <table:table-cell office:value="5.73449068423742" office:value-type="float"/>
          <table:table-cell office:value="6.74742085829666" office:value-type="float"/>
          <table:table-cell office:value="6.953282940154656" office:value-type="float"/>
          <table:table-cell office:value="7.184875021229518" office:value-type="float"/>
          <table:table-cell office:value="8.41534197348025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.68998071264898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719922437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8800772019305" office:value-type="float"/>
          <table:table-cell office:value="16.34780877097629" office:value-type="float"/>
          <table:table-cell office:value="17.12926576905604" office:value-type="float"/>
          <table:table-cell office:value="17.98492591955124" office:value-type="float"/>
          <table:table-cell office:value="6.993186801881915" office:value-type="float"/>
          <table:table-cell office:value="7.560252242813572" office:value-type="float"/>
          <table:table-cell office:value="7.817787608042654" office:value-type="float"/>
          <table:table-cell office:value="8.012616302550246" office:value-type="float"/>
          <table:table-cell office:value="8.880987672871665" office:value-type="float"/>
          <table:table-cell office:value="6.913002712007225" office:value-type="float"/>
          <table:table-cell office:value="7.940816648188351" office:value-type="float"/>
          <table:table-cell office:value="8.335456965432513" office:value-type="float"/>
          <table:table-cell office:value="8.565391202108962" office:value-type="float"/>
          <table:table-cell office:value="9.164675514182536" office:value-type="float"/>
          <table:table-cell office:value="8.244441213270246" office:value-type="float"/>
          <table:table-cell office:value="8.770727854786385" office:value-type="float"/>
          <table:table-cell office:value="8.925919734564882" office:value-type="float"/>
          <table:table-cell office:value="9.116504839822916" office:value-type="float"/>
          <table:table-cell office:value="9.921896040436504" office:value-type="float"/>
          <table:table-cell office:value="5.828250846841133" office:value-type="float"/>
          <table:table-cell office:value="6.826399174609235" office:value-type="float"/>
          <table:table-cell office:value="7.1362365242873285" office:value-type="float"/>
          <table:table-cell office:value="7.364564585695838" office:value-type="float"/>
          <table:table-cell office:value="7.958256070552592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.69356500724373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948974737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2017563806468" office:value-type="float"/>
          <table:table-cell office:value="16.506072892269486" office:value-type="float"/>
          <table:table-cell office:value="17.069130073224848" office:value-type="float"/>
          <table:table-cell office:value="17.98013364317395" office:value-type="float"/>
          <table:table-cell office:value="6.74271758174555" office:value-type="float"/>
          <table:table-cell office:value="7.684605395993401" office:value-type="float"/>
          <table:table-cell office:value="7.815026743533344" office:value-type="float"/>
          <table:table-cell office:value="7.954784114413183" office:value-type="float"/>
          <table:table-cell office:value="8.466790057613682" office:value-type="float"/>
          <table:table-cell office:value="7.089710620479508" office:value-type="float"/>
          <table:table-cell office:value="8.088000512332261" office:value-type="float"/>
          <table:table-cell office:value="8.30350243045756" office:value-type="float"/>
          <table:table-cell office:value="8.438288102819126" office:value-type="float"/>
          <table:table-cell office:value="9.18438537972737" office:value-type="float"/>
          <table:table-cell office:value="8.238563928015711" office:value-type="float"/>
          <table:table-cell office:value="8.880152257658764" office:value-type="float"/>
          <table:table-cell office:value="9.004786144243452" office:value-type="float"/>
          <table:table-cell office:value="9.125493699497161" office:value-type="float"/>
          <table:table-cell office:value="9.901021087996389" office:value-type="float"/>
          <table:table-cell office:value="6.107595828851206" office:value-type="float"/>
          <table:table-cell office:value="6.92881225617834" office:value-type="float"/>
          <table:table-cell office:value="7.024514957798256" office:value-type="float"/>
          <table:table-cell office:value="7.2148717246250325" office:value-type="float"/>
          <table:table-cell office:value="8.040708135795413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.72013804077868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03713418106" office:value-type="float"/>
          <table:table-cell office:value="-17.476572819568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7774988566541" office:value-type="float"/>
          <table:table-cell office:value="17.1890297516988" office:value-type="float"/>
          <table:table-cell office:value="17.991633315136294" office:value-type="float"/>
          <table:table-cell office:value="7.4073439926129705" office:value-type="float"/>
          <table:table-cell office:value="7.693912120867366" office:value-type="float"/>
          <table:table-cell office:value="8.038403308916736" office:value-type="float"/>
          <table:table-cell office:value="8.266854021882247" office:value-type="float"/>
          <table:table-cell office:value="8.883340521777235" office:value-type="float"/>
          <table:table-cell office:value="7.568002464441237" office:value-type="float"/>
          <table:table-cell office:value="8.108686135546481" office:value-type="float"/>
          <table:table-cell office:value="8.300881453830684" office:value-type="float"/>
          <table:table-cell office:value="8.440828398980738" office:value-type="float"/>
          <table:table-cell office:value="8.849840118123552" office:value-type="float"/>
          <table:table-cell office:value="8.80476988862052" office:value-type="float"/>
          <table:table-cell office:value="9.159776144168202" office:value-type="float"/>
          <table:table-cell office:value="9.385454496158562" office:value-type="float"/>
          <table:table-cell office:value="9.523802943628487" office:value-type="float"/>
          <table:table-cell office:value="9.67339369515516" office:value-type="float"/>
          <table:table-cell office:value="6.203449867219131" office:value-type="float"/>
          <table:table-cell office:value="6.712872683922012" office:value-type="float"/>
          <table:table-cell office:value="6.965869772547668" office:value-type="float"/>
          <table:table-cell office:value="7.213274611478619" office:value-type="float"/>
          <table:table-cell office:value="8.136876610882918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.73588652856452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668707743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1592243689853" office:value-type="float"/>
          <table:table-cell office:value="17.184348200239075" office:value-type="float"/>
          <table:table-cell office:value="17.681627861100342" office:value-type="float"/>
          <table:table-cell office:value="17.950631117569092" office:value-type="float"/>
          <table:table-cell office:value="7.293897195605059" office:value-type="float"/>
          <table:table-cell office:value="7.864859371097891" office:value-type="float"/>
          <table:table-cell office:value="8.033119565797048" office:value-type="float"/>
          <table:table-cell office:value="8.201618772560069" office:value-type="float"/>
          <table:table-cell office:value="8.657521778460989" office:value-type="float"/>
          <table:table-cell office:value="7.16866955575817" office:value-type="float"/>
          <table:table-cell office:value="7.808582826875243" office:value-type="float"/>
          <table:table-cell office:value="8.269968726290967" office:value-type="float"/>
          <table:table-cell office:value="8.50491036759283" office:value-type="float"/>
          <table:table-cell office:value="8.819494384161455" office:value-type="float"/>
          <table:table-cell office:value="8.791524681852678" office:value-type="float"/>
          <table:table-cell office:value="8.962744990236999" office:value-type="float"/>
          <table:table-cell office:value="9.064310697610752" office:value-type="float"/>
          <table:table-cell office:value="9.214395180160604" office:value-type="float"/>
          <table:table-cell office:value="9.854939270188051" office:value-type="float"/>
          <table:table-cell office:value="6.16839563422875" office:value-type="float"/>
          <table:table-cell office:value="6.823135897727845" office:value-type="float"/>
          <table:table-cell office:value="7.064294483761843" office:value-type="float"/>
          <table:table-cell office:value="7.341654010693416" office:value-type="float"/>
          <table:table-cell office:value="7.87480686982499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.0" office:value-type="float"/>
          <table:table-cell office:value="0.5" office:value-type="float"/>
          <table:table-cell office:value="0.71382317324762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54986489855" office:value-type="float"/>
          <table:table-cell office:value="-17.496654986489855" office:value-type="float"/>
          <table:table-cell office:value="-17.496654986489855" office:value-type="float"/>
          <table:table-cell office:value="-17.4966549864898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1980352599954" office:value-type="float"/>
          <table:table-cell office:value="7.289973795747548" office:value-type="float"/>
          <table:table-cell office:value="7.289973795747548" office:value-type="float"/>
          <table:table-cell office:value="7.289973795747548" office:value-type="float"/>
          <table:table-cell office:value="7.289973795747548" office:value-type="float"/>
          <table:table-cell office:value="8.948754145145653" office:value-type="float"/>
          <table:table-cell office:value="7.895487181915544" office:value-type="float"/>
          <table:table-cell office:value="7.895487181915544" office:value-type="float"/>
          <table:table-cell office:value="7.895487181915544" office:value-type="float"/>
          <table:table-cell office:value="7.895487181915544" office:value-type="float"/>
          <table:table-cell office:value="8.6488469654261" office:value-type="float"/>
          <table:table-cell office:value="8.875848418982624" office:value-type="float"/>
          <table:table-cell office:value="8.875848418982624" office:value-type="float"/>
          <table:table-cell office:value="8.875848418982624" office:value-type="float"/>
          <table:table-cell office:value="8.875848418982624" office:value-type="float"/>
          <table:table-cell office:value="9.621268363733837" office:value-type="float"/>
          <table:table-cell office:value="6.309612558680467" office:value-type="float"/>
          <table:table-cell office:value="6.309612558680467" office:value-type="float"/>
          <table:table-cell office:value="6.309612558680467" office:value-type="float"/>
          <table:table-cell office:value="6.309612558680467" office:value-type="float"/>
          <table:table-cell office:value="7.976332746837918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.68984604897284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81586431797" office:value-type="float"/>
          <table:table-cell office:value="-17.4723080461665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1187559607339" office:value-type="float"/>
          <table:table-cell office:value="16.143536654878062" office:value-type="float"/>
          <table:table-cell office:value="17.535186187561138" office:value-type="float"/>
          <table:table-cell office:value="7.187159494395994" office:value-type="float"/>
          <table:table-cell office:value="7.604437325397795" office:value-type="float"/>
          <table:table-cell office:value="7.7376118894145565" office:value-type="float"/>
          <table:table-cell office:value="7.881202006685987" office:value-type="float"/>
          <table:table-cell office:value="8.714939177439469" office:value-type="float"/>
          <table:table-cell office:value="7.403635551403306" office:value-type="float"/>
          <table:table-cell office:value="8.12555990551062" office:value-type="float"/>
          <table:table-cell office:value="8.258806806547787" office:value-type="float"/>
          <table:table-cell office:value="8.304281139764408" office:value-type="float"/>
          <table:table-cell office:value="9.14329856763128" office:value-type="float"/>
          <table:table-cell office:value="8.574132780842886" office:value-type="float"/>
          <table:table-cell office:value="9.113564010744884" office:value-type="float"/>
          <table:table-cell office:value="9.151859411624017" office:value-type="float"/>
          <table:table-cell office:value="9.233791505405922" office:value-type="float"/>
          <table:table-cell office:value="9.816774394423048" office:value-type="float"/>
          <table:table-cell office:value="6.289206421888714" office:value-type="float"/>
          <table:table-cell office:value="6.480534474403183" office:value-type="float"/>
          <table:table-cell office:value="6.79081455912026" office:value-type="float"/>
          <table:table-cell office:value="6.959007571388085" office:value-type="float"/>
          <table:table-cell office:value="8.008459648281498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.7380516036484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6582101268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1556141436501" office:value-type="float"/>
          <table:table-cell office:value="16.418178527150506" office:value-type="float"/>
          <table:table-cell office:value="16.909440071605946" office:value-type="float"/>
          <table:table-cell office:value="17.751096127483738" office:value-type="float"/>
          <table:table-cell office:value="7.154577056361569" office:value-type="float"/>
          <table:table-cell office:value="7.507564474917029" office:value-type="float"/>
          <table:table-cell office:value="7.793744370561147" office:value-type="float"/>
          <table:table-cell office:value="7.920999276106847" office:value-type="float"/>
          <table:table-cell office:value="8.330876500601772" office:value-type="float"/>
          <table:table-cell office:value="6.925842076615412" office:value-type="float"/>
          <table:table-cell office:value="7.639685020693706" office:value-type="float"/>
          <table:table-cell office:value="7.854933223860739" office:value-type="float"/>
          <table:table-cell office:value="8.140870005814163" office:value-type="float"/>
          <table:table-cell office:value="8.761403782344093" office:value-type="float"/>
          <table:table-cell office:value="8.147575495334479" office:value-type="float"/>
          <table:table-cell office:value="8.749569646869247" office:value-type="float"/>
          <table:table-cell office:value="8.828344843829893" office:value-type="float"/>
          <table:table-cell office:value="8.9374372987749" office:value-type="float"/>
          <table:table-cell office:value="9.250967309174374" office:value-type="float"/>
          <table:table-cell office:value="5.980886821813497" office:value-type="float"/>
          <table:table-cell office:value="6.613390701468865" office:value-type="float"/>
          <table:table-cell office:value="6.781392370192466" office:value-type="float"/>
          <table:table-cell office:value="6.930405295869225" office:value-type="float"/>
          <table:table-cell office:value="7.737245854390399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.70171882580450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926665896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62337509765802" office:value-type="float"/>
          <table:table-cell office:value="16.396834743659685" office:value-type="float"/>
          <table:table-cell office:value="17.034033906154956" office:value-type="float"/>
          <table:table-cell office:value="17.895586223081782" office:value-type="float"/>
          <table:table-cell office:value="7.0781420236604555" office:value-type="float"/>
          <table:table-cell office:value="7.543486085604872" office:value-type="float"/>
          <table:table-cell office:value="7.702031667077057" office:value-type="float"/>
          <table:table-cell office:value="7.915057096207611" office:value-type="float"/>
          <table:table-cell office:value="8.517465237394603" office:value-type="float"/>
          <table:table-cell office:value="6.945486061449916" office:value-type="float"/>
          <table:table-cell office:value="7.909945007383319" office:value-type="float"/>
          <table:table-cell office:value="8.183125603011481" office:value-type="float"/>
          <table:table-cell office:value="8.38666809477377" office:value-type="float"/>
          <table:table-cell office:value="8.717096893045532" office:value-type="float"/>
          <table:table-cell office:value="8.474696491658086" office:value-type="float"/>
          <table:table-cell office:value="8.922617547755056" office:value-type="float"/>
          <table:table-cell office:value="9.06730253960735" office:value-type="float"/>
          <table:table-cell office:value="9.220985771882242" office:value-type="float"/>
          <table:table-cell office:value="9.609474713036096" office:value-type="float"/>
          <table:table-cell office:value="5.3256330959941405" office:value-type="float"/>
          <table:table-cell office:value="6.643492289258801" office:value-type="float"/>
          <table:table-cell office:value="6.795678651087009" office:value-type="float"/>
          <table:table-cell office:value="7.039110846848532" office:value-type="float"/>
          <table:table-cell office:value="7.681823996482885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21380747912356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338739168584" office:value-type="float"/>
          <table:table-cell office:value="-17.395116847158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031388062762" office:value-type="float"/>
          <table:table-cell office:value="17.171402602359606" office:value-type="float"/>
          <table:table-cell office:value="17.873869768460704" office:value-type="float"/>
          <table:table-cell office:value="7.7379739182454665" office:value-type="float"/>
          <table:table-cell office:value="7.946776569164436" office:value-type="float"/>
          <table:table-cell office:value="8.270312189477318" office:value-type="float"/>
          <table:table-cell office:value="8.665590506605016" office:value-type="float"/>
          <table:table-cell office:value="8.866716661560048" office:value-type="float"/>
          <table:table-cell office:value="7.2701072345835644" office:value-type="float"/>
          <table:table-cell office:value="7.722621250096706" office:value-type="float"/>
          <table:table-cell office:value="8.076339995404812" office:value-type="float"/>
          <table:table-cell office:value="8.485365523104862" office:value-type="float"/>
          <table:table-cell office:value="8.571305247362051" office:value-type="float"/>
          <table:table-cell office:value="9.011201910667271" office:value-type="float"/>
          <table:table-cell office:value="9.123914488456524" office:value-type="float"/>
          <table:table-cell office:value="9.463017959970898" office:value-type="float"/>
          <table:table-cell office:value="9.492013175343732" office:value-type="float"/>
          <table:table-cell office:value="9.930844291073655" office:value-type="float"/>
          <table:table-cell office:value="5.884166664372508" office:value-type="float"/>
          <table:table-cell office:value="6.658195908593871" office:value-type="float"/>
          <table:table-cell office:value="7.249917326666095" office:value-type="float"/>
          <table:table-cell office:value="7.292659752611281" office:value-type="float"/>
          <table:table-cell office:value="7.507177617848444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.70847898520716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610315992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7148872815327" office:value-type="float"/>
          <table:table-cell office:value="17.157237689849694" office:value-type="float"/>
          <table:table-cell office:value="17.429283434203732" office:value-type="float"/>
          <table:table-cell office:value="17.899244844608713" office:value-type="float"/>
          <table:table-cell office:value="7.455756994510839" office:value-type="float"/>
          <table:table-cell office:value="7.8419741052490615" office:value-type="float"/>
          <table:table-cell office:value="8.076567160691358" office:value-type="float"/>
          <table:table-cell office:value="8.470098646044637" office:value-type="float"/>
          <table:table-cell office:value="8.765097984834512" office:value-type="float"/>
          <table:table-cell office:value="7.908338578830791" office:value-type="float"/>
          <table:table-cell office:value="8.324517700023087" office:value-type="float"/>
          <table:table-cell office:value="8.559337231507898" office:value-type="float"/>
          <table:table-cell office:value="8.638603840644894" office:value-type="float"/>
          <table:table-cell office:value="8.798667385887377" office:value-type="float"/>
          <table:table-cell office:value="9.084449865613191" office:value-type="float"/>
          <table:table-cell office:value="9.206358847737128" office:value-type="float"/>
          <table:table-cell office:value="9.287802593025743" office:value-type="float"/>
          <table:table-cell office:value="9.585758201249892" office:value-type="float"/>
          <table:table-cell office:value="9.777549161354747" office:value-type="float"/>
          <table:table-cell office:value="6.4869653814515775" office:value-type="float"/>
          <table:table-cell office:value="7.048506018610539" office:value-type="float"/>
          <table:table-cell office:value="7.3120665235028515" office:value-type="float"/>
          <table:table-cell office:value="7.445615803152542" office:value-type="float"/>
          <table:table-cell office:value="7.693611084130819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.6900312176871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1922776877" office:value-type="float"/>
          <table:table-cell office:value="-17.4470944260897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4328601041268" office:value-type="float"/>
          <table:table-cell office:value="17.271890217168874" office:value-type="float"/>
          <table:table-cell office:value="17.99347385241298" office:value-type="float"/>
          <table:table-cell office:value="7.064858496658731" office:value-type="float"/>
          <table:table-cell office:value="7.714614414874918" office:value-type="float"/>
          <table:table-cell office:value="7.898982141382561" office:value-type="float"/>
          <table:table-cell office:value="8.130228398921345" office:value-type="float"/>
          <table:table-cell office:value="8.906963030716563" office:value-type="float"/>
          <table:table-cell office:value="6.610480266303085" office:value-type="float"/>
          <table:table-cell office:value="8.211628207838938" office:value-type="float"/>
          <table:table-cell office:value="8.460227375209872" office:value-type="float"/>
          <table:table-cell office:value="8.596831772778117" office:value-type="float"/>
          <table:table-cell office:value="9.081765662134204" office:value-type="float"/>
          <table:table-cell office:value="8.473574660374059" office:value-type="float"/>
          <table:table-cell office:value="9.120064284768965" office:value-type="float"/>
          <table:table-cell office:value="9.269126010111037" office:value-type="float"/>
          <table:table-cell office:value="9.429630519895001" office:value-type="float"/>
          <table:table-cell office:value="10.14177034758171" office:value-type="float"/>
          <table:table-cell office:value="5.573998281440353" office:value-type="float"/>
          <table:table-cell office:value="6.867059652974207" office:value-type="float"/>
          <table:table-cell office:value="7.0802714564437945" office:value-type="float"/>
          <table:table-cell office:value="7.252693586886274" office:value-type="float"/>
          <table:table-cell office:value="8.003973108942958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.69203906482598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4756468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70813322192" office:value-type="float"/>
          <table:table-cell office:value="16.41340920963589" office:value-type="float"/>
          <table:table-cell office:value="17.074688763678743" office:value-type="float"/>
          <table:table-cell office:value="17.99086975443103" office:value-type="float"/>
          <table:table-cell office:value="6.723954278472872" office:value-type="float"/>
          <table:table-cell office:value="7.398998623506998" office:value-type="float"/>
          <table:table-cell office:value="7.644949982117884" office:value-type="float"/>
          <table:table-cell office:value="7.867837718073332" office:value-type="float"/>
          <table:table-cell office:value="9.342716319532745" office:value-type="float"/>
          <table:table-cell office:value="6.563244923708302" office:value-type="float"/>
          <table:table-cell office:value="7.885943098701251" office:value-type="float"/>
          <table:table-cell office:value="8.200462624428576" office:value-type="float"/>
          <table:table-cell office:value="8.397452744796853" office:value-type="float"/>
          <table:table-cell office:value="9.04187074032218" office:value-type="float"/>
          <table:table-cell office:value="8.316519099243317" office:value-type="float"/>
          <table:table-cell office:value="8.907685203940579" office:value-type="float"/>
          <table:table-cell office:value="9.102710701405456" office:value-type="float"/>
          <table:table-cell office:value="9.277167528404807" office:value-type="float"/>
          <table:table-cell office:value="10.133099077223363" office:value-type="float"/>
          <table:table-cell office:value="5.358331917164321" office:value-type="float"/>
          <table:table-cell office:value="6.421884474649525" office:value-type="float"/>
          <table:table-cell office:value="6.689833500961822" office:value-type="float"/>
          <table:table-cell office:value="6.963578101579575" office:value-type="float"/>
          <table:table-cell office:value="8.203571591964089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235369054439322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52170969825" office:value-type="float"/>
          <table:table-cell office:value="-17.4377789073650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4246764036236" office:value-type="float"/>
          <table:table-cell office:value="16.466985669462964" office:value-type="float"/>
          <table:table-cell office:value="17.703944288820413" office:value-type="float"/>
          <table:table-cell office:value="7.560150106038981" office:value-type="float"/>
          <table:table-cell office:value="7.895803350844857" office:value-type="float"/>
          <table:table-cell office:value="7.996307568631452" office:value-type="float"/>
          <table:table-cell office:value="8.31360217643942" office:value-type="float"/>
          <table:table-cell office:value="8.525657569021446" office:value-type="float"/>
          <table:table-cell office:value="7.387513538675094" office:value-type="float"/>
          <table:table-cell office:value="7.536066779012586" office:value-type="float"/>
          <table:table-cell office:value="7.861272306974028" office:value-type="float"/>
          <table:table-cell office:value="8.286334717716034" office:value-type="float"/>
          <table:table-cell office:value="8.534509526701111" office:value-type="float"/>
          <table:table-cell office:value="8.608777647361038" office:value-type="float"/>
          <table:table-cell office:value="8.906660526320056" office:value-type="float"/>
          <table:table-cell office:value="9.217340833995154" office:value-type="float"/>
          <table:table-cell office:value="9.451150903281306" office:value-type="float"/>
          <table:table-cell office:value="9.890183227506139" office:value-type="float"/>
          <table:table-cell office:value="6.406428972324173" office:value-type="float"/>
          <table:table-cell office:value="6.509179196126505" office:value-type="float"/>
          <table:table-cell office:value="6.832524566271978" office:value-type="float"/>
          <table:table-cell office:value="6.907944098327649" office:value-type="float"/>
          <table:table-cell office:value="7.208328221712754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.71075241057085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60508802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145273737753" office:value-type="float"/>
          <table:table-cell office:value="16.793431672629296" office:value-type="float"/>
          <table:table-cell office:value="17.44873749439098" office:value-type="float"/>
          <table:table-cell office:value="17.890659799657456" office:value-type="float"/>
          <table:table-cell office:value="7.20771169127179" office:value-type="float"/>
          <table:table-cell office:value="7.708925347328346" office:value-type="float"/>
          <table:table-cell office:value="7.783787229744374" office:value-type="float"/>
          <table:table-cell office:value="8.042772569981057" office:value-type="float"/>
          <table:table-cell office:value="8.250014480695256" office:value-type="float"/>
          <table:table-cell office:value="7.593344552429934" office:value-type="float"/>
          <table:table-cell office:value="7.902451098965174" office:value-type="float"/>
          <table:table-cell office:value="8.167535314154856" office:value-type="float"/>
          <table:table-cell office:value="8.383766720924879" office:value-type="float"/>
          <table:table-cell office:value="8.536247569925973" office:value-type="float"/>
          <table:table-cell office:value="8.442081185946027" office:value-type="float"/>
          <table:table-cell office:value="8.915039178816265" office:value-type="float"/>
          <table:table-cell office:value="9.072283992562461" office:value-type="float"/>
          <table:table-cell office:value="9.162921638011944" office:value-type="float"/>
          <table:table-cell office:value="9.291184937192563" office:value-type="float"/>
          <table:table-cell office:value="6.358975057755698" office:value-type="float"/>
          <table:table-cell office:value="6.76292269038797" office:value-type="float"/>
          <table:table-cell office:value="6.956484280432315" office:value-type="float"/>
          <table:table-cell office:value="7.162791706605603" office:value-type="float"/>
          <table:table-cell office:value="7.395349542003748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.68729285259056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413987699315" office:value-type="float"/>
          <table:table-cell office:value="-17.4023413800410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55423821762243" office:value-type="float"/>
          <table:table-cell office:value="17.088200769776098" office:value-type="float"/>
          <table:table-cell office:value="17.90287526522174" office:value-type="float"/>
          <table:table-cell office:value="6.955621036280326" office:value-type="float"/>
          <table:table-cell office:value="7.568858529783826" office:value-type="float"/>
          <table:table-cell office:value="7.943238160594273" office:value-type="float"/>
          <table:table-cell office:value="8.321565447299392" office:value-type="float"/>
          <table:table-cell office:value="8.57490690610684" office:value-type="float"/>
          <table:table-cell office:value="7.928692509778978" office:value-type="float"/>
          <table:table-cell office:value="8.316068772227394" office:value-type="float"/>
          <table:table-cell office:value="8.36686565867331" office:value-type="float"/>
          <table:table-cell office:value="8.444110768416124" office:value-type="float"/>
          <table:table-cell office:value="8.95087266593464" office:value-type="float"/>
          <table:table-cell office:value="8.766414487364766" office:value-type="float"/>
          <table:table-cell office:value="9.04335324615039" office:value-type="float"/>
          <table:table-cell office:value="9.383496322618916" office:value-type="float"/>
          <table:table-cell office:value="9.536823848602847" office:value-type="float"/>
          <table:table-cell office:value="9.62365160704376" office:value-type="float"/>
          <table:table-cell office:value="6.0770244316635065" office:value-type="float"/>
          <table:table-cell office:value="6.892370942306746" office:value-type="float"/>
          <table:table-cell office:value="7.122241129054614" office:value-type="float"/>
          <table:table-cell office:value="7.335293901920345" office:value-type="float"/>
          <table:table-cell office:value="7.988955723438632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.0" office:value-type="float"/>
          <table:table-cell office:value="0.67780253571635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239462444598" office:value-type="float"/>
          <table:table-cell office:value="-17.45723043047322" office:value-type="float"/>
          <table:table-cell office:value="-17.4225815150099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24960382170442" office:value-type="float"/>
          <table:table-cell office:value="17.324960382170442" office:value-type="float"/>
          <table:table-cell office:value="7.782607731947202" office:value-type="float"/>
          <table:table-cell office:value="7.9162139258021975" office:value-type="float"/>
          <table:table-cell office:value="8.096541847643575" office:value-type="float"/>
          <table:table-cell office:value="8.266096199726904" office:value-type="float"/>
          <table:table-cell office:value="8.266096199726904" office:value-type="float"/>
          <table:table-cell office:value="8.336314264248308" office:value-type="float"/>
          <table:table-cell office:value="8.4834025512966" office:value-type="float"/>
          <table:table-cell office:value="8.61181865202665" office:value-type="float"/>
          <table:table-cell office:value="8.655148852793129" office:value-type="float"/>
          <table:table-cell office:value="8.655148852793129" office:value-type="float"/>
          <table:table-cell office:value="9.23043075955675" office:value-type="float"/>
          <table:table-cell office:value="9.26938114626143" office:value-type="float"/>
          <table:table-cell office:value="9.306363482002416" office:value-type="float"/>
          <table:table-cell office:value="9.518811272986643" office:value-type="float"/>
          <table:table-cell office:value="9.518811272986643" office:value-type="float"/>
          <table:table-cell office:value="6.849540849934081" office:value-type="float"/>
          <table:table-cell office:value="7.230687478036862" office:value-type="float"/>
          <table:table-cell office:value="7.297601818272097" office:value-type="float"/>
          <table:table-cell office:value="7.445327218434289" office:value-type="float"/>
          <table:table-cell office:value="7.445327218434289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.70051934778566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327113577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3612664331209" office:value-type="float"/>
          <table:table-cell office:value="16.850049149286438" office:value-type="float"/>
          <table:table-cell office:value="17.347760606863503" office:value-type="float"/>
          <table:table-cell office:value="17.954729485067038" office:value-type="float"/>
          <table:table-cell office:value="7.1897687220536" office:value-type="float"/>
          <table:table-cell office:value="7.6812137451452" office:value-type="float"/>
          <table:table-cell office:value="7.848879390147572" office:value-type="float"/>
          <table:table-cell office:value="8.02153987547328" office:value-type="float"/>
          <table:table-cell office:value="8.175427057202747" office:value-type="float"/>
          <table:table-cell office:value="7.371289837856865" office:value-type="float"/>
          <table:table-cell office:value="7.948143447383732" office:value-type="float"/>
          <table:table-cell office:value="8.209242195020686" office:value-type="float"/>
          <table:table-cell office:value="8.446495861940836" office:value-type="float"/>
          <table:table-cell office:value="8.761126501756856" office:value-type="float"/>
          <table:table-cell office:value="8.463383656882176" office:value-type="float"/>
          <table:table-cell office:value="9.013780115871342" office:value-type="float"/>
          <table:table-cell office:value="9.266615624370653" office:value-type="float"/>
          <table:table-cell office:value="9.36490511526419" office:value-type="float"/>
          <table:table-cell office:value="9.565916568426445" office:value-type="float"/>
          <table:table-cell office:value="6.09767490302829" office:value-type="float"/>
          <table:table-cell office:value="6.665525983884699" office:value-type="float"/>
          <table:table-cell office:value="6.80983585947034" office:value-type="float"/>
          <table:table-cell office:value="7.007211080241403" office:value-type="float"/>
          <table:table-cell office:value="7.612524941877185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.74524779061715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44780036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3961406546103" office:value-type="float"/>
          <table:table-cell office:value="16.729053505598745" office:value-type="float"/>
          <table:table-cell office:value="17.22199078387505" office:value-type="float"/>
          <table:table-cell office:value="17.862051525283416" office:value-type="float"/>
          <table:table-cell office:value="7.586158638848556" office:value-type="float"/>
          <table:table-cell office:value="7.837081883083846" office:value-type="float"/>
          <table:table-cell office:value="7.966503725764705" office:value-type="float"/>
          <table:table-cell office:value="8.150215541060804" office:value-type="float"/>
          <table:table-cell office:value="8.5637188792637" office:value-type="float"/>
          <table:table-cell office:value="7.0897692077108" office:value-type="float"/>
          <table:table-cell office:value="7.688781732100073" office:value-type="float"/>
          <table:table-cell office:value="8.19092869186242" office:value-type="float"/>
          <table:table-cell office:value="8.34948139482007" office:value-type="float"/>
          <table:table-cell office:value="8.772956077903958" office:value-type="float"/>
          <table:table-cell office:value="8.616441821957867" office:value-type="float"/>
          <table:table-cell office:value="8.926189990660863" office:value-type="float"/>
          <table:table-cell office:value="9.03391768767898" office:value-type="float"/>
          <table:table-cell office:value="9.221642563431576" office:value-type="float"/>
          <table:table-cell office:value="9.491016833332514" office:value-type="float"/>
          <table:table-cell office:value="6.2333900961383275" office:value-type="float"/>
          <table:table-cell office:value="6.793279615859776" office:value-type="float"/>
          <table:table-cell office:value="6.951164231491891" office:value-type="float"/>
          <table:table-cell office:value="7.158037377731969" office:value-type="float"/>
          <table:table-cell office:value="7.632902616861702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.6791115022680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132854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4035191491691" office:value-type="float"/>
          <table:table-cell office:value="16.775386893752213" office:value-type="float"/>
          <table:table-cell office:value="17.307630101456734" office:value-type="float"/>
          <table:table-cell office:value="17.994162176100996" office:value-type="float"/>
          <table:table-cell office:value="7.141885696822789" office:value-type="float"/>
          <table:table-cell office:value="7.644895250693948" office:value-type="float"/>
          <table:table-cell office:value="7.807238060355306" office:value-type="float"/>
          <table:table-cell office:value="7.9920379503621515" office:value-type="float"/>
          <table:table-cell office:value="8.94231573606603" office:value-type="float"/>
          <table:table-cell office:value="7.209332264421046" office:value-type="float"/>
          <table:table-cell office:value="8.145876116746557" office:value-type="float"/>
          <table:table-cell office:value="8.373801593491669" office:value-type="float"/>
          <table:table-cell office:value="8.512780730481849" office:value-type="float"/>
          <table:table-cell office:value="9.077766141762291" office:value-type="float"/>
          <table:table-cell office:value="8.290672665247953" office:value-type="float"/>
          <table:table-cell office:value="8.895034382611822" office:value-type="float"/>
          <table:table-cell office:value="9.022285753990214" office:value-type="float"/>
          <table:table-cell office:value="9.189996488851902" office:value-type="float"/>
          <table:table-cell office:value="9.786306810260289" office:value-type="float"/>
          <table:table-cell office:value="6.060545295995881" office:value-type="float"/>
          <table:table-cell office:value="6.921383489808923" office:value-type="float"/>
          <table:table-cell office:value="7.096499808373441" office:value-type="float"/>
          <table:table-cell office:value="7.27585788905747" office:value-type="float"/>
          <table:table-cell office:value="7.987543103858959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.7010788060160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8171150565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12884113316362" office:value-type="float"/>
          <table:table-cell office:value="15.791071516414418" office:value-type="float"/>
          <table:table-cell office:value="16.437546312229614" office:value-type="float"/>
          <table:table-cell office:value="17.973687506016766" office:value-type="float"/>
          <table:table-cell office:value="6.923089750838955" office:value-type="float"/>
          <table:table-cell office:value="7.504542808938039" office:value-type="float"/>
          <table:table-cell office:value="7.650932043560197" office:value-type="float"/>
          <table:table-cell office:value="7.907819880855136" office:value-type="float"/>
          <table:table-cell office:value="8.682433369912992" office:value-type="float"/>
          <table:table-cell office:value="7.029903531649226" office:value-type="float"/>
          <table:table-cell office:value="7.791081301724487" office:value-type="float"/>
          <table:table-cell office:value="8.164769168651517" office:value-type="float"/>
          <table:table-cell office:value="8.348437935497174" office:value-type="float"/>
          <table:table-cell office:value="8.799984363450664" office:value-type="float"/>
          <table:table-cell office:value="8.295134461166986" office:value-type="float"/>
          <table:table-cell office:value="8.685963338309431" office:value-type="float"/>
          <table:table-cell office:value="8.863379321822409" office:value-type="float"/>
          <table:table-cell office:value="9.05921306852893" office:value-type="float"/>
          <table:table-cell office:value="9.829161372652244" office:value-type="float"/>
          <table:table-cell office:value="5.856703243452483" office:value-type="float"/>
          <table:table-cell office:value="6.6540668382190855" office:value-type="float"/>
          <table:table-cell office:value="6.881075801391571" office:value-type="float"/>
          <table:table-cell office:value="7.122466032118438" office:value-type="float"/>
          <table:table-cell office:value="7.82642553890811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.218978614696833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7182940241" office:value-type="float"/>
          <table:table-cell office:value="-17.489275219428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7580527198874" office:value-type="float"/>
          <table:table-cell office:value="16.87132172763886" office:value-type="float"/>
          <table:table-cell office:value="17.5752226574049" office:value-type="float"/>
          <table:table-cell office:value="8.000764191754499" office:value-type="float"/>
          <table:table-cell office:value="8.06797862989825" office:value-type="float"/>
          <table:table-cell office:value="8.13386265743031" office:value-type="float"/>
          <table:table-cell office:value="8.200010246278957" office:value-type="float"/>
          <table:table-cell office:value="8.295993562448334" office:value-type="float"/>
          <table:table-cell office:value="7.589400175191287" office:value-type="float"/>
          <table:table-cell office:value="7.811348818583512" office:value-type="float"/>
          <table:table-cell office:value="8.010376450427815" office:value-type="float"/>
          <table:table-cell office:value="8.084850911041194" office:value-type="float"/>
          <table:table-cell office:value="8.18064926136367" office:value-type="float"/>
          <table:table-cell office:value="8.874110154441219" office:value-type="float"/>
          <table:table-cell office:value="8.983364002402414" office:value-type="float"/>
          <table:table-cell office:value="8.99431813969075" office:value-type="float"/>
          <table:table-cell office:value="9.074375496232255" office:value-type="float"/>
          <table:table-cell office:value="9.24035100496" office:value-type="float"/>
          <table:table-cell office:value="6.7198679998077075" office:value-type="float"/>
          <table:table-cell office:value="7.00882789592564" office:value-type="float"/>
          <table:table-cell office:value="7.070873111829918" office:value-type="float"/>
          <table:table-cell office:value="7.14963070489427" office:value-type="float"/>
          <table:table-cell office:value="7.307303298676949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.0" office:value-type="float"/>
          <table:table-cell office:value="0.65416085514037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8068791625226" office:value-type="float"/>
          <table:table-cell office:value="15.625262391842927" office:value-type="float"/>
          <table:table-cell office:value="15.633201081071899" office:value-type="float"/>
          <table:table-cell office:value="15.70540335676333" office:value-type="float"/>
          <table:table-cell office:value="17.80709354835611" office:value-type="float"/>
          <table:table-cell office:value="7.548075447377899" office:value-type="float"/>
          <table:table-cell office:value="7.6507238426248385" office:value-type="float"/>
          <table:table-cell office:value="7.658755074751468" office:value-type="float"/>
          <table:table-cell office:value="7.751622338401284" office:value-type="float"/>
          <table:table-cell office:value="8.2671454861215" office:value-type="float"/>
          <table:table-cell office:value="8.25876213020199" office:value-type="float"/>
          <table:table-cell office:value="8.325737906696748" office:value-type="float"/>
          <table:table-cell office:value="8.509631570594252" office:value-type="float"/>
          <table:table-cell office:value="8.555460023148182" office:value-type="float"/>
          <table:table-cell office:value="8.561468314203665" office:value-type="float"/>
          <table:table-cell office:value="8.848004301313377" office:value-type="float"/>
          <table:table-cell office:value="8.895449281498387" office:value-type="float"/>
          <table:table-cell office:value="8.907346379917264" office:value-type="float"/>
          <table:table-cell office:value="9.281394055031663" office:value-type="float"/>
          <table:table-cell office:value="9.512621660080772" office:value-type="float"/>
          <table:table-cell office:value="6.628091917795166" office:value-type="float"/>
          <table:table-cell office:value="6.9783640725762615" office:value-type="float"/>
          <table:table-cell office:value="7.3159921402443935" office:value-type="float"/>
          <table:table-cell office:value="7.353907529078272" office:value-type="float"/>
          <table:table-cell office:value="7.366210796586273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.66505543732839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26567366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805154935637" office:value-type="float"/>
          <table:table-cell office:value="16.515489359916128" office:value-type="float"/>
          <table:table-cell office:value="17.217634833292685" office:value-type="float"/>
          <table:table-cell office:value="17.718367257268643" office:value-type="float"/>
          <table:table-cell office:value="7.195240214909292" office:value-type="float"/>
          <table:table-cell office:value="7.564030164999872" office:value-type="float"/>
          <table:table-cell office:value="7.816352327831173" office:value-type="float"/>
          <table:table-cell office:value="8.113805202831344" office:value-type="float"/>
          <table:table-cell office:value="8.599915109190677" office:value-type="float"/>
          <table:table-cell office:value="7.9523372898696145" office:value-type="float"/>
          <table:table-cell office:value="8.292365166149171" office:value-type="float"/>
          <table:table-cell office:value="8.461004899908742" office:value-type="float"/>
          <table:table-cell office:value="8.662448360115038" office:value-type="float"/>
          <table:table-cell office:value="8.967345780177235" office:value-type="float"/>
          <table:table-cell office:value="8.511253471547978" office:value-type="float"/>
          <table:table-cell office:value="9.099024565736542" office:value-type="float"/>
          <table:table-cell office:value="9.230863014479484" office:value-type="float"/>
          <table:table-cell office:value="9.445012878664377" office:value-type="float"/>
          <table:table-cell office:value="9.928519042098294" office:value-type="float"/>
          <table:table-cell office:value="6.5783741956663455" office:value-type="float"/>
          <table:table-cell office:value="6.891693035117209" office:value-type="float"/>
          <table:table-cell office:value="7.034447681137671" office:value-type="float"/>
          <table:table-cell office:value="7.298673803986131" office:value-type="float"/>
          <table:table-cell office:value="7.785997863918999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.70608426150956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83459414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58532734909354" office:value-type="float"/>
          <table:table-cell office:value="16.47706426685442" office:value-type="float"/>
          <table:table-cell office:value="16.968894518272187" office:value-type="float"/>
          <table:table-cell office:value="17.96791643623001" office:value-type="float"/>
          <table:table-cell office:value="7.302619896453474" office:value-type="float"/>
          <table:table-cell office:value="7.733629557437083" office:value-type="float"/>
          <table:table-cell office:value="7.88261179769278" office:value-type="float"/>
          <table:table-cell office:value="8.068507531303963" office:value-type="float"/>
          <table:table-cell office:value="8.700851386887528" office:value-type="float"/>
          <table:table-cell office:value="7.298339140233801" office:value-type="float"/>
          <table:table-cell office:value="7.97597289081021" office:value-type="float"/>
          <table:table-cell office:value="8.156719529142801" office:value-type="float"/>
          <table:table-cell office:value="8.461151186400121" office:value-type="float"/>
          <table:table-cell office:value="8.770980808891677" office:value-type="float"/>
          <table:table-cell office:value="8.333639483200376" office:value-type="float"/>
          <table:table-cell office:value="8.988541285443906" office:value-type="float"/>
          <table:table-cell office:value="9.160967034806328" office:value-type="float"/>
          <table:table-cell office:value="9.335298294986169" office:value-type="float"/>
          <table:table-cell office:value="9.629644899588556" office:value-type="float"/>
          <table:table-cell office:value="6.267319553486899" office:value-type="float"/>
          <table:table-cell office:value="6.7579790751202475" office:value-type="float"/>
          <table:table-cell office:value="6.877252885756901" office:value-type="float"/>
          <table:table-cell office:value="7.0991971916538485" office:value-type="float"/>
          <table:table-cell office:value="7.539177138281867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.70758760739203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664813364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4580126004533" office:value-type="float"/>
          <table:table-cell office:value="16.429877400809954" office:value-type="float"/>
          <table:table-cell office:value="16.710481942644122" office:value-type="float"/>
          <table:table-cell office:value="17.98152863801148" office:value-type="float"/>
          <table:table-cell office:value="7.380309999406938" office:value-type="float"/>
          <table:table-cell office:value="7.800883847855102" office:value-type="float"/>
          <table:table-cell office:value="7.958423664161882" office:value-type="float"/>
          <table:table-cell office:value="8.151631194193012" office:value-type="float"/>
          <table:table-cell office:value="8.494242126966629" office:value-type="float"/>
          <table:table-cell office:value="7.61209951241586" office:value-type="float"/>
          <table:table-cell office:value="8.07154638582687" office:value-type="float"/>
          <table:table-cell office:value="8.277050104103903" office:value-type="float"/>
          <table:table-cell office:value="8.513552078887196" office:value-type="float"/>
          <table:table-cell office:value="9.049428965156206" office:value-type="float"/>
          <table:table-cell office:value="8.583220090543461" office:value-type="float"/>
          <table:table-cell office:value="9.016048895053896" office:value-type="float"/>
          <table:table-cell office:value="9.124700343886913" office:value-type="float"/>
          <table:table-cell office:value="9.278542784323157" office:value-type="float"/>
          <table:table-cell office:value="9.744161913192087" office:value-type="float"/>
          <table:table-cell office:value="6.512710141103806" office:value-type="float"/>
          <table:table-cell office:value="6.7914811058955245" office:value-type="float"/>
          <table:table-cell office:value="7.09810626262243" office:value-type="float"/>
          <table:table-cell office:value="7.217517979162691" office:value-type="float"/>
          <table:table-cell office:value="7.9538507848859785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.72519450565575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20676693480313" office:value-type="float"/>
          <table:table-cell office:value="-17.420676693480313" office:value-type="float"/>
          <table:table-cell office:value="-17.420676693480313" office:value-type="float"/>
          <table:table-cell office:value="-17.4206766934803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9948583841988" office:value-type="float"/>
          <table:table-cell office:value="7.330866181120319" office:value-type="float"/>
          <table:table-cell office:value="7.330866181120319" office:value-type="float"/>
          <table:table-cell office:value="7.330866181120319" office:value-type="float"/>
          <table:table-cell office:value="7.330866181120319" office:value-type="float"/>
          <table:table-cell office:value="8.625480945244783" office:value-type="float"/>
          <table:table-cell office:value="7.974663000647823" office:value-type="float"/>
          <table:table-cell office:value="7.974663000647823" office:value-type="float"/>
          <table:table-cell office:value="7.974663000647823" office:value-type="float"/>
          <table:table-cell office:value="7.974663000647823" office:value-type="float"/>
          <table:table-cell office:value="8.594611497688163" office:value-type="float"/>
          <table:table-cell office:value="9.014418818896113" office:value-type="float"/>
          <table:table-cell office:value="9.014418818896113" office:value-type="float"/>
          <table:table-cell office:value="9.014418818896113" office:value-type="float"/>
          <table:table-cell office:value="9.014418818896113" office:value-type="float"/>
          <table:table-cell office:value="9.71005351851889" office:value-type="float"/>
          <table:table-cell office:value="6.569535229020816" office:value-type="float"/>
          <table:table-cell office:value="6.569535229020816" office:value-type="float"/>
          <table:table-cell office:value="6.569535229020816" office:value-type="float"/>
          <table:table-cell office:value="6.569535229020816" office:value-type="float"/>
          <table:table-cell office:value="7.510038924414056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.73043729181071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0627761682" office:value-type="float"/>
          <table:table-cell office:value="-17.4737429653627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99118735366103" office:value-type="float"/>
          <table:table-cell office:value="17.38402756150425" office:value-type="float"/>
          <table:table-cell office:value="17.941796225537395" office:value-type="float"/>
          <table:table-cell office:value="7.702728207258277" office:value-type="float"/>
          <table:table-cell office:value="7.824944515251449" office:value-type="float"/>
          <table:table-cell office:value="7.9475200792426115" office:value-type="float"/>
          <table:table-cell office:value="8.023175297264405" office:value-type="float"/>
          <table:table-cell office:value="8.454280533074579" office:value-type="float"/>
          <table:table-cell office:value="7.545698703298779" office:value-type="float"/>
          <table:table-cell office:value="7.940573548408179" office:value-type="float"/>
          <table:table-cell office:value="8.091227491943267" office:value-type="float"/>
          <table:table-cell office:value="8.331509986192238" office:value-type="float"/>
          <table:table-cell office:value="8.57621185568466" office:value-type="float"/>
          <table:table-cell office:value="8.772616238462154" office:value-type="float"/>
          <table:table-cell office:value="8.96239664940805" office:value-type="float"/>
          <table:table-cell office:value="9.085221620996176" office:value-type="float"/>
          <table:table-cell office:value="9.119801991874661" office:value-type="float"/>
          <table:table-cell office:value="9.26886038287315" office:value-type="float"/>
          <table:table-cell office:value="6.42286169768937" office:value-type="float"/>
          <table:table-cell office:value="6.789471516918772" office:value-type="float"/>
          <table:table-cell office:value="7.055774214665274" office:value-type="float"/>
          <table:table-cell office:value="7.228098745136289" office:value-type="float"/>
          <table:table-cell office:value="7.576590120549026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.72849037959737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516993490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6424008567908" office:value-type="float"/>
          <table:table-cell office:value="16.609860529076347" office:value-type="float"/>
          <table:table-cell office:value="16.941715532073594" office:value-type="float"/>
          <table:table-cell office:value="17.682351315970763" office:value-type="float"/>
          <table:table-cell office:value="7.071426312016545" office:value-type="float"/>
          <table:table-cell office:value="7.632489878385211" office:value-type="float"/>
          <table:table-cell office:value="7.81625128333464" office:value-type="float"/>
          <table:table-cell office:value="7.976212935089478" office:value-type="float"/>
          <table:table-cell office:value="8.354058193481697" office:value-type="float"/>
          <table:table-cell office:value="6.870858133702157" office:value-type="float"/>
          <table:table-cell office:value="7.8628316462772565" office:value-type="float"/>
          <table:table-cell office:value="8.078389440341663" office:value-type="float"/>
          <table:table-cell office:value="8.264875456827395" office:value-type="float"/>
          <table:table-cell office:value="8.56508496153113" office:value-type="float"/>
          <table:table-cell office:value="8.553960916341662" office:value-type="float"/>
          <table:table-cell office:value="8.885191775143095" office:value-type="float"/>
          <table:table-cell office:value="9.136189621505409" office:value-type="float"/>
          <table:table-cell office:value="9.216946482152991" office:value-type="float"/>
          <table:table-cell office:value="9.506590665631059" office:value-type="float"/>
          <table:table-cell office:value="5.801901072090743" office:value-type="float"/>
          <table:table-cell office:value="6.606964460382677" office:value-type="float"/>
          <table:table-cell office:value="6.697725341995668" office:value-type="float"/>
          <table:table-cell office:value="6.9496082743472956" office:value-type="float"/>
          <table:table-cell office:value="7.336650493651915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.71005878762343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445549813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3248568826405" office:value-type="float"/>
          <table:table-cell office:value="16.7214678867942" office:value-type="float"/>
          <table:table-cell office:value="17.292602419035287" office:value-type="float"/>
          <table:table-cell office:value="17.712255839228135" office:value-type="float"/>
          <table:table-cell office:value="7.156084228504314" office:value-type="float"/>
          <table:table-cell office:value="7.534207667054889" office:value-type="float"/>
          <table:table-cell office:value="7.675735536493266" office:value-type="float"/>
          <table:table-cell office:value="7.8368267734446455" office:value-type="float"/>
          <table:table-cell office:value="8.848449744459174" office:value-type="float"/>
          <table:table-cell office:value="7.187031801266041" office:value-type="float"/>
          <table:table-cell office:value="7.8258488264837975" office:value-type="float"/>
          <table:table-cell office:value="8.174122684633211" office:value-type="float"/>
          <table:table-cell office:value="8.429029722931107" office:value-type="float"/>
          <table:table-cell office:value="8.948829708002716" office:value-type="float"/>
          <table:table-cell office:value="8.708545614042894" office:value-type="float"/>
          <table:table-cell office:value="8.96101266563017" office:value-type="float"/>
          <table:table-cell office:value="9.095786898977327" office:value-type="float"/>
          <table:table-cell office:value="9.200136022937336" office:value-type="float"/>
          <table:table-cell office:value="9.684870497749898" office:value-type="float"/>
          <table:table-cell office:value="5.900936251862891" office:value-type="float"/>
          <table:table-cell office:value="6.292317168940828" office:value-type="float"/>
          <table:table-cell office:value="6.61733704620864" office:value-type="float"/>
          <table:table-cell office:value="7.0280468555367515" office:value-type="float"/>
          <table:table-cell office:value="7.945436925000523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.6859390773404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44221121604" office:value-type="float"/>
          <table:table-cell office:value="-17.478824634925143" office:value-type="float"/>
          <table:table-cell office:value="-17.4542700839141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8014145481844" office:value-type="float"/>
          <table:table-cell office:value="17.98125545155705" office:value-type="float"/>
          <table:table-cell office:value="7.147373730508667" office:value-type="float"/>
          <table:table-cell office:value="7.758265986765352" office:value-type="float"/>
          <table:table-cell office:value="7.9054818918469785" office:value-type="float"/>
          <table:table-cell office:value="8.084801625364612" office:value-type="float"/>
          <table:table-cell office:value="9.524511881350481" office:value-type="float"/>
          <table:table-cell office:value="7.664455323426547" office:value-type="float"/>
          <table:table-cell office:value="8.218261165455093" office:value-type="float"/>
          <table:table-cell office:value="8.445220245352377" office:value-type="float"/>
          <table:table-cell office:value="8.635487908565068" office:value-type="float"/>
          <table:table-cell office:value="9.018602724247799" office:value-type="float"/>
          <table:table-cell office:value="8.468520562841586" office:value-type="float"/>
          <table:table-cell office:value="9.145599875758611" office:value-type="float"/>
          <table:table-cell office:value="9.315678393478848" office:value-type="float"/>
          <table:table-cell office:value="9.43722938056456" office:value-type="float"/>
          <table:table-cell office:value="10.122530622478482" office:value-type="float"/>
          <table:table-cell office:value="5.765539567046192" office:value-type="float"/>
          <table:table-cell office:value="6.876235843030064" office:value-type="float"/>
          <table:table-cell office:value="7.09570064817984" office:value-type="float"/>
          <table:table-cell office:value="7.255510261278213" office:value-type="float"/>
          <table:table-cell office:value="8.3827746856780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.0" office:value-type="float"/>
          <table:table-cell office:value="0.159816550652534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84953359485" office:value-type="float"/>
          <table:table-cell office:value="-17.492904728446828" office:value-type="float"/>
          <table:table-cell office:value="-17.47863137868451" office:value-type="float"/>
          <table:table-cell office:value="-17.4664121479250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31602560858376" office:value-type="float"/>
          <table:table-cell office:value="7.924833961080573" office:value-type="float"/>
          <table:table-cell office:value="8.201177192373269" office:value-type="float"/>
          <table:table-cell office:value="8.289421279089458" office:value-type="float"/>
          <table:table-cell office:value="8.344873239601785" office:value-type="float"/>
          <table:table-cell office:value="8.470824257939878" office:value-type="float"/>
          <table:table-cell office:value="7.2998727946571105" office:value-type="float"/>
          <table:table-cell office:value="7.472831736821931" office:value-type="float"/>
          <table:table-cell office:value="7.547241800564074" office:value-type="float"/>
          <table:table-cell office:value="7.566741223301037" office:value-type="float"/>
          <table:table-cell office:value="8.181534880662706" office:value-type="float"/>
          <table:table-cell office:value="8.791951712261934" office:value-type="float"/>
          <table:table-cell office:value="8.991733894057177" office:value-type="float"/>
          <table:table-cell office:value="9.106414457891379" office:value-type="float"/>
          <table:table-cell office:value="9.163657090954633" office:value-type="float"/>
          <table:table-cell office:value="9.588295467662064" office:value-type="float"/>
          <table:table-cell office:value="6.328569217093866" office:value-type="float"/>
          <table:table-cell office:value="6.611771435852507" office:value-type="float"/>
          <table:table-cell office:value="6.6177425183594005" office:value-type="float"/>
          <table:table-cell office:value="6.780597238517541" office:value-type="float"/>
          <table:table-cell office:value="7.0050275506909765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.72143990261154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4978657074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8778211338513" office:value-type="float"/>
          <table:table-cell office:value="16.25456591024109" office:value-type="float"/>
          <table:table-cell office:value="17.57609620898632" office:value-type="float"/>
          <table:table-cell office:value="17.968163197634865" office:value-type="float"/>
          <table:table-cell office:value="7.327372032531093" office:value-type="float"/>
          <table:table-cell office:value="7.804533068711502" office:value-type="float"/>
          <table:table-cell office:value="7.886403201640407" office:value-type="float"/>
          <table:table-cell office:value="8.040145747925882" office:value-type="float"/>
          <table:table-cell office:value="8.215746209672982" office:value-type="float"/>
          <table:table-cell office:value="7.667349697091939" office:value-type="float"/>
          <table:table-cell office:value="7.838599748669598" office:value-type="float"/>
          <table:table-cell office:value="8.24925801100037" office:value-type="float"/>
          <table:table-cell office:value="8.360117397651226" office:value-type="float"/>
          <table:table-cell office:value="8.5311992381124" office:value-type="float"/>
          <table:table-cell office:value="8.770519152247141" office:value-type="float"/>
          <table:table-cell office:value="9.107537696370848" office:value-type="float"/>
          <table:table-cell office:value="9.167359558766474" office:value-type="float"/>
          <table:table-cell office:value="9.25783252560111" office:value-type="float"/>
          <table:table-cell office:value="9.336981586096883" office:value-type="float"/>
          <table:table-cell office:value="6.304523207036968" office:value-type="float"/>
          <table:table-cell office:value="6.682532991321828" office:value-type="float"/>
          <table:table-cell office:value="6.8162090479102595" office:value-type="float"/>
          <table:table-cell office:value="6.916970277935178" office:value-type="float"/>
          <table:table-cell office:value="7.287217471552816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249840390889788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95520141018" office:value-type="float"/>
          <table:table-cell office:value="-17.493332740763314" office:value-type="float"/>
          <table:table-cell office:value="-17.492982279628087" office:value-type="float"/>
          <table:table-cell office:value="-17.487110063355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13439198575285" office:value-type="float"/>
          <table:table-cell office:value="7.346358405224458" office:value-type="float"/>
          <table:table-cell office:value="7.707279757456858" office:value-type="float"/>
          <table:table-cell office:value="7.777219614713211" office:value-type="float"/>
          <table:table-cell office:value="8.057170997113003" office:value-type="float"/>
          <table:table-cell office:value="8.309328031450901" office:value-type="float"/>
          <table:table-cell office:value="7.7548818091513585" office:value-type="float"/>
          <table:table-cell office:value="7.842317503772671" office:value-type="float"/>
          <table:table-cell office:value="7.844759185057979" office:value-type="float"/>
          <table:table-cell office:value="7.887535158553009" office:value-type="float"/>
          <table:table-cell office:value="8.464813922430398" office:value-type="float"/>
          <table:table-cell office:value="8.779984021431478" office:value-type="float"/>
          <table:table-cell office:value="9.008015290690734" office:value-type="float"/>
          <table:table-cell office:value="9.201380930292988" office:value-type="float"/>
          <table:table-cell office:value="9.257398550070752" office:value-type="float"/>
          <table:table-cell office:value="9.480310545710068" office:value-type="float"/>
          <table:table-cell office:value="6.364580249700438" office:value-type="float"/>
          <table:table-cell office:value="6.454146275917482" office:value-type="float"/>
          <table:table-cell office:value="6.48856852022191" office:value-type="float"/>
          <table:table-cell office:value="6.65855295240944" office:value-type="float"/>
          <table:table-cell office:value="7.320603989250412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2313823262760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42943296003" office:value-type="float"/>
          <table:table-cell office:value="-17.491209241694126" office:value-type="float"/>
          <table:table-cell office:value="-17.48064177739356" office:value-type="float"/>
          <table:table-cell office:value="-17.4612544280992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70510859687787" office:value-type="float"/>
          <table:table-cell office:value="7.957071722164109" office:value-type="float"/>
          <table:table-cell office:value="8.424826888643091" office:value-type="float"/>
          <table:table-cell office:value="8.473892028802858" office:value-type="float"/>
          <table:table-cell office:value="8.86885070831607" office:value-type="float"/>
          <table:table-cell office:value="9.449012969823173" office:value-type="float"/>
          <table:table-cell office:value="8.47224507425236" office:value-type="float"/>
          <table:table-cell office:value="8.502326204132114" office:value-type="float"/>
          <table:table-cell office:value="8.51335363894736" office:value-type="float"/>
          <table:table-cell office:value="8.546363784170172" office:value-type="float"/>
          <table:table-cell office:value="8.794848729611504" office:value-type="float"/>
          <table:table-cell office:value="9.421873936149012" office:value-type="float"/>
          <table:table-cell office:value="9.514429395250994" office:value-type="float"/>
          <table:table-cell office:value="9.529563973614836" office:value-type="float"/>
          <table:table-cell office:value="9.647464834851887" office:value-type="float"/>
          <table:table-cell office:value="10.080854156319873" office:value-type="float"/>
          <table:table-cell office:value="6.9449685310452285" office:value-type="float"/>
          <table:table-cell office:value="7.598381876824018" office:value-type="float"/>
          <table:table-cell office:value="7.6385667409331655" office:value-type="float"/>
          <table:table-cell office:value="7.693630947716546" office:value-type="float"/>
          <table:table-cell office:value="8.301997397455057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.72879431256888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8169719661" office:value-type="float"/>
          <table:table-cell office:value="-17.46012760658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905213520794" office:value-type="float"/>
          <table:table-cell office:value="17.061193047165563" office:value-type="float"/>
          <table:table-cell office:value="17.857400690290294" office:value-type="float"/>
          <table:table-cell office:value="7.374581153197767" office:value-type="float"/>
          <table:table-cell office:value="7.754226384174884" office:value-type="float"/>
          <table:table-cell office:value="7.920230590023108" office:value-type="float"/>
          <table:table-cell office:value="8.133629781706892" office:value-type="float"/>
          <table:table-cell office:value="8.668784491125866" office:value-type="float"/>
          <table:table-cell office:value="7.011541313375137" office:value-type="float"/>
          <table:table-cell office:value="7.903630354587433" office:value-type="float"/>
          <table:table-cell office:value="8.09494328115433" office:value-type="float"/>
          <table:table-cell office:value="8.459771248872434" office:value-type="float"/>
          <table:table-cell office:value="9.03726490760765" office:value-type="float"/>
          <table:table-cell office:value="8.688347923853039" office:value-type="float"/>
          <table:table-cell office:value="9.038036922775838" office:value-type="float"/>
          <table:table-cell office:value="9.11888067530299" office:value-type="float"/>
          <table:table-cell office:value="9.252863751021284" office:value-type="float"/>
          <table:table-cell office:value="9.771524151241243" office:value-type="float"/>
          <table:table-cell office:value="5.86472803160396" office:value-type="float"/>
          <table:table-cell office:value="6.736826614101876" office:value-type="float"/>
          <table:table-cell office:value="6.887999029837173" office:value-type="float"/>
          <table:table-cell office:value="7.116438370122739" office:value-type="float"/>
          <table:table-cell office:value="7.871504267618915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.71434283653890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71997087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19253249699707" office:value-type="float"/>
          <table:table-cell office:value="16.4599188139257" office:value-type="float"/>
          <table:table-cell office:value="17.235659720733654" office:value-type="float"/>
          <table:table-cell office:value="17.932662652382984" office:value-type="float"/>
          <table:table-cell office:value="6.988964758503261" office:value-type="float"/>
          <table:table-cell office:value="7.535564789334186" office:value-type="float"/>
          <table:table-cell office:value="7.76166198567742" office:value-type="float"/>
          <table:table-cell office:value="7.982808805991638" office:value-type="float"/>
          <table:table-cell office:value="8.625241558216041" office:value-type="float"/>
          <table:table-cell office:value="6.5396974403608255" office:value-type="float"/>
          <table:table-cell office:value="7.745697876890734" office:value-type="float"/>
          <table:table-cell office:value="8.085373960931424" office:value-type="float"/>
          <table:table-cell office:value="8.367608260029087" office:value-type="float"/>
          <table:table-cell office:value="8.963488720749668" office:value-type="float"/>
          <table:table-cell office:value="8.333428479641132" office:value-type="float"/>
          <table:table-cell office:value="8.67674728367787" office:value-type="float"/>
          <table:table-cell office:value="8.834126516818724" office:value-type="float"/>
          <table:table-cell office:value="8.983037616902818" office:value-type="float"/>
          <table:table-cell office:value="9.679319537032967" office:value-type="float"/>
          <table:table-cell office:value="5.831285907191663" office:value-type="float"/>
          <table:table-cell office:value="6.727247133221771" office:value-type="float"/>
          <table:table-cell office:value="6.919405014790993" office:value-type="float"/>
          <table:table-cell office:value="7.147500730996641" office:value-type="float"/>
          <table:table-cell office:value="7.98589129566886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.66777592334512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17606092064" office:value-type="float"/>
          <table:table-cell office:value="-17.473602399234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5914216587837" office:value-type="float"/>
          <table:table-cell office:value="17.14173480123673" office:value-type="float"/>
          <table:table-cell office:value="17.946735337743267" office:value-type="float"/>
          <table:table-cell office:value="7.422585387355113" office:value-type="float"/>
          <table:table-cell office:value="7.7167738272107655" office:value-type="float"/>
          <table:table-cell office:value="7.84351346071002" office:value-type="float"/>
          <table:table-cell office:value="8.033396330927879" office:value-type="float"/>
          <table:table-cell office:value="8.258833064639514" office:value-type="float"/>
          <table:table-cell office:value="7.87287547534682" office:value-type="float"/>
          <table:table-cell office:value="8.28768526790633" office:value-type="float"/>
          <table:table-cell office:value="8.4756051055309" office:value-type="float"/>
          <table:table-cell office:value="8.541510758699527" office:value-type="float"/>
          <table:table-cell office:value="8.926900587125317" office:value-type="float"/>
          <table:table-cell office:value="8.824403650547435" office:value-type="float"/>
          <table:table-cell office:value="9.042505506485982" office:value-type="float"/>
          <table:table-cell office:value="9.225207279422474" office:value-type="float"/>
          <table:table-cell office:value="9.359963736421644" office:value-type="float"/>
          <table:table-cell office:value="9.681923036724559" office:value-type="float"/>
          <table:table-cell office:value="6.614142316681949" office:value-type="float"/>
          <table:table-cell office:value="6.917368366002126" office:value-type="float"/>
          <table:table-cell office:value="7.074191121928157" office:value-type="float"/>
          <table:table-cell office:value="7.255783324991228" office:value-type="float"/>
          <table:table-cell office:value="7.509117788921369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.70839172979539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49024389758" office:value-type="float"/>
          <table:table-cell office:value="-17.448154948910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523833720992" office:value-type="float"/>
          <table:table-cell office:value="17.323276756092895" office:value-type="float"/>
          <table:table-cell office:value="17.86830804332011" office:value-type="float"/>
          <table:table-cell office:value="7.321465678851395" office:value-type="float"/>
          <table:table-cell office:value="7.578672160515544" office:value-type="float"/>
          <table:table-cell office:value="7.886984507491226" office:value-type="float"/>
          <table:table-cell office:value="8.063362019484611" office:value-type="float"/>
          <table:table-cell office:value="9.142704839218599" office:value-type="float"/>
          <table:table-cell office:value="7.056571386771834" office:value-type="float"/>
          <table:table-cell office:value="7.960320256830195" office:value-type="float"/>
          <table:table-cell office:value="8.350272133753563" office:value-type="float"/>
          <table:table-cell office:value="8.507216674818295" office:value-type="float"/>
          <table:table-cell office:value="8.998043994431058" office:value-type="float"/>
          <table:table-cell office:value="8.500514124731104" office:value-type="float"/>
          <table:table-cell office:value="9.00502243744323" office:value-type="float"/>
          <table:table-cell office:value="9.278790187808962" office:value-type="float"/>
          <table:table-cell office:value="9.427702798926312" office:value-type="float"/>
          <table:table-cell office:value="9.98273501098729" office:value-type="float"/>
          <table:table-cell office:value="5.97153248251229" office:value-type="float"/>
          <table:table-cell office:value="6.634235189876646" office:value-type="float"/>
          <table:table-cell office:value="6.957301153048998" office:value-type="float"/>
          <table:table-cell office:value="7.190653326888693" office:value-type="float"/>
          <table:table-cell office:value="8.347417713732288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.7112380129157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9699068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306468394454" office:value-type="float"/>
          <table:table-cell office:value="16.299169981399086" office:value-type="float"/>
          <table:table-cell office:value="16.98932316890899" office:value-type="float"/>
          <table:table-cell office:value="17.991004521738834" office:value-type="float"/>
          <table:table-cell office:value="6.955765319124426" office:value-type="float"/>
          <table:table-cell office:value="7.58623299482463" office:value-type="float"/>
          <table:table-cell office:value="7.764701752747408" office:value-type="float"/>
          <table:table-cell office:value="8.050301227810092" office:value-type="float"/>
          <table:table-cell office:value="8.939289346178498" office:value-type="float"/>
          <table:table-cell office:value="6.974803688627372" office:value-type="float"/>
          <table:table-cell office:value="7.691942136591571" office:value-type="float"/>
          <table:table-cell office:value="8.29446526526787" office:value-type="float"/>
          <table:table-cell office:value="8.569766006943773" office:value-type="float"/>
          <table:table-cell office:value="8.971548190132012" office:value-type="float"/>
          <table:table-cell office:value="8.367591851789982" office:value-type="float"/>
          <table:table-cell office:value="8.768982466737802" office:value-type="float"/>
          <table:table-cell office:value="8.917722921183442" office:value-type="float"/>
          <table:table-cell office:value="9.114749451202377" office:value-type="float"/>
          <table:table-cell office:value="10.13437762838049" office:value-type="float"/>
          <table:table-cell office:value="5.910623791828053" office:value-type="float"/>
          <table:table-cell office:value="6.662761300238496" office:value-type="float"/>
          <table:table-cell office:value="7.052404866400103" office:value-type="float"/>
          <table:table-cell office:value="7.342173011643847" office:value-type="float"/>
          <table:table-cell office:value="7.986490797990008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.73979116247563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0579933656" office:value-type="float"/>
          <table:table-cell office:value="-17.459538830184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890374339047" office:value-type="float"/>
          <table:table-cell office:value="17.457672235417114" office:value-type="float"/>
          <table:table-cell office:value="17.99919812889669" office:value-type="float"/>
          <table:table-cell office:value="6.720916971176026" office:value-type="float"/>
          <table:table-cell office:value="7.688088052574274" office:value-type="float"/>
          <table:table-cell office:value="7.89688373995702" office:value-type="float"/>
          <table:table-cell office:value="8.079963609171987" office:value-type="float"/>
          <table:table-cell office:value="9.255986549596457" office:value-type="float"/>
          <table:table-cell office:value="6.781910798524445" office:value-type="float"/>
          <table:table-cell office:value="7.702216778231355" office:value-type="float"/>
          <table:table-cell office:value="8.05611019809802" office:value-type="float"/>
          <table:table-cell office:value="8.343360536205495" office:value-type="float"/>
          <table:table-cell office:value="9.00314912579816" office:value-type="float"/>
          <table:table-cell office:value="8.524526395937132" office:value-type="float"/>
          <table:table-cell office:value="8.908144419981625" office:value-type="float"/>
          <table:table-cell office:value="9.07191602492145" office:value-type="float"/>
          <table:table-cell office:value="9.290752437832683" office:value-type="float"/>
          <table:table-cell office:value="10.054331737200448" office:value-type="float"/>
          <table:table-cell office:value="5.67167421401378" office:value-type="float"/>
          <table:table-cell office:value="6.504941589634907" office:value-type="float"/>
          <table:table-cell office:value="6.8104799502726685" office:value-type="float"/>
          <table:table-cell office:value="7.0398992338627675" office:value-type="float"/>
          <table:table-cell office:value="8.052316138159158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.69813953663229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5867042236" office:value-type="float"/>
          <table:table-cell office:value="-17.4553034470736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6204868612589" office:value-type="float"/>
          <table:table-cell office:value="16.89922199064587" office:value-type="float"/>
          <table:table-cell office:value="17.68101341440106" office:value-type="float"/>
          <table:table-cell office:value="7.575877781155157" office:value-type="float"/>
          <table:table-cell office:value="7.955012888446666" office:value-type="float"/>
          <table:table-cell office:value="8.057686850618273" office:value-type="float"/>
          <table:table-cell office:value="8.209194469583096" office:value-type="float"/>
          <table:table-cell office:value="9.781459237709765" office:value-type="float"/>
          <table:table-cell office:value="8.000777483097595" office:value-type="float"/>
          <table:table-cell office:value="8.511848188751086" office:value-type="float"/>
          <table:table-cell office:value="8.598675404081156" office:value-type="float"/>
          <table:table-cell office:value="8.710652960360173" office:value-type="float"/>
          <table:table-cell office:value="8.881343052431689" office:value-type="float"/>
          <table:table-cell office:value="9.00283165175027" office:value-type="float"/>
          <table:table-cell office:value="9.217250889882528" office:value-type="float"/>
          <table:table-cell office:value="9.305074919498756" office:value-type="float"/>
          <table:table-cell office:value="9.358087614998297" office:value-type="float"/>
          <table:table-cell office:value="10.16932956631458" office:value-type="float"/>
          <table:table-cell office:value="7.207140300930419" office:value-type="float"/>
          <table:table-cell office:value="7.295420409365642" office:value-type="float"/>
          <table:table-cell office:value="7.39159892339212" office:value-type="float"/>
          <table:table-cell office:value="7.407099558579985" office:value-type="float"/>
          <table:table-cell office:value="7.965990955665332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.66565440498229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8645348627" office:value-type="float"/>
          <table:table-cell office:value="-17.443009523692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5021103235746" office:value-type="float"/>
          <table:table-cell office:value="17.09421675603919" office:value-type="float"/>
          <table:table-cell office:value="17.99229589676746" office:value-type="float"/>
          <table:table-cell office:value="6.940670203451777" office:value-type="float"/>
          <table:table-cell office:value="7.5826848986019115" office:value-type="float"/>
          <table:table-cell office:value="7.796303250547244" office:value-type="float"/>
          <table:table-cell office:value="8.024676972306837" office:value-type="float"/>
          <table:table-cell office:value="8.847618371568359" office:value-type="float"/>
          <table:table-cell office:value="7.008726448154485" office:value-type="float"/>
          <table:table-cell office:value="8.2561422480796" office:value-type="float"/>
          <table:table-cell office:value="8.440884735380978" office:value-type="float"/>
          <table:table-cell office:value="8.604032693213892" office:value-type="float"/>
          <table:table-cell office:value="9.219225650254883" office:value-type="float"/>
          <table:table-cell office:value="8.38506847301374" office:value-type="float"/>
          <table:table-cell office:value="8.98464454258803" office:value-type="float"/>
          <table:table-cell office:value="9.147612027806975" office:value-type="float"/>
          <table:table-cell office:value="9.306430761874568" office:value-type="float"/>
          <table:table-cell office:value="9.985369464808038" office:value-type="float"/>
          <table:table-cell office:value="5.828085803153304" office:value-type="float"/>
          <table:table-cell office:value="6.822875401422195" office:value-type="float"/>
          <table:table-cell office:value="7.079413035972342" office:value-type="float"/>
          <table:table-cell office:value="7.344492567972582" office:value-type="float"/>
          <table:table-cell office:value="8.233796017016275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.70695748092299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4856829347" office:value-type="float"/>
          <table:table-cell office:value="-17.4568180631030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908784945369" office:value-type="float"/>
          <table:table-cell office:value="17.3153538560239" office:value-type="float"/>
          <table:table-cell office:value="17.989614102396963" office:value-type="float"/>
          <table:table-cell office:value="7.18399145786022" office:value-type="float"/>
          <table:table-cell office:value="7.700483604444566" office:value-type="float"/>
          <table:table-cell office:value="7.925441579333292" office:value-type="float"/>
          <table:table-cell office:value="8.124987644780347" office:value-type="float"/>
          <table:table-cell office:value="8.56219941913926" office:value-type="float"/>
          <table:table-cell office:value="7.226044495318804" office:value-type="float"/>
          <table:table-cell office:value="7.902699941068603" office:value-type="float"/>
          <table:table-cell office:value="8.31651499560297" office:value-type="float"/>
          <table:table-cell office:value="8.493049092655273" office:value-type="float"/>
          <table:table-cell office:value="9.023345823224624" office:value-type="float"/>
          <table:table-cell office:value="8.46895638447247" office:value-type="float"/>
          <table:table-cell office:value="8.84410594025497" office:value-type="float"/>
          <table:table-cell office:value="9.015214098541326" office:value-type="float"/>
          <table:table-cell office:value="9.154690678449978" office:value-type="float"/>
          <table:table-cell office:value="9.703003599507323" office:value-type="float"/>
          <table:table-cell office:value="6.336140260470161" office:value-type="float"/>
          <table:table-cell office:value="6.903800639647681" office:value-type="float"/>
          <table:table-cell office:value="7.158008862699017" office:value-type="float"/>
          <table:table-cell office:value="7.302157110731402" office:value-type="float"/>
          <table:table-cell office:value="7.88254164285656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.71818382354773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1391695157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8979533169908" office:value-type="float"/>
          <table:table-cell office:value="14.8846005778528" office:value-type="float"/>
          <table:table-cell office:value="16.774244418196187" office:value-type="float"/>
          <table:table-cell office:value="17.16910431761819" office:value-type="float"/>
          <table:table-cell office:value="7.249741686195124" office:value-type="float"/>
          <table:table-cell office:value="7.933490694506826" office:value-type="float"/>
          <table:table-cell office:value="8.232422281507791" office:value-type="float"/>
          <table:table-cell office:value="8.565217608400697" office:value-type="float"/>
          <table:table-cell office:value="8.711629546126069" office:value-type="float"/>
          <table:table-cell office:value="7.758612082036796" office:value-type="float"/>
          <table:table-cell office:value="8.144556136791529" office:value-type="float"/>
          <table:table-cell office:value="8.562952513442657" office:value-type="float"/>
          <table:table-cell office:value="8.675955080396148" office:value-type="float"/>
          <table:table-cell office:value="8.739258287256352" office:value-type="float"/>
          <table:table-cell office:value="8.867952151315976" office:value-type="float"/>
          <table:table-cell office:value="9.037476416128385" office:value-type="float"/>
          <table:table-cell office:value="9.195338496104096" office:value-type="float"/>
          <table:table-cell office:value="9.50991255786506" office:value-type="float"/>
          <table:table-cell office:value="9.876996634289913" office:value-type="float"/>
          <table:table-cell office:value="6.21902337231611" office:value-type="float"/>
          <table:table-cell office:value="7.202653162218848" office:value-type="float"/>
          <table:table-cell office:value="7.31764411122173" office:value-type="float"/>
          <table:table-cell office:value="7.7763420726600465" office:value-type="float"/>
          <table:table-cell office:value="7.877672068657159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.0" office:value-type="float"/>
          <table:table-cell office:value="1.0" office:value-type="float"/>
          <table:table-cell office:value="0.22103548588530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091174206203" office:value-type="float"/>
          <table:table-cell office:value="-17.481091174206203" office:value-type="float"/>
          <table:table-cell office:value="-17.481091174206203" office:value-type="float"/>
          <table:table-cell office:value="-17.4810911742062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9547664152844" office:value-type="float"/>
          <table:table-cell office:value="7.630587015365368" office:value-type="float"/>
          <table:table-cell office:value="7.630587015365368" office:value-type="float"/>
          <table:table-cell office:value="7.630587015365368" office:value-type="float"/>
          <table:table-cell office:value="7.630587015365368" office:value-type="float"/>
          <table:table-cell office:value="8.482316624774757" office:value-type="float"/>
          <table:table-cell office:value="7.274251146032723" office:value-type="float"/>
          <table:table-cell office:value="7.274251146032723" office:value-type="float"/>
          <table:table-cell office:value="7.274251146032723" office:value-type="float"/>
          <table:table-cell office:value="7.274251146032723" office:value-type="float"/>
          <table:table-cell office:value="8.350191234953364" office:value-type="float"/>
          <table:table-cell office:value="8.8454926187124" office:value-type="float"/>
          <table:table-cell office:value="8.8454926187124" office:value-type="float"/>
          <table:table-cell office:value="8.8454926187124" office:value-type="float"/>
          <table:table-cell office:value="8.8454926187124" office:value-type="float"/>
          <table:table-cell office:value="9.732456013079588" office:value-type="float"/>
          <table:table-cell office:value="6.059345542685691" office:value-type="float"/>
          <table:table-cell office:value="6.059345542685691" office:value-type="float"/>
          <table:table-cell office:value="6.059345542685691" office:value-type="float"/>
          <table:table-cell office:value="6.059345542685691" office:value-type="float"/>
          <table:table-cell office:value="7.100051846648532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.70340383828164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619141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21587853042003" office:value-type="float"/>
          <table:table-cell office:value="16.67518019695175" office:value-type="float"/>
          <table:table-cell office:value="16.940470733173182" office:value-type="float"/>
          <table:table-cell office:value="17.776412190300963" office:value-type="float"/>
          <table:table-cell office:value="7.059587865228632" office:value-type="float"/>
          <table:table-cell office:value="7.765910357977122" office:value-type="float"/>
          <table:table-cell office:value="7.960372228950163" office:value-type="float"/>
          <table:table-cell office:value="8.041207703900605" office:value-type="float"/>
          <table:table-cell office:value="8.369510634948416" office:value-type="float"/>
          <table:table-cell office:value="7.831765193284589" office:value-type="float"/>
          <table:table-cell office:value="8.137439338673216" office:value-type="float"/>
          <table:table-cell office:value="8.253194935214443" office:value-type="float"/>
          <table:table-cell office:value="8.340586300818007" office:value-type="float"/>
          <table:table-cell office:value="8.615084668756435" office:value-type="float"/>
          <table:table-cell office:value="8.875197683979817" office:value-type="float"/>
          <table:table-cell office:value="9.083965376815673" office:value-type="float"/>
          <table:table-cell office:value="9.144307085146608" office:value-type="float"/>
          <table:table-cell office:value="9.324988743972787" office:value-type="float"/>
          <table:table-cell office:value="9.620688866234122" office:value-type="float"/>
          <table:table-cell office:value="6.00645081317599" office:value-type="float"/>
          <table:table-cell office:value="6.834796548555" office:value-type="float"/>
          <table:table-cell office:value="7.005222015040663" office:value-type="float"/>
          <table:table-cell office:value="7.0829752351287745" office:value-type="float"/>
          <table:table-cell office:value="7.4414487829507605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.7021127946116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28074027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4490684121706" office:value-type="float"/>
          <table:table-cell office:value="16.090205647969547" office:value-type="float"/>
          <table:table-cell office:value="16.778209041265608" office:value-type="float"/>
          <table:table-cell office:value="17.989124088927202" office:value-type="float"/>
          <table:table-cell office:value="7.078897325713507" office:value-type="float"/>
          <table:table-cell office:value="7.729572708898875" office:value-type="float"/>
          <table:table-cell office:value="7.947923973447335" office:value-type="float"/>
          <table:table-cell office:value="8.16900363657359" office:value-type="float"/>
          <table:table-cell office:value="8.773155236531057" office:value-type="float"/>
          <table:table-cell office:value="7.437352666609655" office:value-type="float"/>
          <table:table-cell office:value="8.164830435465234" office:value-type="float"/>
          <table:table-cell office:value="8.339528740011044" office:value-type="float"/>
          <table:table-cell office:value="8.539592598686017" office:value-type="float"/>
          <table:table-cell office:value="9.06922383831419" office:value-type="float"/>
          <table:table-cell office:value="8.70040544424763" office:value-type="float"/>
          <table:table-cell office:value="9.065011402709816" office:value-type="float"/>
          <table:table-cell office:value="9.286409537848094" office:value-type="float"/>
          <table:table-cell office:value="9.426928631231206" office:value-type="float"/>
          <table:table-cell office:value="9.892890046962393" office:value-type="float"/>
          <table:table-cell office:value="5.867143528525748" office:value-type="float"/>
          <table:table-cell office:value="6.757901486661034" office:value-type="float"/>
          <table:table-cell office:value="7.029203407228151" office:value-type="float"/>
          <table:table-cell office:value="7.310702430972848" office:value-type="float"/>
          <table:table-cell office:value="8.059984119462335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.71227710124972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41270045" office:value-type="float"/>
          <table:table-cell office:value="-17.4791034399988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547367433647" office:value-type="float"/>
          <table:table-cell office:value="17.266028271010203" office:value-type="float"/>
          <table:table-cell office:value="17.96996183645047" office:value-type="float"/>
          <table:table-cell office:value="6.939585503878183" office:value-type="float"/>
          <table:table-cell office:value="7.596857665219201" office:value-type="float"/>
          <table:table-cell office:value="7.7899449321386935" office:value-type="float"/>
          <table:table-cell office:value="8.008423429421622" office:value-type="float"/>
          <table:table-cell office:value="9.09713054835096" office:value-type="float"/>
          <table:table-cell office:value="6.888711431879829" office:value-type="float"/>
          <table:table-cell office:value="7.845377792318514" office:value-type="float"/>
          <table:table-cell office:value="8.234589019328261" office:value-type="float"/>
          <table:table-cell office:value="8.495263494771445" office:value-type="float"/>
          <table:table-cell office:value="9.169006476550035" office:value-type="float"/>
          <table:table-cell office:value="8.571589978378263" office:value-type="float"/>
          <table:table-cell office:value="8.8841489295314" office:value-type="float"/>
          <table:table-cell office:value="9.067056613097204" office:value-type="float"/>
          <table:table-cell office:value="9.24299602158562" office:value-type="float"/>
          <table:table-cell office:value="9.930151403048363" office:value-type="float"/>
          <table:table-cell office:value="5.436175764427252" office:value-type="float"/>
          <table:table-cell office:value="6.518628276627164" office:value-type="float"/>
          <table:table-cell office:value="6.908303648116641" office:value-type="float"/>
          <table:table-cell office:value="7.241966584266958" office:value-type="float"/>
          <table:table-cell office:value="7.9896011977719485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243290523069917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949506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951211080768" office:value-type="float"/>
          <table:table-cell office:value="16.772865869832017" office:value-type="float"/>
          <table:table-cell office:value="17.238814702266037" office:value-type="float"/>
          <table:table-cell office:value="17.973854511601584" office:value-type="float"/>
          <table:table-cell office:value="7.119791909415822" office:value-type="float"/>
          <table:table-cell office:value="7.679546520920731" office:value-type="float"/>
          <table:table-cell office:value="7.8716535494303645" office:value-type="float"/>
          <table:table-cell office:value="8.035303703842558" office:value-type="float"/>
          <table:table-cell office:value="8.558423336301601" office:value-type="float"/>
          <table:table-cell office:value="6.639576959204796" office:value-type="float"/>
          <table:table-cell office:value="7.46270483320772" office:value-type="float"/>
          <table:table-cell office:value="8.100159247265573" office:value-type="float"/>
          <table:table-cell office:value="8.394683828129661" office:value-type="float"/>
          <table:table-cell office:value="8.954242475297637" office:value-type="float"/>
          <table:table-cell office:value="8.347309693826652" office:value-type="float"/>
          <table:table-cell office:value="8.82272704644361" office:value-type="float"/>
          <table:table-cell office:value="8.912774485674984" office:value-type="float"/>
          <table:table-cell office:value="9.047139860684492" office:value-type="float"/>
          <table:table-cell office:value="9.579627998167393" office:value-type="float"/>
          <table:table-cell office:value="5.880157487487731" office:value-type="float"/>
          <table:table-cell office:value="6.496860897552331" office:value-type="float"/>
          <table:table-cell office:value="6.929732925129979" office:value-type="float"/>
          <table:table-cell office:value="7.223730536177124" office:value-type="float"/>
          <table:table-cell office:value="7.875020126059201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.6518662382096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962425869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46922781980073" office:value-type="float"/>
          <table:table-cell office:value="16.301907589648525" office:value-type="float"/>
          <table:table-cell office:value="17.061499361047083" office:value-type="float"/>
          <table:table-cell office:value="17.988324267913804" office:value-type="float"/>
          <table:table-cell office:value="6.539483794159256" office:value-type="float"/>
          <table:table-cell office:value="7.392032854854064" office:value-type="float"/>
          <table:table-cell office:value="7.632581714119807" office:value-type="float"/>
          <table:table-cell office:value="7.95252968455925" office:value-type="float"/>
          <table:table-cell office:value="9.041585266148237" office:value-type="float"/>
          <table:table-cell office:value="7.467237065011048" office:value-type="float"/>
          <table:table-cell office:value="8.217665681986945" office:value-type="float"/>
          <table:table-cell office:value="8.399562544065162" office:value-type="float"/>
          <table:table-cell office:value="8.501804123154958" office:value-type="float"/>
          <table:table-cell office:value="8.966717027075301" office:value-type="float"/>
          <table:table-cell office:value="8.05823433392247" office:value-type="float"/>
          <table:table-cell office:value="8.81150291587626" office:value-type="float"/>
          <table:table-cell office:value="8.97776382977764" office:value-type="float"/>
          <table:table-cell office:value="9.203679859429215" office:value-type="float"/>
          <table:table-cell office:value="9.619230240026276" office:value-type="float"/>
          <table:table-cell office:value="6.032238935281018" office:value-type="float"/>
          <table:table-cell office:value="6.822344402546101" office:value-type="float"/>
          <table:table-cell office:value="7.042851760348581" office:value-type="float"/>
          <table:table-cell office:value="7.261106940936839" office:value-type="float"/>
          <table:table-cell office:value="8.187799729569033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.72450701107884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4648125936" office:value-type="float"/>
          <table:table-cell office:value="-17.4700756775740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5360091968812" office:value-type="float"/>
          <table:table-cell office:value="17.083857169295058" office:value-type="float"/>
          <table:table-cell office:value="17.810843002407893" office:value-type="float"/>
          <table:table-cell office:value="7.190803902675843" office:value-type="float"/>
          <table:table-cell office:value="7.700319804660886" office:value-type="float"/>
          <table:table-cell office:value="7.820110039852979" office:value-type="float"/>
          <table:table-cell office:value="8.09231878052316" office:value-type="float"/>
          <table:table-cell office:value="8.972681702073613" office:value-type="float"/>
          <table:table-cell office:value="6.679344910077219" office:value-type="float"/>
          <table:table-cell office:value="7.94997904341757" office:value-type="float"/>
          <table:table-cell office:value="8.188556053018527" office:value-type="float"/>
          <table:table-cell office:value="8.470177718023427" office:value-type="float"/>
          <table:table-cell office:value="8.900249790429339" office:value-type="float"/>
          <table:table-cell office:value="8.599839165317587" office:value-type="float"/>
          <table:table-cell office:value="8.854859580321417" office:value-type="float"/>
          <table:table-cell office:value="9.093236105872311" office:value-type="float"/>
          <table:table-cell office:value="9.262225971165858" office:value-type="float"/>
          <table:table-cell office:value="9.813666046246208" office:value-type="float"/>
          <table:table-cell office:value="6.003921174313155" office:value-type="float"/>
          <table:table-cell office:value="6.662309225112756" office:value-type="float"/>
          <table:table-cell office:value="6.92672511942309" office:value-type="float"/>
          <table:table-cell office:value="7.315162668248929" office:value-type="float"/>
          <table:table-cell office:value="7.800921974894706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.69515341384973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5949069648" office:value-type="float"/>
          <table:table-cell office:value="-17.490024244337455" office:value-type="float"/>
          <table:table-cell office:value="-17.4329241977324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9862642181586" office:value-type="float"/>
          <table:table-cell office:value="17.973386074054467" office:value-type="float"/>
          <table:table-cell office:value="7.454845912073431" office:value-type="float"/>
          <table:table-cell office:value="7.571031643126908" office:value-type="float"/>
          <table:table-cell office:value="7.719296084258195" office:value-type="float"/>
          <table:table-cell office:value="7.752343625183807" office:value-type="float"/>
          <table:table-cell office:value="8.616865100432644" office:value-type="float"/>
          <table:table-cell office:value="7.74729317926749" office:value-type="float"/>
          <table:table-cell office:value="8.029923199878834" office:value-type="float"/>
          <table:table-cell office:value="8.047625499075217" office:value-type="float"/>
          <table:table-cell office:value="8.25205069371346" office:value-type="float"/>
          <table:table-cell office:value="8.696338426515897" office:value-type="float"/>
          <table:table-cell office:value="8.496013262621556" office:value-type="float"/>
          <table:table-cell office:value="8.936007464860822" office:value-type="float"/>
          <table:table-cell office:value="9.04125110647964" office:value-type="float"/>
          <table:table-cell office:value="9.09785567709055" office:value-type="float"/>
          <table:table-cell office:value="9.461095803367897" office:value-type="float"/>
          <table:table-cell office:value="6.363782944550168" office:value-type="float"/>
          <table:table-cell office:value="6.7123781255290735" office:value-type="float"/>
          <table:table-cell office:value="6.86725148727975" office:value-type="float"/>
          <table:table-cell office:value="7.101973979616341" office:value-type="float"/>
          <table:table-cell office:value="7.381671037418926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.67705669888031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6433906658" office:value-type="float"/>
          <table:table-cell office:value="-17.4506216153530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5353526284695" office:value-type="float"/>
          <table:table-cell office:value="17.384372678271447" office:value-type="float"/>
          <table:table-cell office:value="17.94276959097346" office:value-type="float"/>
          <table:table-cell office:value="7.035728178948695" office:value-type="float"/>
          <table:table-cell office:value="7.466812326251128" office:value-type="float"/>
          <table:table-cell office:value="7.734685125180676" office:value-type="float"/>
          <table:table-cell office:value="7.956525431496807" office:value-type="float"/>
          <table:table-cell office:value="9.202913747838755" office:value-type="float"/>
          <table:table-cell office:value="6.625894718015184" office:value-type="float"/>
          <table:table-cell office:value="8.169984744157345" office:value-type="float"/>
          <table:table-cell office:value="8.349890396173276" office:value-type="float"/>
          <table:table-cell office:value="8.479952706551526" office:value-type="float"/>
          <table:table-cell office:value="8.967934437874664" office:value-type="float"/>
          <table:table-cell office:value="8.47704735770732" office:value-type="float"/>
          <table:table-cell office:value="8.876869727166415" office:value-type="float"/>
          <table:table-cell office:value="9.086426866789706" office:value-type="float"/>
          <table:table-cell office:value="9.307480908848072" office:value-type="float"/>
          <table:table-cell office:value="9.809260281265512" office:value-type="float"/>
          <table:table-cell office:value="5.842800968296496" office:value-type="float"/>
          <table:table-cell office:value="6.74030057495975" office:value-type="float"/>
          <table:table-cell office:value="6.95362776472548" office:value-type="float"/>
          <table:table-cell office:value="7.14270533109765" office:value-type="float"/>
          <table:table-cell office:value="8.361587904447909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.71367730015986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319827984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8900742529094" office:value-type="float"/>
          <table:table-cell office:value="16.53109229027847" office:value-type="float"/>
          <table:table-cell office:value="17.269782030108196" office:value-type="float"/>
          <table:table-cell office:value="17.971271424247572" office:value-type="float"/>
          <table:table-cell office:value="6.852047629737207" office:value-type="float"/>
          <table:table-cell office:value="7.338469757919118" office:value-type="float"/>
          <table:table-cell office:value="7.5612983866652375" office:value-type="float"/>
          <table:table-cell office:value="7.687938571169179" office:value-type="float"/>
          <table:table-cell office:value="8.44376754179686" office:value-type="float"/>
          <table:table-cell office:value="6.997867970645539" office:value-type="float"/>
          <table:table-cell office:value="7.636250599082569" office:value-type="float"/>
          <table:table-cell office:value="7.809435740176811" office:value-type="float"/>
          <table:table-cell office:value="7.9937881946186655" office:value-type="float"/>
          <table:table-cell office:value="8.774563774440281" office:value-type="float"/>
          <table:table-cell office:value="8.539205570260146" office:value-type="float"/>
          <table:table-cell office:value="8.757254085005675" office:value-type="float"/>
          <table:table-cell office:value="8.917885061665448" office:value-type="float"/>
          <table:table-cell office:value="9.034597968883443" office:value-type="float"/>
          <table:table-cell office:value="9.580417010527361" office:value-type="float"/>
          <table:table-cell office:value="5.731617778408999" office:value-type="float"/>
          <table:table-cell office:value="6.2892604639255225" office:value-type="float"/>
          <table:table-cell office:value="6.460442640875245" office:value-type="float"/>
          <table:table-cell office:value="6.620204675970516" office:value-type="float"/>
          <table:table-cell office:value="7.216536776771532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.69943157110717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23769829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4759708825765" office:value-type="float"/>
          <table:table-cell office:value="16.694695365693033" office:value-type="float"/>
          <table:table-cell office:value="17.244069797658018" office:value-type="float"/>
          <table:table-cell office:value="17.979892719989852" office:value-type="float"/>
          <table:table-cell office:value="7.129808716441469" office:value-type="float"/>
          <table:table-cell office:value="7.601536140153595" office:value-type="float"/>
          <table:table-cell office:value="7.802262402588495" office:value-type="float"/>
          <table:table-cell office:value="7.991080296010894" office:value-type="float"/>
          <table:table-cell office:value="8.678990748117332" office:value-type="float"/>
          <table:table-cell office:value="6.948408791938425" office:value-type="float"/>
          <table:table-cell office:value="8.008529606167635" office:value-type="float"/>
          <table:table-cell office:value="8.312530305791439" office:value-type="float"/>
          <table:table-cell office:value="8.44792726971899" office:value-type="float"/>
          <table:table-cell office:value="8.877272752541822" office:value-type="float"/>
          <table:table-cell office:value="8.544487238563544" office:value-type="float"/>
          <table:table-cell office:value="9.030798833061102" office:value-type="float"/>
          <table:table-cell office:value="9.17380856596918" office:value-type="float"/>
          <table:table-cell office:value="9.355484853447654" office:value-type="float"/>
          <table:table-cell office:value="9.908427663103296" office:value-type="float"/>
          <table:table-cell office:value="5.655279371244269" office:value-type="float"/>
          <table:table-cell office:value="6.61886758422095" office:value-type="float"/>
          <table:table-cell office:value="6.8870126818370965" office:value-type="float"/>
          <table:table-cell office:value="7.112292506513773" office:value-type="float"/>
          <table:table-cell office:value="7.4769174189265755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.68365652594419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457321983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056617420903" office:value-type="float"/>
          <table:table-cell office:value="16.056050347169144" office:value-type="float"/>
          <table:table-cell office:value="16.790385007768585" office:value-type="float"/>
          <table:table-cell office:value="17.97361864698302" office:value-type="float"/>
          <table:table-cell office:value="7.013399385734149" office:value-type="float"/>
          <table:table-cell office:value="7.485257390694282" office:value-type="float"/>
          <table:table-cell office:value="7.667086706178157" office:value-type="float"/>
          <table:table-cell office:value="7.884097775074995" office:value-type="float"/>
          <table:table-cell office:value="8.994309154125595" office:value-type="float"/>
          <table:table-cell office:value="7.008250897441999" office:value-type="float"/>
          <table:table-cell office:value="7.946823887641136" office:value-type="float"/>
          <table:table-cell office:value="8.226611154828815" office:value-type="float"/>
          <table:table-cell office:value="8.408376270113692" office:value-type="float"/>
          <table:table-cell office:value="8.941802056706786" office:value-type="float"/>
          <table:table-cell office:value="8.382938920498605" office:value-type="float"/>
          <table:table-cell office:value="8.73566903144377" office:value-type="float"/>
          <table:table-cell office:value="8.90933885461391" office:value-type="float"/>
          <table:table-cell office:value="9.081280591037078" office:value-type="float"/>
          <table:table-cell office:value="9.878104724772426" office:value-type="float"/>
          <table:table-cell office:value="5.822905594284634" office:value-type="float"/>
          <table:table-cell office:value="6.745912916898824" office:value-type="float"/>
          <table:table-cell office:value="6.951293242644109" office:value-type="float"/>
          <table:table-cell office:value="7.1452882991303035" office:value-type="float"/>
          <table:table-cell office:value="7.820472628495267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.70211390039289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4367857384" office:value-type="float"/>
          <table:table-cell office:value="-17.4424524972127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924190632739" office:value-type="float"/>
          <table:table-cell office:value="17.35718581466083" office:value-type="float"/>
          <table:table-cell office:value="17.83828907651714" office:value-type="float"/>
          <table:table-cell office:value="7.109920399174623" office:value-type="float"/>
          <table:table-cell office:value="7.750344858661768" office:value-type="float"/>
          <table:table-cell office:value="7.939217368744847" office:value-type="float"/>
          <table:table-cell office:value="8.138399195088045" office:value-type="float"/>
          <table:table-cell office:value="8.393317488223115" office:value-type="float"/>
          <table:table-cell office:value="7.171035357743621" office:value-type="float"/>
          <table:table-cell office:value="8.220486561687125" office:value-type="float"/>
          <table:table-cell office:value="8.383615973721094" office:value-type="float"/>
          <table:table-cell office:value="8.510549897776635" office:value-type="float"/>
          <table:table-cell office:value="8.988342102319507" office:value-type="float"/>
          <table:table-cell office:value="8.601632929761685" office:value-type="float"/>
          <table:table-cell office:value="9.025524230236915" office:value-type="float"/>
          <table:table-cell office:value="9.219991990303262" office:value-type="float"/>
          <table:table-cell office:value="9.389064093109024" office:value-type="float"/>
          <table:table-cell office:value="9.72996200413953" office:value-type="float"/>
          <table:table-cell office:value="6.153777520731289" office:value-type="float"/>
          <table:table-cell office:value="6.711184214014227" office:value-type="float"/>
          <table:table-cell office:value="6.976824042799602" office:value-type="float"/>
          <table:table-cell office:value="7.305275060732326" office:value-type="float"/>
          <table:table-cell office:value="7.769300092604542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.68758932165387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4704908685" office:value-type="float"/>
          <table:table-cell office:value="-17.4711426878679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001579959775" office:value-type="float"/>
          <table:table-cell office:value="17.430048697657632" office:value-type="float"/>
          <table:table-cell office:value="17.999753484869778" office:value-type="float"/>
          <table:table-cell office:value="7.575046384478915" office:value-type="float"/>
          <table:table-cell office:value="7.773367783254777" office:value-type="float"/>
          <table:table-cell office:value="7.91286877679374" office:value-type="float"/>
          <table:table-cell office:value="8.043935831609721" office:value-type="float"/>
          <table:table-cell office:value="8.60533366214663" office:value-type="float"/>
          <table:table-cell office:value="7.418487860074461" office:value-type="float"/>
          <table:table-cell office:value="8.158498490436518" office:value-type="float"/>
          <table:table-cell office:value="8.405215485076067" office:value-type="float"/>
          <table:table-cell office:value="8.549147389870004" office:value-type="float"/>
          <table:table-cell office:value="8.9820919497858" office:value-type="float"/>
          <table:table-cell office:value="8.62816651693981" office:value-type="float"/>
          <table:table-cell office:value="8.957424231501996" office:value-type="float"/>
          <table:table-cell office:value="9.12966430426027" office:value-type="float"/>
          <table:table-cell office:value="9.310420962479746" office:value-type="float"/>
          <table:table-cell office:value="9.803580976842664" office:value-type="float"/>
          <table:table-cell office:value="6.48898257740274" office:value-type="float"/>
          <table:table-cell office:value="7.03024783309003" office:value-type="float"/>
          <table:table-cell office:value="7.139988744142338" office:value-type="float"/>
          <table:table-cell office:value="7.318365500433789" office:value-type="float"/>
          <table:table-cell office:value="7.821940563127396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.64503827856926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602818787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43620742002296" office:value-type="float"/>
          <table:table-cell office:value="16.69064980085707" office:value-type="float"/>
          <table:table-cell office:value="17.088873436181643" office:value-type="float"/>
          <table:table-cell office:value="17.821777011031333" office:value-type="float"/>
          <table:table-cell office:value="7.16225117444815" office:value-type="float"/>
          <table:table-cell office:value="7.520944100648887" office:value-type="float"/>
          <table:table-cell office:value="7.594332746355212" office:value-type="float"/>
          <table:table-cell office:value="7.8123829455873555" office:value-type="float"/>
          <table:table-cell office:value="8.370127372362948" office:value-type="float"/>
          <table:table-cell office:value="7.972983619696132" office:value-type="float"/>
          <table:table-cell office:value="8.28376350088884" office:value-type="float"/>
          <table:table-cell office:value="8.39708828832103" office:value-type="float"/>
          <table:table-cell office:value="8.554902100014077" office:value-type="float"/>
          <table:table-cell office:value="8.793581727546258" office:value-type="float"/>
          <table:table-cell office:value="8.697461992055498" office:value-type="float"/>
          <table:table-cell office:value="8.922814014673918" office:value-type="float"/>
          <table:table-cell office:value="9.018995714224873" office:value-type="float"/>
          <table:table-cell office:value="9.207604501938881" office:value-type="float"/>
          <table:table-cell office:value="9.442800006779931" office:value-type="float"/>
          <table:table-cell office:value="6.53786883334438" office:value-type="float"/>
          <table:table-cell office:value="6.767148137847066" office:value-type="float"/>
          <table:table-cell office:value="6.994654938838953" office:value-type="float"/>
          <table:table-cell office:value="7.186173971780606" office:value-type="float"/>
          <table:table-cell office:value="7.43246085879419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.0" office:value-type="float"/>
          <table:table-cell office:value="0.65791669416286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7153257587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16105211863176" office:value-type="float"/>
          <table:table-cell office:value="16.64211597230288" office:value-type="float"/>
          <table:table-cell office:value="17.631663317804083" office:value-type="float"/>
          <table:table-cell office:value="17.75959400559411" office:value-type="float"/>
          <table:table-cell office:value="7.442040376693803" office:value-type="float"/>
          <table:table-cell office:value="7.4441473960239835" office:value-type="float"/>
          <table:table-cell office:value="7.5781009110885655" office:value-type="float"/>
          <table:table-cell office:value="7.830456685191018" office:value-type="float"/>
          <table:table-cell office:value="7.842123514145604" office:value-type="float"/>
          <table:table-cell office:value="7.792215134674764" office:value-type="float"/>
          <table:table-cell office:value="8.233290542612512" office:value-type="float"/>
          <table:table-cell office:value="8.46555328441494" office:value-type="float"/>
          <table:table-cell office:value="8.526710552684378" office:value-type="float"/>
          <table:table-cell office:value="8.55937499496356" office:value-type="float"/>
          <table:table-cell office:value="8.95678774035801" office:value-type="float"/>
          <table:table-cell office:value="9.029487409807908" office:value-type="float"/>
          <table:table-cell office:value="9.069288708192541" office:value-type="float"/>
          <table:table-cell office:value="9.119345440982897" office:value-type="float"/>
          <table:table-cell office:value="9.214488377035416" office:value-type="float"/>
          <table:table-cell office:value="6.279574790340739" office:value-type="float"/>
          <table:table-cell office:value="6.606042211113772" office:value-type="float"/>
          <table:table-cell office:value="7.075324053965034" office:value-type="float"/>
          <table:table-cell office:value="7.176664528623061" office:value-type="float"/>
          <table:table-cell office:value="7.187010132073748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.68760926783051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800384669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06940551988212" office:value-type="float"/>
          <table:table-cell office:value="16.51551040707779" office:value-type="float"/>
          <table:table-cell office:value="16.704538294480162" office:value-type="float"/>
          <table:table-cell office:value="17.610187745403234" office:value-type="float"/>
          <table:table-cell office:value="7.272413235829337" office:value-type="float"/>
          <table:table-cell office:value="7.652312120082128" office:value-type="float"/>
          <table:table-cell office:value="7.790172523888028" office:value-type="float"/>
          <table:table-cell office:value="7.980618362783186" office:value-type="float"/>
          <table:table-cell office:value="8.463649575632259" office:value-type="float"/>
          <table:table-cell office:value="7.4443750553172485" office:value-type="float"/>
          <table:table-cell office:value="8.04874257456138" office:value-type="float"/>
          <table:table-cell office:value="8.308134651277403" office:value-type="float"/>
          <table:table-cell office:value="8.488889246719173" office:value-type="float"/>
          <table:table-cell office:value="8.688650399769504" office:value-type="float"/>
          <table:table-cell office:value="8.471994624839361" office:value-type="float"/>
          <table:table-cell office:value="8.813601020536137" office:value-type="float"/>
          <table:table-cell office:value="9.102976499897604" office:value-type="float"/>
          <table:table-cell office:value="9.201114387585683" office:value-type="float"/>
          <table:table-cell office:value="9.531607001740333" office:value-type="float"/>
          <table:table-cell office:value="6.364557560673784" office:value-type="float"/>
          <table:table-cell office:value="6.761092600493029" office:value-type="float"/>
          <table:table-cell office:value="7.041436835207119" office:value-type="float"/>
          <table:table-cell office:value="7.153707485763698" office:value-type="float"/>
          <table:table-cell office:value="7.598577705458428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.71426794440549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1986184170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8238851146053" office:value-type="float"/>
          <table:table-cell office:value="16.396505470884996" office:value-type="float"/>
          <table:table-cell office:value="17.055189714999777" office:value-type="float"/>
          <table:table-cell office:value="17.64267877243956" office:value-type="float"/>
          <table:table-cell office:value="7.475095276208956" office:value-type="float"/>
          <table:table-cell office:value="7.775719633948533" office:value-type="float"/>
          <table:table-cell office:value="7.956441581875113" office:value-type="float"/>
          <table:table-cell office:value="8.266034494812619" office:value-type="float"/>
          <table:table-cell office:value="8.440075197931865" office:value-type="float"/>
          <table:table-cell office:value="7.732018462660622" office:value-type="float"/>
          <table:table-cell office:value="8.033888389244094" office:value-type="float"/>
          <table:table-cell office:value="8.433642417383288" office:value-type="float"/>
          <table:table-cell office:value="8.651015438276051" office:value-type="float"/>
          <table:table-cell office:value="8.753503507209082" office:value-type="float"/>
          <table:table-cell office:value="8.928829443514642" office:value-type="float"/>
          <table:table-cell office:value="9.168556461821664" office:value-type="float"/>
          <table:table-cell office:value="9.42712616194575" office:value-type="float"/>
          <table:table-cell office:value="9.60100631702084" office:value-type="float"/>
          <table:table-cell office:value="9.60867448888708" office:value-type="float"/>
          <table:table-cell office:value="6.079785555648654" office:value-type="float"/>
          <table:table-cell office:value="6.797769585277434" office:value-type="float"/>
          <table:table-cell office:value="7.127490085027993" office:value-type="float"/>
          <table:table-cell office:value="7.204126863998889" office:value-type="float"/>
          <table:table-cell office:value="7.316043616067832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.69838500149798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27895441724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06128348962316" office:value-type="float"/>
          <table:table-cell office:value="17.316969221251302" office:value-type="float"/>
          <table:table-cell office:value="17.83596197639917" office:value-type="float"/>
          <table:table-cell office:value="17.915724286994937" office:value-type="float"/>
          <table:table-cell office:value="7.50991480641842" office:value-type="float"/>
          <table:table-cell office:value="7.823290624643075" office:value-type="float"/>
          <table:table-cell office:value="8.169979997413751" office:value-type="float"/>
          <table:table-cell office:value="8.40793739048264" office:value-type="float"/>
          <table:table-cell office:value="8.457913355563788" office:value-type="float"/>
          <table:table-cell office:value="7.791271838355685" office:value-type="float"/>
          <table:table-cell office:value="8.19912478222166" office:value-type="float"/>
          <table:table-cell office:value="8.537722275716494" office:value-type="float"/>
          <table:table-cell office:value="8.74026236529862" office:value-type="float"/>
          <table:table-cell office:value="8.747238764108078" office:value-type="float"/>
          <table:table-cell office:value="9.036476650262799" office:value-type="float"/>
          <table:table-cell office:value="9.094786893490369" office:value-type="float"/>
          <table:table-cell office:value="9.162912117062191" office:value-type="float"/>
          <table:table-cell office:value="9.271240996773184" office:value-type="float"/>
          <table:table-cell office:value="9.342680437648784" office:value-type="float"/>
          <table:table-cell office:value="6.455839252021498" office:value-type="float"/>
          <table:table-cell office:value="7.21370052145424" office:value-type="float"/>
          <table:table-cell office:value="7.2643817350555135" office:value-type="float"/>
          <table:table-cell office:value="7.5242144278946625" office:value-type="float"/>
          <table:table-cell office:value="7.536616338813799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.73319263636487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576264483513" office:value-type="float"/>
          <table:table-cell office:value="-17.468576264483513" office:value-type="float"/>
          <table:table-cell office:value="-17.468576264483513" office:value-type="float"/>
          <table:table-cell office:value="-17.4685762644835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14922822221072" office:value-type="float"/>
          <table:table-cell office:value="8.0784385665265" office:value-type="float"/>
          <table:table-cell office:value="8.0784385665265" office:value-type="float"/>
          <table:table-cell office:value="8.0784385665265" office:value-type="float"/>
          <table:table-cell office:value="8.0784385665265" office:value-type="float"/>
          <table:table-cell office:value="8.325587103807951" office:value-type="float"/>
          <table:table-cell office:value="7.817931359603335" office:value-type="float"/>
          <table:table-cell office:value="7.817931359603335" office:value-type="float"/>
          <table:table-cell office:value="7.817931359603335" office:value-type="float"/>
          <table:table-cell office:value="7.817931359603335" office:value-type="float"/>
          <table:table-cell office:value="8.724794691494994" office:value-type="float"/>
          <table:table-cell office:value="9.295786748183346" office:value-type="float"/>
          <table:table-cell office:value="9.295786748183346" office:value-type="float"/>
          <table:table-cell office:value="9.295786748183346" office:value-type="float"/>
          <table:table-cell office:value="9.295786748183346" office:value-type="float"/>
          <table:table-cell office:value="9.501043795799731" office:value-type="float"/>
          <table:table-cell office:value="6.84773171522794" office:value-type="float"/>
          <table:table-cell office:value="6.84773171522794" office:value-type="float"/>
          <table:table-cell office:value="6.84773171522794" office:value-type="float"/>
          <table:table-cell office:value="6.84773171522794" office:value-type="float"/>
          <table:table-cell office:value="7.31542696897572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.0" office:value-type="float"/>
          <table:table-cell office:value="0.5" office:value-type="float"/>
          <table:table-cell office:value="0.20650367036240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0933429983487" office:value-type="float"/>
          <table:table-cell office:value="-17.480933429983487" office:value-type="float"/>
          <table:table-cell office:value="-17.480933429983487" office:value-type="float"/>
          <table:table-cell office:value="-17.4809334299834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4592791491572" office:value-type="float"/>
          <table:table-cell office:value="7.791476528084436" office:value-type="float"/>
          <table:table-cell office:value="7.791476528084436" office:value-type="float"/>
          <table:table-cell office:value="7.791476528084436" office:value-type="float"/>
          <table:table-cell office:value="7.791476528084436" office:value-type="float"/>
          <table:table-cell office:value="8.559183945357137" office:value-type="float"/>
          <table:table-cell office:value="7.144543758876838" office:value-type="float"/>
          <table:table-cell office:value="7.144543758876838" office:value-type="float"/>
          <table:table-cell office:value="7.144543758876838" office:value-type="float"/>
          <table:table-cell office:value="7.144543758876838" office:value-type="float"/>
          <table:table-cell office:value="8.662847406770078" office:value-type="float"/>
          <table:table-cell office:value="8.957729025582065" office:value-type="float"/>
          <table:table-cell office:value="8.957729025582065" office:value-type="float"/>
          <table:table-cell office:value="8.957729025582065" office:value-type="float"/>
          <table:table-cell office:value="8.957729025582065" office:value-type="float"/>
          <table:table-cell office:value="9.571750832219365" office:value-type="float"/>
          <table:table-cell office:value="5.9782912613792085" office:value-type="float"/>
          <table:table-cell office:value="5.9782912613792085" office:value-type="float"/>
          <table:table-cell office:value="5.9782912613792085" office:value-type="float"/>
          <table:table-cell office:value="5.9782912613792085" office:value-type="float"/>
          <table:table-cell office:value="7.650280519907849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.69039803260422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32112923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8878488826861" office:value-type="float"/>
          <table:table-cell office:value="16.452984267129033" office:value-type="float"/>
          <table:table-cell office:value="17.032533522500977" office:value-type="float"/>
          <table:table-cell office:value="17.999272193082586" office:value-type="float"/>
          <table:table-cell office:value="7.037537695367344" office:value-type="float"/>
          <table:table-cell office:value="7.463291748029556" office:value-type="float"/>
          <table:table-cell office:value="7.697129746082265" office:value-type="float"/>
          <table:table-cell office:value="7.895559880259433" office:value-type="float"/>
          <table:table-cell office:value="8.679892072682039" office:value-type="float"/>
          <table:table-cell office:value="7.537479039147506" office:value-type="float"/>
          <table:table-cell office:value="7.985984912342436" office:value-type="float"/>
          <table:table-cell office:value="8.156749611960235" office:value-type="float"/>
          <table:table-cell office:value="8.391474511317172" office:value-type="float"/>
          <table:table-cell office:value="8.91920301234417" office:value-type="float"/>
          <table:table-cell office:value="8.592955708424848" office:value-type="float"/>
          <table:table-cell office:value="9.0513992858085" office:value-type="float"/>
          <table:table-cell office:value="9.173793421498228" office:value-type="float"/>
          <table:table-cell office:value="9.373638574523188" office:value-type="float"/>
          <table:table-cell office:value="9.818394518523746" office:value-type="float"/>
          <table:table-cell office:value="5.482044464920564" office:value-type="float"/>
          <table:table-cell office:value="6.47083350829208" office:value-type="float"/>
          <table:table-cell office:value="6.693845980235377" office:value-type="float"/>
          <table:table-cell office:value="6.949718537728181" office:value-type="float"/>
          <table:table-cell office:value="7.676634910919438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.72300187699771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036800550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359253650815" office:value-type="float"/>
          <table:table-cell office:value="16.26259546223967" office:value-type="float"/>
          <table:table-cell office:value="16.89439233372564" office:value-type="float"/>
          <table:table-cell office:value="17.941616818311246" office:value-type="float"/>
          <table:table-cell office:value="7.1367846282333804" office:value-type="float"/>
          <table:table-cell office:value="7.698837518434152" office:value-type="float"/>
          <table:table-cell office:value="7.840485723559112" office:value-type="float"/>
          <table:table-cell office:value="8.007853027247945" office:value-type="float"/>
          <table:table-cell office:value="8.598442584776963" office:value-type="float"/>
          <table:table-cell office:value="7.215198213630921" office:value-type="float"/>
          <table:table-cell office:value="7.731145200502931" office:value-type="float"/>
          <table:table-cell office:value="8.067146923912889" office:value-type="float"/>
          <table:table-cell office:value="8.359378988297118" office:value-type="float"/>
          <table:table-cell office:value="8.788319554890375" office:value-type="float"/>
          <table:table-cell office:value="8.403268216728566" office:value-type="float"/>
          <table:table-cell office:value="8.673877128896779" office:value-type="float"/>
          <table:table-cell office:value="8.920971563756869" office:value-type="float"/>
          <table:table-cell office:value="9.092687949766185" office:value-type="float"/>
          <table:table-cell office:value="9.723748386335128" office:value-type="float"/>
          <table:table-cell office:value="6.458620891814123" office:value-type="float"/>
          <table:table-cell office:value="6.823985709854464" office:value-type="float"/>
          <table:table-cell office:value="7.021892977258351" office:value-type="float"/>
          <table:table-cell office:value="7.186723891068338" office:value-type="float"/>
          <table:table-cell office:value="7.989722123945903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.69139906372985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9395780446" office:value-type="float"/>
          <table:table-cell office:value="-17.4658556341074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2602554297926" office:value-type="float"/>
          <table:table-cell office:value="17.333922341483053" office:value-type="float"/>
          <table:table-cell office:value="17.988964609400014" office:value-type="float"/>
          <table:table-cell office:value="6.980477425972605" office:value-type="float"/>
          <table:table-cell office:value="7.640776755495134" office:value-type="float"/>
          <table:table-cell office:value="7.820797221572732" office:value-type="float"/>
          <table:table-cell office:value="8.021404823611006" office:value-type="float"/>
          <table:table-cell office:value="9.362569526064002" office:value-type="float"/>
          <table:table-cell office:value="7.11198726374394" office:value-type="float"/>
          <table:table-cell office:value="8.068033183602013" office:value-type="float"/>
          <table:table-cell office:value="8.286958971459926" office:value-type="float"/>
          <table:table-cell office:value="8.487809779731593" office:value-type="float"/>
          <table:table-cell office:value="9.054572084241746" office:value-type="float"/>
          <table:table-cell office:value="8.357458542217165" office:value-type="float"/>
          <table:table-cell office:value="8.891813629991397" office:value-type="float"/>
          <table:table-cell office:value="9.050915977314123" office:value-type="float"/>
          <table:table-cell office:value="9.204741140985846" office:value-type="float"/>
          <table:table-cell office:value="10.134846743727795" office:value-type="float"/>
          <table:table-cell office:value="5.96858815419578" office:value-type="float"/>
          <table:table-cell office:value="6.81539381731343" office:value-type="float"/>
          <table:table-cell office:value="7.02689703758022" office:value-type="float"/>
          <table:table-cell office:value="7.246044163035428" office:value-type="float"/>
          <table:table-cell office:value="8.372922459310177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.69041661648676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7190922199" office:value-type="float"/>
          <table:table-cell office:value="-17.4595190074088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6767287325825" office:value-type="float"/>
          <table:table-cell office:value="17.286945094908734" office:value-type="float"/>
          <table:table-cell office:value="17.985767002730984" office:value-type="float"/>
          <table:table-cell office:value="7.1717442210643245" office:value-type="float"/>
          <table:table-cell office:value="7.615837244440857" office:value-type="float"/>
          <table:table-cell office:value="7.782223840337038" office:value-type="float"/>
          <table:table-cell office:value="7.970687148124965" office:value-type="float"/>
          <table:table-cell office:value="8.51858684648911" office:value-type="float"/>
          <table:table-cell office:value="7.146070359443443" office:value-type="float"/>
          <table:table-cell office:value="8.05175131045904" office:value-type="float"/>
          <table:table-cell office:value="8.28151604590548" office:value-type="float"/>
          <table:table-cell office:value="8.467123088945888" office:value-type="float"/>
          <table:table-cell office:value="8.920120270559709" office:value-type="float"/>
          <table:table-cell office:value="8.543711872047172" office:value-type="float"/>
          <table:table-cell office:value="8.90049289897497" office:value-type="float"/>
          <table:table-cell office:value="9.06418340121579" office:value-type="float"/>
          <table:table-cell office:value="9.205747740906263" office:value-type="float"/>
          <table:table-cell office:value="9.656419458620508" office:value-type="float"/>
          <table:table-cell office:value="6.149438173150845" office:value-type="float"/>
          <table:table-cell office:value="6.793364928779884" office:value-type="float"/>
          <table:table-cell office:value="6.985046835625331" office:value-type="float"/>
          <table:table-cell office:value="7.14538243188293" office:value-type="float"/>
          <table:table-cell office:value="7.7781598080021155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.63728811696235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31793644234" office:value-type="float"/>
          <table:table-cell office:value="-17.486914932095768" office:value-type="float"/>
          <table:table-cell office:value="-17.4865204085446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173746909937" office:value-type="float"/>
          <table:table-cell office:value="17.479586250599173" office:value-type="float"/>
          <table:table-cell office:value="7.101640713602514" office:value-type="float"/>
          <table:table-cell office:value="7.1312339788264385" office:value-type="float"/>
          <table:table-cell office:value="7.391415703898988" office:value-type="float"/>
          <table:table-cell office:value="8.039188272508888" office:value-type="float"/>
          <table:table-cell office:value="8.549726934091868" office:value-type="float"/>
          <table:table-cell office:value="8.163714059389603" office:value-type="float"/>
          <table:table-cell office:value="8.368705021662816" office:value-type="float"/>
          <table:table-cell office:value="8.44017276410424" office:value-type="float"/>
          <table:table-cell office:value="8.607068699418114" office:value-type="float"/>
          <table:table-cell office:value="8.764807015641892" office:value-type="float"/>
          <table:table-cell office:value="8.787295787495495" office:value-type="float"/>
          <table:table-cell office:value="8.892950974612141" office:value-type="float"/>
          <table:table-cell office:value="8.993464681203555" office:value-type="float"/>
          <table:table-cell office:value="9.551309818601375" office:value-type="float"/>
          <table:table-cell office:value="9.597585226429349" office:value-type="float"/>
          <table:table-cell office:value="6.372403798379974" office:value-type="float"/>
          <table:table-cell office:value="6.712643212993759" office:value-type="float"/>
          <table:table-cell office:value="7.0050197221135475" office:value-type="float"/>
          <table:table-cell office:value="7.2064100617214315" office:value-type="float"/>
          <table:table-cell office:value="7.438589879594734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.24036429877630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95237142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79867614923412" office:value-type="float"/>
          <table:table-cell office:value="16.874324347935055" office:value-type="float"/>
          <table:table-cell office:value="17.57046324442084" office:value-type="float"/>
          <table:table-cell office:value="17.97747264171796" office:value-type="float"/>
          <table:table-cell office:value="7.330557434917877" office:value-type="float"/>
          <table:table-cell office:value="7.830966123996488" office:value-type="float"/>
          <table:table-cell office:value="7.9855543010631145" office:value-type="float"/>
          <table:table-cell office:value="8.139602632497311" office:value-type="float"/>
          <table:table-cell office:value="8.574111446707011" office:value-type="float"/>
          <table:table-cell office:value="6.907136593376654" office:value-type="float"/>
          <table:table-cell office:value="7.684640415781923" office:value-type="float"/>
          <table:table-cell office:value="7.9913905695788205" office:value-type="float"/>
          <table:table-cell office:value="8.220878897873575" office:value-type="float"/>
          <table:table-cell office:value="8.587001265509222" office:value-type="float"/>
          <table:table-cell office:value="8.349605979501337" office:value-type="float"/>
          <table:table-cell office:value="8.92968657805741" office:value-type="float"/>
          <table:table-cell office:value="9.063856923010544" office:value-type="float"/>
          <table:table-cell office:value="9.188736976304948" office:value-type="float"/>
          <table:table-cell office:value="9.70417587547189" office:value-type="float"/>
          <table:table-cell office:value="5.899842998910822" office:value-type="float"/>
          <table:table-cell office:value="6.693685409724272" office:value-type="float"/>
          <table:table-cell office:value="6.92204692924866" office:value-type="float"/>
          <table:table-cell office:value="7.066670092768282" office:value-type="float"/>
          <table:table-cell office:value="7.360495630987602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.249831954053529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3926092242" office:value-type="float"/>
          <table:table-cell office:value="-17.4796404707110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59268144510956" office:value-type="float"/>
          <table:table-cell office:value="16.70483578765171" office:value-type="float"/>
          <table:table-cell office:value="17.99992662084341" office:value-type="float"/>
          <table:table-cell office:value="7.073953929827276" office:value-type="float"/>
          <table:table-cell office:value="7.756520511926798" office:value-type="float"/>
          <table:table-cell office:value="7.884605345823494" office:value-type="float"/>
          <table:table-cell office:value="8.161406244746384" office:value-type="float"/>
          <table:table-cell office:value="8.941431835056683" office:value-type="float"/>
          <table:table-cell office:value="6.999967004786344" office:value-type="float"/>
          <table:table-cell office:value="7.607265236024505" office:value-type="float"/>
          <table:table-cell office:value="8.074268992928312" office:value-type="float"/>
          <table:table-cell office:value="8.37456620043548" office:value-type="float"/>
          <table:table-cell office:value="8.614698043261381" office:value-type="float"/>
          <table:table-cell office:value="8.880859585596465" office:value-type="float"/>
          <table:table-cell office:value="9.08281309335435" office:value-type="float"/>
          <table:table-cell office:value="9.2133841851434" office:value-type="float"/>
          <table:table-cell office:value="9.318578680441679" office:value-type="float"/>
          <table:table-cell office:value="9.847688372094725" office:value-type="float"/>
          <table:table-cell office:value="5.680889520687517" office:value-type="float"/>
          <table:table-cell office:value="6.458192623154428" office:value-type="float"/>
          <table:table-cell office:value="6.644167513614606" office:value-type="float"/>
          <table:table-cell office:value="7.06535255870529" office:value-type="float"/>
          <table:table-cell office:value="7.67375163663222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.72370124306336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42923533" office:value-type="float"/>
          <table:table-cell office:value="-17.4888327461711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11990282621434" office:value-type="float"/>
          <table:table-cell office:value="17.196542510971845" office:value-type="float"/>
          <table:table-cell office:value="17.908477504817615" office:value-type="float"/>
          <table:table-cell office:value="7.236808654848755" office:value-type="float"/>
          <table:table-cell office:value="7.69005841912651" office:value-type="float"/>
          <table:table-cell office:value="7.8489417557912695" office:value-type="float"/>
          <table:table-cell office:value="8.159573359673022" office:value-type="float"/>
          <table:table-cell office:value="9.14877092364527" office:value-type="float"/>
          <table:table-cell office:value="6.6354206137439355" office:value-type="float"/>
          <table:table-cell office:value="7.876834210080173" office:value-type="float"/>
          <table:table-cell office:value="8.314710401950382" office:value-type="float"/>
          <table:table-cell office:value="8.483060454516483" office:value-type="float"/>
          <table:table-cell office:value="8.940196422613308" office:value-type="float"/>
          <table:table-cell office:value="8.675397605672066" office:value-type="float"/>
          <table:table-cell office:value="9.021529729171792" office:value-type="float"/>
          <table:table-cell office:value="9.17923192788336" office:value-type="float"/>
          <table:table-cell office:value="9.335685508824355" office:value-type="float"/>
          <table:table-cell office:value="9.927126301134482" office:value-type="float"/>
          <table:table-cell office:value="5.843748654977341" office:value-type="float"/>
          <table:table-cell office:value="6.4810467705786285" office:value-type="float"/>
          <table:table-cell office:value="6.922535975800573" office:value-type="float"/>
          <table:table-cell office:value="7.130038062191103" office:value-type="float"/>
          <table:table-cell office:value="8.29569801864643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.68061929388618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7700777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8581276668305" office:value-type="float"/>
          <table:table-cell office:value="16.48421719479339" office:value-type="float"/>
          <table:table-cell office:value="17.058106700785434" office:value-type="float"/>
          <table:table-cell office:value="17.991090482383996" office:value-type="float"/>
          <table:table-cell office:value="6.757810047083881" office:value-type="float"/>
          <table:table-cell office:value="7.564783784740232" office:value-type="float"/>
          <table:table-cell office:value="7.7344675004511725" office:value-type="float"/>
          <table:table-cell office:value="7.934111834501941" office:value-type="float"/>
          <table:table-cell office:value="8.97960059405683" office:value-type="float"/>
          <table:table-cell office:value="6.626339232219552" office:value-type="float"/>
          <table:table-cell office:value="8.169166924837125" office:value-type="float"/>
          <table:table-cell office:value="8.353266484785088" office:value-type="float"/>
          <table:table-cell office:value="8.505246468482254" office:value-type="float"/>
          <table:table-cell office:value="9.104238679505745" office:value-type="float"/>
          <table:table-cell office:value="8.449200953405029" office:value-type="float"/>
          <table:table-cell office:value="9.046537406142697" office:value-type="float"/>
          <table:table-cell office:value="9.201433245720182" office:value-type="float"/>
          <table:table-cell office:value="9.359103383639496" office:value-type="float"/>
          <table:table-cell office:value="10.087446581167768" office:value-type="float"/>
          <table:table-cell office:value="5.196438349476912" office:value-type="float"/>
          <table:table-cell office:value="6.646882119680076" office:value-type="float"/>
          <table:table-cell office:value="6.874055709036154" office:value-type="float"/>
          <table:table-cell office:value="7.084725561828424" office:value-type="float"/>
          <table:table-cell office:value="7.854981845596097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.70356638775757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0309275846" office:value-type="float"/>
          <table:table-cell office:value="-17.4712153021870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672959526035" office:value-type="float"/>
          <table:table-cell office:value="17.14173394358663" office:value-type="float"/>
          <table:table-cell office:value="17.837516172966815" office:value-type="float"/>
          <table:table-cell office:value="7.320338729309144" office:value-type="float"/>
          <table:table-cell office:value="7.832105560860008" office:value-type="float"/>
          <table:table-cell office:value="8.018316981481508" office:value-type="float"/>
          <table:table-cell office:value="8.10388302414502" office:value-type="float"/>
          <table:table-cell office:value="8.651702354100292" office:value-type="float"/>
          <table:table-cell office:value="7.650411372481583" office:value-type="float"/>
          <table:table-cell office:value="8.201942159642297" office:value-type="float"/>
          <table:table-cell office:value="8.375273463558592" office:value-type="float"/>
          <table:table-cell office:value="8.460963249561742" office:value-type="float"/>
          <table:table-cell office:value="8.575542034922307" office:value-type="float"/>
          <table:table-cell office:value="8.776734316525072" office:value-type="float"/>
          <table:table-cell office:value="9.012480956257193" office:value-type="float"/>
          <table:table-cell office:value="9.117636410355082" office:value-type="float"/>
          <table:table-cell office:value="9.33651611171573" office:value-type="float"/>
          <table:table-cell office:value="9.830120111156422" office:value-type="float"/>
          <table:table-cell office:value="6.6452042204196875" office:value-type="float"/>
          <table:table-cell office:value="6.984347267125953" office:value-type="float"/>
          <table:table-cell office:value="7.129272291295626" office:value-type="float"/>
          <table:table-cell office:value="7.280065128923445" office:value-type="float"/>
          <table:table-cell office:value="7.675335090728711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.66264130593082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55318457" office:value-type="float"/>
          <table:table-cell office:value="-17.435660044575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2408520301665" office:value-type="float"/>
          <table:table-cell office:value="17.4711028051531" office:value-type="float"/>
          <table:table-cell office:value="17.993891450750688" office:value-type="float"/>
          <table:table-cell office:value="7.062602169909619" office:value-type="float"/>
          <table:table-cell office:value="7.6368223782563796" office:value-type="float"/>
          <table:table-cell office:value="7.794004235269496" office:value-type="float"/>
          <table:table-cell office:value="8.033215423956939" office:value-type="float"/>
          <table:table-cell office:value="8.574006416488526" office:value-type="float"/>
          <table:table-cell office:value="7.492618959354308" office:value-type="float"/>
          <table:table-cell office:value="8.206843821027562" office:value-type="float"/>
          <table:table-cell office:value="8.421480276731758" office:value-type="float"/>
          <table:table-cell office:value="8.592199007741442" office:value-type="float"/>
          <table:table-cell office:value="9.011397155562735" office:value-type="float"/>
          <table:table-cell office:value="8.429361058560955" office:value-type="float"/>
          <table:table-cell office:value="8.851715627336823" office:value-type="float"/>
          <table:table-cell office:value="9.00782429707104" office:value-type="float"/>
          <table:table-cell office:value="9.216740565340364" office:value-type="float"/>
          <table:table-cell office:value="9.753162960154235" office:value-type="float"/>
          <table:table-cell office:value="6.549504799681147" office:value-type="float"/>
          <table:table-cell office:value="6.975053952145409" office:value-type="float"/>
          <table:table-cell office:value="7.160036485233071" office:value-type="float"/>
          <table:table-cell office:value="7.336100150302233" office:value-type="float"/>
          <table:table-cell office:value="7.767356062776137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.74133183589198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63530087983" office:value-type="float"/>
          <table:table-cell office:value="-17.4584604473611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52285647944656" office:value-type="float"/>
          <table:table-cell office:value="17.03073702730481" office:value-type="float"/>
          <table:table-cell office:value="17.95979151198855" office:value-type="float"/>
          <table:table-cell office:value="6.8884025276097995" office:value-type="float"/>
          <table:table-cell office:value="7.770151211809642" office:value-type="float"/>
          <table:table-cell office:value="7.9861309996866074" office:value-type="float"/>
          <table:table-cell office:value="8.211975263550254" office:value-type="float"/>
          <table:table-cell office:value="9.101417627280092" office:value-type="float"/>
          <table:table-cell office:value="6.360609055316811" office:value-type="float"/>
          <table:table-cell office:value="7.793496819223433" office:value-type="float"/>
          <table:table-cell office:value="8.259523559923313" office:value-type="float"/>
          <table:table-cell office:value="8.479583031925852" office:value-type="float"/>
          <table:table-cell office:value="9.187286156498303" office:value-type="float"/>
          <table:table-cell office:value="8.505449338912165" office:value-type="float"/>
          <table:table-cell office:value="9.013595159043689" office:value-type="float"/>
          <table:table-cell office:value="9.25364976161579" office:value-type="float"/>
          <table:table-cell office:value="9.427440520248727" office:value-type="float"/>
          <table:table-cell office:value="10.011323410273977" office:value-type="float"/>
          <table:table-cell office:value="5.247098357585884" office:value-type="float"/>
          <table:table-cell office:value="6.5674414127998535" office:value-type="float"/>
          <table:table-cell office:value="6.918118406115477" office:value-type="float"/>
          <table:table-cell office:value="7.186850681519477" office:value-type="float"/>
          <table:table-cell office:value="8.326897426883706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.70416971095710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69145802238" office:value-type="float"/>
          <table:table-cell office:value="-17.457735364469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8753369141622" office:value-type="float"/>
          <table:table-cell office:value="17.068037470490218" office:value-type="float"/>
          <table:table-cell office:value="17.992794714684603" office:value-type="float"/>
          <table:table-cell office:value="7.158727756612221" office:value-type="float"/>
          <table:table-cell office:value="7.695811691797093" office:value-type="float"/>
          <table:table-cell office:value="7.903882928655458" office:value-type="float"/>
          <table:table-cell office:value="8.063755481631029" office:value-type="float"/>
          <table:table-cell office:value="8.539513570346587" office:value-type="float"/>
          <table:table-cell office:value="7.424794289199663" office:value-type="float"/>
          <table:table-cell office:value="8.163386627787627" office:value-type="float"/>
          <table:table-cell office:value="8.295907140604346" office:value-type="float"/>
          <table:table-cell office:value="8.39282494176076" office:value-type="float"/>
          <table:table-cell office:value="8.828468239212143" office:value-type="float"/>
          <table:table-cell office:value="8.679356630480887" office:value-type="float"/>
          <table:table-cell office:value="9.163470361621657" office:value-type="float"/>
          <table:table-cell office:value="9.3219696121543" office:value-type="float"/>
          <table:table-cell office:value="9.459676277129223" office:value-type="float"/>
          <table:table-cell office:value="9.783939185117692" office:value-type="float"/>
          <table:table-cell office:value="6.139272077905922" office:value-type="float"/>
          <table:table-cell office:value="6.680929363135659" office:value-type="float"/>
          <table:table-cell office:value="6.815109228997198" office:value-type="float"/>
          <table:table-cell office:value="7.076938541536102" office:value-type="float"/>
          <table:table-cell office:value="7.6520651805044615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7T10:16:26.184964</meta:creation-date>
    <dc:date>2019-05-27T10:16:27.305662</dc:date>
    <meta:generator>http://pypi.python.org/pypi/ezodf/0.1.0$Python3.6.7 (default, Oct 22 2018, 11:32:17) 
[GCC 8.2.0]</meta:generator>
    <meta:document-statistic/>
    <meta:editing-cycles>1</meta:editing-cycles>
  </office:meta>
</office:document-meta>
</file>